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Neuer_Kunde.xml"/>
  <manifest:file-entry manifest:media-type="text/xml" manifest:full-path="Basic/Standard/script-lb.xml"/>
  <manifest:file-entry manifest:media-type="text/xml" manifest:full-path="Basic/Standard/Speichern_und_Drucken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ont A" svg:font-family="'Font A'" style:font-family-generic="swiss" style:font-pitch="variable"/>
    <style:font-face style:name="Font B" svg:font-family="'Font B'" style:font-family-generic="swiss" style:font-pitch="variable"/>
    <style:font-face style:name="Font C" svg:font-family="'Font C'" style:font-family-generic="swiss" style:font-pitch="variable"/>
    <style:font-face style:name="Font C Width X 2" svg:font-family="'Font C Width X 2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7.108cm"/>
    </style:style>
    <style:style style:name="co3" style:family="table-column">
      <style:table-column-properties fo:break-before="auto" style:column-width="6.359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6.13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0.238cm"/>
    </style:style>
    <style:style style:name="co12" style:family="table-column">
      <style:table-column-properties fo:break-before="auto" style:column-width="0.741cm"/>
    </style:style>
    <style:style style:name="co1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72cm"/>
    </style:style>
    <style:style style:name="co15" style:family="table-column">
      <style:table-column-properties fo:break-before="auto" style:column-width="0.813cm"/>
    </style:style>
    <style:style style:name="co16" style:family="table-column">
      <style:table-column-properties fo:break-before="auto" style:column-width="0.908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0.406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1.769cm"/>
    </style:style>
    <style:style style:name="co22" style:family="table-column">
      <style:table-column-properties fo:break-before="auto" style:column-width="1.482cm"/>
    </style:style>
    <style:style style:name="co23" style:family="table-column">
      <style:table-column-properties fo:break-before="auto" style:column-width="1.8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26cm" fo:break-before="auto" style:use-optimal-row-height="fals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1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1.383cm" fo:break-before="auto" style:use-optimal-row-height="false"/>
    </style:style>
    <style:style style:name="ro9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transparent"/>
      <style:text-properties style:font-name="Font 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ffff00"/>
      <style:text-properties style:font-name="Font C Width X 2" fo:font-size="10pt" style:text-underline-style="none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ont C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35cm solid #000000" fo:background-color="transparent" fo:border-left="none" fo:padding="0cm" fo:border-right="none" fo:border-top="none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fo:background-color="#ffff00"/>
      <style:text-properties style:font-name="Font A"/>
    </style:style>
    <style:style style:name="ce7" style:family="table-cell" style:parent-style-name="Default">
      <style:table-cell-properties fo:border-bottom="none" fo:border-left="none" fo:border-right="none" fo:border-top="0.035cm solid #000000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ext-properties style:font-name="Font 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Font A" fo:font-weight="normal"/>
    </style:style>
    <style:style style:name="ce10" style:family="table-cell" style:parent-style-name="Default">
      <style:table-cell-properties fo:background-color="transparent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transparent" fo:border="none"/>
      <style:text-properties style:font-name="Font B" fo:font-size="10pt" style:text-underline-style="none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Font 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Font B" fo:font-size="10pt" style:text-underline-style="none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ont 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ont 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="none"/>
      <style:text-properties style:font-name="Font C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176cm"/>
      <style:text-properties style:font-name="Font A" fo:font-size="10pt" fo:font-weight="normal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Font C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ont A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Font A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49">
      <style:table-cell-properties fo:background-color="transparent" fo:border="none"/>
      <style:text-properties style:font-name="Font C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49">
      <style:table-cell-properties style:text-align-source="fix" style:repeat-content="false" fo:background-color="transparent" fo:border="none"/>
      <style:paragraph-properties fo:text-align="end" fo:margin-left="0cm"/>
      <style:text-properties style:font-name="Font C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-bottom="none" fo:border-left="none" fo:border-right="0.035cm solid #000000" fo:border-top="0.035cm solid #000000"/>
      <style:text-properties fo:font-weight="bold" style:font-weight-asian="bold" style:font-weight-complex="bold"/>
    </style:style>
    <style:style style:name="ce34" style:family="table-cell" style:parent-style-name="Default" style:data-style-name="N4">
      <style:table-cell-properties fo:border-bottom="0.002cm solid #000000" fo:background-color="#ffffcc" fo:border-left="none" fo:border-right="0.035cm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 style:data-style-name="N4">
      <style:table-cell-properties fo:border-bottom="0.035cm solid #000000" fo:background-color="#ffff00" fo:border-left="none" fo:border-right="0.035cm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39" style:family="table-cell" style:parent-style-name="Default" style:data-style-name="N4">
      <style:table-cell-properties fo:border-bottom="none" fo:background-color="#ffffcc" fo:border-left="none" fo:border-right="0.002cm solid #000000" fo:border-top="0.002cm solid #000000"/>
      <style:text-properties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 style:data-style-name="N4">
      <style:table-cell-properties fo:border-bottom="0.002cm solid #000000" fo:border-left="none" fo:border-right="0.002cm solid #000000" fo:border-top="none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035cm solid #000000" fo:background-color="transparent" fo:border-left="none" fo:padding="0cm" fo:border-right="none" fo:border-top="none"/>
    </style:style>
    <style:style style:name="ce45" style:family="table-cell" style:parent-style-name="Default" style:data-style-name="N0">
      <style:table-cell-properties fo:background-color="#e6e6e6"/>
      <style:text-properties style:font-name="Font A"/>
    </style:style>
    <style:style style:name="ce46" style:family="table-cell" style:parent-style-name="Default">
      <style:table-cell-properties fo:border-bottom="none" fo:border-left="none" fo:border-right="none" fo:border-top="0.035cm solid #000000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Font A"/>
    </style:style>
    <style:style style:name="ce50" style:family="table-cell" style:parent-style-name="Default">
      <style:table-cell-properties fo:background-color="#00ffff" style:text-align-source="fix" style:repeat-content="false"/>
      <style:paragraph-properties fo:text-align="end" fo:margin-left="0cm"/>
      <style:text-properties style:font-name="Font A"/>
    </style:style>
    <style:style style:name="ce51" style:family="table-cell" style:parent-style-name="Default">
      <style:table-cell-properties fo:background-color="#e6e6e6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b3b3b3"/>
    </style:style>
    <style:style style:name="ce54" style:family="table-cell" style:parent-style-name="Default">
      <style:table-cell-properties fo:background-color="#33cc66"/>
    </style:style>
    <style:style style:name="gr1" style:family="graphic">
      <style:graphic-properties fo:background-color="#ff6633"/>
    </style:style>
    <style:style style:name="gr2" style:family="graphic">
      <style:graphic-properties fo:background-color="#94bd5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Font A"/>
    </style:style>
  </office:automatic-styles>
  <office:body>
    <office:spreadsheet>
      <table:table table:name="Datenbank" table:style-name="ta1" table:print="false">
        <table:table-source xlink:type="simple" xlink:href="../3_Datenbank.ods" table:table-name="Tabelle1" table:filter-name="calc8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600101">
            <text:p>16001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02">
            <text:p>16001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03">
            <text:p>16001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04">
            <text:p>16001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05">
            <text:p>16001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06">
            <text:p>16001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07">
            <text:p>16001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08">
            <text:p>16001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09">
            <text:p>16001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0">
            <text:p>16001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1">
            <text:p>16001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2">
            <text:p>16001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3">
            <text:p>16001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4">
            <text:p>16001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5">
            <text:p>16001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6">
            <text:p>16001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7">
            <text:p>16001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8">
            <text:p>16001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19">
            <text:p>16001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0">
            <text:p>16001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1">
            <text:p>16001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2">
            <text:p>16001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3">
            <text:p>16001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4">
            <text:p>16001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5">
            <text:p>16001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6">
            <text:p>16001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7">
            <text:p>16001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8">
            <text:p>16001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29">
            <text:p>16001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0">
            <text:p>16001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1">
            <text:p>16001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2">
            <text:p>16001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3">
            <text:p>16001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4">
            <text:p>16001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5">
            <text:p>16001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6">
            <text:p>16001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7">
            <text:p>16001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8">
            <text:p>16001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39">
            <text:p>16001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0">
            <text:p>16001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1">
            <text:p>16001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2">
            <text:p>16001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3">
            <text:p>16001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4">
            <text:p>16001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5">
            <text:p>16001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6">
            <text:p>16001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7">
            <text:p>16001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8">
            <text:p>16001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49">
            <text:p>16001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150">
            <text:p>16001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1">
            <text:p>16002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2">
            <text:p>16002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3">
            <text:p>16002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4">
            <text:p>16002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5">
            <text:p>16002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6">
            <text:p>16002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7">
            <text:p>16002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8">
            <text:p>16002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09">
            <text:p>16002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0">
            <text:p>16002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1">
            <text:p>16002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2">
            <text:p>16002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3">
            <text:p>16002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4">
            <text:p>16002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5">
            <text:p>16002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6">
            <text:p>16002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7">
            <text:p>16002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8">
            <text:p>16002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19">
            <text:p>16002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0">
            <text:p>16002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1">
            <text:p>16002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2">
            <text:p>16002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3">
            <text:p>16002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4">
            <text:p>16002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5">
            <text:p>16002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6">
            <text:p>16002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7">
            <text:p>16002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8">
            <text:p>16002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29">
            <text:p>16002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0">
            <text:p>16002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1">
            <text:p>16002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2">
            <text:p>16002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3">
            <text:p>16002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4">
            <text:p>16002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5">
            <text:p>16002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6">
            <text:p>16002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7">
            <text:p>16002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8">
            <text:p>16002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39">
            <text:p>16002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0">
            <text:p>16002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1">
            <text:p>16002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2">
            <text:p>16002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3">
            <text:p>16002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4">
            <text:p>16002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5">
            <text:p>16002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6">
            <text:p>16002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7">
            <text:p>16002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8">
            <text:p>16002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49">
            <text:p>16002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250">
            <text:p>16002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1">
            <text:p>16005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2">
            <text:p>16005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3">
            <text:p>16005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4">
            <text:p>16005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5">
            <text:p>16005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6">
            <text:p>16005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7">
            <text:p>16005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8">
            <text:p>16005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09">
            <text:p>16005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0">
            <text:p>16005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1">
            <text:p>16005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2">
            <text:p>16005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3">
            <text:p>16005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4">
            <text:p>16005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5">
            <text:p>16005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6">
            <text:p>16005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7">
            <text:p>16005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8">
            <text:p>16005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19">
            <text:p>16005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0">
            <text:p>16005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1">
            <text:p>16005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2">
            <text:p>16005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3">
            <text:p>16005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4">
            <text:p>16005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5">
            <text:p>16005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6">
            <text:p>16005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7">
            <text:p>16005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8">
            <text:p>16005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29">
            <text:p>16005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0">
            <text:p>16005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1">
            <text:p>16005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2">
            <text:p>16005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3">
            <text:p>16005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4">
            <text:p>16005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5">
            <text:p>16005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6">
            <text:p>16005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7">
            <text:p>16005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8">
            <text:p>16005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39">
            <text:p>16005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0">
            <text:p>16005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1">
            <text:p>16005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2">
            <text:p>16005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3">
            <text:p>16005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4">
            <text:p>16005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5">
            <text:p>16005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6">
            <text:p>16005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7">
            <text:p>16005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8">
            <text:p>16005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49">
            <text:p>16005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550">
            <text:p>16005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1">
            <text:p>16006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2">
            <text:p>16006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3">
            <text:p>16006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4">
            <text:p>16006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5">
            <text:p>16006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6">
            <text:p>16006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7">
            <text:p>16006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8">
            <text:p>16006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09">
            <text:p>16006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0">
            <text:p>16006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1">
            <text:p>16006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2">
            <text:p>16006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3">
            <text:p>16006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4">
            <text:p>16006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5">
            <text:p>16006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6">
            <text:p>16006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7">
            <text:p>16006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8">
            <text:p>16006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19">
            <text:p>16006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0">
            <text:p>16006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1">
            <text:p>16006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2">
            <text:p>16006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3">
            <text:p>16006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4">
            <text:p>16006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5">
            <text:p>16006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6">
            <text:p>16006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7">
            <text:p>16006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8">
            <text:p>16006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29">
            <text:p>16006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0">
            <text:p>16006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1">
            <text:p>16006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2">
            <text:p>16006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3">
            <text:p>16006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4">
            <text:p>16006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5">
            <text:p>16006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6">
            <text:p>16006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7">
            <text:p>16006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8">
            <text:p>16006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39">
            <text:p>16006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0">
            <text:p>16006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1">
            <text:p>16006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2">
            <text:p>16006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3">
            <text:p>16006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4">
            <text:p>16006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5">
            <text:p>16006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6">
            <text:p>16006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7">
            <text:p>16006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8">
            <text:p>16006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49">
            <text:p>16006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650">
            <text:p>16006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1">
            <text:p>16007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2">
            <text:p>16007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3">
            <text:p>16007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4">
            <text:p>16007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5">
            <text:p>16007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6">
            <text:p>16007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7">
            <text:p>16007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8">
            <text:p>16007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09">
            <text:p>16007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0">
            <text:p>16007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1">
            <text:p>16007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2">
            <text:p>16007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3">
            <text:p>16007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4">
            <text:p>16007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5">
            <text:p>16007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6">
            <text:p>16007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7">
            <text:p>16007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8">
            <text:p>16007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19">
            <text:p>16007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0">
            <text:p>16007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1">
            <text:p>16007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2">
            <text:p>16007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3">
            <text:p>16007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4">
            <text:p>16007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5">
            <text:p>16007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6">
            <text:p>16007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7">
            <text:p>16007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8">
            <text:p>16007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29">
            <text:p>16007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0">
            <text:p>16007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1">
            <text:p>16007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2">
            <text:p>16007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3">
            <text:p>16007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4">
            <text:p>16007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5">
            <text:p>16007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6">
            <text:p>16007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7">
            <text:p>16007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8">
            <text:p>16007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39">
            <text:p>16007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0">
            <text:p>16007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1">
            <text:p>16007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2">
            <text:p>16007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3">
            <text:p>16007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4">
            <text:p>16007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5">
            <text:p>16007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6">
            <text:p>16007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7">
            <text:p>16007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8">
            <text:p>16007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49">
            <text:p>16007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750">
            <text:p>16007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1">
            <text:p>16008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2">
            <text:p>16008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3">
            <text:p>16008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4">
            <text:p>16008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5">
            <text:p>16008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6">
            <text:p>16008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7">
            <text:p>16008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8">
            <text:p>16008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09">
            <text:p>16008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0">
            <text:p>16008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1">
            <text:p>16008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2">
            <text:p>16008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3">
            <text:p>16008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4">
            <text:p>16008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5">
            <text:p>16008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6">
            <text:p>16008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7">
            <text:p>16008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8">
            <text:p>16008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19">
            <text:p>16008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0">
            <text:p>16008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1">
            <text:p>16008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2">
            <text:p>16008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3">
            <text:p>16008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4">
            <text:p>16008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5">
            <text:p>16008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6">
            <text:p>16008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7">
            <text:p>16008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8">
            <text:p>16008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29">
            <text:p>16008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0">
            <text:p>16008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1">
            <text:p>16008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2">
            <text:p>16008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3">
            <text:p>16008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4">
            <text:p>16008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5">
            <text:p>16008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6">
            <text:p>16008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7">
            <text:p>16008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8">
            <text:p>16008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39">
            <text:p>16008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0">
            <text:p>16008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1">
            <text:p>16008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2">
            <text:p>16008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3">
            <text:p>16008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4">
            <text:p>16008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5">
            <text:p>16008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6">
            <text:p>16008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7">
            <text:p>16008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8">
            <text:p>16008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49">
            <text:p>16008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850">
            <text:p>16008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1">
            <text:p>16009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2">
            <text:p>16009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3">
            <text:p>16009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4">
            <text:p>16009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5">
            <text:p>16009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6">
            <text:p>16009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7">
            <text:p>16009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8">
            <text:p>16009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09">
            <text:p>16009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0">
            <text:p>16009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1">
            <text:p>16009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2">
            <text:p>16009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3">
            <text:p>16009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4">
            <text:p>16009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5">
            <text:p>16009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6">
            <text:p>16009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7">
            <text:p>16009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8">
            <text:p>16009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19">
            <text:p>16009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0">
            <text:p>16009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1">
            <text:p>16009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2">
            <text:p>16009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3">
            <text:p>16009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4">
            <text:p>16009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5">
            <text:p>16009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6">
            <text:p>16009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7">
            <text:p>16009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8">
            <text:p>16009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29">
            <text:p>16009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0">
            <text:p>16009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1">
            <text:p>16009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2">
            <text:p>16009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3">
            <text:p>16009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4">
            <text:p>16009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5">
            <text:p>16009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6">
            <text:p>16009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7">
            <text:p>16009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8">
            <text:p>16009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39">
            <text:p>16009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0">
            <text:p>16009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1">
            <text:p>16009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2">
            <text:p>16009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3">
            <text:p>16009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4">
            <text:p>16009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5">
            <text:p>16009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6">
            <text:p>16009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7">
            <text:p>16009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8">
            <text:p>16009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49">
            <text:p>16009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950">
            <text:p>16009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1">
            <text:p>16011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2">
            <text:p>16011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3">
            <text:p>16011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4">
            <text:p>16011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5">
            <text:p>16011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6">
            <text:p>16011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7">
            <text:p>16011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8">
            <text:p>16011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09">
            <text:p>16011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0">
            <text:p>16011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1">
            <text:p>16011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2">
            <text:p>16011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3">
            <text:p>16011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4">
            <text:p>16011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5">
            <text:p>16011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6">
            <text:p>16011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7">
            <text:p>16011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8">
            <text:p>16011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19">
            <text:p>16011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0">
            <text:p>16011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1">
            <text:p>16011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2">
            <text:p>16011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3">
            <text:p>16011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4">
            <text:p>16011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5">
            <text:p>16011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6">
            <text:p>16011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7">
            <text:p>16011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8">
            <text:p>16011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29">
            <text:p>16011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0">
            <text:p>16011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1">
            <text:p>16011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2">
            <text:p>16011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3">
            <text:p>16011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4">
            <text:p>16011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5">
            <text:p>16011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6">
            <text:p>16011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7">
            <text:p>16011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8">
            <text:p>16011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39">
            <text:p>16011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0">
            <text:p>16011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1">
            <text:p>16011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2">
            <text:p>16011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3">
            <text:p>16011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4">
            <text:p>16011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5">
            <text:p>16011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6">
            <text:p>16011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7">
            <text:p>16011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8">
            <text:p>16011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49">
            <text:p>16011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150">
            <text:p>16011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1301">
            <text:p>1601301</text:p>
          </table:table-cell>
          <table:table-cell office:value-type="string">
            <text:p>Langarmshirt</text:p>
          </table:table-cell>
          <table:table-cell office:value-type="string">
            <text:p>Dunkelblau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02">
            <text:p>1601302</text:p>
          </table:table-cell>
          <table:table-cell office:value-type="string">
            <text:p>Langarmshirt</text:p>
          </table:table-cell>
          <table:table-cell office:value-type="string">
            <text:p>Rosa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03">
            <text:p>1601303</text:p>
          </table:table-cell>
          <table:table-cell office:value-type="string">
            <text:p>kurze Hose</text:p>
          </table:table-cell>
          <table:table-cell office:value-type="string">
            <text:p>Jeans Blau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04">
            <text:p>1601304</text:p>
          </table:table-cell>
          <table:table-cell office:value-type="string">
            <text:p>Schlafanzug</text:p>
          </table:table-cell>
          <table:table-cell office:value-type="string">
            <text:p>Rosa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05">
            <text:p>1601305</text:p>
          </table:table-cell>
          <table:table-cell office:value-type="string">
            <text:p>Schlafanzug</text:p>
          </table:table-cell>
          <table:table-cell office:value-type="string">
            <text:p>Hellblau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06">
            <text:p>1601306</text:p>
          </table:table-cell>
          <table:table-cell office:value-type="string">
            <text:p>Outdoor Hose</text:p>
          </table:table-cell>
          <table:table-cell office:value-type="string">
            <text:p>Rot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07">
            <text:p>1601307</text:p>
          </table:table-cell>
          <table:table-cell office:value-type="string">
            <text:p>Kurze Hosa</text:p>
          </table:table-cell>
          <table:table-cell office:value-type="string">
            <text:p>Weiß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08">
            <text:p>1601308</text:p>
          </table:table-cell>
          <table:table-cell office:value-type="string">
            <text:p>Latzhose</text:p>
          </table:table-cell>
          <table:table-cell office:value-type="string">
            <text:p>Jeans Blau mit weißen Streifen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09">
            <text:p>1601309</text:p>
          </table:table-cell>
          <table:table-cell office:value-type="string">
            <text:p>Langarm Shirt</text:p>
          </table:table-cell>
          <table:table-cell office:value-type="string">
            <text:p>Alt Rosa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0">
            <text:p>1601310</text:p>
          </table:table-cell>
          <table:table-cell office:value-type="string">
            <text:p>Pullover</text:p>
          </table:table-cell>
          <table:table-cell office:value-type="string">
            <text:p>Grau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1">
            <text:p>1601311</text:p>
          </table:table-cell>
          <table:table-cell office:value-type="string">
            <text:p>T-Shirt</text:p>
          </table:table-cell>
          <table:table-cell office:value-type="string">
            <text:p>Türkis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2">
            <text:p>1601312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3">
            <text:p>1601313</text:p>
          </table:table-cell>
          <table:table-cell office:value-type="string">
            <text:p>Leggins</text:p>
          </table:table-cell>
          <table:table-cell office:value-type="string">
            <text:p>Grau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4">
            <text:p>1601314</text:p>
          </table:table-cell>
          <table:table-cell office:value-type="string">
            <text:p>T-Shirt</text:p>
          </table:table-cell>
          <table:table-cell office:value-type="string">
            <text:p>Weiß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5">
            <text:p>1601315</text:p>
          </table:table-cell>
          <table:table-cell office:value-type="string">
            <text:p>T-Shirt</text:p>
          </table:table-cell>
          <table:table-cell office:value-type="string">
            <text:p>Dunkles Apricot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6">
            <text:p>1601316</text:p>
          </table:table-cell>
          <table:table-cell office:value-type="string">
            <text:p>Langarm -Shirt</text:p>
          </table:table-cell>
          <table:table-cell office:value-type="string">
            <text:p>Weiß Graue Sterne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7">
            <text:p>1601317</text:p>
          </table:table-cell>
          <table:table-cell office:value-type="string">
            <text:p>Langarm-Shirt</text:p>
          </table:table-cell>
          <table:table-cell office:value-type="string">
            <text:p>Pink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8">
            <text:p>1601318</text:p>
          </table:table-cell>
          <table:table-cell office:value-type="string">
            <text:p>Kleid</text:p>
          </table:table-cell>
          <table:table-cell office:value-type="string">
            <text:p>Apricot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19">
            <text:p>1601319</text:p>
          </table:table-cell>
          <table:table-cell office:value-type="string">
            <text:p>T-Shirt, Hosen Set</text:p>
          </table:table-cell>
          <table:table-cell office:value-type="string">
            <text:p>Weiß / Apricot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0">
            <text:p>1601320</text:p>
          </table:table-cell>
          <table:table-cell office:value-type="string">
            <text:p>Kleid, Höschen</text:p>
          </table:table-cell>
          <table:table-cell office:value-type="string">
            <text:p>Dunkelblau Rosa Blumen, Pink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1">
            <text:p>1601321</text:p>
          </table:table-cell>
          <table:table-cell office:value-type="string">
            <text:p>Kleid</text:p>
          </table:table-cell>
          <table:table-cell office:value-type="string">
            <text:p>Dunkelblau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2">
            <text:p>1601322</text:p>
          </table:table-cell>
          <table:table-cell office:value-type="string">
            <text:p>Kleid</text:p>
          </table:table-cell>
          <table:table-cell office:value-type="string">
            <text:p>Schwarz / Weiß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3">
            <text:p>1601323</text:p>
          </table:table-cell>
          <table:table-cell office:value-type="string">
            <text:p>Kleid</text:p>
          </table:table-cell>
          <table:table-cell office:value-type="string">
            <text:p>Pink/Bunt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4">
            <text:p>1601324</text:p>
          </table:table-cell>
          <table:table-cell office:value-type="string">
            <text:p>Kleid</text:p>
          </table:table-cell>
          <table:table-cell office:value-type="string">
            <text:p>Türkis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5">
            <text:p>1601325</text:p>
          </table:table-cell>
          <table:table-cell office:value-type="string">
            <text:p>Kleid</text:p>
          </table:table-cell>
          <table:table-cell office:value-type="string">
            <text:p>Bunt Blüten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6">
            <text:p>1601326</text:p>
          </table:table-cell>
          <table:table-cell office:value-type="string">
            <text:p>Body</text:p>
          </table:table-cell>
          <table:table-cell office:value-type="string">
            <text:p>Pink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7">
            <text:p>1601327</text:p>
          </table:table-cell>
          <table:table-cell office:value-type="string">
            <text:p>Kleid</text:p>
          </table:table-cell>
          <table:table-cell office:value-type="string">
            <text:p>Gr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8">
            <text:p>1601328</text:p>
          </table:table-cell>
          <table:table-cell office:value-type="string">
            <text:p>Kleid</text:p>
          </table:table-cell>
          <table:table-cell office:value-type="string">
            <text:p>Grau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29">
            <text:p>1601329</text:p>
          </table:table-cell>
          <table:table-cell office:value-type="string">
            <text:p>Langarm Shirt</text:p>
          </table:table-cell>
          <table:table-cell office:value-type="string">
            <text:p>Dunkel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0">
            <text:p>1601330</text:p>
          </table:table-cell>
          <table:table-cell office:value-type="string">
            <text:p>Kleid</text:p>
          </table:table-cell>
          <table:table-cell office:value-type="string">
            <text:p>Grau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1">
            <text:p>1601331</text:p>
          </table:table-cell>
          <table:table-cell office:value-type="string">
            <text:p>Kurze Hose</text:p>
          </table:table-cell>
          <table:table-cell office:value-type="string">
            <text:p>Bunt Kariert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2">
            <text:p>1601332</text:p>
          </table:table-cell>
          <table:table-cell office:value-type="string">
            <text:p>Kurze Hose</text:p>
          </table:table-cell>
          <table:table-cell office:value-type="string">
            <text:p>Dunkles Rosa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3">
            <text:p>1601333</text:p>
          </table:table-cell>
          <table:table-cell office:value-type="string">
            <text:p>Kurze Hose</text:p>
          </table:table-cell>
          <table:table-cell office:value-type="string">
            <text:p>Gelb Weiß Gestreift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4">
            <text:p>1601334</text:p>
          </table:table-cell>
          <table:table-cell office:value-type="string">
            <text:p>Kurze Hose</text:p>
          </table:table-cell>
          <table:table-cell office:value-type="string">
            <text:p>Blau Weiß gestreift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5">
            <text:p>1601335</text:p>
          </table:table-cell>
          <table:table-cell office:value-type="string">
            <text:p>Bolero</text:p>
          </table:table-cell>
          <table:table-cell office:value-type="string">
            <text:p>Pink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6">
            <text:p>1601336</text:p>
          </table:table-cell>
          <table:table-cell office:value-type="string">
            <text:p>Jacke</text:p>
          </table:table-cell>
          <table:table-cell office:value-type="string">
            <text:p>Pfirsich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7">
            <text:p>1601337</text:p>
          </table:table-cell>
          <table:table-cell office:value-type="string">
            <text:p>Bluse</text:p>
          </table:table-cell>
          <table:table-cell office:value-type="string">
            <text:p>Mint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8">
            <text:p>1601338</text:p>
          </table:table-cell>
          <table:table-cell office:value-type="string">
            <text:p>Jacke</text:p>
          </table:table-cell>
          <table:table-cell office:value-type="string">
            <text:p>Grau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39">
            <text:p>1601339</text:p>
          </table:table-cell>
          <table:table-cell office:value-type="string">
            <text:p>Kleid</text:p>
          </table:table-cell>
          <table:table-cell office:value-type="string">
            <text:p>Rosa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0">
            <text:p>1601340</text:p>
          </table:table-cell>
          <table:table-cell office:value-type="string">
            <text:p>Langarm Shirt</text:p>
          </table:table-cell>
          <table:table-cell office:value-type="string">
            <text:p>Schwarz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1">
            <text:p>1601341</text:p>
          </table:table-cell>
          <table:table-cell office:value-type="string">
            <text:p>Bluse</text:p>
          </table:table-cell>
          <table:table-cell office:value-type="string">
            <text:p>Weiß Lila Blüten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2">
            <text:p>1601342</text:p>
          </table:table-cell>
          <table:table-cell office:value-type="string">
            <text:p>T-Shirt , Höschen Set</text:p>
          </table:table-cell>
          <table:table-cell office:value-type="string">
            <text:p>Creme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3">
            <text:p>1601343</text:p>
          </table:table-cell>
          <table:table-cell office:value-type="string">
            <text:p>Rock, Shirt Set</text:p>
          </table:table-cell>
          <table:table-cell office:value-type="string">
            <text:p>Rosa, Pailetten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4">
            <text:p>1601344</text:p>
          </table:table-cell>
          <table:table-cell office:value-type="string">
            <text:p>Jacke Hose Set</text:p>
          </table:table-cell>
          <table:table-cell office:value-type="string">
            <text:p>Rot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5">
            <text:p>1601345</text:p>
          </table:table-cell>
          <table:table-cell office:value-type="string">
            <text:p>Kleid, Jacke, Set</text:p>
          </table:table-cell>
          <table:table-cell office:value-type="string">
            <text:p>Weiß, Rosa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6">
            <text:p>1601346</text:p>
          </table:table-cell>
          <table:table-cell office:value-type="string">
            <text:p>Kleid</text:p>
          </table:table-cell>
          <table:table-cell office:value-type="string">
            <text:p>Jeans Blau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7">
            <text:p>1601347</text:p>
          </table:table-cell>
          <table:table-cell office:value-type="string">
            <text:p>Jump Suit</text:p>
          </table:table-cell>
          <table:table-cell office:value-type="string">
            <text:p>Pink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8">
            <text:p>1601348</text:p>
          </table:table-cell>
          <table:table-cell office:value-type="string">
            <text:p>Kleid</text:p>
          </table:table-cell>
          <table:table-cell office:value-type="string">
            <text:p>Dunkelblau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49">
            <text:p>1601349</text:p>
          </table:table-cell>
          <table:table-cell office:value-type="string">
            <text:p>Fellweste</text:p>
          </table:table-cell>
          <table:table-cell office:value-type="string">
            <text:p>Creme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1350">
            <text:p>1601350</text:p>
          </table:table-cell>
          <table:table-cell office:value-type="string">
            <text:p>Kleid</text:p>
          </table:table-cell>
          <table:table-cell office:value-type="string">
            <text:p>Schwarz/Weiß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>
            <text:p>Neuweiler</text:p>
          </table:table-cell>
          <table:table-cell office:value-type="string">
            <text:p>0176 31 64 58 21</text:p>
          </table:table-cell>
          <table:table-cell office:value-type="string">
            <text:p>c.neuweiler@gmx.de</text:p>
          </table:table-cell>
        </table:table-row>
        <table:table-row table:style-name="ro1">
          <table:table-cell office:value-type="float" office:value="1602001">
            <text:p>1602001</text:p>
          </table:table-cell>
          <table:table-cell office:value-type="string">
            <text:p>Puzzle - Thomas und seine freunde</text:p>
          </table:table-cell>
          <table:table-cell office:value-type="string">
            <text:p>Blau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02">
            <text:p>1602002</text:p>
          </table:table-cell>
          <table:table-cell office:value-type="string">
            <text:p>Weste - HundM</text:p>
          </table:table-cell>
          <table:table-cell office:value-type="string">
            <text:p>Braun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03">
            <text:p>1602003</text:p>
          </table:table-cell>
          <table:table-cell office:value-type="string">
            <text:p>Würfel Puzzle - Grosse Fahrzeuge</text:p>
          </table:table-cell>
          <table:table-cell office:value-type="string">
            <text:p>Blau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04">
            <text:p>1602004</text:p>
          </table:table-cell>
          <table:table-cell office:value-type="string">
            <text:p>Buch - Gute Nacht mein Schatz...</text:p>
          </table:table-cell>
          <table:table-cell office:value-type="string">
            <text:p>Gelb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05">
            <text:p>1602005</text:p>
          </table:table-cell>
          <table:table-cell office:value-type="string">
            <text:p>Wasser Elefant</text:p>
          </table:table-cell>
          <table:table-cell office:value-type="string">
            <text:p>Orange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06">
            <text:p>1602006</text:p>
          </table:table-cell>
          <table:table-cell office:value-type="string">
            <text:p>Löva - Ikea</text:p>
          </table:table-cell>
          <table:table-cell office:value-type="string">
            <text:p>Grün</text:p>
          </table:table-cell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07">
            <text:p>1602007</text:p>
          </table:table-cell>
          <table:table-cell office:value-type="string">
            <text:p>Weste - Topolino Boys at Work</text:p>
          </table:table-cell>
          <table:table-cell office:value-type="string">
            <text:p>Orange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08">
            <text:p>1602008</text:p>
          </table:table-cell>
          <table:table-cell office:value-type="string">
            <text:p>Water Rider</text:p>
          </table:table-cell>
          <table:table-cell office:value-type="string">
            <text:p>Gelb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09">
            <text:p>1602009</text:p>
          </table:table-cell>
          <table:table-cell office:value-type="string">
            <text:p>Sneeanzug - Jacky Baby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0">
            <text:p>1602010</text:p>
          </table:table-cell>
          <table:table-cell office:value-type="string">
            <text:p>Buch - Die schönsten Kinderlieder</text:p>
          </table:table-cell>
          <table:table-cell office:value-type="string">
            <text:p>Blau</text:p>
          </table:table-cell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1">
            <text:p>1602011</text:p>
          </table:table-cell>
          <table:table-cell office:value-type="string">
            <text:p>Jacke - CundA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2">
            <text:p>1602012</text:p>
          </table:table-cell>
          <table:table-cell office:value-type="string">
            <text:p>Spiel - Haba Fühlen und Tasten</text:p>
          </table:table-cell>
          <table:table-cell office:value-type="string">
            <text:p>Gelb</text:p>
          </table:table-cell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3">
            <text:p>1602013</text:p>
          </table:table-cell>
          <table:table-cell office:value-type="string">
            <text:p>Würfel Puzzle - Meine Fahrzeuge</text:p>
          </table:table-cell>
          <table:table-cell office:value-type="string">
            <text:p>Blau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4">
            <text:p>1602014</text:p>
          </table:table-cell>
          <table:table-cell office:value-type="string">
            <text:p>Garderobe Haken - Haase Ikea</text:p>
          </table:table-cell>
          <table:table-cell office:value-type="string">
            <text:p>Weiss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5">
            <text:p>1602015</text:p>
          </table:table-cell>
          <table:table-cell office:value-type="string">
            <text:p>Spiel - Haba Gute Nacht</text:p>
          </table:table-cell>
          <table:table-cell office:value-type="string">
            <text:p>Gelb</text:p>
          </table:table-cell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6">
            <text:p>1602016</text:p>
          </table:table-cell>
          <table:table-cell office:value-type="string">
            <text:p>Spiel - Haba Kleine Baummeister</text:p>
          </table:table-cell>
          <table:table-cell office:value-type="string">
            <text:p>Gelb</text:p>
          </table:table-cell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7">
            <text:p>1602017</text:p>
          </table:table-cell>
          <table:table-cell office:value-type="string">
            <text:p>Puzzle - Arche Noah</text:p>
          </table:table-cell>
          <table:table-cell office:value-type="string">
            <text:p>Weiss Gelb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8">
            <text:p>1602018</text:p>
          </table:table-cell>
          <table:table-cell office:value-type="string">
            <text:p>Buch - Gummistiefel die sich Streiten</text:p>
          </table:table-cell>
          <table:table-cell office:value-type="string">
            <text:p>Blau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19">
            <text:p>1602019</text:p>
          </table:table-cell>
          <table:table-cell office:value-type="string">
            <text:p>Tier Memory</text:p>
          </table:table-cell>
          <table:table-cell office:value-type="string">
            <text:p>Braun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0">
            <text:p>1602020</text:p>
          </table:table-cell>
          <table:table-cell office:value-type="string">
            <text:p>Puzzle und Buch - Bob der Baumeister</text:p>
          </table:table-cell>
          <table:table-cell office:value-type="string">
            <text:p>Blau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1">
            <text:p>1602021</text:p>
          </table:table-cell>
          <table:table-cell office:value-type="string">
            <text:p>Auto - Feuerwehr Auto</text:p>
          </table:table-cell>
          <table:table-cell office:value-type="string">
            <text:p>Rot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2">
            <text:p>1602022</text:p>
          </table:table-cell>
          <table:table-cell office:value-type="string">
            <text:p>Auto - Feuerwehr Auto</text:p>
          </table:table-cell>
          <table:table-cell office:value-type="string">
            <text:p>Rot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3">
            <text:p>16020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4">
            <text:p>16020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5">
            <text:p>16020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6">
            <text:p>16020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7">
            <text:p>16020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8">
            <text:p>16020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29">
            <text:p>16020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0">
            <text:p>16020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1">
            <text:p>16020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2">
            <text:p>16020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3">
            <text:p>16020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4">
            <text:p>16020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5">
            <text:p>16020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6">
            <text:p>16020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7">
            <text:p>16020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8">
            <text:p>16020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39">
            <text:p>16020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0">
            <text:p>16020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1">
            <text:p>16020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2">
            <text:p>16020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3">
            <text:p>16020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4">
            <text:p>16020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5">
            <text:p>16020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6">
            <text:p>16020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7">
            <text:p>16020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8">
            <text:p>16020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49">
            <text:p>16020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050">
            <text:p>16020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de Koning</text:p>
          </table:table-cell>
          <table:table-cell office:value-type="string">
            <text:p>0178-7494823</text:p>
          </table:table-cell>
          <table:table-cell office:value-type="string">
            <text:p>jpfrey@outlook.com</text:p>
          </table:table-cell>
        </table:table-row>
        <table:table-row table:style-name="ro1">
          <table:table-cell office:value-type="float" office:value="1602301">
            <text:p>16023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02">
            <text:p>16023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03">
            <text:p>16023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04">
            <text:p>16023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05">
            <text:p>16023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06">
            <text:p>16023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07">
            <text:p>16023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08">
            <text:p>16023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09">
            <text:p>16023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0">
            <text:p>16023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1">
            <text:p>16023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2">
            <text:p>16023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3">
            <text:p>16023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4">
            <text:p>16023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5">
            <text:p>16023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6">
            <text:p>16023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7">
            <text:p>16023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8">
            <text:p>16023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19">
            <text:p>16023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0">
            <text:p>16023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1">
            <text:p>16023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2">
            <text:p>16023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3">
            <text:p>16023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4">
            <text:p>16023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5">
            <text:p>16023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6">
            <text:p>16023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7">
            <text:p>16023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8">
            <text:p>16023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29">
            <text:p>16023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0">
            <text:p>16023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1">
            <text:p>16023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2">
            <text:p>16023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3">
            <text:p>16023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4">
            <text:p>16023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5">
            <text:p>16023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6">
            <text:p>16023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7">
            <text:p>16023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8">
            <text:p>16023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39">
            <text:p>16023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0">
            <text:p>16023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1">
            <text:p>16023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2">
            <text:p>16023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3">
            <text:p>16023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4">
            <text:p>16023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5">
            <text:p>16023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6">
            <text:p>16023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7">
            <text:p>16023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8">
            <text:p>16023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49">
            <text:p>16023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2350">
            <text:p>16023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3601">
            <text:p>1603601</text:p>
          </table:table-cell>
          <table:table-cell office:value-type="string">
            <text:p>T-Shirt - Drache - ohne Arm</text:p>
          </table:table-cell>
          <table:table-cell office:value-type="string">
            <text:p>navi</text:p>
          </table:table-cell>
          <table:table-cell office:value-type="float" office:value="140">
            <text:p>140</text:p>
          </table:table-cell>
          <table:table-cell office:value-type="float" office:value="0.5">
            <text:p>0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02">
            <text:p>1603602</text:p>
          </table:table-cell>
          <table:table-cell office:value-type="string">
            <text:p>T-Shirt - Infinity</text:p>
          </table:table-cell>
          <table:table-cell office:value-type="string">
            <text:p>gelb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03">
            <text:p>1603603</text:p>
          </table:table-cell>
          <table:table-cell office:value-type="string">
            <text:p>T-Shirt - DogNose</text:p>
          </table:table-cell>
          <table:table-cell office:value-type="string">
            <text:p>schwarz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04">
            <text:p>1603604</text:p>
          </table:table-cell>
          <table:table-cell office:value-type="string">
            <text:p>T-Shirt - EDC </text:p>
          </table:table-cell>
          <table:table-cell office:value-type="string">
            <text:p>weiß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05">
            <text:p>1603605</text:p>
          </table:table-cell>
          <table:table-cell office:value-type="string">
            <text:p>T-Shirt - EDC</text:p>
          </table:table-cell>
          <table:table-cell office:value-type="string">
            <text:p>grau/türkis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06">
            <text:p>1603606</text:p>
          </table:table-cell>
          <table:table-cell office:value-type="string">
            <text:p>T-Shirt - Esprit - ohne Arm</text:p>
          </table:table-cell>
          <table:table-cell office:value-type="string">
            <text:p>schwarz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07">
            <text:p>1603607</text:p>
          </table:table-cell>
          <table:table-cell office:value-type="string">
            <text:p>T-Shirt - D-xet</text:p>
          </table:table-cell>
          <table:table-cell office:value-type="string">
            <text:p>rot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08">
            <text:p>1603608</text:p>
          </table:table-cell>
          <table:table-cell office:value-type="string">
            <text:p>T-Shirt - Geisa</text:p>
          </table:table-cell>
          <table:table-cell office:value-type="string">
            <text:p>weiß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09">
            <text:p>1603609</text:p>
          </table:table-cell>
          <table:table-cell office:value-type="string">
            <text:p>T-Shirt - EDC</text:p>
          </table:table-cell>
          <table:table-cell office:value-type="string">
            <text:p>taubenblau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0">
            <text:p>1603610</text:p>
          </table:table-cell>
          <table:table-cell office:value-type="string">
            <text:p>T-Shirt - Mexx</text:p>
          </table:table-cell>
          <table:table-cell office:value-type="string">
            <text:p>weiß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1">
            <text:p>1603611</text:p>
          </table:table-cell>
          <table:table-cell office:value-type="string">
            <text:p>T-Shirt - Benetton</text:p>
          </table:table-cell>
          <table:table-cell office:value-type="string">
            <text:p>rosa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2">
            <text:p>1603612</text:p>
          </table:table-cell>
          <table:table-cell office:value-type="string">
            <text:p>T-Shirt - UCoB</text:p>
          </table:table-cell>
          <table:table-cell office:value-type="string">
            <text:p>rosa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3">
            <text:p>1603613</text:p>
          </table:table-cell>
          <table:table-cell office:value-type="string">
            <text:p>T-Shirt - Nike</text:p>
          </table:table-cell>
          <table:table-cell office:value-type="string">
            <text:p>gelb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4">
            <text:p>1603614</text:p>
          </table:table-cell>
          <table:table-cell office:value-type="string">
            <text:p>T-Shirt - Schütze</text:p>
          </table:table-cell>
          <table:table-cell office:value-type="string">
            <text:p>lila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5">
            <text:p>1603615</text:p>
          </table:table-cell>
          <table:table-cell office:value-type="string">
            <text:p>T-Shirt - UCb</text:p>
          </table:table-cell>
          <table:table-cell office:value-type="string">
            <text:p>rosa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6">
            <text:p>1603616</text:p>
          </table:table-cell>
          <table:table-cell office:value-type="string">
            <text:p>T-Shirt - Benetton</text:p>
          </table:table-cell>
          <table:table-cell office:value-type="string">
            <text:p>ros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7">
            <text:p>1603617</text:p>
          </table:table-cell>
          <table:table-cell office:value-type="string">
            <text:p>Träger Top- <text:s/>Rüsche</text:p>
          </table:table-cell>
          <table:table-cell office:value-type="string">
            <text:p>lila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8">
            <text:p>1603618</text:p>
          </table:table-cell>
          <table:table-cell office:value-type="string">
            <text:p>Träger Top- <text:s/>Queen Girl</text:p>
          </table:table-cell>
          <table:table-cell office:value-type="string">
            <text:p>lila-blau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19">
            <text:p>1603619</text:p>
          </table:table-cell>
          <table:table-cell office:value-type="string">
            <text:p>T-Shirt - Mexx</text:p>
          </table:table-cell>
          <table:table-cell office:value-type="string">
            <text:p>weiß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0">
            <text:p>1603620</text:p>
          </table:table-cell>
          <table:table-cell office:value-type="string">
            <text:p>T-Shirt - ohne Arm</text:p>
          </table:table-cell>
          <table:table-cell office:value-type="string">
            <text:p>türkis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1">
            <text:p>1603621</text:p>
          </table:table-cell>
          <table:table-cell office:value-type="string">
            <text:p>T-Shirt - Paris</text:p>
          </table:table-cell>
          <table:table-cell office:value-type="string">
            <text:p>rosa/weiß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2">
            <text:p>1603622</text:p>
          </table:table-cell>
          <table:table-cell office:value-type="string">
            <text:p>T-Shirt - Schmetterlinge</text:p>
          </table:table-cell>
          <table:table-cell office:value-type="string">
            <text:p>lila/rosa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3">
            <text:p>1603623</text:p>
          </table:table-cell>
          <table:table-cell office:value-type="string">
            <text:p>T-Shirt - Tutto</text:p>
          </table:table-cell>
          <table:table-cell office:value-type="string">
            <text:p>schwarz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4">
            <text:p>1603624</text:p>
          </table:table-cell>
          <table:table-cell office:value-type="string">
            <text:p>Trägerhemd</text:p>
          </table:table-cell>
          <table:table-cell office:value-type="string">
            <text:p>grün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5">
            <text:p>1603625</text:p>
          </table:table-cell>
          <table:table-cell office:value-type="string">
            <text:p>Kleid</text:p>
          </table:table-cell>
          <table:table-cell office:value-type="string">
            <text:p>antrazit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6">
            <text:p>1603626</text:p>
          </table:table-cell>
          <table:table-cell office:value-type="string">
            <text:p>T-Shirt - Rollerbabe</text:p>
          </table:table-cell>
          <table:table-cell office:value-type="string">
            <text:p>weiß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7">
            <text:p>1603627</text:p>
          </table:table-cell>
          <table:table-cell office:value-type="string">
            <text:p>Trägertop- Blumen</text:p>
          </table:table-cell>
          <table:table-cell office:value-type="string">
            <text:p>weiß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8">
            <text:p>16036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29">
            <text:p>16036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0">
            <text:p>16036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1">
            <text:p>16036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2">
            <text:p>16036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3">
            <text:p>16036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4">
            <text:p>16036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5">
            <text:p>16036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6">
            <text:p>16036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7">
            <text:p>16036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8">
            <text:p>16036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39">
            <text:p>16036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0">
            <text:p>16036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1">
            <text:p>16036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2">
            <text:p>16036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3">
            <text:p>16036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4">
            <text:p>16036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5">
            <text:p>16036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6">
            <text:p>16036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7">
            <text:p>16036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8">
            <text:p>16036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49">
            <text:p>16036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650">
            <text:p>16036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701">
            <text:p>1603701</text:p>
          </table:table-cell>
          <table:table-cell office:value-type="string">
            <text:p>Beste Freundin blöde Kuh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02">
            <text:p>1603702</text:p>
          </table:table-cell>
          <table:table-cell office:value-type="string">
            <text:p>Anemonen im Wind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03">
            <text:p>1603703</text:p>
          </table:table-cell>
          <table:table-cell office:value-type="string">
            <text:p>Zenit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04">
            <text:p>1603704</text:p>
          </table:table-cell>
          <table:table-cell office:value-type="string">
            <text:p>Lilien im Sommerwind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05">
            <text:p>1603705</text:p>
          </table:table-cell>
          <table:table-cell office:value-type="string">
            <text:p>Wer fliegt schon noch auf Machos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06">
            <text:p>1603706</text:p>
          </table:table-cell>
          <table:table-cell office:value-type="string">
            <text:p>Köstliche Backofen Küch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07">
            <text:p>1603707</text:p>
          </table:table-cell>
          <table:table-cell office:value-type="string">
            <text:p>Hundert Name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08">
            <text:p>1603708</text:p>
          </table:table-cell>
          <table:table-cell office:value-type="string">
            <text:p>Hier kommt Lola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09">
            <text:p>1603709</text:p>
          </table:table-cell>
          <table:table-cell office:value-type="string">
            <text:p>Die schönsten Gruselgeschichte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0">
            <text:p>1603710</text:p>
          </table:table-cell>
          <table:table-cell office:value-type="string">
            <text:p>Wenn dein Kind dich fragt</text:p>
          </table:table-cell>
          <table:table-cell/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1">
            <text:p>1603711</text:p>
          </table:table-cell>
          <table:table-cell office:value-type="string">
            <text:p>Meine Oma lebt in Afrika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2">
            <text:p>1603712</text:p>
          </table:table-cell>
          <table:table-cell office:value-type="string">
            <text:p>Lügen die von Herzen komme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3">
            <text:p>1603713</text:p>
          </table:table-cell>
          <table:table-cell office:value-type="string">
            <text:p>Wenn Kinder Angst habe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4">
            <text:p>1603714</text:p>
          </table:table-cell>
          <table:table-cell office:value-type="string">
            <text:p>Kalle Blomquist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5">
            <text:p>1603715</text:p>
          </table:table-cell>
          <table:table-cell office:value-type="string">
            <text:p>Gefahr für den kleinen Delfi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6">
            <text:p>1603716</text:p>
          </table:table-cell>
          <table:table-cell office:value-type="string">
            <text:p>Ibo hat einen Vogel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7">
            <text:p>1603717</text:p>
          </table:table-cell>
          <table:table-cell office:value-type="string">
            <text:p>Conni und der verschwundene Hund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8">
            <text:p>1603718</text:p>
          </table:table-cell>
          <table:table-cell office:value-type="string">
            <text:p>Abenteuer in der Geistervilla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19">
            <text:p>1603719</text:p>
          </table:table-cell>
          <table:table-cell office:value-type="string">
            <text:p>Spukgeschicht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0">
            <text:p>1603720</text:p>
          </table:table-cell>
          <table:table-cell office:value-type="string">
            <text:p>Wie man Kinder stark macht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1">
            <text:p>1603721</text:p>
          </table:table-cell>
          <table:table-cell office:value-type="string">
            <text:p>Was gehört zusammen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2">
            <text:p>1603722</text:p>
          </table:table-cell>
          <table:table-cell office:value-type="string">
            <text:p>Michi Meisterkoch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3">
            <text:p>1603723</text:p>
          </table:table-cell>
          <table:table-cell office:value-type="string">
            <text:p>Mimi die Lesemaus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4">
            <text:p>1603724</text:p>
          </table:table-cell>
          <table:table-cell office:value-type="string">
            <text:p>Umi-Fibel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5">
            <text:p>1603725</text:p>
          </table:table-cell>
          <table:table-cell office:value-type="string">
            <text:p>Was kleine Kinder frag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6">
            <text:p>1603726</text:p>
          </table:table-cell>
          <table:table-cell office:value-type="string">
            <text:p>Pflanzen und Bäume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7">
            <text:p>1603727</text:p>
          </table:table-cell>
          <table:table-cell office:value-type="string">
            <text:p>Homöopathi für Kinder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8">
            <text:p>1603728</text:p>
          </table:table-cell>
          <table:table-cell office:value-type="string">
            <text:p>Tierkinder Quiz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29">
            <text:p>1603729</text:p>
          </table:table-cell>
          <table:table-cell office:value-type="string">
            <text:p>Kennst du Pipi Langstrumpf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0">
            <text:p>1603730</text:p>
          </table:table-cell>
          <table:table-cell office:value-type="string">
            <text:p>Wale und Delphin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1">
            <text:p>1603731</text:p>
          </table:table-cell>
          <table:table-cell office:value-type="string">
            <text:p>Das Jahr der Elefant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2">
            <text:p>16037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3">
            <text:p>16037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4">
            <text:p>16037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5">
            <text:p>16037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6">
            <text:p>16037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7">
            <text:p>16037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8">
            <text:p>1603738</text:p>
          </table:table-cell>
          <table:table-cell office:value-type="string">
            <text:p>DVD - Haie WIW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39">
            <text:p>1603739</text:p>
          </table:table-cell>
          <table:table-cell office:value-type="string">
            <text:p>DVD - Das Lächeln der Sterne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0">
            <text:p>1603740</text:p>
          </table:table-cell>
          <table:table-cell office:value-type="string">
            <text:p>DVD - Keinohrhasen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1">
            <text:p>1603741</text:p>
          </table:table-cell>
          <table:table-cell office:value-type="string">
            <text:p>DVD - Mord nach Plan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2">
            <text:p>1603742</text:p>
          </table:table-cell>
          <table:table-cell office:value-type="string">
            <text:p>DVD - Dschungelbuch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3">
            <text:p>1603743</text:p>
          </table:table-cell>
          <table:table-cell office:value-type="string">
            <text:p>DVD - Yogi Bär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4">
            <text:p>1603744</text:p>
          </table:table-cell>
          <table:table-cell office:value-type="string">
            <text:p>DVD - Männerherzen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5">
            <text:p>1603745</text:p>
          </table:table-cell>
          <table:table-cell office:value-type="string">
            <text:p>DVD - Black Swan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6">
            <text:p>1603746</text:p>
          </table:table-cell>
          <table:table-cell office:value-type="string">
            <text:p>DVD - Die wilden Kerle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7">
            <text:p>1603747</text:p>
          </table:table-cell>
          <table:table-cell office:value-type="string">
            <text:p>DVD - The Game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8">
            <text:p>1603748</text:p>
          </table:table-cell>
          <table:table-cell office:value-type="string">
            <text:p>DVD - Sex and the City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49">
            <text:p>1603749</text:p>
          </table:table-cell>
          <table:table-cell office:value-type="string">
            <text:p>DVD - Automobil Geschicht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750">
            <text:p>1603750</text:p>
          </table:table-cell>
          <table:table-cell office:value-type="string">
            <text:p>BR - Elisabeth</text:p>
          </table:table-cell>
          <table:table-cell/>
          <table:table-cell office:value-type="string">
            <text:p>sonstiges</text:p>
          </table:table-cell>
          <table:table-cell office:value-type="float" office:value="3.5">
            <text:p>3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.com</text:p>
          </table:table-cell>
        </table:table-row>
        <table:table-row table:style-name="ro1">
          <table:table-cell office:value-type="float" office:value="1603801">
            <text:p>1603801</text:p>
          </table:table-cell>
          <table:table-cell office:value-type="string">
            <text:p>Kindergeschirr 29-teilig</text:p>
          </table:table-cell>
          <table:table-cell/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02">
            <text:p>1603802</text:p>
          </table:table-cell>
          <table:table-cell office:value-type="string">
            <text:p>Kindergeschirr </text:p>
          </table:table-cell>
          <table:table-cell/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03">
            <text:p>1603803</text:p>
          </table:table-cell>
          <table:table-cell office:value-type="string">
            <text:p>Die Uhr - spielend lernen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04">
            <text:p>1603804</text:p>
          </table:table-cell>
          <table:table-cell office:value-type="string">
            <text:p>Schülerhilfe Deutsch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05">
            <text:p>1603805</text:p>
          </table:table-cell>
          <table:table-cell office:value-type="string">
            <text:p>Isis <text:s/>Osiris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06">
            <text:p>1603806</text:p>
          </table:table-cell>
          <table:table-cell office:value-type="string">
            <text:p>Kennst du den Baum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07">
            <text:p>1603807</text:p>
          </table:table-cell>
          <table:table-cell office:value-type="string">
            <text:p>Puzzle 100 Teile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08">
            <text:p>1603808</text:p>
          </table:table-cell>
          <table:table-cell office:value-type="string">
            <text:p>Maulwurf bunte Blum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09">
            <text:p>1603809</text:p>
          </table:table-cell>
          <table:table-cell office:value-type="string">
            <text:p>Puzzle 184 Teile - Bibi <text:s/>Tina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0">
            <text:p>1603810</text:p>
          </table:table-cell>
          <table:table-cell office:value-type="string">
            <text:p>Mandala Designer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1">
            <text:p>1603811</text:p>
          </table:table-cell>
          <table:table-cell office:value-type="string">
            <text:p>Puzzle - 200 Teile Pferd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2">
            <text:p>1603812</text:p>
          </table:table-cell>
          <table:table-cell office:value-type="string">
            <text:p>Puzze - 300 Teile - FC Bayern</text:p>
          </table:table-cell>
          <table:table-cell/>
          <table:table-cell office:value-type="string">
            <text:p>sonstiges</text:p>
          </table:table-cell>
          <table:table-cell office:value-type="float" office:value="3.5">
            <text:p>3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3">
            <text:p>1603813</text:p>
          </table:table-cell>
          <table:table-cell office:value-type="string">
            <text:p>Puzzle - 500 Teile Pferde</text:p>
          </table:table-cell>
          <table:table-cell/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4">
            <text:p>1603814</text:p>
          </table:table-cell>
          <table:table-cell office:value-type="string">
            <text:p>Dino - Quiz Was ist Was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5">
            <text:p>1603815</text:p>
          </table:table-cell>
          <table:table-cell office:value-type="string">
            <text:p>Tischtennisbälle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6">
            <text:p>1603816</text:p>
          </table:table-cell>
          <table:table-cell office:value-type="string">
            <text:p>Tischtennisbälle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7">
            <text:p>1603817</text:p>
          </table:table-cell>
          <table:table-cell office:value-type="string">
            <text:p>Diddle Rucksack</text:p>
          </table:table-cell>
          <table:table-cell office:value-type="string">
            <text:p>pink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8">
            <text:p>1603818</text:p>
          </table:table-cell>
          <table:table-cell office:value-type="string">
            <text:p>Scouty Rucksack</text:p>
          </table:table-cell>
          <table:table-cell office:value-type="string">
            <text:p>Tiere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19">
            <text:p>16038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0">
            <text:p>16038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1">
            <text:p>16038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2">
            <text:p>16038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3">
            <text:p>16038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4">
            <text:p>16038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5">
            <text:p>16038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6">
            <text:p>16038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7">
            <text:p>16038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8">
            <text:p>16038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29">
            <text:p>16038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0">
            <text:p>16038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1">
            <text:p>16038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2">
            <text:p>16038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3">
            <text:p>16038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4">
            <text:p>16038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5">
            <text:p>16038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6">
            <text:p>16038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7">
            <text:p>16038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8">
            <text:p>16038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39">
            <text:p>16038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0">
            <text:p>16038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1">
            <text:p>16038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2">
            <text:p>16038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3">
            <text:p>16038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4">
            <text:p>16038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5">
            <text:p>16038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6">
            <text:p>16038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7">
            <text:p>16038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8">
            <text:p>16038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49">
            <text:p>16038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3850">
            <text:p>16038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rth</text:p>
          </table:table-cell>
          <table:table-cell office:value-type="string">
            <text:p>0172-6343633</text:p>
          </table:table-cell>
          <table:table-cell office:value-type="string">
            <text:p>katharina.parth@freudenberg-it.com</text:p>
          </table:table-cell>
        </table:table-row>
        <table:table-row table:style-name="ro1">
          <table:table-cell office:value-type="float" office:value="1604501">
            <text:p>1604501</text:p>
          </table:table-cell>
          <table:table-cell office:value-type="string">
            <text:p>Jeans</text:p>
          </table:table-cell>
          <table:table-cell office:value-type="string">
            <text:p>rot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02">
            <text:p>1604502</text:p>
          </table:table-cell>
          <table:table-cell office:value-type="string">
            <text:p>Jeans</text:p>
          </table:table-cell>
          <table:table-cell office:value-type="string">
            <text:p>türkis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03">
            <text:p>1604503</text:p>
          </table:table-cell>
          <table:table-cell office:value-type="string">
            <text:p>Regenjacke Regatta</text:p>
          </table:table-cell>
          <table:table-cell office:value-type="string">
            <text:p>grau/schwarz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04">
            <text:p>1604504</text:p>
          </table:table-cell>
          <table:table-cell office:value-type="string">
            <text:p>Trägerkleid</text:p>
          </table:table-cell>
          <table:table-cell office:value-type="string">
            <text:p>pink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05">
            <text:p>1604505</text:p>
          </table:table-cell>
          <table:table-cell office:value-type="string">
            <text:p>Jogginghose</text:p>
          </table:table-cell>
          <table:table-cell office:value-type="string">
            <text:p>grau</text:p>
          </table:table-cell>
          <table:table-cell office:value-type="float" office:value="134">
            <text:p>134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06">
            <text:p>1604506</text:p>
          </table:table-cell>
          <table:table-cell office:value-type="string">
            <text:p>Jeans</text:p>
          </table:table-cell>
          <table:table-cell office:value-type="string">
            <text:p>senf/beige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07">
            <text:p>1604507</text:p>
          </table:table-cell>
          <table:table-cell office:value-type="string">
            <text:p>Capri Jeans</text:p>
          </table:table-cell>
          <table:table-cell office:value-type="string">
            <text:p>lila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08">
            <text:p>1604508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09">
            <text:p>1604509</text:p>
          </table:table-cell>
          <table:table-cell office:value-type="string">
            <text:p>Jeans</text:p>
          </table:table-cell>
          <table:table-cell office:value-type="string">
            <text:p>lila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0">
            <text:p>1604510</text:p>
          </table:table-cell>
          <table:table-cell office:value-type="string">
            <text:p>Jeans</text:p>
          </table:table-cell>
          <table:table-cell office:value-type="string">
            <text:p>orange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1">
            <text:p>1604511</text:p>
          </table:table-cell>
          <table:table-cell office:value-type="string">
            <text:p>Kleid</text:p>
          </table:table-cell>
          <table:table-cell office:value-type="string">
            <text:p>dunkelblau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2">
            <text:p>1604512</text:p>
          </table:table-cell>
          <table:table-cell office:value-type="string">
            <text:p>Jeans</text:p>
          </table:table-cell>
          <table:table-cell office:value-type="string">
            <text:p>rot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3">
            <text:p>1604513</text:p>
          </table:table-cell>
          <table:table-cell office:value-type="string">
            <text:p>Shorts Esprit</text:p>
          </table:table-cell>
          <table:table-cell office:value-type="string">
            <text:p>weiß</text:p>
          </table:table-cell>
          <table:table-cell office:value-type="float" office:value="134">
            <text:p>134</text:p>
          </table:table-cell>
          <table:table-cell office:value-type="float" office:value="2.5">
            <text:p>2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4">
            <text:p>1604514</text:p>
          </table:table-cell>
          <table:table-cell office:value-type="string">
            <text:p>Jeggins</text:p>
          </table:table-cell>
          <table:table-cell office:value-type="string">
            <text:p>pink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5">
            <text:p>1604515</text:p>
          </table:table-cell>
          <table:table-cell office:value-type="string">
            <text:p>Trägerbluse</text:p>
          </table:table-cell>
          <table:table-cell office:value-type="string">
            <text:p>rot</text:p>
          </table:table-cell>
          <table:table-cell office:value-type="float" office:value="152">
            <text:p>152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6">
            <text:p>1604516</text:p>
          </table:table-cell>
          <table:table-cell office:value-type="string">
            <text:p>Capri Jeans</text:p>
          </table:table-cell>
          <table:table-cell office:value-type="string">
            <text:p>lila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7">
            <text:p>1604517</text:p>
          </table:table-cell>
          <table:table-cell office:value-type="string">
            <text:p>Sportshirt</text:p>
          </table:table-cell>
          <table:table-cell office:value-type="string">
            <text:p>pink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8">
            <text:p>1604518</text:p>
          </table:table-cell>
          <table:table-cell office:value-type="string">
            <text:p>Rollkragenpulli</text:p>
          </table:table-cell>
          <table:table-cell office:value-type="string">
            <text:p>schwarz-weiß gestreift</text:p>
          </table:table-cell>
          <table:table-cell office:value-type="float" office:value="146">
            <text:p>146</text:p>
          </table:table-cell>
          <table:table-cell office:value-type="float" office:value="2.5">
            <text:p>2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19">
            <text:p>1604519</text:p>
          </table:table-cell>
          <table:table-cell office:value-type="string">
            <text:p>Trägerkleid</text:p>
          </table:table-cell>
          <table:table-cell office:value-type="string">
            <text:p>hellblau geblümt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0">
            <text:p>1604520</text:p>
          </table:table-cell>
          <table:table-cell office:value-type="string">
            <text:p>Shorts BillaBong</text:p>
          </table:table-cell>
          <table:table-cell office:value-type="string">
            <text:p>hellblau gestreift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1">
            <text:p>1604521</text:p>
          </table:table-cell>
          <table:table-cell office:value-type="string">
            <text:p>Shorts MarcoPolo</text:p>
          </table:table-cell>
          <table:table-cell office:value-type="string">
            <text:p>weiß</text:p>
          </table:table-cell>
          <table:table-cell office:value-type="float" office:value="134">
            <text:p>134</text:p>
          </table:table-cell>
          <table:table-cell office:value-type="float" office:value="2.5">
            <text:p>2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2">
            <text:p>1604522</text:p>
          </table:table-cell>
          <table:table-cell office:value-type="string">
            <text:p>Tennisshirt Babolat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3.5">
            <text:p>3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3">
            <text:p>1604523</text:p>
          </table:table-cell>
          <table:table-cell office:value-type="string">
            <text:p>Schwimmshorts Adidas</text:p>
          </table:table-cell>
          <table:table-cell office:value-type="string">
            <text:p>schwarz</text:p>
          </table:table-cell>
          <table:table-cell office:value-type="float" office:value="128">
            <text:p>128</text:p>
          </table:table-cell>
          <table:table-cell office:value-type="float" office:value="2.5">
            <text:p>2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4">
            <text:p>1604524</text:p>
          </table:table-cell>
          <table:table-cell office:value-type="string">
            <text:p>Jeans</text:p>
          </table:table-cell>
          <table:table-cell office:value-type="string">
            <text:p>dunkelblau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5">
            <text:p>1604525</text:p>
          </table:table-cell>
          <table:table-cell office:value-type="string">
            <text:p>Jeans MarcoPolo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6">
            <text:p>1604526</text:p>
          </table:table-cell>
          <table:table-cell office:value-type="string">
            <text:p>Trachtenkleid</text:p>
          </table:table-cell>
          <table:table-cell office:value-type="string">
            <text:p>braun</text:p>
          </table:table-cell>
          <table:table-cell office:value-type="float" office:value="122">
            <text:p>122</text:p>
          </table:table-cell>
          <table:table-cell office:value-type="float" office:value="5.5">
            <text:p>5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7">
            <text:p>1604527</text:p>
          </table:table-cell>
          <table:table-cell office:value-type="string">
            <text:p>Trachtenweste</text:p>
          </table:table-cell>
          <table:table-cell office:value-type="string">
            <text:p>braun</text:p>
          </table:table-cell>
          <table:table-cell office:value-type="float" office:value="122">
            <text:p>122</text:p>
          </table:table-cell>
          <table:table-cell office:value-type="float" office:value="4.5">
            <text:p>4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8">
            <text:p>1604528</text:p>
          </table:table-cell>
          <table:table-cell office:value-type="string">
            <text:p>Caprihose</text:p>
          </table:table-cell>
          <table:table-cell office:value-type="string">
            <text:p>weiß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29">
            <text:p>1604529</text:p>
          </table:table-cell>
          <table:table-cell office:value-type="string">
            <text:p>Jeans</text:p>
          </table:table-cell>
          <table:table-cell office:value-type="string">
            <text:p>gelb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0">
            <text:p>1604530</text:p>
          </table:table-cell>
          <table:table-cell office:value-type="string">
            <text:p>Shorts</text:p>
          </table:table-cell>
          <table:table-cell office:value-type="string">
            <text:p>khakibraun</text:p>
          </table:table-cell>
          <table:table-cell office:value-type="float" office:value="128">
            <text:p>128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1">
            <text:p>1604531</text:p>
          </table:table-cell>
          <table:table-cell office:value-type="string">
            <text:p>T-Shirt Buffalo</text:p>
          </table:table-cell>
          <table:table-cell office:value-type="string">
            <text:p>lila mit Totenkopf</text:p>
          </table:table-cell>
          <table:table-cell office:value-type="float" office:value="128">
            <text:p>128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2">
            <text:p>1604532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3">
            <text:p>1604533</text:p>
          </table:table-cell>
          <table:table-cell office:value-type="string">
            <text:p>T-Shirt</text:p>
          </table:table-cell>
          <table:table-cell office:value-type="string">
            <text:p>weiß mit Handmotiv</text:p>
          </table:table-cell>
          <table:table-cell office:value-type="float" office:value="128">
            <text:p>128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4">
            <text:p>1604534</text:p>
          </table:table-cell>
          <table:table-cell office:value-type="string">
            <text:p>T-Shirt</text:p>
          </table:table-cell>
          <table:table-cell office:value-type="string">
            <text:p>schwarz mit weißer und pinker Schrift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5">
            <text:p>1604535</text:p>
          </table:table-cell>
          <table:table-cell office:value-type="string">
            <text:p>T-Shirt</text:p>
          </table:table-cell>
          <table:table-cell office:value-type="string">
            <text:p>schwarz mit Schlumpfine</text:p>
          </table:table-cell>
          <table:table-cell office:value-type="float" office:value="134">
            <text:p>134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6">
            <text:p>1604536</text:p>
          </table:table-cell>
          <table:table-cell office:value-type="string">
            <text:p>T-Shirt</text:p>
          </table:table-cell>
          <table:table-cell office:value-type="string">
            <text:p>weiß RollingStonesZunge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7">
            <text:p>1604537</text:p>
          </table:table-cell>
          <table:table-cell office:value-type="string">
            <text:p>T-Shirt TomTailor</text:p>
          </table:table-cell>
          <table:table-cell office:value-type="string">
            <text:p>lila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8">
            <text:p>1604538</text:p>
          </table:table-cell>
          <table:table-cell office:value-type="string">
            <text:p>T-Shirt TomTailor</text:p>
          </table:table-cell>
          <table:table-cell office:value-type="string">
            <text:p>grau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39">
            <text:p>1604539</text:p>
          </table:table-cell>
          <table:table-cell office:value-type="string">
            <text:p>T-Shirt</text:p>
          </table:table-cell>
          <table:table-cell office:value-type="string">
            <text:p>pink mit Schmetterling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0">
            <text:p>1604540</text:p>
          </table:table-cell>
          <table:table-cell office:value-type="string">
            <text:p>T-Shirt HelloKitty</text:p>
          </table:table-cell>
          <table:table-cell office:value-type="string">
            <text:p>schwarz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1">
            <text:p>1604541</text:p>
          </table:table-cell>
          <table:table-cell office:value-type="string">
            <text:p>T-Shirt TopModel</text:p>
          </table:table-cell>
          <table:table-cell office:value-type="string">
            <text:p>schwarz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2">
            <text:p>1604542</text:p>
          </table:table-cell>
          <table:table-cell office:value-type="string">
            <text:p>T-Shirt</text:p>
          </table:table-cell>
          <table:table-cell office:value-type="string">
            <text:p>grau mit Herz aus Pailetten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3">
            <text:p>1604543</text:p>
          </table:table-cell>
          <table:table-cell office:value-type="string">
            <text:p>T-Shirt TomTailor</text:p>
          </table:table-cell>
          <table:table-cell office:value-type="string">
            <text:p>gelb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4">
            <text:p>1604544</text:p>
          </table:table-cell>
          <table:table-cell office:value-type="string">
            <text:p>Freizeithose</text:p>
          </table:table-cell>
          <table:table-cell office:value-type="string">
            <text:p>rot-weiß kariert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5">
            <text:p>1604545</text:p>
          </table:table-cell>
          <table:table-cell office:value-type="string">
            <text:p>langarm Shirt</text:p>
          </table:table-cell>
          <table:table-cell office:value-type="string">
            <text:p>orange</text:p>
          </table:table-cell>
          <table:table-cell office:value-type="float" office:value="134">
            <text:p>134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6">
            <text:p>1604546</text:p>
          </table:table-cell>
          <table:table-cell office:value-type="string">
            <text:p>Trainingsjacke Jako</text:p>
          </table:table-cell>
          <table:table-cell office:value-type="string">
            <text:p>schwarz</text:p>
          </table:table-cell>
          <table:table-cell office:value-type="float" office:value="146">
            <text:p>146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7">
            <text:p>1604547</text:p>
          </table:table-cell>
          <table:table-cell office:value-type="string">
            <text:p>Meerjungfrauenkostüm</text:p>
          </table:table-cell>
          <table:table-cell office:value-type="string">
            <text:p>blau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8">
            <text:p>1604548</text:p>
          </table:table-cell>
          <table:table-cell office:value-type="string">
            <text:p>BayernTrikot mit Hose</text:p>
          </table:table-cell>
          <table:table-cell office:value-type="string">
            <text:p>rot</text:p>
          </table:table-cell>
          <table:table-cell office:value-type="float" office:value="134">
            <text:p>134</text:p>
          </table:table-cell>
          <table:table-cell office:value-type="float" office:value="1.5">
            <text:p>1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49">
            <text:p>1604549</text:p>
          </table:table-cell>
          <table:table-cell office:value-type="string">
            <text:p>Kostüm Funkenmariechen</text:p>
          </table:table-cell>
          <table:table-cell office:value-type="string">
            <text:p>rot weiß</text:p>
          </table:table-cell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550">
            <text:p>1604550</text:p>
          </table:table-cell>
          <table:table-cell office:value-type="string">
            <text:p>Trainingsanzug Erima</text:p>
          </table:table-cell>
          <table:table-cell office:value-type="string">
            <text:p>schwarz/grau</text:p>
          </table:table-cell>
          <table:table-cell office:value-type="float" office:value="128">
            <text:p>128</text:p>
          </table:table-cell>
          <table:table-cell office:value-type="float" office:value="4.5">
            <text:p>4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1">
            <text:p>1604601</text:p>
          </table:table-cell>
          <table:table-cell office:value-type="string">
            <text:p>Playmobil 4139 Pirateninsel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4.5">
            <text:p>4,5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2">
            <text:p>16046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3">
            <text:p>16046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4">
            <text:p>16046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5">
            <text:p>16046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6">
            <text:p>16046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7">
            <text:p>16046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8">
            <text:p>16046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09">
            <text:p>16046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0">
            <text:p>16046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1">
            <text:p>16046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2">
            <text:p>16046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3">
            <text:p>16046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4">
            <text:p>16046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5">
            <text:p>16046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6">
            <text:p>16046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7">
            <text:p>16046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8">
            <text:p>16046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19">
            <text:p>16046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0">
            <text:p>16046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1">
            <text:p>16046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2">
            <text:p>16046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3">
            <text:p>16046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4">
            <text:p>16046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5">
            <text:p>16046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6">
            <text:p>16046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7">
            <text:p>16046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8">
            <text:p>16046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29">
            <text:p>16046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0">
            <text:p>16046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1">
            <text:p>16046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2">
            <text:p>16046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3">
            <text:p>16046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4">
            <text:p>16046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5">
            <text:p>16046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6">
            <text:p>16046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7">
            <text:p>16046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8">
            <text:p>16046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39">
            <text:p>16046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0">
            <text:p>16046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1">
            <text:p>16046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2">
            <text:p>16046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3">
            <text:p>16046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4">
            <text:p>16046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5">
            <text:p>16046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6">
            <text:p>16046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7">
            <text:p>16046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8">
            <text:p>16046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49">
            <text:p>16046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4650">
            <text:p>16046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Fischer</text:p>
          </table:table-cell>
          <table:table-cell office:value-type="float" office:value="146771">
            <text:p>146771</text:p>
          </table:table-cell>
          <table:table-cell office:value-type="string">
            <text:p>fischer.nussloch@gmx.de</text:p>
          </table:table-cell>
        </table:table-row>
        <table:table-row table:style-name="ro1">
          <table:table-cell office:value-type="float" office:value="1605001">
            <text:p>16050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02">
            <text:p>16050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03">
            <text:p>16050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04">
            <text:p>16050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05">
            <text:p>16050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06">
            <text:p>16050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07">
            <text:p>16050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08">
            <text:p>16050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09">
            <text:p>16050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0">
            <text:p>16050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1">
            <text:p>16050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2">
            <text:p>16050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3">
            <text:p>16050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4">
            <text:p>16050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5">
            <text:p>16050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6">
            <text:p>16050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7">
            <text:p>16050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8">
            <text:p>16050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19">
            <text:p>16050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0">
            <text:p>16050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1">
            <text:p>16050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2">
            <text:p>16050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3">
            <text:p>16050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4">
            <text:p>16050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5">
            <text:p>16050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6">
            <text:p>16050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7">
            <text:p>16050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8">
            <text:p>16050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29">
            <text:p>16050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0">
            <text:p>16050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1">
            <text:p>16050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2">
            <text:p>16050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3">
            <text:p>16050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4">
            <text:p>16050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5">
            <text:p>16050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6">
            <text:p>16050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7">
            <text:p>16050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8">
            <text:p>16050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39">
            <text:p>16050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0">
            <text:p>16050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1">
            <text:p>16050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2">
            <text:p>16050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3">
            <text:p>16050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4">
            <text:p>16050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5">
            <text:p>16050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6">
            <text:p>16050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7">
            <text:p>16050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8">
            <text:p>16050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49">
            <text:p>16050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050">
            <text:p>16050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1">
            <text:p>16057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2">
            <text:p>16057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3">
            <text:p>16057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4">
            <text:p>16057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5">
            <text:p>16057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6">
            <text:p>16057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7">
            <text:p>16057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8">
            <text:p>16057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09">
            <text:p>16057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0">
            <text:p>16057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1">
            <text:p>16057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2">
            <text:p>16057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3">
            <text:p>16057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4">
            <text:p>16057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5">
            <text:p>16057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6">
            <text:p>16057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7">
            <text:p>16057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8">
            <text:p>16057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19">
            <text:p>16057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0">
            <text:p>16057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1">
            <text:p>16057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2">
            <text:p>16057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3">
            <text:p>16057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4">
            <text:p>16057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5">
            <text:p>16057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6">
            <text:p>16057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7">
            <text:p>16057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8">
            <text:p>16057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29">
            <text:p>16057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0">
            <text:p>16057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1">
            <text:p>16057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2">
            <text:p>16057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3">
            <text:p>16057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4">
            <text:p>16057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5">
            <text:p>16057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6">
            <text:p>16057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7">
            <text:p>16057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8">
            <text:p>16057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39">
            <text:p>16057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0">
            <text:p>16057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1">
            <text:p>16057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2">
            <text:p>16057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3">
            <text:p>16057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4">
            <text:p>16057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5">
            <text:p>16057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6">
            <text:p>16057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7">
            <text:p>16057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8">
            <text:p>16057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49">
            <text:p>16057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5750">
            <text:p>16057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101">
            <text:p>16071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02">
            <text:p>16071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03">
            <text:p>16071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04">
            <text:p>16071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05">
            <text:p>16071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06">
            <text:p>16071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07">
            <text:p>16071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08">
            <text:p>16071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09">
            <text:p>16071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0">
            <text:p>16071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1">
            <text:p>16071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2">
            <text:p>16071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3">
            <text:p>16071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4">
            <text:p>16071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5">
            <text:p>16071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6">
            <text:p>16071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7">
            <text:p>16071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8">
            <text:p>16071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19">
            <text:p>16071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0">
            <text:p>16071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1">
            <text:p>16071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2">
            <text:p>16071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3">
            <text:p>16071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4">
            <text:p>16071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5">
            <text:p>16071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6">
            <text:p>16071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7">
            <text:p>16071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8">
            <text:p>16071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29">
            <text:p>16071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0">
            <text:p>16071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1">
            <text:p>16071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2">
            <text:p>16071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3">
            <text:p>16071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4">
            <text:p>16071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5">
            <text:p>16071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6">
            <text:p>16071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7">
            <text:p>16071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8">
            <text:p>16071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39">
            <text:p>16071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0">
            <text:p>16071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1">
            <text:p>16071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2">
            <text:p>16071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3">
            <text:p>16071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4">
            <text:p>16071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5">
            <text:p>16071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6">
            <text:p>16071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7">
            <text:p>16071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8">
            <text:p>16071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49">
            <text:p>16071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150">
            <text:p>16071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Stegemann</text:p>
          </table:table-cell>
          <table:table-cell office:value-type="float" office:value="622410230">
            <text:p>622410230</text:p>
          </table:table-cell>
          <table:table-cell office:value-type="string">
            <text:p>stege029@t-online.de</text:p>
          </table:table-cell>
        </table:table-row>
        <table:table-row table:style-name="ro1">
          <table:table-cell office:value-type="float" office:value="1607401">
            <text:p>16074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02">
            <text:p>16074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03">
            <text:p>16074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04">
            <text:p>16074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05">
            <text:p>16074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06">
            <text:p>16074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07">
            <text:p>16074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08">
            <text:p>16074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09">
            <text:p>16074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0">
            <text:p>16074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1">
            <text:p>16074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2">
            <text:p>16074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3">
            <text:p>16074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4">
            <text:p>16074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5">
            <text:p>16074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6">
            <text:p>16074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7">
            <text:p>16074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8">
            <text:p>16074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19">
            <text:p>16074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0">
            <text:p>16074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1">
            <text:p>16074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2">
            <text:p>16074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3">
            <text:p>16074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4">
            <text:p>16074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5">
            <text:p>16074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6">
            <text:p>16074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7">
            <text:p>16074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8">
            <text:p>16074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29">
            <text:p>16074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0">
            <text:p>16074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1">
            <text:p>16074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2">
            <text:p>16074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3">
            <text:p>16074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4">
            <text:p>16074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5">
            <text:p>16074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6">
            <text:p>16074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7">
            <text:p>16074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8">
            <text:p>16074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39">
            <text:p>16074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0">
            <text:p>16074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1">
            <text:p>16074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2">
            <text:p>16074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3">
            <text:p>16074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4">
            <text:p>16074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5">
            <text:p>16074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6">
            <text:p>16074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7">
            <text:p>16074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8">
            <text:p>16074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49">
            <text:p>16074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450">
            <text:p>16074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7501">
            <text:p>16075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02">
            <text:p>16075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03">
            <text:p>16075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04">
            <text:p>16075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05">
            <text:p>16075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06">
            <text:p>16075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07">
            <text:p>16075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08">
            <text:p>16075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09">
            <text:p>16075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0">
            <text:p>16075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1">
            <text:p>16075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2">
            <text:p>16075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3">
            <text:p>16075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4">
            <text:p>16075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5">
            <text:p>16075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6">
            <text:p>16075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7">
            <text:p>16075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8">
            <text:p>16075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19">
            <text:p>16075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0">
            <text:p>16075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1">
            <text:p>16075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2">
            <text:p>16075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3">
            <text:p>16075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4">
            <text:p>16075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5">
            <text:p>16075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6">
            <text:p>16075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7">
            <text:p>16075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8">
            <text:p>16075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29">
            <text:p>16075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0">
            <text:p>16075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1">
            <text:p>16075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2">
            <text:p>16075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3">
            <text:p>16075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4">
            <text:p>16075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5">
            <text:p>16075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6">
            <text:p>16075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7">
            <text:p>16075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8">
            <text:p>16075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39">
            <text:p>16075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0">
            <text:p>16075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1">
            <text:p>16075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2">
            <text:p>16075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3">
            <text:p>16075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4">
            <text:p>16075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5">
            <text:p>16075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6">
            <text:p>16075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7">
            <text:p>16075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8">
            <text:p>16075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49">
            <text:p>16075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550">
            <text:p>16075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attes</text:p>
          </table:table-cell>
          <table:table-cell office:value-type="string">
            <text:p>06224/907621</text:p>
          </table:table-cell>
          <table:table-cell office:value-type="string">
            <text:p>katharina.mattes@gmx.de</text:p>
          </table:table-cell>
        </table:table-row>
        <table:table-row table:style-name="ro1">
          <table:table-cell office:value-type="float" office:value="1607601">
            <text:p>1607601</text:p>
          </table:table-cell>
          <table:table-cell office:value-type="string">
            <text:p>Puzzle Unterwasser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02">
            <text:p>1607602</text:p>
          </table:table-cell>
          <table:table-cell office:value-type="string">
            <text:p>Puzzle Bauernhof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03">
            <text:p>1607603</text:p>
          </table:table-cell>
          <table:table-cell office:value-type="string">
            <text:p>Puzzle Bauernhof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04">
            <text:p>1607604</text:p>
          </table:table-cell>
          <table:table-cell office:value-type="string">
            <text:p>Geschichtenbuch für Erstleser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05">
            <text:p>1607605</text:p>
          </table:table-cell>
          <table:table-cell office:value-type="string">
            <text:p>Lesedetektive Duden 1. Klass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06">
            <text:p>1607606</text:p>
          </table:table-cell>
          <table:table-cell office:value-type="string">
            <text:p>Buch die schönsten Geschichten für Erst.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07">
            <text:p>1607607</text:p>
          </table:table-cell>
          <table:table-cell office:value-type="string">
            <text:p>Buch Mo und die Krümel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08">
            <text:p>1607608</text:p>
          </table:table-cell>
          <table:table-cell office:value-type="string">
            <text:p>Cd Box Die fantastischen Elf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09">
            <text:p>1607609</text:p>
          </table:table-cell>
          <table:table-cell office:value-type="string">
            <text:p>Lesetiger Eisbäregeschicht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0">
            <text:p>1607610</text:p>
          </table:table-cell>
          <table:table-cell office:value-type="string">
            <text:p>Leserabe Willi Vampir in der Schul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1">
            <text:p>1607611</text:p>
          </table:table-cell>
          <table:table-cell office:value-type="string">
            <text:p>Buch Die schönsten Ostergeschihten 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2">
            <text:p>1607612</text:p>
          </table:table-cell>
          <table:table-cell office:value-type="string">
            <text:p>Leserabe Die lustigsten Schulgeschichte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3">
            <text:p>1607613</text:p>
          </table:table-cell>
          <table:table-cell office:value-type="string">
            <text:p>Schwimmflügelscheiben</text:p>
          </table:table-cell>
          <table:table-cell/>
          <table:table-cell office:value-type="string">
            <text:p>sonstiges</text:p>
          </table:table-cell>
          <table:table-cell office:value-type="float" office:value="7">
            <text:p>7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4">
            <text:p>1607614</text:p>
          </table:table-cell>
          <table:table-cell office:value-type="string">
            <text:p>DVD Benjamin Blümch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5">
            <text:p>1607615</text:p>
          </table:table-cell>
          <table:table-cell office:value-type="string">
            <text:p>DVD Mondbär 9-15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6">
            <text:p>1607616</text:p>
          </table:table-cell>
          <table:table-cell office:value-type="string">
            <text:p>DVD Petterson u. Findus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7">
            <text:p>1607617</text:p>
          </table:table-cell>
          <table:table-cell office:value-type="string">
            <text:p>Die Maus DVD Koffer 5er</text:p>
          </table:table-cell>
          <table:table-cell/>
          <table:table-cell office:value-type="string">
            <text:p>sonstiges</text:p>
          </table:table-cell>
          <table:table-cell office:value-type="float" office:value="3.5">
            <text:p>3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8">
            <text:p>1607618</text:p>
          </table:table-cell>
          <table:table-cell office:value-type="string">
            <text:p>Sandmännchen DVD Koffer 5er</text:p>
          </table:table-cell>
          <table:table-cell/>
          <table:table-cell office:value-type="string">
            <text:p>sonstiges</text:p>
          </table:table-cell>
          <table:table-cell office:value-type="float" office:value="3.5">
            <text:p>3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19">
            <text:p>1607619</text:p>
          </table:table-cell>
          <table:table-cell office:value-type="string">
            <text:p>Cd Der kleine König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0">
            <text:p>1607620</text:p>
          </table:table-cell>
          <table:table-cell office:value-type="string">
            <text:p>Cd Petterson und Findus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1">
            <text:p>1607621</text:p>
          </table:table-cell>
          <table:table-cell office:value-type="string">
            <text:p>Cd Hexe Lilli <text:s/>Lilli und König Artus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2">
            <text:p>1607622</text:p>
          </table:table-cell>
          <table:table-cell office:value-type="string">
            <text:p>Cd Hexe Lilli Lilli und der Zauberkünstl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3">
            <text:p>1607623</text:p>
          </table:table-cell>
          <table:table-cell office:value-type="string">
            <text:p>Cd Wickie und die starken Männer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4">
            <text:p>1607624</text:p>
          </table:table-cell>
          <table:table-cell office:value-type="string">
            <text:p>Cd Mondbär Folge 5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5">
            <text:p>1607625</text:p>
          </table:table-cell>
          <table:table-cell office:value-type="string">
            <text:p>Cd Mondbär Folge 1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6">
            <text:p>1607626</text:p>
          </table:table-cell>
          <table:table-cell office:value-type="string">
            <text:p>Cd Mondbär Folge 3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7">
            <text:p>1607627</text:p>
          </table:table-cell>
          <table:table-cell office:value-type="string">
            <text:p>Cd Mondbär Folge 7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8">
            <text:p>1607628</text:p>
          </table:table-cell>
          <table:table-cell office:value-type="string">
            <text:p>Puzzle Benjamin Blümchen 64 Teil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29">
            <text:p>1607629</text:p>
          </table:table-cell>
          <table:table-cell office:value-type="string">
            <text:p>Puzzle Benjamin Blümchen 36 Teile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0">
            <text:p>1607630</text:p>
          </table:table-cell>
          <table:table-cell office:value-type="string">
            <text:p>Puzzle Bob der Baumeister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1">
            <text:p>1607631</text:p>
          </table:table-cell>
          <table:table-cell office:value-type="string">
            <text:p>Puzzle Hund mit Katze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2">
            <text:p>1607632</text:p>
          </table:table-cell>
          <table:table-cell office:value-type="string">
            <text:p>Puzzle Star Line Ravensburger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3">
            <text:p>1607633</text:p>
          </table:table-cell>
          <table:table-cell office:value-type="string">
            <text:p>Puzzle Alice im Wonderland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4">
            <text:p>1607634</text:p>
          </table:table-cell>
          <table:table-cell office:value-type="string">
            <text:p>Das große Buch zum Lesenlern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5">
            <text:p>1607635</text:p>
          </table:table-cell>
          <table:table-cell office:value-type="string">
            <text:p>Holzwürfel zum Stapeln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6">
            <text:p>1607636</text:p>
          </table:table-cell>
          <table:table-cell office:value-type="string">
            <text:p>Die 100 1-2-3 Minutengeschichte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7">
            <text:p>1607637</text:p>
          </table:table-cell>
          <table:table-cell office:value-type="string">
            <text:p>Meine liebsten 1-2-3 Minutengeschichte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8">
            <text:p>1607638</text:p>
          </table:table-cell>
          <table:table-cell office:value-type="string">
            <text:p>Buch Uuups, komm Zähne putz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39">
            <text:p>1607639</text:p>
          </table:table-cell>
          <table:table-cell office:value-type="string">
            <text:p>Buch Ri,Ra,rutsch wir fahren mit der 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0">
            <text:p>1607640</text:p>
          </table:table-cell>
          <table:table-cell office:value-type="string">
            <text:p>Buch Gutes Benehmen ist hüpfeleicht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1">
            <text:p>1607641</text:p>
          </table:table-cell>
          <table:table-cell office:value-type="string">
            <text:p>Buch Vorlesegeschichten Freuen, Streiten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2">
            <text:p>1607642</text:p>
          </table:table-cell>
          <table:table-cell office:value-type="string">
            <text:p>Buch Auf dem großen Bauernhof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3">
            <text:p>1607643</text:p>
          </table:table-cell>
          <table:table-cell office:value-type="string">
            <text:p>Wimmelbuch vom Bauernhof</text:p>
          </table:table-cell>
          <table:table-cell/>
          <table:table-cell office:value-type="string">
            <text:p>sonstiges</text:p>
          </table:table-cell>
          <table:table-cell office:value-type="float" office:value="0.5">
            <text:p>0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4">
            <text:p>1607644</text:p>
          </table:table-cell>
          <table:table-cell office:value-type="string">
            <text:p>Wimmelbuch Feuerwehr</text:p>
          </table:table-cell>
          <table:table-cell/>
          <table:table-cell office:value-type="string">
            <text:p>sonstiges</text:p>
          </table:table-cell>
          <table:table-cell office:value-type="float" office:value="0.5">
            <text:p>0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5">
            <text:p>1607645</text:p>
          </table:table-cell>
          <table:table-cell office:value-type="string">
            <text:p>Buch Benny Blue Ritter</text:p>
          </table:table-cell>
          <table:table-cell/>
          <table:table-cell office:value-type="string">
            <text:p>sonstiges</text:p>
          </table:table-cell>
          <table:table-cell office:value-type="float" office:value="0.3">
            <text:p>0,3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6">
            <text:p>1607646</text:p>
          </table:table-cell>
          <table:table-cell office:value-type="string">
            <text:p>Buch Benny Blue Zoo</text:p>
          </table:table-cell>
          <table:table-cell/>
          <table:table-cell office:value-type="string">
            <text:p>sonstiges</text:p>
          </table:table-cell>
          <table:table-cell office:value-type="float" office:value="0.3">
            <text:p>0,3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7">
            <text:p>1607647</text:p>
          </table:table-cell>
          <table:table-cell office:value-type="string">
            <text:p>Wimmel-Maxi-Pixi Buch Fahrzeuge</text:p>
          </table:table-cell>
          <table:table-cell/>
          <table:table-cell office:value-type="string">
            <text:p>sonstiges</text:p>
          </table:table-cell>
          <table:table-cell office:value-type="float" office:value="0.3">
            <text:p>0,3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8">
            <text:p>1607648</text:p>
          </table:table-cell>
          <table:table-cell office:value-type="string">
            <text:p>Wimmel-Maxi-Pixi Buch Bauernhof</text:p>
          </table:table-cell>
          <table:table-cell/>
          <table:table-cell office:value-type="string">
            <text:p>sonstiges</text:p>
          </table:table-cell>
          <table:table-cell office:value-type="float" office:value="0.3">
            <text:p>0,3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49">
            <text:p>1607649</text:p>
          </table:table-cell>
          <table:table-cell office:value-type="string">
            <text:p>Buch Micheals kleier Hund</text:p>
          </table:table-cell>
          <table:table-cell/>
          <table:table-cell office:value-type="string">
            <text:p>sonstiges</text:p>
          </table:table-cell>
          <table:table-cell office:value-type="float" office:value="0.5">
            <text:p>0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650">
            <text:p>1607650</text:p>
          </table:table-cell>
          <table:table-cell office:value-type="string">
            <text:p>Buch Benny Blue Indianer</text:p>
          </table:table-cell>
          <table:table-cell/>
          <table:table-cell office:value-type="string">
            <text:p>sonstiges</text:p>
          </table:table-cell>
          <table:table-cell office:value-type="float" office:value="0.3">
            <text:p>0,3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1">
            <text:p>1607701</text:p>
          </table:table-cell>
          <table:table-cell office:value-type="string">
            <text:p>Buch Gute Nacht Geschichten für Klein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2">
            <text:p>1607702</text:p>
          </table:table-cell>
          <table:table-cell office:value-type="string">
            <text:p>Buch Der Hase mit der roten Nase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3">
            <text:p>1607703</text:p>
          </table:table-cell>
          <table:table-cell office:value-type="string">
            <text:p>Maxi Pixi Tiergeschichten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4">
            <text:p>1607704</text:p>
          </table:table-cell>
          <table:table-cell office:value-type="string">
            <text:p>Maxi Pixi Wimmelspaß Drachen</text:p>
          </table:table-cell>
          <table:table-cell/>
          <table:table-cell office:value-type="string">
            <text:p>sonstiges</text:p>
          </table:table-cell>
          <table:table-cell office:value-type="float" office:value="0.5">
            <text:p>0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5">
            <text:p>1607705</text:p>
          </table:table-cell>
          <table:table-cell office:value-type="string">
            <text:p>Buch Frühling,Sommer,Herbst,Winter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6">
            <text:p>1607706</text:p>
          </table:table-cell>
          <table:table-cell office:value-type="string">
            <text:p>Spielkaffeemaschiene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7">
            <text:p>1607707</text:p>
          </table:table-cell>
          <table:table-cell office:value-type="string">
            <text:p>Flitzauto</text:p>
          </table:table-cell>
          <table:table-cell/>
          <table:table-cell office:value-type="string">
            <text:p>sonstiges</text:p>
          </table:table-cell>
          <table:table-cell office:value-type="float" office:value="0.8">
            <text:p>0,8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8">
            <text:p>1607708</text:p>
          </table:table-cell>
          <table:table-cell office:value-type="string">
            <text:p>Baby Knisterfühlbuch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09">
            <text:p>1607709</text:p>
          </table:table-cell>
          <table:table-cell office:value-type="string">
            <text:p>Schlafanzug Planes</text:p>
          </table:table-cell>
          <table:table-cell office:value-type="string">
            <text:p>blau/orange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0">
            <text:p>1607710</text:p>
          </table:table-cell>
          <table:table-cell office:value-type="string">
            <text:p>Kaputzenfleecepullover</text:p>
          </table:table-cell>
          <table:table-cell office:value-type="string">
            <text:p>rot</text:p>
          </table:table-cell>
          <table:table-cell office:value-type="float" office:value="110">
            <text:p>110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1">
            <text:p>1607711</text:p>
          </table:table-cell>
          <table:table-cell office:value-type="string">
            <text:p>Kaputzenpulli Wilde Kerle</text:p>
          </table:table-cell>
          <table:table-cell office:value-type="string">
            <text:p>schwarz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2">
            <text:p>1607712</text:p>
          </table:table-cell>
          <table:table-cell office:value-type="string">
            <text:p>Langarmweste</text:p>
          </table:table-cell>
          <table:table-cell office:value-type="string">
            <text:p>dunkelblau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3">
            <text:p>1607713</text:p>
          </table:table-cell>
          <table:table-cell office:value-type="string">
            <text:p>Kaputzenpulli</text:p>
          </table:table-cell>
          <table:table-cell office:value-type="string">
            <text:p>dunkelblau</text:p>
          </table:table-cell>
          <table:table-cell office:value-type="float" office:value="104">
            <text:p>104</text:p>
          </table:table-cell>
          <table:table-cell office:value-type="float" office:value="2.5">
            <text:p>2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4">
            <text:p>1607714</text:p>
          </table:table-cell>
          <table:table-cell office:value-type="string">
            <text:p>Kaputzenpulli</text:p>
          </table:table-cell>
          <table:table-cell office:value-type="string">
            <text:p>hellbl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5">
            <text:p>1607715</text:p>
          </table:table-cell>
          <table:table-cell office:value-type="string">
            <text:p>Pulli</text:p>
          </table:table-cell>
          <table:table-cell office:value-type="string">
            <text:p>geringelt blau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6">
            <text:p>1607716</text:p>
          </table:table-cell>
          <table:table-cell office:value-type="string">
            <text:p>Sport Trikot</text:p>
          </table:table-cell>
          <table:table-cell office:value-type="string">
            <text:p>weiß/schwarz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7">
            <text:p>1607717</text:p>
          </table:table-cell>
          <table:table-cell office:value-type="string">
            <text:p>Jeanshose kurz</text:p>
          </table:table-cell>
          <table:table-cell office:value-type="string">
            <text:p>hellblau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8">
            <text:p>1607718</text:p>
          </table:table-cell>
          <table:table-cell office:value-type="string">
            <text:p>Pulli</text:p>
          </table:table-cell>
          <table:table-cell office:value-type="string">
            <text:p>grau/bunt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19">
            <text:p>1607719</text:p>
          </table:table-cell>
          <table:table-cell office:value-type="string">
            <text:p>Badehose</text:p>
          </table:table-cell>
          <table:table-cell office:value-type="string">
            <text:p>dunkelbl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0">
            <text:p>1607720</text:p>
          </table:table-cell>
          <table:table-cell office:value-type="string">
            <text:p>Kaputzen Langarm Weste</text:p>
          </table:table-cell>
          <table:table-cell office:value-type="string">
            <text:p>dunkelblau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1">
            <text:p>1607721</text:p>
          </table:table-cell>
          <table:table-cell office:value-type="string">
            <text:p>dünne Übergangsjacke</text:p>
          </table:table-cell>
          <table:table-cell office:value-type="string">
            <text:p>hellblau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2">
            <text:p>1607722</text:p>
          </table:table-cell>
          <table:table-cell office:value-type="string">
            <text:p>T-Shirt</text:p>
          </table:table-cell>
          <table:table-cell office:value-type="string">
            <text:p>grün</text:p>
          </table:table-cell>
          <table:table-cell office:value-type="float" office:value="110">
            <text:p>110</text:p>
          </table:table-cell>
          <table:table-cell office:value-type="float" office:value="0.5">
            <text:p>0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3">
            <text:p>1607723</text:p>
          </table:table-cell>
          <table:table-cell office:value-type="string">
            <text:p>Pulli</text:p>
          </table:table-cell>
          <table:table-cell office:value-type="string">
            <text:p>blau grau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4">
            <text:p>1607724</text:p>
          </table:table-cell>
          <table:table-cell office:value-type="string">
            <text:p>Jogginganzug</text:p>
          </table:table-cell>
          <table:table-cell office:value-type="string">
            <text:p>blau/weiß</text:p>
          </table:table-cell>
          <table:table-cell office:value-type="float" office:value="104">
            <text:p>104</text:p>
          </table:table-cell>
          <table:table-cell office:value-type="float" office:value="2.5">
            <text:p>2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5">
            <text:p>1607725</text:p>
          </table:table-cell>
          <table:table-cell office:value-type="string">
            <text:p>kurzer Sommerschlafanzug</text:p>
          </table:table-cell>
          <table:table-cell office:value-type="string">
            <text:p>grün/braun 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6">
            <text:p>1607726</text:p>
          </table:table-cell>
          <table:table-cell office:value-type="string">
            <text:p>Langarm Schlafanzug</text:p>
          </table:table-cell>
          <table:table-cell office:value-type="string">
            <text:p>rot/grau,blau gerinelt</text:p>
          </table:table-cell>
          <table:table-cell office:value-type="float" office:value="110">
            <text:p>110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7">
            <text:p>1607727</text:p>
          </table:table-cell>
          <table:table-cell office:value-type="string">
            <text:p>Winterjacke</text:p>
          </table:table-cell>
          <table:table-cell office:value-type="string">
            <text:p>schwarz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8">
            <text:p>1607728</text:p>
          </table:table-cell>
          <table:table-cell office:value-type="string">
            <text:p>Schneeanzug</text:p>
          </table:table-cell>
          <table:table-cell office:value-type="string">
            <text:p>hellblau/grau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29">
            <text:p>1607729</text:p>
          </table:table-cell>
          <table:table-cell office:value-type="string">
            <text:p>Schneehose</text:p>
          </table:table-cell>
          <table:table-cell office:value-type="string">
            <text:p>schwarz</text:p>
          </table:table-cell>
          <table:table-cell office:value-type="float" office:value="104">
            <text:p>104</text:p>
          </table:table-cell>
          <table:table-cell office:value-type="float" office:value="3.5">
            <text:p>3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0">
            <text:p>1607730</text:p>
          </table:table-cell>
          <table:table-cell office:value-type="string">
            <text:p>Buch Pippi Langstrumpf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1">
            <text:p>1607731</text:p>
          </table:table-cell>
          <table:table-cell office:value-type="string">
            <text:p>Kurzarmhemnd</text:p>
          </table:table-cell>
          <table:table-cell office:value-type="string">
            <text:p>weiß/hellblau</text:p>
          </table:table-cell>
          <table:table-cell office:value-type="float" office:value="110">
            <text:p>110</text:p>
          </table:table-cell>
          <table:table-cell office:value-type="float" office:value="2.5">
            <text:p>2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2">
            <text:p>1607732</text:p>
          </table:table-cell>
          <table:table-cell office:value-type="string">
            <text:p>Kurzarmhemnd</text:p>
          </table:table-cell>
          <table:table-cell office:value-type="string">
            <text:p>weiß/blau kariert</text:p>
          </table:table-cell>
          <table:table-cell office:value-type="float" office:value="110">
            <text:p>110</text:p>
          </table:table-cell>
          <table:table-cell office:value-type="float" office:value="2.5">
            <text:p>2,5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3">
            <text:p>1607733</text:p>
          </table:table-cell>
          <table:table-cell office:value-type="string">
            <text:p>Kinderbettschutzgitter</text:p>
          </table:table-cell>
          <table:table-cell office:value-type="string">
            <text:p>blau/weiß</text:p>
          </table:table-cell>
          <table:table-cell office:value-type="string">
            <text:p>sonstiges</text:p>
          </table:table-cell>
          <table:table-cell office:value-type="float" office:value="10">
            <text:p>1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4">
            <text:p>1607734</text:p>
          </table:table-cell>
          <table:table-cell office:value-type="string">
            <text:p>Kinderbettschutzgitter</text:p>
          </table:table-cell>
          <table:table-cell office:value-type="string">
            <text:p>blau/weiß</text:p>
          </table:table-cell>
          <table:table-cell office:value-type="string">
            <text:p>sonstiges</text:p>
          </table:table-cell>
          <table:table-cell office:value-type="float" office:value="10">
            <text:p>1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5">
            <text:p>16077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6">
            <text:p>16077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7">
            <text:p>16077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8">
            <text:p>16077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39">
            <text:p>16077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0">
            <text:p>16077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1">
            <text:p>16077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2">
            <text:p>16077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3">
            <text:p>16077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4">
            <text:p>16077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5">
            <text:p>16077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6">
            <text:p>16077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7">
            <text:p>16077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8">
            <text:p>16077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49">
            <text:p>16077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7750">
            <text:p>16077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Kippenhan</text:p>
          </table:table-cell>
          <table:table-cell office:value-type="string">
            <text:p>06224/928288</text:p>
          </table:table-cell>
          <table:table-cell office:value-type="string">
            <text:p>susanne.kippenhan@web.de</text:p>
          </table:table-cell>
        </table:table-row>
        <table:table-row table:style-name="ro1">
          <table:table-cell office:value-type="float" office:value="1608201">
            <text:p>1608201</text:p>
          </table:table-cell>
          <table:table-cell office:value-type="string">
            <text:p>Kleid</text:p>
          </table:table-cell>
          <table:table-cell office:value-type="string">
            <text:p>Rosa Weiß</text:p>
          </table:table-cell>
          <table:table-cell office:value-type="float" office:value="98">
            <text:p>98</text:p>
          </table:table-cell>
          <table:table-cell office:value-type="float" office:value="2.5">
            <text:p>2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02">
            <text:p>1608202</text:p>
          </table:table-cell>
          <table:table-cell office:value-type="string">
            <text:p>T-Shirt </text:p>
          </table:table-cell>
          <table:table-cell office:value-type="string">
            <text:p>Lil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03">
            <text:p>1608203</text:p>
          </table:table-cell>
          <table:table-cell office:value-type="string">
            <text:p>Langarmshirt</text:p>
          </table:table-cell>
          <table:table-cell office:value-type="string">
            <text:p>Weiß</text:p>
          </table:table-cell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04">
            <text:p>1608204</text:p>
          </table:table-cell>
          <table:table-cell office:value-type="string">
            <text:p>Langarmshirt</text:p>
          </table:table-cell>
          <table:table-cell office:value-type="string">
            <text:p>Ros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05">
            <text:p>1608205</text:p>
          </table:table-cell>
          <table:table-cell office:value-type="string">
            <text:p>Langarmshrt</text:p>
          </table:table-cell>
          <table:table-cell office:value-type="string">
            <text:p>Rosa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06">
            <text:p>1608206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07">
            <text:p>1608207</text:p>
          </table:table-cell>
          <table:table-cell office:value-type="string">
            <text:p>Langarmshirt</text:p>
          </table:table-cell>
          <table:table-cell office:value-type="string">
            <text:p>Orange Ros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08">
            <text:p>1608208</text:p>
          </table:table-cell>
          <table:table-cell office:value-type="string">
            <text:p>Pulli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09">
            <text:p>1608209</text:p>
          </table:table-cell>
          <table:table-cell office:value-type="string">
            <text:p>Kleid</text:p>
          </table:table-cell>
          <table:table-cell office:value-type="string">
            <text:p>Orange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0">
            <text:p>1608210</text:p>
          </table:table-cell>
          <table:table-cell office:value-type="string">
            <text:p>Trägeroberteil</text:p>
          </table:table-cell>
          <table:table-cell office:value-type="string">
            <text:p>Blau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1">
            <text:p>1608211</text:p>
          </table:table-cell>
          <table:table-cell office:value-type="string">
            <text:p>Kurzarmbody</text:p>
          </table:table-cell>
          <table:table-cell office:value-type="string">
            <text:p>Rosa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2">
            <text:p>1608212</text:p>
          </table:table-cell>
          <table:table-cell office:value-type="string">
            <text:p>Kleid</text:p>
          </table:table-cell>
          <table:table-cell office:value-type="string">
            <text:p>Grün Bunt</text:p>
          </table:table-cell>
          <table:table-cell office:value-type="float" office:value="86">
            <text:p>86</text:p>
          </table:table-cell>
          <table:table-cell office:value-type="float" office:value="2.5">
            <text:p>2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3">
            <text:p>1608213</text:p>
          </table:table-cell>
          <table:table-cell office:value-type="string">
            <text:p>T-Shirt</text:p>
          </table:table-cell>
          <table:table-cell office:value-type="string">
            <text:p>Rosa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4">
            <text:p>1608214</text:p>
          </table:table-cell>
          <table:table-cell office:value-type="string">
            <text:p>Kaputzenpulli</text:p>
          </table:table-cell>
          <table:table-cell office:value-type="string">
            <text:p>Braun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5">
            <text:p>1608215</text:p>
          </table:table-cell>
          <table:table-cell office:value-type="string">
            <text:p>UV Badehose</text:p>
          </table:table-cell>
          <table:table-cell office:value-type="string">
            <text:p>Rot Weiß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6">
            <text:p>1608216</text:p>
          </table:table-cell>
          <table:table-cell office:value-type="string">
            <text:p>Langarmshirt</text:p>
          </table:table-cell>
          <table:table-cell office:value-type="string">
            <text:p>orange gelb</text:p>
          </table:table-cell>
          <table:table-cell office:value-type="float" office:value="104">
            <text:p>104</text:p>
          </table:table-cell>
          <table:table-cell office:value-type="float" office:value="0.5">
            <text:p>0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7">
            <text:p>1608217</text:p>
          </table:table-cell>
          <table:table-cell office:value-type="string">
            <text:p>Kleid</text:p>
          </table:table-cell>
          <table:table-cell office:value-type="string">
            <text:p>Rosa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8">
            <text:p>1608218</text:p>
          </table:table-cell>
          <table:table-cell office:value-type="string">
            <text:p>Kleid</text:p>
          </table:table-cell>
          <table:table-cell office:value-type="string">
            <text:p>Magenta</text:p>
          </table:table-cell>
          <table:table-cell office:value-type="float" office:value="98">
            <text:p>98</text:p>
          </table:table-cell>
          <table:table-cell office:value-type="float" office:value="2.5">
            <text:p>2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19">
            <text:p>1608219</text:p>
          </table:table-cell>
          <table:table-cell office:value-type="string">
            <text:p>Leggings</text:p>
          </table:table-cell>
          <table:table-cell office:value-type="string">
            <text:p>Bunt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0">
            <text:p>1608220</text:p>
          </table:table-cell>
          <table:table-cell office:value-type="string">
            <text:p>T-Shirt</text:p>
          </table:table-cell>
          <table:table-cell office:value-type="string">
            <text:p>Weiß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1">
            <text:p>1608221</text:p>
          </table:table-cell>
          <table:table-cell office:value-type="string">
            <text:p>T-Shirt</text:p>
          </table:table-cell>
          <table:table-cell office:value-type="string">
            <text:p>Beige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2">
            <text:p>1608222</text:p>
          </table:table-cell>
          <table:table-cell office:value-type="string">
            <text:p>Rolli</text:p>
          </table:table-cell>
          <table:table-cell office:value-type="string">
            <text:p>Rosa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3">
            <text:p>1608223</text:p>
          </table:table-cell>
          <table:table-cell office:value-type="string">
            <text:p>Kurze Hose</text:p>
          </table:table-cell>
          <table:table-cell office:value-type="string">
            <text:p>Beige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4">
            <text:p>1608224</text:p>
          </table:table-cell>
          <table:table-cell office:value-type="string">
            <text:p>Langarmshirt</text:p>
          </table:table-cell>
          <table:table-cell office:value-type="string">
            <text:p>Lil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5">
            <text:p>1608225</text:p>
          </table:table-cell>
          <table:table-cell office:value-type="string">
            <text:p>Jeansjacke</text:p>
          </table:table-cell>
          <table:table-cell office:value-type="string">
            <text:p>Bla</text:p>
          </table:table-cell>
          <table:table-cell office:value-type="float" office:value="86">
            <text:p>86</text:p>
          </table:table-cell>
          <table:table-cell office:value-type="float" office:value="2.5">
            <text:p>2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6">
            <text:p>1608226</text:p>
          </table:table-cell>
          <table:table-cell office:value-type="string">
            <text:p>Overall</text:p>
          </table:table-cell>
          <table:table-cell office:value-type="string">
            <text:p>Orange Rot</text:p>
          </table:table-cell>
          <table:table-cell office:value-type="float" office:value="68">
            <text:p>68</text:p>
          </table:table-cell>
          <table:table-cell office:value-type="float" office:value="3.5">
            <text:p>3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7">
            <text:p>1608227</text:p>
          </table:table-cell>
          <table:table-cell office:value-type="string">
            <text:p>Hose</text:p>
          </table:table-cell>
          <table:table-cell office:value-type="string">
            <text:p>Rot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8">
            <text:p>1608228</text:p>
          </table:table-cell>
          <table:table-cell office:value-type="string">
            <text:p>Kleid</text:p>
          </table:table-cell>
          <table:table-cell office:value-type="string">
            <text:p>Blau Rot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29">
            <text:p>1608229</text:p>
          </table:table-cell>
          <table:table-cell office:value-type="string">
            <text:p>Kleid</text:p>
          </table:table-cell>
          <table:table-cell office:value-type="string">
            <text:p>Rosa</text:p>
          </table:table-cell>
          <table:table-cell office:value-type="float" office:value="98">
            <text:p>98</text:p>
          </table:table-cell>
          <table:table-cell office:value-type="float" office:value="2.5">
            <text:p>2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0">
            <text:p>1608230</text:p>
          </table:table-cell>
          <table:table-cell office:value-type="string">
            <text:p>Tunika</text:p>
          </table:table-cell>
          <table:table-cell office:value-type="string">
            <text:p>Bunt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1">
            <text:p>1608231</text:p>
          </table:table-cell>
          <table:table-cell office:value-type="string">
            <text:p>T-Shirt</text:p>
          </table:table-cell>
          <table:table-cell office:value-type="string">
            <text:p>Weiß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2">
            <text:p>1608232</text:p>
          </table:table-cell>
          <table:table-cell office:value-type="string">
            <text:p>Langarmshirt</text:p>
          </table:table-cell>
          <table:table-cell office:value-type="string">
            <text:p>Rosa Bunt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3">
            <text:p>1608233</text:p>
          </table:table-cell>
          <table:table-cell office:value-type="string">
            <text:p>Weste</text:p>
          </table:table-cell>
          <table:table-cell office:value-type="string">
            <text:p>Braun</text:p>
          </table:table-cell>
          <table:table-cell office:value-type="float" office:value="92">
            <text:p>92</text:p>
          </table:table-cell>
          <table:table-cell office:value-type="float" office:value="2.5">
            <text:p>2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4">
            <text:p>1608234</text:p>
          </table:table-cell>
          <table:table-cell office:value-type="string">
            <text:p>Tunika</text:p>
          </table:table-cell>
          <table:table-cell office:value-type="string">
            <text:p>Schwarz</text:p>
          </table:table-cell>
          <table:table-cell office:value-type="float" office:value="92">
            <text:p>92</text:p>
          </table:table-cell>
          <table:table-cell office:value-type="float" office:value="4.5">
            <text:p>4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5">
            <text:p>1608235</text:p>
          </table:table-cell>
          <table:table-cell office:value-type="string">
            <text:p>Body</text:p>
          </table:table-cell>
          <table:table-cell office:value-type="string">
            <text:p>Audi weiß rot</text:p>
          </table:table-cell>
          <table:table-cell office:value-type="float" office:value="62">
            <text:p>62</text:p>
          </table:table-cell>
          <table:table-cell office:value-type="float" office:value="4.5">
            <text:p>4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6">
            <text:p>1608236</text:p>
          </table:table-cell>
          <table:table-cell office:value-type="string">
            <text:p>Regenkombi</text:p>
          </table:table-cell>
          <table:table-cell office:value-type="string">
            <text:p>Grün Gelb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7">
            <text:p>1608237</text:p>
          </table:table-cell>
          <table:table-cell office:value-type="string">
            <text:p>Trägertop</text:p>
          </table:table-cell>
          <table:table-cell office:value-type="string">
            <text:p>Orange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8">
            <text:p>1608238</text:p>
          </table:table-cell>
          <table:table-cell office:value-type="string">
            <text:p>T-Shirt</text:p>
          </table:table-cell>
          <table:table-cell office:value-type="string">
            <text:p>Weoß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39">
            <text:p>1608239</text:p>
          </table:table-cell>
          <table:table-cell office:value-type="string">
            <text:p>T-Shirt</text:p>
          </table:table-cell>
          <table:table-cell office:value-type="string">
            <text:p>Gelb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0">
            <text:p>1608240</text:p>
          </table:table-cell>
          <table:table-cell office:value-type="string">
            <text:p>T-Shirt</text:p>
          </table:table-cell>
          <table:table-cell office:value-type="string">
            <text:p>Weiß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1">
            <text:p>1608241</text:p>
          </table:table-cell>
          <table:table-cell office:value-type="string">
            <text:p>Kleid</text:p>
          </table:table-cell>
          <table:table-cell office:value-type="string">
            <text:p>Orange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2">
            <text:p>1608242</text:p>
          </table:table-cell>
          <table:table-cell office:value-type="string">
            <text:p>Schal</text:p>
          </table:table-cell>
          <table:table-cell office:value-type="string">
            <text:p>Rosa</text:p>
          </table:table-cell>
          <table:table-cell office:value-type="string">
            <text:p>sonstiges</text:p>
          </table:table-cell>
          <table:table-cell office:value-type="float" office:value="0.5">
            <text:p>0,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3">
            <text:p>1608243</text:p>
          </table:table-cell>
          <table:table-cell office:value-type="string">
            <text:p>Rock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4">
            <text:p>1608244</text:p>
          </table:table-cell>
          <table:table-cell office:value-type="string">
            <text:p>Rock</text:p>
          </table:table-cell>
          <table:table-cell office:value-type="string">
            <text:p>Olivgrün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5">
            <text:p>1608245</text:p>
          </table:table-cell>
          <table:table-cell office:value-type="string">
            <text:p>Pulli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6">
            <text:p>1608246</text:p>
          </table:table-cell>
          <table:table-cell office:value-type="string">
            <text:p>Mütze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7">
            <text:p>1608247</text:p>
          </table:table-cell>
          <table:table-cell office:value-type="string">
            <text:p>Lätzchen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8">
            <text:p>1608248</text:p>
          </table:table-cell>
          <table:table-cell office:value-type="string">
            <text:p>Jacke</text:p>
          </table:table-cell>
          <table:table-cell office:value-type="string">
            <text:p>Grün Orange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49">
            <text:p>1608249</text:p>
          </table:table-cell>
          <table:table-cell office:value-type="string">
            <text:p>Schlafsack</text:p>
          </table:table-cell>
          <table:table-cell office:value-type="string">
            <text:p>Weiß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250">
            <text:p>1608250</text:p>
          </table:table-cell>
          <table:table-cell office:value-type="string">
            <text:p>BabyBjörn</text:p>
          </table:table-cell>
          <table:table-cell office:value-type="string">
            <text:p>Schwarz</text:p>
          </table:table-cell>
          <table:table-cell office:value-type="string">
            <text:p>sonstiges</text:p>
          </table:table-cell>
          <table:table-cell office:value-type="float" office:value="15">
            <text:p>15</text:p>
          </table:table-cell>
          <table:table-cell office:value-type="string">
            <text:p>Manegold</text:p>
          </table:table-cell>
          <table:table-cell office:value-type="float" office:value="1799442078">
            <text:p>1799442078</text:p>
          </table:table-cell>
          <table:table-cell office:value-type="string">
            <text:p>nadine@manegold.net</text:p>
          </table:table-cell>
        </table:table-row>
        <table:table-row table:style-name="ro1">
          <table:table-cell office:value-type="float" office:value="1608401">
            <text:p>1608401</text:p>
          </table:table-cell>
          <table:table-cell office:value-type="string">
            <text:p>Jogginganzug</text:p>
          </table:table-cell>
          <table:table-cell office:value-type="string">
            <text:p>grau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02">
            <text:p>1608402</text:p>
          </table:table-cell>
          <table:table-cell office:value-type="string">
            <text:p>Kinderwagenkette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03">
            <text:p>1608403</text:p>
          </table:table-cell>
          <table:table-cell office:value-type="string">
            <text:p>T-Shirt</text:p>
          </table:table-cell>
          <table:table-cell office:value-type="string">
            <text:p>weiss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04">
            <text:p>1608404</text:p>
          </table:table-cell>
          <table:table-cell office:value-type="string">
            <text:p>Jacke</text:p>
          </table:table-cell>
          <table:table-cell office:value-type="string">
            <text:p>beige weiss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05">
            <text:p>1608405</text:p>
          </table:table-cell>
          <table:table-cell office:value-type="string">
            <text:p>Steppweste</text:p>
          </table:table-cell>
          <table:table-cell office:value-type="string">
            <text:p>rosa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06">
            <text:p>1608406</text:p>
          </table:table-cell>
          <table:table-cell office:value-type="string">
            <text:p>T-Shirt 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07">
            <text:p>1608407</text:p>
          </table:table-cell>
          <table:table-cell office:value-type="string">
            <text:p>Einteiler</text:p>
          </table:table-cell>
          <table:table-cell office:value-type="string">
            <text:p>bunt Muffins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08">
            <text:p>1608408</text:p>
          </table:table-cell>
          <table:table-cell office:value-type="string">
            <text:p>Hose</text:p>
          </table:table-cell>
          <table:table-cell office:value-type="string">
            <text:p>rosa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09">
            <text:p>1608409</text:p>
          </table:table-cell>
          <table:table-cell office:value-type="string">
            <text:p>Mütze</text:p>
          </table:table-cell>
          <table:table-cell office:value-type="string">
            <text:p>rosa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0">
            <text:p>1608410</text:p>
          </table:table-cell>
          <table:table-cell office:value-type="string">
            <text:p>Schneeanzug</text:p>
          </table:table-cell>
          <table:table-cell office:value-type="string">
            <text:p>rosa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1">
            <text:p>1608411</text:p>
          </table:table-cell>
          <table:table-cell office:value-type="string">
            <text:p>Schlafanzug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2">
            <text:p>1608412</text:p>
          </table:table-cell>
          <table:table-cell office:value-type="string">
            <text:p>Schlafanzug</text:p>
          </table:table-cell>
          <table:table-cell office:value-type="string">
            <text:p>rosa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3">
            <text:p>1608413</text:p>
          </table:table-cell>
          <table:table-cell office:value-type="string">
            <text:p>T-Shirt</text:p>
          </table:table-cell>
          <table:table-cell office:value-type="string">
            <text:p>gelb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4">
            <text:p>1608414</text:p>
          </table:table-cell>
          <table:table-cell office:value-type="string">
            <text:p>Strickjacke</text:p>
          </table:table-cell>
          <table:table-cell office:value-type="string">
            <text:p>rosa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5">
            <text:p>1608415</text:p>
          </table:table-cell>
          <table:table-cell office:value-type="string">
            <text:p>Mütze</text:p>
          </table:table-cell>
          <table:table-cell office:value-type="string">
            <text:p>rosa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6">
            <text:p>1608416</text:p>
          </table:table-cell>
          <table:table-cell office:value-type="string">
            <text:p>T-Shirt</text:p>
          </table:table-cell>
          <table:table-cell office:value-type="string">
            <text:p>grü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7">
            <text:p>1608417</text:p>
          </table:table-cell>
          <table:table-cell office:value-type="string">
            <text:p>Strickjacke</text:p>
          </table:table-cell>
          <table:table-cell office:value-type="string">
            <text:p>lila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8">
            <text:p>1608418</text:p>
          </table:table-cell>
          <table:table-cell office:value-type="string">
            <text:p>Strickjacke</text:p>
          </table:table-cell>
          <table:table-cell office:value-type="string">
            <text:p>lila weiss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19">
            <text:p>1608419</text:p>
          </table:table-cell>
          <table:table-cell office:value-type="string">
            <text:p>T-Shirt</text:p>
          </table:table-cell>
          <table:table-cell office:value-type="string">
            <text:p>khaki/rosa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0">
            <text:p>1608420</text:p>
          </table:table-cell>
          <table:table-cell office:value-type="string">
            <text:p>Jogginghose</text:p>
          </table:table-cell>
          <table:table-cell office:value-type="string">
            <text:p>rosa</text:p>
          </table:table-cell>
          <table:table-cell office:value-type="float" office:value="68">
            <text:p>68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1">
            <text:p>1608421</text:p>
          </table:table-cell>
          <table:table-cell office:value-type="string">
            <text:p>Laufsocken 18/19</text:p>
          </table:table-cell>
          <table:table-cell office:value-type="string">
            <text:p>rosa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2">
            <text:p>1608422</text:p>
          </table:table-cell>
          <table:table-cell office:value-type="string">
            <text:p>Kinderwagenkette sigikid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3">
            <text:p>1608423</text:p>
          </table:table-cell>
          <table:table-cell office:value-type="string">
            <text:p>Fleecehose</text:p>
          </table:table-cell>
          <table:table-cell office:value-type="string">
            <text:p>rosa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4">
            <text:p>1608424</text:p>
          </table:table-cell>
          <table:table-cell office:value-type="string">
            <text:p>Pulli</text:p>
          </table:table-cell>
          <table:table-cell office:value-type="string">
            <text:p>lila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5">
            <text:p>1608425</text:p>
          </table:table-cell>
          <table:table-cell office:value-type="string">
            <text:p>Kinderwagenkette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6">
            <text:p>1608426</text:p>
          </table:table-cell>
          <table:table-cell office:value-type="string">
            <text:p>Latzhose</text:p>
          </table:table-cell>
          <table:table-cell office:value-type="string">
            <text:p>Jeans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7">
            <text:p>1608427</text:p>
          </table:table-cell>
          <table:table-cell office:value-type="string">
            <text:p>Pulli</text:p>
          </table:table-cell>
          <table:table-cell office:value-type="string">
            <text:p>weinrot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8">
            <text:p>1608428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29">
            <text:p>1608429</text:p>
          </table:table-cell>
          <table:table-cell office:value-type="string">
            <text:p>Schlafsack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0">
            <text:p>1608430</text:p>
          </table:table-cell>
          <table:table-cell office:value-type="string">
            <text:p>Langarmshirt</text:p>
          </table:table-cell>
          <table:table-cell office:value-type="string">
            <text:p>grün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1">
            <text:p>1608431</text:p>
          </table:table-cell>
          <table:table-cell office:value-type="string">
            <text:p>Langarmshirt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2">
            <text:p>1608432</text:p>
          </table:table-cell>
          <table:table-cell office:value-type="string">
            <text:p>Rassel Haba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3">
            <text:p>1608433</text:p>
          </table:table-cell>
          <table:table-cell office:value-type="string">
            <text:p>Rassel Steiff</text:p>
          </table:table-cell>
          <table:table-cell/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4">
            <text:p>1608434</text:p>
          </table:table-cell>
          <table:table-cell office:value-type="string">
            <text:p>Rockkleid</text:p>
          </table:table-cell>
          <table:table-cell office:value-type="string">
            <text:p>grau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5">
            <text:p>1608435</text:p>
          </table:table-cell>
          <table:table-cell office:value-type="string">
            <text:p>Pullunder</text:p>
          </table:table-cell>
          <table:table-cell office:value-type="string">
            <text:p>rosa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6">
            <text:p>1608436</text:p>
          </table:table-cell>
          <table:table-cell office:value-type="string">
            <text:p>Langarmshirt</text:p>
          </table:table-cell>
          <table:table-cell office:value-type="string">
            <text:p>weiss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7">
            <text:p>1608437</text:p>
          </table:table-cell>
          <table:table-cell office:value-type="string">
            <text:p>Langarmshirt</text:p>
          </table:table-cell>
          <table:table-cell office:value-type="string">
            <text:p>weiss</text:p>
          </table:table-cell>
          <table:table-cell office:value-type="float" office:value="68">
            <text:p>68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8">
            <text:p>1608438</text:p>
          </table:table-cell>
          <table:table-cell office:value-type="string">
            <text:p>Pulli</text:p>
          </table:table-cell>
          <table:table-cell office:value-type="string">
            <text:p>rot</text:p>
          </table:table-cell>
          <table:table-cell office:value-type="float" office:value="56">
            <text:p>56</text:p>
          </table:table-cell>
          <table:table-cell office:value-type="float" office:value="3.5">
            <text:p>3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39">
            <text:p>1608439</text:p>
          </table:table-cell>
          <table:table-cell office:value-type="string">
            <text:p>Langarmshirt</text:p>
          </table:table-cell>
          <table:table-cell office:value-type="string">
            <text:p>rot weiss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0">
            <text:p>1608440</text:p>
          </table:table-cell>
          <table:table-cell office:value-type="string">
            <text:p>Kaputzenjacke</text:p>
          </table:table-cell>
          <table:table-cell office:value-type="string">
            <text:p>bunt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1">
            <text:p>1608441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2">
            <text:p>1608442</text:p>
          </table:table-cell>
          <table:table-cell office:value-type="string">
            <text:p>Schlafanzug</text:p>
          </table:table-cell>
          <table:table-cell office:value-type="string">
            <text:p>braun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3">
            <text:p>1608443</text:p>
          </table:table-cell>
          <table:table-cell office:value-type="string">
            <text:p>Cordhose</text:p>
          </table:table-cell>
          <table:table-cell office:value-type="string">
            <text:p>braun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4">
            <text:p>1608444</text:p>
          </table:table-cell>
          <table:table-cell office:value-type="string">
            <text:p>Babysocken 3x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5">
            <text:p>1608445</text:p>
          </table:table-cell>
          <table:table-cell office:value-type="string">
            <text:p>Strumpfhose</text:p>
          </table:table-cell>
          <table:table-cell office:value-type="string">
            <text:p>weiss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6">
            <text:p>1608446</text:p>
          </table:table-cell>
          <table:table-cell office:value-type="string">
            <text:p>Strumpfhose</text:p>
          </table:table-cell>
          <table:table-cell office:value-type="string">
            <text:p>weiss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7">
            <text:p>1608447</text:p>
          </table:table-cell>
          <table:table-cell office:value-type="string">
            <text:p>Pferdchen Rassel Sigikid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8">
            <text:p>1608448</text:p>
          </table:table-cell>
          <table:table-cell office:value-type="string">
            <text:p>Babysocken 3x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49">
            <text:p>1608449</text:p>
          </table:table-cell>
          <table:table-cell office:value-type="string">
            <text:p>T-Shirt Hose Sret</text:p>
          </table:table-cell>
          <table:table-cell office:value-type="string">
            <text:p>rosa</text:p>
          </table:table-cell>
          <table:table-cell office:value-type="float" office:value="62">
            <text:p>62</text:p>
          </table:table-cell>
          <table:table-cell office:value-type="float" office:value="3.5">
            <text:p>3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450">
            <text:p>1608450</text:p>
          </table:table-cell>
          <table:table-cell office:value-type="string">
            <text:p>Schlafanzug</text:p>
          </table:table-cell>
          <table:table-cell office:value-type="string">
            <text:p>rosa</text:p>
          </table:table-cell>
          <table:table-cell office:value-type="float" office:value="80">
            <text:p>80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1">
            <text:p>1608501</text:p>
          </table:table-cell>
          <table:table-cell office:value-type="string">
            <text:p>Moltontücher 2x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2">
            <text:p>1608502</text:p>
          </table:table-cell>
          <table:table-cell office:value-type="string">
            <text:p>Schlafanzug</text:p>
          </table:table-cell>
          <table:table-cell office:value-type="string">
            <text:p>rosa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3">
            <text:p>1608503</text:p>
          </table:table-cell>
          <table:table-cell office:value-type="string">
            <text:p>Schlafanzug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4">
            <text:p>1608504</text:p>
          </table:table-cell>
          <table:table-cell office:value-type="string">
            <text:p>Moltontücher 3x</text:p>
          </table:table-cell>
          <table:table-cell office:value-type="string">
            <text:p>weiss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5">
            <text:p>1608505</text:p>
          </table:table-cell>
          <table:table-cell office:value-type="string">
            <text:p>VTech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6">
            <text:p>1608506</text:p>
          </table:table-cell>
          <table:table-cell office:value-type="string">
            <text:p>Jacke</text:p>
          </table:table-cell>
          <table:table-cell office:value-type="string">
            <text:p>türkis</text:p>
          </table:table-cell>
          <table:table-cell office:value-type="float" office:value="68">
            <text:p>68</text:p>
          </table:table-cell>
          <table:table-cell office:value-type="float" office:value="5.5">
            <text:p>5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7">
            <text:p>1608507</text:p>
          </table:table-cell>
          <table:table-cell office:value-type="string">
            <text:p>Schneehose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3.5">
            <text:p>3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8">
            <text:p>1608508</text:p>
          </table:table-cell>
          <table:table-cell office:value-type="string">
            <text:p>Bodies 2x</text:p>
          </table:table-cell>
          <table:table-cell office:value-type="string">
            <text:p>lila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09">
            <text:p>1608509</text:p>
          </table:table-cell>
          <table:table-cell office:value-type="string">
            <text:p>Bodies 2x</text:p>
          </table:table-cell>
          <table:table-cell office:value-type="string">
            <text:p>weiss rosa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0">
            <text:p>1608510</text:p>
          </table:table-cell>
          <table:table-cell office:value-type="string">
            <text:p>Langarmshirt 2x</text:p>
          </table:table-cell>
          <table:table-cell office:value-type="string">
            <text:p>rosa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1">
            <text:p>16085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2">
            <text:p>16085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3">
            <text:p>16085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4">
            <text:p>16085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5">
            <text:p>16085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6">
            <text:p>16085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7">
            <text:p>16085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8">
            <text:p>16085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19">
            <text:p>16085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0">
            <text:p>16085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1">
            <text:p>16085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2">
            <text:p>16085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3">
            <text:p>16085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4">
            <text:p>16085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5">
            <text:p>16085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6">
            <text:p>16085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7">
            <text:p>16085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8">
            <text:p>16085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29">
            <text:p>16085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0">
            <text:p>16085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1">
            <text:p>16085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2">
            <text:p>16085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3">
            <text:p>16085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4">
            <text:p>16085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5">
            <text:p>16085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6">
            <text:p>16085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7">
            <text:p>16085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8">
            <text:p>16085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39">
            <text:p>16085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0">
            <text:p>16085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1">
            <text:p>16085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2">
            <text:p>16085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3">
            <text:p>16085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4">
            <text:p>16085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5">
            <text:p>16085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6">
            <text:p>16085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7">
            <text:p>16085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8">
            <text:p>16085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49">
            <text:p>16085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550">
            <text:p>16085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Mohr</text:p>
          </table:table-cell>
          <table:table-cell office:value-type="float" office:value="6224559741">
            <text:p>6224559741</text:p>
          </table:table-cell>
          <table:table-cell office:value-type="string">
            <text:p>kerstin@mohr.info</text:p>
          </table:table-cell>
        </table:table-row>
        <table:table-row table:style-name="ro1">
          <table:table-cell office:value-type="float" office:value="1608701">
            <text:p>1608701</text:p>
          </table:table-cell>
          <table:table-cell office:value-type="string">
            <text:p>schneeanzug </text:p>
          </table:table-cell>
          <table:table-cell office:value-type="string">
            <text:p>blau zweiteiler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02">
            <text:p>1608702</text:p>
          </table:table-cell>
          <table:table-cell office:value-type="string">
            <text:p>schneeanzug</text:p>
          </table:table-cell>
          <table:table-cell office:value-type="string">
            <text:p>grün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03">
            <text:p>1608703</text:p>
          </table:table-cell>
          <table:table-cell office:value-type="string">
            <text:p>schneeanzug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04">
            <text:p>1608704</text:p>
          </table:table-cell>
          <table:table-cell office:value-type="string">
            <text:p>Hose</text:p>
          </table:table-cell>
          <table:table-cell office:value-type="string">
            <text:p>grau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05">
            <text:p>1608705</text:p>
          </table:table-cell>
          <table:table-cell office:value-type="string">
            <text:p>Latzhose</text:p>
          </table:table-cell>
          <table:table-cell office:value-type="string">
            <text:p>beige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06">
            <text:p>1608706</text:p>
          </table:table-cell>
          <table:table-cell office:value-type="string">
            <text:p>Latzhose</text:p>
          </table:table-cell>
          <table:table-cell office:value-type="string">
            <text:p>beige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07">
            <text:p>1608707</text:p>
          </table:table-cell>
          <table:table-cell office:value-type="string">
            <text:p>Latzhose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08">
            <text:p>1608708</text:p>
          </table:table-cell>
          <table:table-cell office:value-type="string">
            <text:p>hose kurt</text:p>
          </table:table-cell>
          <table:table-cell office:value-type="string">
            <text:p>beige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09">
            <text:p>1608709</text:p>
          </table:table-cell>
          <table:table-cell office:value-type="string">
            <text:p>hose</text:p>
          </table:table-cell>
          <table:table-cell office:value-type="string">
            <text:p>beige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0">
            <text:p>1608710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1">
            <text:p>1608711</text:p>
          </table:table-cell>
          <table:table-cell office:value-type="string">
            <text:p>kurt hose</text:p>
          </table:table-cell>
          <table:table-cell office:value-type="string">
            <text:p>braun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2">
            <text:p>1608712</text:p>
          </table:table-cell>
          <table:table-cell office:value-type="string">
            <text:p>strickjacke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3">
            <text:p>1608713</text:p>
          </table:table-cell>
          <table:table-cell office:value-type="string">
            <text:p>winteranzug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3.5">
            <text:p>3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4">
            <text:p>1608714</text:p>
          </table:table-cell>
          <table:table-cell office:value-type="string">
            <text:p>Tshirt</text:p>
          </table:table-cell>
          <table:table-cell office:value-type="string">
            <text:p>brau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5">
            <text:p>1608715</text:p>
          </table:table-cell>
          <table:table-cell office:value-type="string">
            <text:p>Hausanzug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6">
            <text:p>1608716</text:p>
          </table:table-cell>
          <table:table-cell office:value-type="string">
            <text:p>bademantel gelb</text:p>
          </table:table-cell>
          <table:table-cell office:value-type="string">
            <text:p>gelb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7">
            <text:p>1608717</text:p>
          </table:table-cell>
          <table:table-cell office:value-type="string">
            <text:p>latzhose dick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8">
            <text:p>1608718</text:p>
          </table:table-cell>
          <table:table-cell office:value-type="string">
            <text:p>latzhose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19">
            <text:p>1608719</text:p>
          </table:table-cell>
          <table:table-cell office:value-type="string">
            <text:p>jacke</text:p>
          </table:table-cell>
          <table:table-cell office:value-type="string">
            <text:p>beige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0">
            <text:p>1608720</text:p>
          </table:table-cell>
          <table:table-cell office:value-type="string">
            <text:p>hose</text:p>
          </table:table-cell>
          <table:table-cell office:value-type="string">
            <text:p>grau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1">
            <text:p>1608721</text:p>
          </table:table-cell>
          <table:table-cell office:value-type="string">
            <text:p>babyjäckchen</text:p>
          </table:table-cell>
          <table:table-cell office:value-type="string">
            <text:p>weiß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2">
            <text:p>1608722</text:p>
          </table:table-cell>
          <table:table-cell office:value-type="string">
            <text:p>tshirt</text:p>
          </table:table-cell>
          <table:table-cell office:value-type="string">
            <text:p>beige weiß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3">
            <text:p>1608723</text:p>
          </table:table-cell>
          <table:table-cell office:value-type="string">
            <text:p>hose</text:p>
          </table:table-cell>
          <table:table-cell office:value-type="string">
            <text:p>grün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4">
            <text:p>1608724</text:p>
          </table:table-cell>
          <table:table-cell office:value-type="string">
            <text:p>jeans</text:p>
          </table:table-cell>
          <table:table-cell office:value-type="string">
            <text:p>blau grau</text:p>
          </table:table-cell>
          <table:table-cell office:value-type="float" office:value="68">
            <text:p>68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5">
            <text:p>1608725</text:p>
          </table:table-cell>
          <table:table-cell office:value-type="string">
            <text:p>rucksack</text:p>
          </table:table-cell>
          <table:table-cell office:value-type="string">
            <text:p>bunt klein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6">
            <text:p>1608726</text:p>
          </table:table-cell>
          <table:table-cell office:value-type="string">
            <text:p>Bademantel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7">
            <text:p>1608727</text:p>
          </table:table-cell>
          <table:table-cell office:value-type="string">
            <text:p>Strickjacke</text:p>
          </table:table-cell>
          <table:table-cell office:value-type="string">
            <text:p>braun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8">
            <text:p>1608728</text:p>
          </table:table-cell>
          <table:table-cell office:value-type="string">
            <text:p>tshirt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29">
            <text:p>1608729</text:p>
          </table:table-cell>
          <table:table-cell office:value-type="string">
            <text:p>latzhose</text:p>
          </table:table-cell>
          <table:table-cell office:value-type="string">
            <text:p>schwarz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0">
            <text:p>1608730</text:p>
          </table:table-cell>
          <table:table-cell office:value-type="string">
            <text:p>tshirt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1">
            <text:p>1608731</text:p>
          </table:table-cell>
          <table:table-cell office:value-type="string">
            <text:p>latzhose</text:p>
          </table:table-cell>
          <table:table-cell office:value-type="string">
            <text:p>grau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2">
            <text:p>1608732</text:p>
          </table:table-cell>
          <table:table-cell office:value-type="string">
            <text:p>kurthose</text:p>
          </table:table-cell>
          <table:table-cell office:value-type="string">
            <text:p>braun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3">
            <text:p>1608733</text:p>
          </table:table-cell>
          <table:table-cell office:value-type="string">
            <text:p>rolli</text:p>
          </table:table-cell>
          <table:table-cell office:value-type="string">
            <text:p>blau rot grau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4">
            <text:p>1608734</text:p>
          </table:table-cell>
          <table:table-cell office:value-type="string">
            <text:p>strickjacke</text:p>
          </table:table-cell>
          <table:table-cell office:value-type="string">
            <text:p>grau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5">
            <text:p>1608735</text:p>
          </table:table-cell>
          <table:table-cell office:value-type="string">
            <text:p>kurthose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6">
            <text:p>1608736</text:p>
          </table:table-cell>
          <table:table-cell office:value-type="string">
            <text:p>hemd</text:p>
          </table:table-cell>
          <table:table-cell office:value-type="string">
            <text:p>bunt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7">
            <text:p>1608737</text:p>
          </table:table-cell>
          <table:table-cell office:value-type="string">
            <text:p>strickjacke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8">
            <text:p>1608738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39">
            <text:p>1608739</text:p>
          </table:table-cell>
          <table:table-cell office:value-type="string">
            <text:p>tshirt</text:p>
          </table:table-cell>
          <table:table-cell office:value-type="string">
            <text:p>grün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0">
            <text:p>1608740</text:p>
          </table:table-cell>
          <table:table-cell office:value-type="string">
            <text:p>strickjacke</text:p>
          </table:table-cell>
          <table:table-cell office:value-type="string">
            <text:p>braun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1">
            <text:p>1608741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2">
            <text:p>1608742</text:p>
          </table:table-cell>
          <table:table-cell office:value-type="string">
            <text:p>strickjacke</text:p>
          </table:table-cell>
          <table:table-cell office:value-type="string">
            <text:p>schwarz </text:p>
          </table:table-cell>
          <table:table-cell office:value-type="float" office:value="80">
            <text:p>80</text:p>
          </table:table-cell>
          <table:table-cell office:value-type="float" office:value="2.5">
            <text:p>2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3">
            <text:p>1608743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4">
            <text:p>1608744</text:p>
          </table:table-cell>
          <table:table-cell office:value-type="string">
            <text:p>latzhose jeans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5">
            <text:p>1608745</text:p>
          </table:table-cell>
          <table:table-cell office:value-type="string">
            <text:p>jeans weste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6">
            <text:p>1608746</text:p>
          </table:table-cell>
          <table:table-cell office:value-type="string">
            <text:p>latzhose </text:p>
          </table:table-cell>
          <table:table-cell office:value-type="string">
            <text:p>blau weiß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7">
            <text:p>1608747</text:p>
          </table:table-cell>
          <table:table-cell office:value-type="string">
            <text:p>hose dick</text:p>
          </table:table-cell>
          <table:table-cell office:value-type="string">
            <text:p>beige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8">
            <text:p>1608748</text:p>
          </table:table-cell>
          <table:table-cell office:value-type="string">
            <text:p>pullover</text:p>
          </table:table-cell>
          <table:table-cell office:value-type="string">
            <text:p>blau gr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49">
            <text:p>1608749</text:p>
          </table:table-cell>
          <table:table-cell office:value-type="string">
            <text:p>pullover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8750">
            <text:p>1608750</text:p>
          </table:table-cell>
          <table:table-cell office:value-type="string">
            <text:p>hose</text:p>
          </table:table-cell>
          <table:table-cell office:value-type="string">
            <text:p>braun</text:p>
          </table:table-cell>
          <table:table-cell office:value-type="float" office:value="86">
            <text:p>86</text:p>
          </table:table-cell>
          <table:table-cell office:value-type="float" office:value="2.5">
            <text:p>2,5</text:p>
          </table:table-cell>
          <table:table-cell office:value-type="string">
            <text:p>Bender</text:p>
          </table:table-cell>
          <table:table-cell office:value-type="float" office:value="1623322484">
            <text:p>1623322484</text:p>
          </table:table-cell>
          <table:table-cell office:value-type="string">
            <text:p>ejacky2703@gmx.de</text:p>
          </table:table-cell>
        </table:table-row>
        <table:table-row table:style-name="ro1">
          <table:table-cell office:value-type="float" office:value="1609001">
            <text:p>1609001</text:p>
          </table:table-cell>
          <table:table-cell office:value-type="string">
            <text:p>Sport Leggings</text:p>
          </table:table-cell>
          <table:table-cell office:value-type="string">
            <text:p>lila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02">
            <text:p>1609002</text:p>
          </table:table-cell>
          <table:table-cell office:value-type="string">
            <text:p>Kleid gestreift</text:p>
          </table:table-cell>
          <table:table-cell office:value-type="string">
            <text:p>pink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03">
            <text:p>1609003</text:p>
          </table:table-cell>
          <table:table-cell office:value-type="string">
            <text:p>Kleid Punkte</text:p>
          </table:table-cell>
          <table:table-cell office:value-type="string">
            <text:p>pink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04">
            <text:p>1609004</text:p>
          </table:table-cell>
          <table:table-cell office:value-type="string">
            <text:p>Sweat Shirt</text:p>
          </table:table-cell>
          <table:table-cell office:value-type="string">
            <text:p>rot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05">
            <text:p>1609005</text:p>
          </table:table-cell>
          <table:table-cell office:value-type="string">
            <text:p>Pulli Hase</text:p>
          </table:table-cell>
          <table:table-cell office:value-type="string">
            <text:p>beige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06">
            <text:p>1609006</text:p>
          </table:table-cell>
          <table:table-cell office:value-type="string">
            <text:p>Pulli Katze</text:p>
          </table:table-cell>
          <table:table-cell office:value-type="string">
            <text:p>lila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07">
            <text:p>1609007</text:p>
          </table:table-cell>
          <table:table-cell office:value-type="string">
            <text:p>Pulli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08">
            <text:p>1609008</text:p>
          </table:table-cell>
          <table:table-cell office:value-type="string">
            <text:p>Pulli</text:p>
          </table:table-cell>
          <table:table-cell office:value-type="string">
            <text:p>grün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09">
            <text:p>1609009</text:p>
          </table:table-cell>
          <table:table-cell office:value-type="string">
            <text:p>Pulli Snoopy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0">
            <text:p>1609010</text:p>
          </table:table-cell>
          <table:table-cell office:value-type="string">
            <text:p>kurze Sporthose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1">
            <text:p>1609011</text:p>
          </table:table-cell>
          <table:table-cell office:value-type="string">
            <text:p>Bikini</text:p>
          </table:table-cell>
          <table:table-cell office:value-type="string">
            <text:p>gemustert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2">
            <text:p>1609012</text:p>
          </table:table-cell>
          <table:table-cell office:value-type="string">
            <text:p>Pulli gestreift</text:p>
          </table:table-cell>
          <table:table-cell office:value-type="string">
            <text:p>blau pink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3">
            <text:p>1609013</text:p>
          </table:table-cell>
          <table:table-cell office:value-type="string">
            <text:p>Pulli handmade</text:p>
          </table:table-cell>
          <table:table-cell office:value-type="string">
            <text:p>bunt</text:p>
          </table:table-cell>
          <table:table-cell office:value-type="float" office:value="110">
            <text:p>110</text:p>
          </table:table-cell>
          <table:table-cell office:value-type="float" office:value="1.5">
            <text:p>1,5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4">
            <text:p>1609014</text:p>
          </table:table-cell>
          <table:table-cell office:value-type="string">
            <text:p>Leggings Zopfmuster</text:p>
          </table:table-cell>
          <table:table-cell office:value-type="string">
            <text:p>rot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5">
            <text:p>1609015</text:p>
          </table:table-cell>
          <table:table-cell office:value-type="string">
            <text:p>T-Shirt</text:p>
          </table:table-cell>
          <table:table-cell office:value-type="string">
            <text:p>hellgrün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6">
            <text:p>1609016</text:p>
          </table:table-cell>
          <table:table-cell office:value-type="string">
            <text:p>Nachthemd</text:p>
          </table:table-cell>
          <table:table-cell office:value-type="string">
            <text:p>gestreift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7">
            <text:p>1609017</text:p>
          </table:table-cell>
          <table:table-cell office:value-type="string">
            <text:p>Leggings</text:p>
          </table:table-cell>
          <table:table-cell office:value-type="string">
            <text:p>schwarz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8">
            <text:p>1609018</text:p>
          </table:table-cell>
          <table:table-cell office:value-type="string">
            <text:p>Badehose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19">
            <text:p>1609019</text:p>
          </table:table-cell>
          <table:table-cell office:value-type="string">
            <text:p>Jogginghose</text:p>
          </table:table-cell>
          <table:table-cell office:value-type="string">
            <text:p>grau</text:p>
          </table:table-cell>
          <table:table-cell office:value-type="float" office:value="122">
            <text:p>122</text:p>
          </table:table-cell>
          <table:table-cell office:value-type="float" office:value="1.5">
            <text:p>1,5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0">
            <text:p>1609020</text:p>
          </table:table-cell>
          <table:table-cell office:value-type="string">
            <text:p>Kapuzenjacke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1">
            <text:p>1609021</text:p>
          </table:table-cell>
          <table:table-cell office:value-type="string">
            <text:p>Softshelljacke</text:p>
          </table:table-cell>
          <table:table-cell office:value-type="string">
            <text:p>lila pink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2">
            <text:p>1609022</text:p>
          </table:table-cell>
          <table:table-cell office:value-type="string">
            <text:p>T-Shirt</text:p>
          </table:table-cell>
          <table:table-cell office:value-type="string">
            <text:p>schwarz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3">
            <text:p>1609023</text:p>
          </table:table-cell>
          <table:table-cell office:value-type="string">
            <text:p>Kleid</text:p>
          </table:table-cell>
          <table:table-cell office:value-type="string">
            <text:p>khaki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4">
            <text:p>1609024</text:p>
          </table:table-cell>
          <table:table-cell office:value-type="string">
            <text:p>Pulli Hasen</text:p>
          </table:table-cell>
          <table:table-cell office:value-type="string">
            <text:p>rot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5">
            <text:p>1609025</text:p>
          </table:table-cell>
          <table:table-cell office:value-type="string">
            <text:p>Pulli lang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6">
            <text:p>1609026</text:p>
          </table:table-cell>
          <table:table-cell office:value-type="string">
            <text:p>T-Shirt</text:p>
          </table:table-cell>
          <table:table-cell office:value-type="string">
            <text:p>hellblau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7">
            <text:p>1609027</text:p>
          </table:table-cell>
          <table:table-cell office:value-type="string">
            <text:p>Kleid</text:p>
          </table:table-cell>
          <table:table-cell office:value-type="string">
            <text:p>gestreift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8">
            <text:p>1609028</text:p>
          </table:table-cell>
          <table:table-cell office:value-type="string">
            <text:p>Leggings</text:p>
          </table:table-cell>
          <table:table-cell office:value-type="string">
            <text:p>dunkelbl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29">
            <text:p>1609029</text:p>
          </table:table-cell>
          <table:table-cell office:value-type="string">
            <text:p>Top</text:p>
          </table:table-cell>
          <table:table-cell office:value-type="string">
            <text:p>gelb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0">
            <text:p>1609030</text:p>
          </table:table-cell>
          <table:table-cell office:value-type="string">
            <text:p>Leggings</text:p>
          </table:table-cell>
          <table:table-cell office:value-type="string">
            <text:p>rot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1">
            <text:p>1609031</text:p>
          </table:table-cell>
          <table:table-cell office:value-type="string">
            <text:p>Leggings</text:p>
          </table:table-cell>
          <table:table-cell office:value-type="string">
            <text:p>lil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2">
            <text:p>1609032</text:p>
          </table:table-cell>
          <table:table-cell office:value-type="string">
            <text:p>Leggings</text:p>
          </table:table-cell>
          <table:table-cell office:value-type="string">
            <text:p>apriko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3">
            <text:p>1609033</text:p>
          </table:table-cell>
          <table:table-cell office:value-type="string">
            <text:p>Hose Nicki</text:p>
          </table:table-cell>
          <table:table-cell office:value-type="string">
            <text:p>lila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4">
            <text:p>1609034</text:p>
          </table:table-cell>
          <table:table-cell office:value-type="string">
            <text:p>T-Shirt Katze</text:p>
          </table:table-cell>
          <table:table-cell office:value-type="string">
            <text:p>rosa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5">
            <text:p>1609035</text:p>
          </table:table-cell>
          <table:table-cell office:value-type="string">
            <text:p>Pulli</text:p>
          </table:table-cell>
          <table:table-cell office:value-type="string">
            <text:p>rosa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6">
            <text:p>1609036</text:p>
          </table:table-cell>
          <table:table-cell office:value-type="string">
            <text:p>T-Shirt</text:p>
          </table:table-cell>
          <table:table-cell office:value-type="string">
            <text:p>Pferde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7">
            <text:p>1609037</text:p>
          </table:table-cell>
          <table:table-cell office:value-type="string">
            <text:p>kurze Hose</text:p>
          </table:table-cell>
          <table:table-cell office:value-type="string">
            <text:p>Herzchen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8">
            <text:p>1609038</text:p>
          </table:table-cell>
          <table:table-cell office:value-type="string">
            <text:p>T-Shirt</text:p>
          </table:table-cell>
          <table:table-cell office:value-type="string">
            <text:p>lila Katze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39">
            <text:p>1609039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0">
            <text:p>1609040</text:p>
          </table:table-cell>
          <table:table-cell office:value-type="string">
            <text:p>Pulli</text:p>
          </table:table-cell>
          <table:table-cell office:value-type="string">
            <text:p>pink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1">
            <text:p>1609041</text:p>
          </table:table-cell>
          <table:table-cell office:value-type="string">
            <text:p>Pulli Katze</text:p>
          </table:table-cell>
          <table:table-cell office:value-type="string">
            <text:p>pink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2">
            <text:p>1609042</text:p>
          </table:table-cell>
          <table:table-cell office:value-type="string">
            <text:p>Pulli</text:p>
          </table:table-cell>
          <table:table-cell office:value-type="string">
            <text:p>pink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3">
            <text:p>1609043</text:p>
          </table:table-cell>
          <table:table-cell office:value-type="string">
            <text:p>Pulli</text:p>
          </table:table-cell>
          <table:table-cell office:value-type="string">
            <text:p>pink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4">
            <text:p>1609044</text:p>
          </table:table-cell>
          <table:table-cell office:value-type="string">
            <text:p>Pulli Sterne</text:p>
          </table:table-cell>
          <table:table-cell office:value-type="string">
            <text:p>pink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5">
            <text:p>1609045</text:p>
          </table:table-cell>
          <table:table-cell office:value-type="string">
            <text:p>Regenjacke gefüttert</text:p>
          </table:table-cell>
          <table:table-cell office:value-type="string">
            <text:p>pink gemustert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6">
            <text:p>1609046</text:p>
          </table:table-cell>
          <table:table-cell office:value-type="string">
            <text:p>T-Shirt</text:p>
          </table:table-cell>
          <table:table-cell office:value-type="string">
            <text:p>türkis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7">
            <text:p>1609047</text:p>
          </table:table-cell>
          <table:table-cell office:value-type="string">
            <text:p>Pulli Sterne</text:p>
          </table:table-cell>
          <table:table-cell office:value-type="string">
            <text:p>gr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8">
            <text:p>1609048</text:p>
          </table:table-cell>
          <table:table-cell office:value-type="string">
            <text:p>Badetuch Hello Kitty</text:p>
          </table:table-cell>
          <table:table-cell office:value-type="string">
            <text:p>pink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49">
            <text:p>1609049</text:p>
          </table:table-cell>
          <table:table-cell office:value-type="string">
            <text:p>Pulli Fleece</text:p>
          </table:table-cell>
          <table:table-cell office:value-type="string">
            <text:p>türkis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050">
            <text:p>1609050</text:p>
          </table:table-cell>
          <table:table-cell office:value-type="string">
            <text:p>Sweat Shirt</text:p>
          </table:table-cell>
          <table:table-cell office:value-type="string">
            <text:p>pink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1">
            <text:p>1609101</text:p>
          </table:table-cell>
          <table:table-cell office:value-type="string">
            <text:p>Sweat Shirt Bob Baumeister</text:p>
          </table:table-cell>
          <table:table-cell office:value-type="string">
            <text:p>rot blau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2">
            <text:p>1609102</text:p>
          </table:table-cell>
          <table:table-cell office:value-type="string">
            <text:p>Pollunder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3">
            <text:p>1609103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4">
            <text:p>1609104</text:p>
          </table:table-cell>
          <table:table-cell office:value-type="string">
            <text:p>Pulli</text:p>
          </table:table-cell>
          <table:table-cell office:value-type="string">
            <text:p>rot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5">
            <text:p>1609105</text:p>
          </table:table-cell>
          <table:table-cell office:value-type="string">
            <text:p>Hose Nicki</text:p>
          </table:table-cell>
          <table:table-cell office:value-type="string">
            <text:p>lil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6">
            <text:p>1609106</text:p>
          </table:table-cell>
          <table:table-cell office:value-type="string">
            <text:p>Pulli</text:p>
          </table:table-cell>
          <table:table-cell office:value-type="string">
            <text:p>lila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7">
            <text:p>1609107</text:p>
          </table:table-cell>
          <table:table-cell office:value-type="string">
            <text:p>Kleidchen</text:p>
          </table:table-cell>
          <table:table-cell office:value-type="string">
            <text:p>pink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8">
            <text:p>1609108</text:p>
          </table:table-cell>
          <table:table-cell office:value-type="string">
            <text:p>Hose</text:p>
          </table:table-cell>
          <table:table-cell office:value-type="string">
            <text:p>rosa lila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09">
            <text:p>1609109</text:p>
          </table:table-cell>
          <table:table-cell office:value-type="string">
            <text:p>Pulli Rosen</text:p>
          </table:table-cell>
          <table:table-cell office:value-type="string">
            <text:p>rosa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0">
            <text:p>1609110</text:p>
          </table:table-cell>
          <table:table-cell office:value-type="string">
            <text:p>Hose</text:p>
          </table:table-cell>
          <table:table-cell office:value-type="string">
            <text:p>rosa lila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1">
            <text:p>1609111</text:p>
          </table:table-cell>
          <table:table-cell office:value-type="string">
            <text:p>Pulli Hello Kitty</text:p>
          </table:table-cell>
          <table:table-cell office:value-type="string">
            <text:p>rosa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2">
            <text:p>1609112</text:p>
          </table:table-cell>
          <table:table-cell office:value-type="string">
            <text:p>Fleece Weste</text:p>
          </table:table-cell>
          <table:table-cell office:value-type="string">
            <text:p>pink aprikot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3">
            <text:p>1609113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4">
            <text:p>1609114</text:p>
          </table:table-cell>
          <table:table-cell office:value-type="string">
            <text:p>T-Shirt</text:p>
          </table:table-cell>
          <table:table-cell office:value-type="string">
            <text:p>bordeaux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5">
            <text:p>1609115</text:p>
          </table:table-cell>
          <table:table-cell office:value-type="string">
            <text:p>Pulli</text:p>
          </table:table-cell>
          <table:table-cell office:value-type="string">
            <text:p>lil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6">
            <text:p>1609116</text:p>
          </table:table-cell>
          <table:table-cell office:value-type="string">
            <text:p>Pulli Löwe</text:p>
          </table:table-cell>
          <table:table-cell office:value-type="string">
            <text:p>pink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7">
            <text:p>1609117</text:p>
          </table:table-cell>
          <table:table-cell office:value-type="string">
            <text:p>Pulli Hello Kitty</text:p>
          </table:table-cell>
          <table:table-cell office:value-type="string">
            <text:p>lil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8">
            <text:p>1609118</text:p>
          </table:table-cell>
          <table:table-cell office:value-type="string">
            <text:p>Kleid Jakoo</text:p>
          </table:table-cell>
          <table:table-cell office:value-type="string">
            <text:p>rosa geblümt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19">
            <text:p>1609119</text:p>
          </table:table-cell>
          <table:table-cell office:value-type="string">
            <text:p>Pulli</text:p>
          </table:table-cell>
          <table:table-cell office:value-type="string">
            <text:p>rot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0">
            <text:p>1609120</text:p>
          </table:table-cell>
          <table:table-cell office:value-type="string">
            <text:p>Pulli</text:p>
          </table:table-cell>
          <table:table-cell office:value-type="string">
            <text:p>lil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1">
            <text:p>1609121</text:p>
          </table:table-cell>
          <table:table-cell office:value-type="string">
            <text:p>Pulli</text:p>
          </table:table-cell>
          <table:table-cell office:value-type="string">
            <text:p>lila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2">
            <text:p>1609122</text:p>
          </table:table-cell>
          <table:table-cell office:value-type="string">
            <text:p>Hose</text:p>
          </table:table-cell>
          <table:table-cell office:value-type="string">
            <text:p>ros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3">
            <text:p>1609123</text:p>
          </table:table-cell>
          <table:table-cell office:value-type="string">
            <text:p>Pulli gestreift</text:p>
          </table:table-cell>
          <table:table-cell office:value-type="string">
            <text:p>pink weiß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4">
            <text:p>1609124</text:p>
          </table:table-cell>
          <table:table-cell office:value-type="string">
            <text:p>Jogginghose</text:p>
          </table:table-cell>
          <table:table-cell office:value-type="string">
            <text:p>bordeaux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5">
            <text:p>1609125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6">
            <text:p>1609126</text:p>
          </table:table-cell>
          <table:table-cell office:value-type="string">
            <text:p>Pulli gestreift</text:p>
          </table:table-cell>
          <table:table-cell office:value-type="string">
            <text:p>rosa braun pink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7">
            <text:p>1609127</text:p>
          </table:table-cell>
          <table:table-cell office:value-type="string">
            <text:p>Sweat Shirt</text:p>
          </table:table-cell>
          <table:table-cell office:value-type="string">
            <text:p>rosa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8">
            <text:p>1609128</text:p>
          </table:table-cell>
          <table:table-cell office:value-type="string">
            <text:p>T-Shirt</text:p>
          </table:table-cell>
          <table:table-cell office:value-type="string">
            <text:p>weiß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29">
            <text:p>1609129</text:p>
          </table:table-cell>
          <table:table-cell office:value-type="string">
            <text:p>T-Shirt Junge</text:p>
          </table:table-cell>
          <table:table-cell office:value-type="string">
            <text:p>weiß 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0">
            <text:p>1609130</text:p>
          </table:table-cell>
          <table:table-cell office:value-type="string">
            <text:p>Fleece Pulli</text:p>
          </table:table-cell>
          <table:table-cell office:value-type="string">
            <text:p>lil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1">
            <text:p>1609131</text:p>
          </table:table-cell>
          <table:table-cell office:value-type="string">
            <text:p>Pulli Hase</text:p>
          </table:table-cell>
          <table:table-cell office:value-type="string">
            <text:p>ros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2">
            <text:p>1609132</text:p>
          </table:table-cell>
          <table:table-cell office:value-type="string">
            <text:p>Pulli Schlumpfine</text:p>
          </table:table-cell>
          <table:table-cell office:value-type="string">
            <text:p>grau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3">
            <text:p>1609133</text:p>
          </table:table-cell>
          <table:table-cell office:value-type="string">
            <text:p>Kleid</text:p>
          </table:table-cell>
          <table:table-cell office:value-type="string">
            <text:p>rosa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4">
            <text:p>1609134</text:p>
          </table:table-cell>
          <table:table-cell office:value-type="string">
            <text:p>Kleid geblümt</text:p>
          </table:table-cell>
          <table:table-cell office:value-type="string">
            <text:p>weiß blau rot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5">
            <text:p>1609135</text:p>
          </table:table-cell>
          <table:table-cell office:value-type="string">
            <text:p>Kleid geblümt</text:p>
          </table:table-cell>
          <table:table-cell office:value-type="string">
            <text:p>blau lila weiß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6">
            <text:p>1609136</text:p>
          </table:table-cell>
          <table:table-cell office:value-type="string">
            <text:p>Strickjacke gestreift</text:p>
          </table:table-cell>
          <table:table-cell office:value-type="string">
            <text:p>weiß ros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7">
            <text:p>1609137</text:p>
          </table:table-cell>
          <table:table-cell office:value-type="string">
            <text:p>Kleidchen</text:p>
          </table:table-cell>
          <table:table-cell office:value-type="string">
            <text:p>weiß lila rosa gemustert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8">
            <text:p>1609138</text:p>
          </table:table-cell>
          <table:table-cell office:value-type="string">
            <text:p>Fleece Jacke</text:p>
          </table:table-cell>
          <table:table-cell office:value-type="string">
            <text:p>rosa lila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39">
            <text:p>1609139</text:p>
          </table:table-cell>
          <table:table-cell office:value-type="string">
            <text:p>Fleece Jacke Jakoo</text:p>
          </table:table-cell>
          <table:table-cell office:value-type="string">
            <text:p>rosa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0">
            <text:p>1609140</text:p>
          </table:table-cell>
          <table:table-cell office:value-type="string">
            <text:p>T-Shirt Hase</text:p>
          </table:table-cell>
          <table:table-cell office:value-type="string">
            <text:p>pink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1">
            <text:p>1609141</text:p>
          </table:table-cell>
          <table:table-cell office:value-type="string">
            <text:p>Pulli Katze</text:p>
          </table:table-cell>
          <table:table-cell office:value-type="string">
            <text:p>lil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2">
            <text:p>1609142</text:p>
          </table:table-cell>
          <table:table-cell office:value-type="string">
            <text:p>Fleece Jacke GAP</text:p>
          </table:table-cell>
          <table:table-cell office:value-type="string">
            <text:p>pink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3">
            <text:p>1609143</text:p>
          </table:table-cell>
          <table:table-cell office:value-type="string">
            <text:p>Pulli</text:p>
          </table:table-cell>
          <table:table-cell office:value-type="string">
            <text:p>pink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4">
            <text:p>1609144</text:p>
          </table:table-cell>
          <table:table-cell office:value-type="string">
            <text:p>Kleid Palme</text:p>
          </table:table-cell>
          <table:table-cell office:value-type="string">
            <text:p>pink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5">
            <text:p>1609145</text:p>
          </table:table-cell>
          <table:table-cell office:value-type="string">
            <text:p>Leggings</text:p>
          </table:table-cell>
          <table:table-cell office:value-type="string">
            <text:p>pink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6">
            <text:p>1609146</text:p>
          </table:table-cell>
          <table:table-cell office:value-type="string">
            <text:p>Sommerhemdchen</text:p>
          </table:table-cell>
          <table:table-cell office:value-type="string">
            <text:p>pink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7">
            <text:p>1609147</text:p>
          </table:table-cell>
          <table:table-cell office:value-type="string">
            <text:p>Pulli Eule Hase</text:p>
          </table:table-cell>
          <table:table-cell office:value-type="string">
            <text:p>pink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8">
            <text:p>1609148</text:p>
          </table:table-cell>
          <table:table-cell office:value-type="string">
            <text:p>Jogging Hose</text:p>
          </table:table-cell>
          <table:table-cell office:value-type="string">
            <text:p>pink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49">
            <text:p>1609149</text:p>
          </table:table-cell>
          <table:table-cell office:value-type="string">
            <text:p>Cord Hose</text:p>
          </table:table-cell>
          <table:table-cell office:value-type="string">
            <text:p>bordeaux lila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150">
            <text:p>1609150</text:p>
          </table:table-cell>
          <table:table-cell office:value-type="string">
            <text:p>Kleid Zebra</text:p>
          </table:table-cell>
          <table:table-cell office:value-type="string">
            <text:p>lila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1">
            <text:p>1609201</text:p>
          </table:table-cell>
          <table:table-cell office:value-type="string">
            <text:p>Pulli </text:p>
          </table:table-cell>
          <table:table-cell office:value-type="string">
            <text:p>gr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2">
            <text:p>1609202</text:p>
          </table:table-cell>
          <table:table-cell office:value-type="string">
            <text:p>Pulli Party</text:p>
          </table:table-cell>
          <table:table-cell office:value-type="string">
            <text:p>lila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3">
            <text:p>1609203</text:p>
          </table:table-cell>
          <table:table-cell office:value-type="string">
            <text:p>T-Shirt Girls</text:p>
          </table:table-cell>
          <table:table-cell office:value-type="string">
            <text:p>rosa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4">
            <text:p>1609204</text:p>
          </table:table-cell>
          <table:table-cell office:value-type="string">
            <text:p>Sweat Shirt Pony</text:p>
          </table:table-cell>
          <table:table-cell office:value-type="string">
            <text:p>lila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5">
            <text:p>1609205</text:p>
          </table:table-cell>
          <table:table-cell office:value-type="string">
            <text:p>Leggings</text:p>
          </table:table-cell>
          <table:table-cell office:value-type="string">
            <text:p>rosa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6">
            <text:p>1609206</text:p>
          </table:table-cell>
          <table:table-cell office:value-type="string">
            <text:p>Pulli </text:p>
          </table:table-cell>
          <table:table-cell office:value-type="string">
            <text:p>weiß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7">
            <text:p>1609207</text:p>
          </table:table-cell>
          <table:table-cell office:value-type="string">
            <text:p>Pulli Filly</text:p>
          </table:table-cell>
          <table:table-cell office:value-type="string">
            <text:p>ros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8">
            <text:p>1609208</text:p>
          </table:table-cell>
          <table:table-cell office:value-type="string">
            <text:p>T-Shirt Herzen</text:p>
          </table:table-cell>
          <table:table-cell office:value-type="string">
            <text:p>weiß bunt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09">
            <text:p>1609209</text:p>
          </table:table-cell>
          <table:table-cell office:value-type="string">
            <text:p>Kleid gestreift</text:p>
          </table:table-cell>
          <table:table-cell office:value-type="string">
            <text:p>weiß rosa orange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0">
            <text:p>1609210</text:p>
          </table:table-cell>
          <table:table-cell office:value-type="string">
            <text:p>T-Shirt Herzen</text:p>
          </table:table-cell>
          <table:table-cell office:value-type="string">
            <text:p>weiß etc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1">
            <text:p>1609211</text:p>
          </table:table-cell>
          <table:table-cell office:value-type="string">
            <text:p>T-Shirt gestreift</text:p>
          </table:table-cell>
          <table:table-cell office:value-type="string">
            <text:p>weiß ros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2">
            <text:p>1609212</text:p>
          </table:table-cell>
          <table:table-cell office:value-type="string">
            <text:p>Rollkragenpulli </text:p>
          </table:table-cell>
          <table:table-cell office:value-type="string">
            <text:p>weiß Sterne Herzen 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3">
            <text:p>1609213</text:p>
          </table:table-cell>
          <table:table-cell office:value-type="string">
            <text:p>Pulli gestreift</text:p>
          </table:table-cell>
          <table:table-cell office:value-type="string">
            <text:p>rosa etc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4">
            <text:p>1609214</text:p>
          </table:table-cell>
          <table:table-cell office:value-type="string">
            <text:p>T-Shirt Hello Kitty</text:p>
          </table:table-cell>
          <table:table-cell office:value-type="string">
            <text:p>hellblau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5">
            <text:p>1609215</text:p>
          </table:table-cell>
          <table:table-cell office:value-type="string">
            <text:p>Hose Nicki</text:p>
          </table:table-cell>
          <table:table-cell office:value-type="string">
            <text:p>orange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6">
            <text:p>1609216</text:p>
          </table:table-cell>
          <table:table-cell office:value-type="string">
            <text:p>Pulli Streifen Ärmel</text:p>
          </table:table-cell>
          <table:table-cell office:value-type="string">
            <text:p>weiß rosa rot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7">
            <text:p>1609217</text:p>
          </table:table-cell>
          <table:table-cell office:value-type="string">
            <text:p>T-Shirt Mickey Maus</text:p>
          </table:table-cell>
          <table:table-cell office:value-type="string">
            <text:p>weiß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8">
            <text:p>1609218</text:p>
          </table:table-cell>
          <table:table-cell office:value-type="string">
            <text:p>Pulli Blumen</text:p>
          </table:table-cell>
          <table:table-cell office:value-type="string">
            <text:p>rosa grau blau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19">
            <text:p>1609219</text:p>
          </table:table-cell>
          <table:table-cell office:value-type="string">
            <text:p>Sommerhemdchen</text:p>
          </table:table-cell>
          <table:table-cell office:value-type="string">
            <text:p>gestreift weiß rosa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0">
            <text:p>1609220</text:p>
          </table:table-cell>
          <table:table-cell office:value-type="string">
            <text:p>Pulli gestreift</text:p>
          </table:table-cell>
          <table:table-cell office:value-type="string">
            <text:p>weiß rosa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1">
            <text:p>1609221</text:p>
          </table:table-cell>
          <table:table-cell office:value-type="string">
            <text:p>Kapuzenjacke </text:p>
          </table:table-cell>
          <table:table-cell office:value-type="string">
            <text:p>grau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2">
            <text:p>1609222</text:p>
          </table:table-cell>
          <table:table-cell office:value-type="string">
            <text:p>Thermohose</text:p>
          </table:table-cell>
          <table:table-cell office:value-type="string">
            <text:p>pink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3">
            <text:p>1609223</text:p>
          </table:table-cell>
          <table:table-cell office:value-type="string">
            <text:p>Pulli Mädchen</text:p>
          </table:table-cell>
          <table:table-cell office:value-type="string">
            <text:p>ros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4">
            <text:p>1609224</text:p>
          </table:table-cell>
          <table:table-cell office:value-type="string">
            <text:p>Pulli Blume</text:p>
          </table:table-cell>
          <table:table-cell office:value-type="string">
            <text:p>ros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5">
            <text:p>1609225</text:p>
          </table:table-cell>
          <table:table-cell office:value-type="string">
            <text:p>Pulli Blume</text:p>
          </table:table-cell>
          <table:table-cell office:value-type="string">
            <text:p>rosa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6">
            <text:p>1609226</text:p>
          </table:table-cell>
          <table:table-cell office:value-type="string">
            <text:p>Pulli Herzen</text:p>
          </table:table-cell>
          <table:table-cell office:value-type="string">
            <text:p>weiß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7">
            <text:p>1609227</text:p>
          </table:table-cell>
          <table:table-cell office:value-type="string">
            <text:p>Jäckchen Blume</text:p>
          </table:table-cell>
          <table:table-cell office:value-type="string">
            <text:p>gelb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8">
            <text:p>1609228</text:p>
          </table:table-cell>
          <table:table-cell office:value-type="string">
            <text:p>Strickjacke gestreift</text:p>
          </table:table-cell>
          <table:table-cell office:value-type="string">
            <text:p>blau weiß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29">
            <text:p>1609229</text:p>
          </table:table-cell>
          <table:table-cell office:value-type="string">
            <text:p>Schlafsack Sommer</text:p>
          </table:table-cell>
          <table:table-cell office:value-type="string">
            <text:p>rosa Pferde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0">
            <text:p>1609230</text:p>
          </table:table-cell>
          <table:table-cell office:value-type="string">
            <text:p>Pulli gestreift</text:p>
          </table:table-cell>
          <table:table-cell office:value-type="string">
            <text:p>rosa pink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1">
            <text:p>1609231</text:p>
          </table:table-cell>
          <table:table-cell office:value-type="string">
            <text:p>Pulli </text:p>
          </table:table-cell>
          <table:table-cell office:value-type="string">
            <text:p>rosa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2">
            <text:p>1609232</text:p>
          </table:table-cell>
          <table:table-cell office:value-type="string">
            <text:p>Leggings</text:p>
          </table:table-cell>
          <table:table-cell office:value-type="string">
            <text:p>pink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3">
            <text:p>1609233</text:p>
          </table:table-cell>
          <table:table-cell office:value-type="string">
            <text:p>Schlafanzug Teddys</text:p>
          </table:table-cell>
          <table:table-cell office:value-type="string">
            <text:p>weiß 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4">
            <text:p>1609234</text:p>
          </table:table-cell>
          <table:table-cell office:value-type="string">
            <text:p>Schlafanzug Big Hug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5">
            <text:p>1609235</text:p>
          </table:table-cell>
          <table:table-cell office:value-type="string">
            <text:p>Schlafanzug Felix</text:p>
          </table:table-cell>
          <table:table-cell office:value-type="string">
            <text:p>blau grü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6">
            <text:p>1609236</text:p>
          </table:table-cell>
          <table:table-cell office:value-type="string">
            <text:p>Schlafanzug League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7">
            <text:p>1609237</text:p>
          </table:table-cell>
          <table:table-cell office:value-type="string">
            <text:p>Schlafanzug Special</text:p>
          </table:table-cell>
          <table:table-cell office:value-type="string">
            <text:p>hellblau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8">
            <text:p>1609238</text:p>
          </table:table-cell>
          <table:table-cell office:value-type="string">
            <text:p>Hose </text:p>
          </table:table-cell>
          <table:table-cell office:value-type="string">
            <text:p>rot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39">
            <text:p>1609239</text:p>
          </table:table-cell>
          <table:table-cell office:value-type="string">
            <text:p>Sweat Shirt</text:p>
          </table:table-cell>
          <table:table-cell office:value-type="string">
            <text:p>orange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0">
            <text:p>1609240</text:p>
          </table:table-cell>
          <table:table-cell office:value-type="string">
            <text:p>Hose s.Oliver</text:p>
          </table:table-cell>
          <table:table-cell office:value-type="string">
            <text:p>rot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1">
            <text:p>1609241</text:p>
          </table:table-cell>
          <table:table-cell office:value-type="string">
            <text:p>Pulli </text:p>
          </table:table-cell>
          <table:table-cell office:value-type="string">
            <text:p>rot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2">
            <text:p>1609242</text:p>
          </table:table-cell>
          <table:table-cell office:value-type="string">
            <text:p>Sweat Shirt</text:p>
          </table:table-cell>
          <table:table-cell office:value-type="string">
            <text:p>rosa weiß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3">
            <text:p>1609243</text:p>
          </table:table-cell>
          <table:table-cell office:value-type="string">
            <text:p>Thermohose</text:p>
          </table:table-cell>
          <table:table-cell office:value-type="string">
            <text:p>rosa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4">
            <text:p>1609244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5">
            <text:p>1609245</text:p>
          </table:table-cell>
          <table:table-cell office:value-type="string">
            <text:p><text:s/></text:p>
          </table:table-cell>
          <table:table-cell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6">
            <text:p>1609246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7">
            <text:p>1609247</text:p>
          </table:table-cell>
          <table:table-cell office:value-type="string">
            <text:p><text:s/></text:p>
          </table:table-cell>
          <table:table-cell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8">
            <text:p>1609248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49">
            <text:p>16092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09250">
            <text:p>16092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Benger</text:p>
          </table:table-cell>
          <table:table-cell office:value-type="float" office:value="1717789507">
            <text:p>1717789507</text:p>
          </table:table-cell>
          <table:table-cell office:value-type="string">
            <text:p>susannebenger@gmx.de</text:p>
          </table:table-cell>
        </table:table-row>
        <table:table-row table:style-name="ro1">
          <table:table-cell office:value-type="float" office:value="1610601">
            <text:p>16106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02">
            <text:p>16106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03">
            <text:p>16106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04">
            <text:p>16106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05">
            <text:p>16106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06">
            <text:p>16106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07">
            <text:p>16106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08">
            <text:p>16106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09">
            <text:p>16106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0">
            <text:p>16106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1">
            <text:p>16106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2">
            <text:p>16106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3">
            <text:p>16106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4">
            <text:p>16106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5">
            <text:p>16106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6">
            <text:p>16106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7">
            <text:p>16106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8">
            <text:p>16106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19">
            <text:p>16106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0">
            <text:p>16106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1">
            <text:p>16106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2">
            <text:p>16106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3">
            <text:p>16106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4">
            <text:p>16106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5">
            <text:p>16106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6">
            <text:p>16106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7">
            <text:p>16106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8">
            <text:p>16106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29">
            <text:p>16106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0">
            <text:p>16106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1">
            <text:p>16106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2">
            <text:p>16106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3">
            <text:p>16106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4">
            <text:p>16106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5">
            <text:p>16106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6">
            <text:p>16106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7">
            <text:p>16106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8">
            <text:p>16106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39">
            <text:p>16106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0">
            <text:p>16106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1">
            <text:p>16106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2">
            <text:p>16106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3">
            <text:p>16106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4">
            <text:p>16106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5">
            <text:p>16106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6">
            <text:p>16106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7">
            <text:p>16106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8">
            <text:p>16106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49">
            <text:p>16106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650">
            <text:p>16106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1201">
            <text:p>1611201</text:p>
          </table:table-cell>
          <table:table-cell office:value-type="string">
            <text:p>Kapuzenpulli Eddie Bauer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02">
            <text:p>1611202</text:p>
          </table:table-cell>
          <table:table-cell office:value-type="string">
            <text:p>kurze Hose, hm</text:p>
          </table:table-cell>
          <table:table-cell office:value-type="string">
            <text:p>braun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03">
            <text:p>1611203</text:p>
          </table:table-cell>
          <table:table-cell office:value-type="string">
            <text:p>Hose</text:p>
          </table:table-cell>
          <table:table-cell office:value-type="string">
            <text:p>dunkelblau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04">
            <text:p>1611204</text:p>
          </table:table-cell>
          <table:table-cell office:value-type="string">
            <text:p>Sommer Strampler mit Biene</text:p>
          </table:table-cell>
          <table:table-cell office:value-type="string">
            <text:p>blau gestreift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05">
            <text:p>1611205</text:p>
          </table:table-cell>
          <table:table-cell office:value-type="string">
            <text:p>Polo Hemd gestreift hm</text:p>
          </table:table-cell>
          <table:table-cell office:value-type="string">
            <text:p>blau/gelb/braun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06">
            <text:p>1611206</text:p>
          </table:table-cell>
          <table:table-cell office:value-type="string">
            <text:p>langarm Shirt</text:p>
          </table:table-cell>
          <table:table-cell office:value-type="string">
            <text:p>orange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07">
            <text:p>1611207</text:p>
          </table:table-cell>
          <table:table-cell office:value-type="string">
            <text:p>Hemd gestreift CA</text:p>
          </table:table-cell>
          <table:table-cell office:value-type="string">
            <text:p>blau/rot/weiss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08">
            <text:p>1611208</text:p>
          </table:table-cell>
          <table:table-cell office:value-type="string">
            <text:p>Leggings 2 tlg</text:p>
          </table:table-cell>
          <table:table-cell office:value-type="string">
            <text:p>dunkelblau und gestreift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09">
            <text:p>1611209</text:p>
          </table:table-cell>
          <table:table-cell office:value-type="string">
            <text:p>langarm Shirt Old Navy</text:p>
          </table:table-cell>
          <table:table-cell office:value-type="string">
            <text:p>dunkelblau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0">
            <text:p>1611210</text:p>
          </table:table-cell>
          <table:table-cell office:value-type="string">
            <text:p>Hose</text:p>
          </table:table-cell>
          <table:table-cell office:value-type="string">
            <text:p>braun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1">
            <text:p>1611211</text:p>
          </table:table-cell>
          <table:table-cell office:value-type="string">
            <text:p>langarm Polo Hemd gestreift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2">
            <text:p>1611212</text:p>
          </table:table-cell>
          <table:table-cell office:value-type="string">
            <text:p>Hose hm</text:p>
          </table:table-cell>
          <table:table-cell office:value-type="string">
            <text:p>orange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3">
            <text:p>1611213</text:p>
          </table:table-cell>
          <table:table-cell office:value-type="string">
            <text:p>Hose und Body 2 tlg</text:p>
          </table:table-cell>
          <table:table-cell office:value-type="string">
            <text:p>blau</text:p>
          </table:table-cell>
          <table:table-cell office:value-type="float" office:value="56">
            <text:p>56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4">
            <text:p>1611214</text:p>
          </table:table-cell>
          <table:table-cell office:value-type="string">
            <text:p>Polo Hemd gestreift</text:p>
          </table:table-cell>
          <table:table-cell office:value-type="string">
            <text:p>blau/grun/weiss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5">
            <text:p>1611215</text:p>
          </table:table-cell>
          <table:table-cell office:value-type="string">
            <text:p>langarm Polo Hemd hm</text:p>
          </table:table-cell>
          <table:table-cell office:value-type="string">
            <text:p>rot/blau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6">
            <text:p>1611216</text:p>
          </table:table-cell>
          <table:table-cell office:value-type="string">
            <text:p>Sommer Strampler mit Flamingo</text:p>
          </table:table-cell>
          <table:table-cell office:value-type="string">
            <text:p>gelb</text:p>
          </table:table-cell>
          <table:table-cell office:value-type="float" office:value="80">
            <text:p>80</text:p>
          </table:table-cell>
          <table:table-cell office:value-type="float" office:value="2.5">
            <text:p>2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7">
            <text:p>1611217</text:p>
          </table:table-cell>
          <table:table-cell office:value-type="string">
            <text:p>Mütze</text:p>
          </table:table-cell>
          <table:table-cell office:value-type="string">
            <text:p>rot/weiss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8">
            <text:p>1611218</text:p>
          </table:table-cell>
          <table:table-cell office:value-type="string">
            <text:p>Tunika gestreift Oshkosh</text:p>
          </table:table-cell>
          <table:table-cell office:value-type="string">
            <text:p>blau/weiss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19">
            <text:p>1611219</text:p>
          </table:table-cell>
          <table:table-cell office:value-type="string">
            <text:p>Tshirt mit Schrift</text:p>
          </table:table-cell>
          <table:table-cell office:value-type="string">
            <text:p>rot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0">
            <text:p>1611220</text:p>
          </table:table-cell>
          <table:table-cell office:value-type="string">
            <text:p>Kapuzenpulli mit Schrift</text:p>
          </table:table-cell>
          <table:table-cell office:value-type="string">
            <text:p>dunkelblau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1">
            <text:p>1611221</text:p>
          </table:table-cell>
          <table:table-cell office:value-type="string">
            <text:p>Hose</text:p>
          </table:table-cell>
          <table:table-cell office:value-type="string">
            <text:p>schwarz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2">
            <text:p>1611222</text:p>
          </table:table-cell>
          <table:table-cell office:value-type="string">
            <text:p>Strickpulli Zara</text:p>
          </table:table-cell>
          <table:table-cell office:value-type="string">
            <text:p>braun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3">
            <text:p>1611223</text:p>
          </table:table-cell>
          <table:table-cell office:value-type="string">
            <text:p>langarm Shirt</text:p>
          </table:table-cell>
          <table:table-cell office:value-type="string">
            <text:p>gelb/blau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4">
            <text:p>1611224</text:p>
          </table:table-cell>
          <table:table-cell office:value-type="string">
            <text:p>Jeans CA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5">
            <text:p>1611225</text:p>
          </table:table-cell>
          <table:table-cell office:value-type="string">
            <text:p>langarm Hemd Ralph Lauren</text:p>
          </table:table-cell>
          <table:table-cell office:value-type="string">
            <text:p>rot</text:p>
          </table:table-cell>
          <table:table-cell office:value-type="float" office:value="104">
            <text:p>104</text:p>
          </table:table-cell>
          <table:table-cell office:value-type="float" office:value="2.5">
            <text:p>2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6">
            <text:p>1611226</text:p>
          </table:table-cell>
          <table:table-cell office:value-type="string">
            <text:p>Body gestreift hm</text:p>
          </table:table-cell>
          <table:table-cell office:value-type="string">
            <text:p>blau/rot/weiss/grau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7">
            <text:p>1611227</text:p>
          </table:table-cell>
          <table:table-cell office:value-type="string">
            <text:p>Hose hm</text:p>
          </table:table-cell>
          <table:table-cell office:value-type="string">
            <text:p>schwarz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8">
            <text:p>1611228</text:p>
          </table:table-cell>
          <table:table-cell office:value-type="string">
            <text:p>Polo Hemd langarm</text:p>
          </table:table-cell>
          <table:table-cell office:value-type="string">
            <text:p>rot/gelb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29">
            <text:p>1611229</text:p>
          </table:table-cell>
          <table:table-cell office:value-type="string">
            <text:p>Hose</text:p>
          </table:table-cell>
          <table:table-cell office:value-type="string">
            <text:p>grau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0">
            <text:p>1611230</text:p>
          </table:table-cell>
          <table:table-cell office:value-type="string">
            <text:p>Hose CA</text:p>
          </table:table-cell>
          <table:table-cell office:value-type="string">
            <text:p>rot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1">
            <text:p>1611231</text:p>
          </table:table-cell>
          <table:table-cell office:value-type="string">
            <text:p>Schlafkleid mit Tiere</text:p>
          </table:table-cell>
          <table:table-cell office:value-type="string">
            <text:p>beige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2">
            <text:p>1611232</text:p>
          </table:table-cell>
          <table:table-cell office:value-type="string">
            <text:p>Hemd carree Gap</text:p>
          </table:table-cell>
          <table:table-cell office:value-type="string">
            <text:p>grun</text:p>
          </table:table-cell>
          <table:table-cell office:value-type="float" office:value="104">
            <text:p>104</text:p>
          </table:table-cell>
          <table:table-cell office:value-type="float" office:value="2.5">
            <text:p>2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3">
            <text:p>1611233</text:p>
          </table:table-cell>
          <table:table-cell office:value-type="string">
            <text:p>Leggings hm</text:p>
          </table:table-cell>
          <table:table-cell office:value-type="string">
            <text:p>braun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4">
            <text:p>1611234</text:p>
          </table:table-cell>
          <table:table-cell office:value-type="string">
            <text:p>Jogginghose hm</text:p>
          </table:table-cell>
          <table:table-cell office:value-type="string">
            <text:p>beige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5">
            <text:p>1611235</text:p>
          </table:table-cell>
          <table:table-cell office:value-type="string">
            <text:p>Strickpulli hm</text:p>
          </table:table-cell>
          <table:table-cell office:value-type="string">
            <text:p>weiss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6">
            <text:p>1611236</text:p>
          </table:table-cell>
          <table:table-cell office:value-type="string">
            <text:p>Hose</text:p>
          </table:table-cell>
          <table:table-cell office:value-type="string">
            <text:p>dunkelgrün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7">
            <text:p>1611237</text:p>
          </table:table-cell>
          <table:table-cell office:value-type="string">
            <text:p>Hose hm</text:p>
          </table:table-cell>
          <table:table-cell office:value-type="string">
            <text:p>dunkelgrün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8">
            <text:p>1611238</text:p>
          </table:table-cell>
          <table:table-cell office:value-type="string">
            <text:p>Strickpulli</text:p>
          </table:table-cell>
          <table:table-cell office:value-type="string">
            <text:p>dunkelblau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39">
            <text:p>1611239</text:p>
          </table:table-cell>
          <table:table-cell office:value-type="string">
            <text:p>Body mit Punkte</text:p>
          </table:table-cell>
          <table:table-cell office:value-type="string">
            <text:p>rosa/weiß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0">
            <text:p>1611240</text:p>
          </table:table-cell>
          <table:table-cell office:value-type="string">
            <text:p>Schlafsack mit Giraffe</text:p>
          </table:table-cell>
          <table:table-cell office:value-type="string">
            <text:p>rot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1">
            <text:p>1611241</text:p>
          </table:table-cell>
          <table:table-cell office:value-type="string">
            <text:p>Mütze mit Blumen</text:p>
          </table:table-cell>
          <table:table-cell office:value-type="string">
            <text:p>blau/weiß/grun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2">
            <text:p>1611242</text:p>
          </table:table-cell>
          <table:table-cell office:value-type="string">
            <text:p>Polo Hemd langarm</text:p>
          </table:table-cell>
          <table:table-cell office:value-type="string">
            <text:p>rot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3">
            <text:p>1611243</text:p>
          </table:table-cell>
          <table:table-cell office:value-type="string">
            <text:p>Hose</text:p>
          </table:table-cell>
          <table:table-cell office:value-type="string">
            <text:p>hellblau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4">
            <text:p>1611244</text:p>
          </table:table-cell>
          <table:table-cell office:value-type="string">
            <text:p>kurze Hose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5">
            <text:p>1611245</text:p>
          </table:table-cell>
          <table:table-cell office:value-type="string">
            <text:p>langarm Shirt gestreift</text:p>
          </table:table-cell>
          <table:table-cell office:value-type="string">
            <text:p>blau/weiß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6">
            <text:p>1611246</text:p>
          </table:table-cell>
          <table:table-cell office:value-type="string">
            <text:p>Leggings mit Punkte Old Navy</text:p>
          </table:table-cell>
          <table:table-cell office:value-type="string">
            <text:p>schwarz/weiß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7">
            <text:p>1611247</text:p>
          </table:table-cell>
          <table:table-cell office:value-type="string">
            <text:p>Body hm</text:p>
          </table:table-cell>
          <table:table-cell office:value-type="string">
            <text:p>schwarz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8">
            <text:p>16112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49">
            <text:p>16112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1250">
            <text:p>16112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Berberich</text:p>
          </table:table-cell>
          <table:table-cell office:value-type="float" office:value="1637437518">
            <text:p>1637437518</text:p>
          </table:table-cell>
          <table:table-cell office:value-type="string">
            <text:p>elizabeth.berberich@gmx.de</text:p>
          </table:table-cell>
        </table:table-row>
        <table:table-row table:style-name="ro1">
          <table:table-cell office:value-type="float" office:value="1612201">
            <text:p>1612201</text:p>
          </table:table-cell>
          <table:table-cell office:value-type="string">
            <text:p>Lillifee-Laufrad</text:p>
          </table:table-cell>
          <table:table-cell office:value-type="string">
            <text:p>Pink</text:p>
          </table:table-cell>
          <table:table-cell office:value-type="string">
            <text:p>sonstiges</text:p>
          </table:table-cell>
          <table:table-cell office:value-type="float" office:value="35">
            <text:p>35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02">
            <text:p>1612202</text:p>
          </table:table-cell>
          <table:table-cell office:value-type="string">
            <text:p>Softshelljacke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03">
            <text:p>1612203</text:p>
          </table:table-cell>
          <table:table-cell office:value-type="string">
            <text:p>Softshelljacke</text:p>
          </table:table-cell>
          <table:table-cell office:value-type="string">
            <text:p>Pink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04">
            <text:p>1612204</text:p>
          </table:table-cell>
          <table:table-cell office:value-type="string">
            <text:p>Fahrrad</text:p>
          </table:table-cell>
          <table:table-cell office:value-type="string">
            <text:p>Silber</text:p>
          </table:table-cell>
          <table:table-cell office:value-type="string">
            <text:p>sonstiges</text:p>
          </table:table-cell>
          <table:table-cell office:value-type="float" office:value="15">
            <text:p>15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05">
            <text:p>1612205</text:p>
          </table:table-cell>
          <table:table-cell office:value-type="string">
            <text:p>Winterjacke</text:p>
          </table:table-cell>
          <table:table-cell office:value-type="string">
            <text:p>Braun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06">
            <text:p>1612206</text:p>
          </table:table-cell>
          <table:table-cell office:value-type="string">
            <text:p>Kapuzenpulli</text:p>
          </table:table-cell>
          <table:table-cell office:value-type="string">
            <text:p>Blau/weiß 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07">
            <text:p>1612207</text:p>
          </table:table-cell>
          <table:table-cell office:value-type="string">
            <text:p>Pulli</text:p>
          </table:table-cell>
          <table:table-cell office:value-type="string">
            <text:p>Rot/weiss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08">
            <text:p>1612208</text:p>
          </table:table-cell>
          <table:table-cell office:value-type="string">
            <text:p>Cordhose</text:p>
          </table:table-cell>
          <table:table-cell office:value-type="string">
            <text:p>Beige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09">
            <text:p>1612209</text:p>
          </table:table-cell>
          <table:table-cell office:value-type="string">
            <text:p>Wollkleid</text:p>
          </table:table-cell>
          <table:table-cell office:value-type="string">
            <text:p>Pink/weiss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0">
            <text:p>1612210</text:p>
          </table:table-cell>
          <table:table-cell office:value-type="string">
            <text:p>Wollkleid</text:p>
          </table:table-cell>
          <table:table-cell office:value-type="string">
            <text:p>Grau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1">
            <text:p>1612211</text:p>
          </table:table-cell>
          <table:table-cell office:value-type="string">
            <text:p>T-Shirt/Kleid</text:p>
          </table:table-cell>
          <table:table-cell office:value-type="string">
            <text:p>Bunt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2">
            <text:p>1612212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3">
            <text:p>1612213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4">
            <text:p>1612214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5">
            <text:p>1612215</text:p>
          </table:table-cell>
          <table:table-cell office:value-type="string">
            <text:p>Blusenshirt</text:p>
          </table:table-cell>
          <table:table-cell office:value-type="string">
            <text:p>Hellblau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6">
            <text:p>1612216</text:p>
          </table:table-cell>
          <table:table-cell office:value-type="string">
            <text:p>Blusenshirt</text:p>
          </table:table-cell>
          <table:table-cell office:value-type="string">
            <text:p>Bunt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7">
            <text:p>1612217</text:p>
          </table:table-cell>
          <table:table-cell office:value-type="string">
            <text:p>Blusenshirt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8">
            <text:p>1612218</text:p>
          </table:table-cell>
          <table:table-cell office:value-type="string">
            <text:p>T-Shirt</text:p>
          </table:table-cell>
          <table:table-cell office:value-type="string">
            <text:p>Hellblau 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19">
            <text:p>1612219</text:p>
          </table:table-cell>
          <table:table-cell office:value-type="string">
            <text:p>T-Shirt </text:p>
          </table:table-cell>
          <table:table-cell office:value-type="string">
            <text:p>Rosa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0">
            <text:p>1612220</text:p>
          </table:table-cell>
          <table:table-cell office:value-type="string">
            <text:p>Kleid/Pulli </text:p>
          </table:table-cell>
          <table:table-cell office:value-type="string">
            <text:p>Bunt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1">
            <text:p>1612221</text:p>
          </table:table-cell>
          <table:table-cell office:value-type="string">
            <text:p>T-Shirt </text:p>
          </table:table-cell>
          <table:table-cell office:value-type="string">
            <text:p>Grün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2">
            <text:p>1612222</text:p>
          </table:table-cell>
          <table:table-cell office:value-type="string">
            <text:p>T-Shirt </text:p>
          </table:table-cell>
          <table:table-cell office:value-type="string">
            <text:p>Blau/bunt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3">
            <text:p>1612223</text:p>
          </table:table-cell>
          <table:table-cell office:value-type="string">
            <text:p>Hose</text:p>
          </table:table-cell>
          <table:table-cell office:value-type="string">
            <text:p>Grün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4">
            <text:p>1612224</text:p>
          </table:table-cell>
          <table:table-cell office:value-type="string">
            <text:p>Cordhose</text:p>
          </table:table-cell>
          <table:table-cell office:value-type="string">
            <text:p>Rosa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5">
            <text:p>1612225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6">
            <text:p>1612226</text:p>
          </table:table-cell>
          <table:table-cell office:value-type="string">
            <text:p>Lerntafel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7">
            <text:p>1612227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8">
            <text:p>1612228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29">
            <text:p>1612229</text:p>
          </table:table-cell>
          <table:table-cell office:value-type="string">
            <text:p>Puzzle</text:p>
          </table:table-cell>
          <table:table-cell/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0">
            <text:p>1612230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1">
            <text:p>1612231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8">
            <text:p>8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2">
            <text:p>1612232</text:p>
          </table:table-cell>
          <table:table-cell office:value-type="string">
            <text:p>Buch</text:p>
          </table:table-cell>
          <table:table-cell/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3">
            <text:p>1612233</text:p>
          </table:table-cell>
          <table:table-cell office:value-type="string">
            <text:p>Buch</text:p>
          </table:table-cell>
          <table:table-cell/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4">
            <text:p>1612234</text:p>
          </table:table-cell>
          <table:table-cell office:value-type="string">
            <text:p>Buch</text:p>
          </table:table-cell>
          <table:table-cell/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5">
            <text:p>1612235</text:p>
          </table:table-cell>
          <table:table-cell office:value-type="string">
            <text:p>Garderobe</text:p>
          </table:table-cell>
          <table:table-cell office:value-type="string">
            <text:p>Rot/beige</text:p>
          </table:table-cell>
          <table:table-cell office:value-type="string">
            <text:p>sonstiges</text:p>
          </table:table-cell>
          <table:table-cell office:value-type="float" office:value="8">
            <text:p>8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6">
            <text:p>1612236</text:p>
          </table:table-cell>
          <table:table-cell office:value-type="string">
            <text:p>Bolerojäckchen</text:p>
          </table:table-cell>
          <table:table-cell office:value-type="string">
            <text:p>Grau</text:p>
          </table:table-cell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7">
            <text:p>1612237</text:p>
          </table:table-cell>
          <table:table-cell office:value-type="string">
            <text:p>Korb</text:p>
          </table:table-cell>
          <table:table-cell office:value-type="string">
            <text:p>Rot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8">
            <text:p>1612238</text:p>
          </table:table-cell>
          <table:table-cell office:value-type="string">
            <text:p>Korb</text:p>
          </table:table-cell>
          <table:table-cell office:value-type="string">
            <text:p>Rot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39">
            <text:p>1612239</text:p>
          </table:table-cell>
          <table:table-cell office:value-type="string">
            <text:p>Sorftshelljacke</text:p>
          </table:table-cell>
          <table:table-cell office:value-type="string">
            <text:p>Türkis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0">
            <text:p>1612240</text:p>
          </table:table-cell>
          <table:table-cell office:value-type="string">
            <text:p>Strickjacke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1">
            <text:p>1612241</text:p>
          </table:table-cell>
          <table:table-cell office:value-type="string">
            <text:p>Nickihose</text:p>
          </table:table-cell>
          <table:table-cell office:value-type="string">
            <text:p>Rosa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2">
            <text:p>1612242</text:p>
          </table:table-cell>
          <table:table-cell office:value-type="string">
            <text:p>Kleid</text:p>
          </table:table-cell>
          <table:table-cell office:value-type="string">
            <text:p>Braun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3">
            <text:p>1612243</text:p>
          </table:table-cell>
          <table:table-cell office:value-type="string">
            <text:p>Kleid</text:p>
          </table:table-cell>
          <table:table-cell office:value-type="string">
            <text:p>Rot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4">
            <text:p>1612244</text:p>
          </table:table-cell>
          <table:table-cell office:value-type="string">
            <text:p>Caprijeans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5">
            <text:p>1612245</text:p>
          </table:table-cell>
          <table:table-cell office:value-type="string">
            <text:p>Kaputzenjacke</text:p>
          </table:table-cell>
          <table:table-cell office:value-type="string">
            <text:p>Lila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6">
            <text:p>1612246</text:p>
          </table:table-cell>
          <table:table-cell office:value-type="string">
            <text:p>Kapuzenjacke</text:p>
          </table:table-cell>
          <table:table-cell office:value-type="string">
            <text:p>Rosa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7">
            <text:p>1612247</text:p>
          </table:table-cell>
          <table:table-cell office:value-type="string">
            <text:p>Fahrradsitz</text:p>
          </table:table-cell>
          <table:table-cell office:value-type="string">
            <text:p>Grau/orange</text:p>
          </table:table-cell>
          <table:table-cell office:value-type="string">
            <text:p>sonstiges</text:p>
          </table:table-cell>
          <table:table-cell office:value-type="float" office:value="9">
            <text:p>9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8">
            <text:p>1612248</text:p>
          </table:table-cell>
          <table:table-cell office:value-type="string">
            <text:p>T-Shirt </text:p>
          </table:table-cell>
          <table:table-cell office:value-type="string">
            <text:p>Rosa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49">
            <text:p>1612249</text:p>
          </table:table-cell>
          <table:table-cell office:value-type="string">
            <text:p>Strickjacke</text:p>
          </table:table-cell>
          <table:table-cell office:value-type="string">
            <text:p>Orange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250">
            <text:p>1612250</text:p>
          </table:table-cell>
          <table:table-cell office:value-type="string">
            <text:p>Pulli</text:p>
          </table:table-cell>
          <table:table-cell office:value-type="string">
            <text:p>Lila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Fabian</text:p>
          </table:table-cell>
          <table:table-cell office:value-type="float" office:value="9098000">
            <text:p>9098000</text:p>
          </table:table-cell>
          <table:table-cell office:value-type="string">
            <text:p>Petra.fabian@gmx.net</text:p>
          </table:table-cell>
        </table:table-row>
        <table:table-row table:style-name="ro1">
          <table:table-cell office:value-type="float" office:value="1612401">
            <text:p>1612401</text:p>
          </table:table-cell>
          <table:table-cell office:value-type="string">
            <text:p>T-Shirt</text:p>
          </table:table-cell>
          <table:table-cell office:value-type="string">
            <text:p>blau gestreift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02">
            <text:p>1612402</text:p>
          </table:table-cell>
          <table:table-cell office:value-type="string">
            <text:p>Sommerstrampler</text:p>
          </table:table-cell>
          <table:table-cell office:value-type="string">
            <text:p>blau-weiß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03">
            <text:p>1612403</text:p>
          </table:table-cell>
          <table:table-cell office:value-type="string">
            <text:p>Langarmshirt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04">
            <text:p>1612404</text:p>
          </table:table-cell>
          <table:table-cell office:value-type="string">
            <text:p>T-Shirt</text:p>
          </table:table-cell>
          <table:table-cell office:value-type="string">
            <text:p>grau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05">
            <text:p>1612405</text:p>
          </table:table-cell>
          <table:table-cell office:value-type="string">
            <text:p>Sommerstrampler</text:p>
          </table:table-cell>
          <table:table-cell office:value-type="string">
            <text:p>blau gestreift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06">
            <text:p>1612406</text:p>
          </table:table-cell>
          <table:table-cell office:value-type="string">
            <text:p>Oberteil</text:p>
          </table:table-cell>
          <table:table-cell office:value-type="string">
            <text:p>gr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07">
            <text:p>1612407</text:p>
          </table:table-cell>
          <table:table-cell office:value-type="string">
            <text:p>Oberteil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08">
            <text:p>1612408</text:p>
          </table:table-cell>
          <table:table-cell office:value-type="string">
            <text:p>Sommerstrampler</text:p>
          </table:table-cell>
          <table:table-cell office:value-type="string">
            <text:p>blau-weiß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09">
            <text:p>1612409</text:p>
          </table:table-cell>
          <table:table-cell office:value-type="string">
            <text:p>Oberteil</text:p>
          </table:table-cell>
          <table:table-cell office:value-type="string">
            <text:p>grau-bl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0">
            <text:p>1612410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1">
            <text:p>1612411</text:p>
          </table:table-cell>
          <table:table-cell office:value-type="string">
            <text:p>Sommerstrampler</text:p>
          </table:table-cell>
          <table:table-cell office:value-type="string">
            <text:p>blau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2">
            <text:p>1612412</text:p>
          </table:table-cell>
          <table:table-cell office:value-type="string">
            <text:p>Oberteil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3">
            <text:p>1612413</text:p>
          </table:table-cell>
          <table:table-cell office:value-type="string">
            <text:p>Schlafanzug-Einteiler</text:p>
          </table:table-cell>
          <table:table-cell office:value-type="string">
            <text:p>blau-weiß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4">
            <text:p>1612414</text:p>
          </table:table-cell>
          <table:table-cell office:value-type="string">
            <text:p>Sommerjacke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5">
            <text:p>1612415</text:p>
          </table:table-cell>
          <table:table-cell office:value-type="string">
            <text:p>Pullover</text:p>
          </table:table-cell>
          <table:table-cell office:value-type="string">
            <text:p>blau-beige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6">
            <text:p>1612416</text:p>
          </table:table-cell>
          <table:table-cell office:value-type="string">
            <text:p>Schlafanzug-Einteiler</text:p>
          </table:table-cell>
          <table:table-cell office:value-type="string">
            <text:p>weiß-gestreift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7">
            <text:p>1612417</text:p>
          </table:table-cell>
          <table:table-cell office:value-type="string">
            <text:p>Pullover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8">
            <text:p>1612418</text:p>
          </table:table-cell>
          <table:table-cell office:value-type="string">
            <text:p>Strickjacke</text:p>
          </table:table-cell>
          <table:table-cell office:value-type="string">
            <text:p>bunt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19">
            <text:p>1612419</text:p>
          </table:table-cell>
          <table:table-cell office:value-type="string">
            <text:p>Schafanzug-Einteiler</text:p>
          </table:table-cell>
          <table:table-cell office:value-type="string">
            <text:p>grün-türkis</text:p>
          </table:table-cell>
          <table:table-cell office:value-type="float" office:value="74">
            <text:p>74</text:p>
          </table:table-cell>
          <table:table-cell office:value-type="float" office:value="3.5">
            <text:p>3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0">
            <text:p>1612420</text:p>
          </table:table-cell>
          <table:table-cell office:value-type="string">
            <text:p>Pullover</text:p>
          </table:table-cell>
          <table:table-cell office:value-type="string">
            <text:p>grau-schwarz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1">
            <text:p>1612421</text:p>
          </table:table-cell>
          <table:table-cell office:value-type="string">
            <text:p>kurze Hose</text:p>
          </table:table-cell>
          <table:table-cell office:value-type="string">
            <text:p>blau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2">
            <text:p>1612422</text:p>
          </table:table-cell>
          <table:table-cell office:value-type="string">
            <text:p>Latzhose</text:p>
          </table:table-cell>
          <table:table-cell office:value-type="string">
            <text:p>blau gestreift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3">
            <text:p>1612423</text:p>
          </table:table-cell>
          <table:table-cell office:value-type="string">
            <text:p>Pullover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4">
            <text:p>1612424</text:p>
          </table:table-cell>
          <table:table-cell office:value-type="string">
            <text:p>Hose</text:p>
          </table:table-cell>
          <table:table-cell office:value-type="string">
            <text:p>weiß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5">
            <text:p>1612425</text:p>
          </table:table-cell>
          <table:table-cell office:value-type="string">
            <text:p>Sommerstrampler</text:p>
          </table:table-cell>
          <table:table-cell office:value-type="string">
            <text:p>blau-weiß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6">
            <text:p>1612426</text:p>
          </table:table-cell>
          <table:table-cell office:value-type="string">
            <text:p>kurze Hose</text:p>
          </table:table-cell>
          <table:table-cell office:value-type="string">
            <text:p>blau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7">
            <text:p>1612427</text:p>
          </table:table-cell>
          <table:table-cell office:value-type="string">
            <text:p>kurze Hose</text:p>
          </table:table-cell>
          <table:table-cell office:value-type="string">
            <text:p>blau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8">
            <text:p>1612428</text:p>
          </table:table-cell>
          <table:table-cell office:value-type="string">
            <text:p>kurze Hose</text:p>
          </table:table-cell>
          <table:table-cell office:value-type="string">
            <text:p>blau gestreift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29">
            <text:p>1612429</text:p>
          </table:table-cell>
          <table:table-cell office:value-type="string">
            <text:p>Pullover</text:p>
          </table:table-cell>
          <table:table-cell office:value-type="string">
            <text:p>grün gestreift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0">
            <text:p>1612430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1">
            <text:p>1612431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2">
            <text:p>1612432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3">
            <text:p>1612433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4">
            <text:p>1612434</text:p>
          </table:table-cell>
          <table:table-cell office:value-type="string">
            <text:p>Hose</text:p>
          </table:table-cell>
          <table:table-cell office:value-type="string">
            <text:p>braun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5">
            <text:p>1612435</text:p>
          </table:table-cell>
          <table:table-cell office:value-type="string">
            <text:p>Hose</text:p>
          </table:table-cell>
          <table:table-cell office:value-type="string">
            <text:p>braun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6">
            <text:p>1612436</text:p>
          </table:table-cell>
          <table:table-cell office:value-type="string">
            <text:p>Hose</text:p>
          </table:table-cell>
          <table:table-cell office:value-type="string">
            <text:p>türkis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7">
            <text:p>1612437</text:p>
          </table:table-cell>
          <table:table-cell office:value-type="string">
            <text:p>Hose</text:p>
          </table:table-cell>
          <table:table-cell office:value-type="string">
            <text:p>blau-türkis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8">
            <text:p>1612438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39">
            <text:p>1612439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0">
            <text:p>1612440</text:p>
          </table:table-cell>
          <table:table-cell office:value-type="string">
            <text:p>T-Shirt</text:p>
          </table:table-cell>
          <table:table-cell office:value-type="string">
            <text:p>gelb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1">
            <text:p>1612441</text:p>
          </table:table-cell>
          <table:table-cell office:value-type="string">
            <text:p>Oberteil</text:p>
          </table:table-cell>
          <table:table-cell office:value-type="string">
            <text:p>weiß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2">
            <text:p>1612442</text:p>
          </table:table-cell>
          <table:table-cell office:value-type="string">
            <text:p>T-Shirt</text:p>
          </table:table-cell>
          <table:table-cell office:value-type="string">
            <text:p>grün gestreift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3">
            <text:p>1612443</text:p>
          </table:table-cell>
          <table:table-cell office:value-type="string">
            <text:p>T-Shirt</text:p>
          </table:table-cell>
          <table:table-cell office:value-type="string">
            <text:p>blau weiß</text:p>
          </table:table-cell>
          <table:table-cell office:value-type="float" office:value="80">
            <text:p>80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4">
            <text:p>1612444</text:p>
          </table:table-cell>
          <table:table-cell office:value-type="string">
            <text:p>T-Shirt</text:p>
          </table:table-cell>
          <table:table-cell office:value-type="string">
            <text:p>bunt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5">
            <text:p>1612445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6">
            <text:p>1612446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7">
            <text:p>1612447</text:p>
          </table:table-cell>
          <table:table-cell office:value-type="string">
            <text:p>Oberteil</text:p>
          </table:table-cell>
          <table:table-cell office:value-type="string">
            <text:p>grün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8">
            <text:p>1612448</text:p>
          </table:table-cell>
          <table:table-cell office:value-type="string">
            <text:p>Oberteil</text:p>
          </table:table-cell>
          <table:table-cell office:value-type="string">
            <text:p>schwarz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49">
            <text:p>1612449</text:p>
          </table:table-cell>
          <table:table-cell office:value-type="string">
            <text:p>Pullover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450">
            <text:p>1612450</text:p>
          </table:table-cell>
          <table:table-cell office:value-type="string">
            <text:p>Jäckchen</text:p>
          </table:table-cell>
          <table:table-cell office:value-type="string">
            <text:p>grau-bl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1">
            <text:p>1612501</text:p>
          </table:table-cell>
          <table:table-cell office:value-type="string">
            <text:p>Stramplerhose</text:p>
          </table:table-cell>
          <table:table-cell office:value-type="string">
            <text:p>blau weiß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2">
            <text:p>1612502</text:p>
          </table:table-cell>
          <table:table-cell office:value-type="string">
            <text:p>Jäckchen</text:p>
          </table:table-cell>
          <table:table-cell office:value-type="string">
            <text:p>grau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3">
            <text:p>1612503</text:p>
          </table:table-cell>
          <table:table-cell office:value-type="string">
            <text:p>Jäckchen</text:p>
          </table:table-cell>
          <table:table-cell office:value-type="string">
            <text:p>grau</text:p>
          </table:table-cell>
          <table:table-cell office:value-type="float" office:value="62">
            <text:p>62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4">
            <text:p>1612504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5">
            <text:p>1612505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6">
            <text:p>1612506</text:p>
          </table:table-cell>
          <table:table-cell office:value-type="string">
            <text:p>Hose</text:p>
          </table:table-cell>
          <table:table-cell office:value-type="string">
            <text:p>braun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7">
            <text:p>1612507</text:p>
          </table:table-cell>
          <table:table-cell office:value-type="string">
            <text:p>Hose</text:p>
          </table:table-cell>
          <table:table-cell office:value-type="string">
            <text:p>lila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8">
            <text:p>1612508</text:p>
          </table:table-cell>
          <table:table-cell office:value-type="string">
            <text:p>Hose</text:p>
          </table:table-cell>
          <table:table-cell office:value-type="string">
            <text:p>grau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09">
            <text:p>1612509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0">
            <text:p>1612510</text:p>
          </table:table-cell>
          <table:table-cell office:value-type="string">
            <text:p>Hose</text:p>
          </table:table-cell>
          <table:table-cell office:value-type="string">
            <text:p>braun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1">
            <text:p>1612511</text:p>
          </table:table-cell>
          <table:table-cell office:value-type="string">
            <text:p>Hose</text:p>
          </table:table-cell>
          <table:table-cell office:value-type="string">
            <text:p>grau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2">
            <text:p>1612512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3">
            <text:p>1612513</text:p>
          </table:table-cell>
          <table:table-cell office:value-type="string">
            <text:p>Jäckchen</text:p>
          </table:table-cell>
          <table:table-cell office:value-type="string">
            <text:p>rot-grau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4">
            <text:p>1612514</text:p>
          </table:table-cell>
          <table:table-cell office:value-type="string">
            <text:p>Jäckchen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5">
            <text:p>1612515</text:p>
          </table:table-cell>
          <table:table-cell office:value-type="string">
            <text:p>Jäckchen</text:p>
          </table:table-cell>
          <table:table-cell office:value-type="string">
            <text:p>weiß</text:p>
          </table:table-cell>
          <table:table-cell office:value-type="float" office:value="68">
            <text:p>68</text:p>
          </table:table-cell>
          <table:table-cell office:value-type="float" office:value="3.5">
            <text:p>3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6">
            <text:p>1612516</text:p>
          </table:table-cell>
          <table:table-cell office:value-type="string">
            <text:p>Oberteil</text:p>
          </table:table-cell>
          <table:table-cell office:value-type="string">
            <text:p>blau-grün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7">
            <text:p>1612517</text:p>
          </table:table-cell>
          <table:table-cell office:value-type="string">
            <text:p>Oberteil</text:p>
          </table:table-cell>
          <table:table-cell office:value-type="string">
            <text:p>grau-weiß</text:p>
          </table:table-cell>
          <table:table-cell office:value-type="float" office:value="68">
            <text:p>68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8">
            <text:p>1612518</text:p>
          </table:table-cell>
          <table:table-cell office:value-type="string">
            <text:p>Oberteil</text:p>
          </table:table-cell>
          <table:table-cell office:value-type="string">
            <text:p>grün gestreift</text:p>
          </table:table-cell>
          <table:table-cell office:value-type="float" office:value="68">
            <text:p>68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19">
            <text:p>1612519</text:p>
          </table:table-cell>
          <table:table-cell office:value-type="string">
            <text:p>Oberteil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0">
            <text:p>1612520</text:p>
          </table:table-cell>
          <table:table-cell office:value-type="string">
            <text:p>Oberteil</text:p>
          </table:table-cell>
          <table:table-cell office:value-type="string">
            <text:p>blau-weiß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1">
            <text:p>1612521</text:p>
          </table:table-cell>
          <table:table-cell office:value-type="string">
            <text:p>Oberteil</text:p>
          </table:table-cell>
          <table:table-cell office:value-type="string">
            <text:p>lila-grau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2">
            <text:p>1612522</text:p>
          </table:table-cell>
          <table:table-cell office:value-type="string">
            <text:p>Soundwürfel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3">
            <text:p>1612523</text:p>
          </table:table-cell>
          <table:table-cell office:value-type="string">
            <text:p>Puzzle-Würfel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4">
            <text:p>1612524</text:p>
          </table:table-cell>
          <table:table-cell office:value-type="string">
            <text:p>Spiel Ratz Fatz auf die Baustelle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5">
            <text:p>1612525</text:p>
          </table:table-cell>
          <table:table-cell office:value-type="string">
            <text:p>Buch Lesemaus Frühlingszeit im KiGa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6">
            <text:p>1612526</text:p>
          </table:table-cell>
          <table:table-cell office:value-type="string">
            <text:p>Buch Der Dachs hat schlechte Laune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7">
            <text:p>1612527</text:p>
          </table:table-cell>
          <table:table-cell office:value-type="string">
            <text:p>Buch Das Meer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8">
            <text:p>1612528</text:p>
          </table:table-cell>
          <table:table-cell office:value-type="string">
            <text:p>Buch Alle meine Entch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29">
            <text:p>1612529</text:p>
          </table:table-cell>
          <table:table-cell office:value-type="string">
            <text:p>Buch KOmm wir wollen tanz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0">
            <text:p>1612530</text:p>
          </table:table-cell>
          <table:table-cell office:value-type="string">
            <text:p>Buch Benjamin Blümchen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1">
            <text:p>1612531</text:p>
          </table:table-cell>
          <table:table-cell office:value-type="string">
            <text:p>Buch Little Twingles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2">
            <text:p>1612532</text:p>
          </table:table-cell>
          <table:table-cell office:value-type="string">
            <text:p>Buch Emil Elefantenkind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3">
            <text:p>1612533</text:p>
          </table:table-cell>
          <table:table-cell office:value-type="string">
            <text:p>Spiel Zählen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4">
            <text:p>1612534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5">
            <text:p>1612535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6">
            <text:p>1612536</text:p>
          </table:table-cell>
          <table:table-cell office:value-type="string">
            <text:p>Hose</text:p>
          </table:table-cell>
          <table:table-cell office:value-type="string">
            <text:p>türkis</text:p>
          </table:table-cell>
          <table:table-cell office:value-type="float" office:value="86">
            <text:p>86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7">
            <text:p>1612537</text:p>
          </table:table-cell>
          <table:table-cell office:value-type="string">
            <text:p>Hose</text:p>
          </table:table-cell>
          <table:table-cell office:value-type="string">
            <text:p>grau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8">
            <text:p>1612538</text:p>
          </table:table-cell>
          <table:table-cell office:value-type="string">
            <text:p>Hose</text:p>
          </table:table-cell>
          <table:table-cell office:value-type="string">
            <text:p>kariert türkis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39">
            <text:p>1612539</text:p>
          </table:table-cell>
          <table:table-cell office:value-type="string">
            <text:p>Hose</text:p>
          </table:table-cell>
          <table:table-cell office:value-type="string">
            <text:p>kariert türkis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0">
            <text:p>1612540</text:p>
          </table:table-cell>
          <table:table-cell office:value-type="string">
            <text:p>Hose</text:p>
          </table:table-cell>
          <table:table-cell office:value-type="string">
            <text:p>braun kariert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1">
            <text:p>1612541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2">
            <text:p>1612542</text:p>
          </table:table-cell>
          <table:table-cell office:value-type="string">
            <text:p>Hose</text:p>
          </table:table-cell>
          <table:table-cell office:value-type="string">
            <text:p>blau weiß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3">
            <text:p>1612543</text:p>
          </table:table-cell>
          <table:table-cell office:value-type="string">
            <text:p>Hose</text:p>
          </table:table-cell>
          <table:table-cell office:value-type="string">
            <text:p>grau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4">
            <text:p>1612544</text:p>
          </table:table-cell>
          <table:table-cell office:value-type="string">
            <text:p>T-Shirt</text:p>
          </table:table-cell>
          <table:table-cell office:value-type="string">
            <text:p>grau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5">
            <text:p>1612545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6">
            <text:p>1612546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7">
            <text:p>1612547</text:p>
          </table:table-cell>
          <table:table-cell office:value-type="string">
            <text:p>T-Shirt</text:p>
          </table:table-cell>
          <table:table-cell office:value-type="string">
            <text:p>türkis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8">
            <text:p>1612548</text:p>
          </table:table-cell>
          <table:table-cell office:value-type="string">
            <text:p>Oberteil</text:p>
          </table:table-cell>
          <table:table-cell office:value-type="string">
            <text:p>weiß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49">
            <text:p>1612549</text:p>
          </table:table-cell>
          <table:table-cell office:value-type="string">
            <text:p>T-Shirt</text:p>
          </table:table-cell>
          <table:table-cell office:value-type="string">
            <text:p>grün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2550">
            <text:p>1612550</text:p>
          </table:table-cell>
          <table:table-cell office:value-type="string">
            <text:p>T-Shirt</text:p>
          </table:table-cell>
          <table:table-cell office:value-type="string">
            <text:p>blau weiß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Hees</text:p>
          </table:table-cell>
          <table:table-cell office:value-type="float" office:value="6224919294">
            <text:p>6224919294</text:p>
          </table:table-cell>
          <table:table-cell office:value-type="string">
            <text:p>janehees@aol.com</text:p>
          </table:table-cell>
        </table:table-row>
        <table:table-row table:style-name="ro1">
          <table:table-cell office:value-type="float" office:value="1615001">
            <text:p>16150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02">
            <text:p>16150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03">
            <text:p>16150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04">
            <text:p>16150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05">
            <text:p>16150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06">
            <text:p>16150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07">
            <text:p>16150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08">
            <text:p>16150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09">
            <text:p>16150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0">
            <text:p>16150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1">
            <text:p>16150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2">
            <text:p>16150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3">
            <text:p>16150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4">
            <text:p>16150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5">
            <text:p>16150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6">
            <text:p>16150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7">
            <text:p>16150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8">
            <text:p>16150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19">
            <text:p>16150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0">
            <text:p>16150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1">
            <text:p>16150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2">
            <text:p>16150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3">
            <text:p>16150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4">
            <text:p>16150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5">
            <text:p>16150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6">
            <text:p>16150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7">
            <text:p>16150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8">
            <text:p>16150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29">
            <text:p>16150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0">
            <text:p>16150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1">
            <text:p>16150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2">
            <text:p>16150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3">
            <text:p>16150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4">
            <text:p>16150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5">
            <text:p>16150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6">
            <text:p>16150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7">
            <text:p>16150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8">
            <text:p>16150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39">
            <text:p>16150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0">
            <text:p>16150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1">
            <text:p>16150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2">
            <text:p>16150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3">
            <text:p>16150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4">
            <text:p>16150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5">
            <text:p>16150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6">
            <text:p>16150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7">
            <text:p>16150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8">
            <text:p>16150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49">
            <text:p>16150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050">
            <text:p>16150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5501">
            <text:p>1615501</text:p>
          </table:table-cell>
          <table:table-cell office:value-type="string">
            <text:p>Strickjacke</text:p>
          </table:table-cell>
          <table:table-cell office:value-type="string">
            <text:p>rosa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02">
            <text:p>1615502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03">
            <text:p>1615503</text:p>
          </table:table-cell>
          <table:table-cell office:value-type="string">
            <text:p>Kleid</text:p>
          </table:table-cell>
          <table:table-cell office:value-type="string">
            <text:p>pink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04">
            <text:p>1615504</text:p>
          </table:table-cell>
          <table:table-cell office:value-type="string">
            <text:p>Schlafsack</text:p>
          </table:table-cell>
          <table:table-cell office:value-type="string">
            <text:p>rosa/weiß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05">
            <text:p>1615505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06">
            <text:p>1615506</text:p>
          </table:table-cell>
          <table:table-cell office:value-type="string">
            <text:p>Jacke</text:p>
          </table:table-cell>
          <table:table-cell office:value-type="string">
            <text:p>hellblau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07">
            <text:p>1615507</text:p>
          </table:table-cell>
          <table:table-cell office:value-type="string">
            <text:p>Hose</text:p>
          </table:table-cell>
          <table:table-cell office:value-type="string">
            <text:p>lila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08">
            <text:p>1615508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09">
            <text:p>1615509</text:p>
          </table:table-cell>
          <table:table-cell office:value-type="string">
            <text:p>Jacke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0">
            <text:p>1615510</text:p>
          </table:table-cell>
          <table:table-cell office:value-type="string">
            <text:p>Rock</text:p>
          </table:table-cell>
          <table:table-cell office:value-type="string">
            <text:p>blau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1">
            <text:p>1615511</text:p>
          </table:table-cell>
          <table:table-cell office:value-type="string">
            <text:p>Shirt langarm</text:p>
          </table:table-cell>
          <table:table-cell office:value-type="string">
            <text:p>rosa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2">
            <text:p>1615512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3">
            <text:p>1615513</text:p>
          </table:table-cell>
          <table:table-cell office:value-type="string">
            <text:p>Pulli</text:p>
          </table:table-cell>
          <table:table-cell office:value-type="string">
            <text:p>rosa</text:p>
          </table:table-cell>
          <table:table-cell office:value-type="float" office:value="122">
            <text:p>12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4">
            <text:p>1615514</text:p>
          </table:table-cell>
          <table:table-cell office:value-type="string">
            <text:p>Hose</text:p>
          </table:table-cell>
          <table:table-cell office:value-type="string">
            <text:p>weiß</text:p>
          </table:table-cell>
          <table:table-cell office:value-type="float" office:value="74">
            <text:p>74</text:p>
          </table:table-cell>
          <table:table-cell office:value-type="float" office:value="2.5">
            <text:p>2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5">
            <text:p>1615515</text:p>
          </table:table-cell>
          <table:table-cell office:value-type="string">
            <text:p>Jumpsuit</text:p>
          </table:table-cell>
          <table:table-cell office:value-type="string">
            <text:p>jeans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6">
            <text:p>1615516</text:p>
          </table:table-cell>
          <table:table-cell office:value-type="string">
            <text:p>Jacke</text:p>
          </table:table-cell>
          <table:table-cell office:value-type="string">
            <text:p>bunt</text:p>
          </table:table-cell>
          <table:table-cell office:value-type="float" office:value="122">
            <text:p>122</text:p>
          </table:table-cell>
          <table:table-cell office:value-type="float" office:value="2.5">
            <text:p>2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7">
            <text:p>1615517</text:p>
          </table:table-cell>
          <table:table-cell office:value-type="string">
            <text:p>Nachthemd</text:p>
          </table:table-cell>
          <table:table-cell office:value-type="string">
            <text:p>bunt</text:p>
          </table:table-cell>
          <table:table-cell office:value-type="float" office:value="128">
            <text:p>128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8">
            <text:p>1615518</text:p>
          </table:table-cell>
          <table:table-cell office:value-type="string">
            <text:p>Hose</text:p>
          </table:table-cell>
          <table:table-cell office:value-type="string">
            <text:p>weiß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19">
            <text:p>1615519</text:p>
          </table:table-cell>
          <table:table-cell office:value-type="string">
            <text:p>Shirt langarm</text:p>
          </table:table-cell>
          <table:table-cell office:value-type="string">
            <text:p>schwarz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0">
            <text:p>1615520</text:p>
          </table:table-cell>
          <table:table-cell office:value-type="string">
            <text:p>Hose</text:p>
          </table:table-cell>
          <table:table-cell office:value-type="string">
            <text:p>bunt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1">
            <text:p>1615521</text:p>
          </table:table-cell>
          <table:table-cell office:value-type="string">
            <text:p>Pulli</text:p>
          </table:table-cell>
          <table:table-cell office:value-type="string">
            <text:p>pink</text:p>
          </table:table-cell>
          <table:table-cell office:value-type="float" office:value="110">
            <text:p>110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2">
            <text:p>1615522</text:p>
          </table:table-cell>
          <table:table-cell office:value-type="string">
            <text:p>Jacke</text:p>
          </table:table-cell>
          <table:table-cell office:value-type="string">
            <text:p>rosa</text:p>
          </table:table-cell>
          <table:table-cell office:value-type="float" office:value="74">
            <text:p>74</text:p>
          </table:table-cell>
          <table:table-cell office:value-type="float" office:value="3.5">
            <text:p>3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3">
            <text:p>1615523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3.5">
            <text:p>3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4">
            <text:p>1615524</text:p>
          </table:table-cell>
          <table:table-cell office:value-type="string">
            <text:p>Bluse</text:p>
          </table:table-cell>
          <table:table-cell office:value-type="string">
            <text:p>bunt</text:p>
          </table:table-cell>
          <table:table-cell office:value-type="float" office:value="110">
            <text:p>110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5">
            <text:p>1615525</text:p>
          </table:table-cell>
          <table:table-cell office:value-type="string">
            <text:p>Bluse</text:p>
          </table:table-cell>
          <table:table-cell office:value-type="string">
            <text:p>bunt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6">
            <text:p>1615526</text:p>
          </table:table-cell>
          <table:table-cell office:value-type="string">
            <text:p>Hose</text:p>
          </table:table-cell>
          <table:table-cell office:value-type="string">
            <text:p>jeans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7">
            <text:p>1615527</text:p>
          </table:table-cell>
          <table:table-cell office:value-type="string">
            <text:p>Leggins</text:p>
          </table:table-cell>
          <table:table-cell office:value-type="string">
            <text:p>pink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8">
            <text:p>1615528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29">
            <text:p>1615529</text:p>
          </table:table-cell>
          <table:table-cell office:value-type="string">
            <text:p>Hose</text:p>
          </table:table-cell>
          <table:table-cell office:value-type="string">
            <text:p>jeans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0">
            <text:p>1615530</text:p>
          </table:table-cell>
          <table:table-cell office:value-type="string">
            <text:p>Hose</text:p>
          </table:table-cell>
          <table:table-cell office:value-type="string">
            <text:p>bunt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1">
            <text:p>1615531</text:p>
          </table:table-cell>
          <table:table-cell office:value-type="string">
            <text:p>Hose</text:p>
          </table:table-cell>
          <table:table-cell office:value-type="string">
            <text:p>grau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2">
            <text:p>1615532</text:p>
          </table:table-cell>
          <table:table-cell office:value-type="string">
            <text:p>Hose</text:p>
          </table:table-cell>
          <table:table-cell office:value-type="string">
            <text:p>jeans</text:p>
          </table:table-cell>
          <table:table-cell office:value-type="float" office:value="104">
            <text:p>104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3">
            <text:p>1615533</text:p>
          </table:table-cell>
          <table:table-cell office:value-type="string">
            <text:p>Hose</text:p>
          </table:table-cell>
          <table:table-cell office:value-type="string">
            <text:p>jeans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4">
            <text:p>1615534</text:p>
          </table:table-cell>
          <table:table-cell office:value-type="string">
            <text:p>T-Shirt</text:p>
          </table:table-cell>
          <table:table-cell office:value-type="string">
            <text:p>bunt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5">
            <text:p>1615535</text:p>
          </table:table-cell>
          <table:table-cell office:value-type="string">
            <text:p>Hose</text:p>
          </table:table-cell>
          <table:table-cell office:value-type="string">
            <text:p>jeans</text:p>
          </table:table-cell>
          <table:table-cell office:value-type="float" office:value="110">
            <text:p>110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6">
            <text:p>1615536</text:p>
          </table:table-cell>
          <table:table-cell office:value-type="string">
            <text:p>Shirt langarm</text:p>
          </table:table-cell>
          <table:table-cell office:value-type="string">
            <text:p>rot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7">
            <text:p>1615537</text:p>
          </table:table-cell>
          <table:table-cell office:value-type="string">
            <text:p>Shirt</text:p>
          </table:table-cell>
          <table:table-cell office:value-type="string">
            <text:p>rosa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8">
            <text:p>1615538</text:p>
          </table:table-cell>
          <table:table-cell office:value-type="string">
            <text:p>Strickjacke</text:p>
          </table:table-cell>
          <table:table-cell office:value-type="string">
            <text:p>weiß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39">
            <text:p>1615539</text:p>
          </table:table-cell>
          <table:table-cell office:value-type="string">
            <text:p>Shirt langarm</text:p>
          </table:table-cell>
          <table:table-cell office:value-type="string">
            <text:p>grau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0">
            <text:p>1615540</text:p>
          </table:table-cell>
          <table:table-cell office:value-type="string">
            <text:p>T-Shirt</text:p>
          </table:table-cell>
          <table:table-cell office:value-type="string">
            <text:p>rosa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1">
            <text:p>1615541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2">
            <text:p>1615542</text:p>
          </table:table-cell>
          <table:table-cell office:value-type="string">
            <text:p>T-Shirt</text:p>
          </table:table-cell>
          <table:table-cell office:value-type="string">
            <text:p>weiß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3">
            <text:p>1615543</text:p>
          </table:table-cell>
          <table:table-cell office:value-type="string">
            <text:p>Badehose</text:p>
          </table:table-cell>
          <table:table-cell office:value-type="string">
            <text:p>bunt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4">
            <text:p>1615544</text:p>
          </table:table-cell>
          <table:table-cell office:value-type="string">
            <text:p>Kleid</text:p>
          </table:table-cell>
          <table:table-cell office:value-type="string">
            <text:p>blau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5">
            <text:p>1615545</text:p>
          </table:table-cell>
          <table:table-cell office:value-type="string">
            <text:p>Badehose</text:p>
          </table:table-cell>
          <table:table-cell office:value-type="string">
            <text:p>bunt</text:p>
          </table:table-cell>
          <table:table-cell office:value-type="float" office:value="104">
            <text:p>104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6">
            <text:p>1615546</text:p>
          </table:table-cell>
          <table:table-cell office:value-type="string">
            <text:p>Strickjacke</text:p>
          </table:table-cell>
          <table:table-cell office:value-type="string">
            <text:p>braun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7">
            <text:p>1615547</text:p>
          </table:table-cell>
          <table:table-cell office:value-type="string">
            <text:p>Jacke</text:p>
          </table:table-cell>
          <table:table-cell office:value-type="string">
            <text:p>pink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8">
            <text:p>1615548</text:p>
          </table:table-cell>
          <table:table-cell office:value-type="string">
            <text:p>Kleid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49">
            <text:p>1615549</text:p>
          </table:table-cell>
          <table:table-cell office:value-type="string">
            <text:p>Kleid</text:p>
          </table:table-cell>
          <table:table-cell office:value-type="string">
            <text:p>jeans</text:p>
          </table:table-cell>
          <table:table-cell office:value-type="float" office:value="122">
            <text:p>122</text:p>
          </table:table-cell>
          <table:table-cell office:value-type="float" office:value="2.5">
            <text:p>2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550">
            <text:p>1615550</text:p>
          </table:table-cell>
          <table:table-cell office:value-type="string">
            <text:p>Shirt langarm</text:p>
          </table:table-cell>
          <table:table-cell office:value-type="string">
            <text:p>weiß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1">
            <text:p>1615601</text:p>
          </table:table-cell>
          <table:table-cell office:value-type="string">
            <text:p>Shirt langarm</text:p>
          </table:table-cell>
          <table:table-cell office:value-type="string">
            <text:p>rot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2">
            <text:p>1615602</text:p>
          </table:table-cell>
          <table:table-cell office:value-type="string">
            <text:p>Jacke</text:p>
          </table:table-cell>
          <table:table-cell office:value-type="string">
            <text:p>bunt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3">
            <text:p>1615603</text:p>
          </table:table-cell>
          <table:table-cell office:value-type="string">
            <text:p>Badeanzug</text:p>
          </table:table-cell>
          <table:table-cell office:value-type="string">
            <text:p>schwarz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4">
            <text:p>1615604</text:p>
          </table:table-cell>
          <table:table-cell office:value-type="string">
            <text:p>Sonnenshirt</text:p>
          </table:table-cell>
          <table:table-cell office:value-type="string">
            <text:p>bunt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5">
            <text:p>1615605</text:p>
          </table:table-cell>
          <table:table-cell office:value-type="string">
            <text:p>Jeansjacke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6">
            <text:p>1615606</text:p>
          </table:table-cell>
          <table:table-cell office:value-type="string">
            <text:p>Shirt langarm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2.5">
            <text:p>2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7">
            <text:p>1615607</text:p>
          </table:table-cell>
          <table:table-cell office:value-type="string">
            <text:p>Leggins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2.5">
            <text:p>2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8">
            <text:p>1615608</text:p>
          </table:table-cell>
          <table:table-cell office:value-type="string">
            <text:p>Sportshirt und Hose kurz</text:p>
          </table:table-cell>
          <table:table-cell office:value-type="string">
            <text:p>rot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09">
            <text:p>1615609</text:p>
          </table:table-cell>
          <table:table-cell office:value-type="string">
            <text:p>Schlafanzug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0">
            <text:p>1615610</text:p>
          </table:table-cell>
          <table:table-cell office:value-type="string">
            <text:p>Langarm und legging</text:p>
          </table:table-cell>
          <table:table-cell office:value-type="string">
            <text:p>Augergine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1">
            <text:p>1615611</text:p>
          </table:table-cell>
          <table:table-cell office:value-type="string">
            <text:p>Jogginghose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2">
            <text:p>1615612</text:p>
          </table:table-cell>
          <table:table-cell office:value-type="string">
            <text:p>Sweatjacke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3">
            <text:p>1615613</text:p>
          </table:table-cell>
          <table:table-cell office:value-type="string">
            <text:p>Hose</text:p>
          </table:table-cell>
          <table:table-cell office:value-type="string">
            <text:p>jeans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4">
            <text:p>1615614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5">
            <text:p>1615615</text:p>
          </table:table-cell>
          <table:table-cell office:value-type="string">
            <text:p>T-Shirt</text:p>
          </table:table-cell>
          <table:table-cell office:value-type="string">
            <text:p>orange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6">
            <text:p>1615616</text:p>
          </table:table-cell>
          <table:table-cell office:value-type="string">
            <text:p>T-Shirt</text:p>
          </table:table-cell>
          <table:table-cell office:value-type="string">
            <text:p>rosa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7">
            <text:p>1615617</text:p>
          </table:table-cell>
          <table:table-cell office:value-type="string">
            <text:p>T-Shirt</text:p>
          </table:table-cell>
          <table:table-cell office:value-type="string">
            <text:p>bunt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8">
            <text:p>1615618</text:p>
          </table:table-cell>
          <table:table-cell office:value-type="string">
            <text:p>T-Shirt</text:p>
          </table:table-cell>
          <table:table-cell office:value-type="string">
            <text:p>gelb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19">
            <text:p>1615619</text:p>
          </table:table-cell>
          <table:table-cell office:value-type="string">
            <text:p>Strickjacke</text:p>
          </table:table-cell>
          <table:table-cell office:value-type="string">
            <text:p>rosa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0">
            <text:p>1615620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1">
            <text:p>1615621</text:p>
          </table:table-cell>
          <table:table-cell office:value-type="string">
            <text:p>Shirt langarm</text:p>
          </table:table-cell>
          <table:table-cell office:value-type="string">
            <text:p>rose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2">
            <text:p>1615622</text:p>
          </table:table-cell>
          <table:table-cell office:value-type="string">
            <text:p>Body o. Ärmel</text:p>
          </table:table-cell>
          <table:table-cell office:value-type="string">
            <text:p>bunt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3">
            <text:p>1615623</text:p>
          </table:table-cell>
          <table:table-cell office:value-type="string">
            <text:p>Shirt langarm</text:p>
          </table:table-cell>
          <table:table-cell office:value-type="string">
            <text:p>braun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4">
            <text:p>1615624</text:p>
          </table:table-cell>
          <table:table-cell office:value-type="string">
            <text:p>T-Shirt</text:p>
          </table:table-cell>
          <table:table-cell office:value-type="string">
            <text:p>rot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5">
            <text:p>1615625</text:p>
          </table:table-cell>
          <table:table-cell office:value-type="string">
            <text:p>T-Shirt</text:p>
          </table:table-cell>
          <table:table-cell office:value-type="string">
            <text:p>grün</text:p>
          </table:table-cell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6">
            <text:p>1615626</text:p>
          </table:table-cell>
          <table:table-cell office:value-type="string">
            <text:p>Shirt langarm</text:p>
          </table:table-cell>
          <table:table-cell office:value-type="string">
            <text:p>bunt</text:p>
          </table:table-cell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7">
            <text:p>1615627</text:p>
          </table:table-cell>
          <table:table-cell office:value-type="string">
            <text:p>Schlafanzug</text:p>
          </table:table-cell>
          <table:table-cell office:value-type="string">
            <text:p>rosa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8">
            <text:p>1615628</text:p>
          </table:table-cell>
          <table:table-cell office:value-type="string">
            <text:p>Body</text:p>
          </table:table-cell>
          <table:table-cell office:value-type="string">
            <text:p>weiß</text:p>
          </table:table-cell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29">
            <text:p>1615629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0">
            <text:p>1615630</text:p>
          </table:table-cell>
          <table:table-cell office:value-type="string">
            <text:p>Body</text:p>
          </table:table-cell>
          <table:table-cell office:value-type="string">
            <text:p>bunt</text:p>
          </table:table-cell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1">
            <text:p>1615631</text:p>
          </table:table-cell>
          <table:table-cell office:value-type="string">
            <text:p>Fleecejacke</text:p>
          </table:table-cell>
          <table:table-cell office:value-type="string">
            <text:p>bunt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2">
            <text:p>1615632</text:p>
          </table:table-cell>
          <table:table-cell office:value-type="string">
            <text:p>Hose</text:p>
          </table:table-cell>
          <table:table-cell office:value-type="string">
            <text:p>jeans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3">
            <text:p>1615633</text:p>
          </table:table-cell>
          <table:table-cell office:value-type="string">
            <text:p>Shirt langarm</text:p>
          </table:table-cell>
          <table:table-cell office:value-type="string">
            <text:p>braun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4">
            <text:p>1615634</text:p>
          </table:table-cell>
          <table:table-cell office:value-type="string">
            <text:p>Body</text:p>
          </table:table-cell>
          <table:table-cell office:value-type="string">
            <text:p>weiß</text:p>
          </table:table-cell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5">
            <text:p>1615635</text:p>
          </table:table-cell>
          <table:table-cell office:value-type="string">
            <text:p>Shirt langarm</text:p>
          </table:table-cell>
          <table:table-cell office:value-type="string">
            <text:p>bunt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6">
            <text:p>1615636</text:p>
          </table:table-cell>
          <table:table-cell office:value-type="string">
            <text:p>Hose kurz</text:p>
          </table:table-cell>
          <table:table-cell office:value-type="string">
            <text:p>pink</text:p>
          </table:table-cell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7">
            <text:p>1615637</text:p>
          </table:table-cell>
          <table:table-cell office:value-type="string">
            <text:p>Shirt</text:p>
          </table:table-cell>
          <table:table-cell office:value-type="string">
            <text:p>bunt</text:p>
          </table:table-cell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8">
            <text:p>1615638</text:p>
          </table:table-cell>
          <table:table-cell office:value-type="string">
            <text:p>Shirt langarm</text:p>
          </table:table-cell>
          <table:table-cell office:value-type="string">
            <text:p>bunt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39">
            <text:p>1615639</text:p>
          </table:table-cell>
          <table:table-cell office:value-type="string">
            <text:p>Body</text:p>
          </table:table-cell>
          <table:table-cell office:value-type="string">
            <text:p>bunt</text:p>
          </table:table-cell>
          <table:table-cell office:value-type="float" office:value="74">
            <text:p>7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0">
            <text:p>1615640</text:p>
          </table:table-cell>
          <table:table-cell office:value-type="string">
            <text:p>Shirt langarm</text:p>
          </table:table-cell>
          <table:table-cell office:value-type="string">
            <text:p>grün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1">
            <text:p>1615641</text:p>
          </table:table-cell>
          <table:table-cell office:value-type="string">
            <text:p>Shirt langarm</text:p>
          </table:table-cell>
          <table:table-cell office:value-type="string">
            <text:p>rot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2">
            <text:p>1615642</text:p>
          </table:table-cell>
          <table:table-cell office:value-type="string">
            <text:p>Shirt langarm</text:p>
          </table:table-cell>
          <table:table-cell office:value-type="string">
            <text:p>pink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3">
            <text:p>1615643</text:p>
          </table:table-cell>
          <table:table-cell office:value-type="string">
            <text:p>Hose</text:p>
          </table:table-cell>
          <table:table-cell office:value-type="string">
            <text:p>jeans</text:p>
          </table:table-cell>
          <table:table-cell office:value-type="float" office:value="128">
            <text:p>128</text:p>
          </table:table-cell>
          <table:table-cell office:value-type="float" office:value="0.8">
            <text:p>0,8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4">
            <text:p>1615644</text:p>
          </table:table-cell>
          <table:table-cell office:value-type="string">
            <text:p>Kleid</text:p>
          </table:table-cell>
          <table:table-cell office:value-type="string">
            <text:p>bunt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5">
            <text:p>1615645</text:p>
          </table:table-cell>
          <table:table-cell office:value-type="string">
            <text:p>Kleid</text:p>
          </table:table-cell>
          <table:table-cell office:value-type="string">
            <text:p>bunt</text:p>
          </table:table-cell>
          <table:table-cell office:value-type="float" office:value="116">
            <text:p>116</text:p>
          </table:table-cell>
          <table:table-cell office:value-type="float" office:value="0.8">
            <text:p>0,8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6">
            <text:p>1615646</text:p>
          </table:table-cell>
          <table:table-cell office:value-type="string">
            <text:p>Kleid</text:p>
          </table:table-cell>
          <table:table-cell office:value-type="string">
            <text:p>bunt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7">
            <text:p>1615647</text:p>
          </table:table-cell>
          <table:table-cell office:value-type="string">
            <text:p>Kleid</text:p>
          </table:table-cell>
          <table:table-cell office:value-type="string">
            <text:p>rosa</text:p>
          </table:table-cell>
          <table:table-cell office:value-type="float" office:value="122">
            <text:p>12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8">
            <text:p>1615648</text:p>
          </table:table-cell>
          <table:table-cell office:value-type="string">
            <text:p>Hose kurz</text:p>
          </table:table-cell>
          <table:table-cell office:value-type="string">
            <text:p>blau</text:p>
          </table:table-cell>
          <table:table-cell office:value-type="float" office:value="122">
            <text:p>122</text:p>
          </table:table-cell>
          <table:table-cell office:value-type="float" office:value="1.5">
            <text:p>1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49">
            <text:p>1615649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0.5">
            <text:p>0,5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5650">
            <text:p>1615650</text:p>
          </table:table-cell>
          <table:table-cell office:value-type="string">
            <text:p>Shirt</text:p>
          </table:table-cell>
          <table:table-cell office:value-type="string">
            <text:p>lila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Weisgerber</text:p>
          </table:table-cell>
          <table:table-cell office:value-type="float" office:value="1727278242">
            <text:p>1727278242</text:p>
          </table:table-cell>
          <table:table-cell office:value-type="string">
            <text:p>wsam@gmx.net</text:p>
          </table:table-cell>
        </table:table-row>
        <table:table-row table:style-name="ro1">
          <table:table-cell office:value-type="float" office:value="1616401">
            <text:p>1616401</text:p>
          </table:table-cell>
          <table:table-cell office:value-type="string">
            <text:p>roba Boostersitz</text:p>
          </table:table-cell>
          <table:table-cell office:value-type="string">
            <text:p>schwarz</text:p>
          </table:table-cell>
          <table:table-cell office:value-type="string">
            <text:p>sonstiges</text:p>
          </table:table-cell>
          <table:table-cell office:value-type="float" office:value="5.5">
            <text:p>5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02">
            <text:p>1616402</text:p>
          </table:table-cell>
          <table:table-cell office:value-type="string">
            <text:p>deltababy</text:p>
          </table:table-cell>
          <table:table-cell office:value-type="string">
            <text:p>weiss</text:p>
          </table:table-cell>
          <table:table-cell office:value-type="string">
            <text:p>sonstiges</text:p>
          </table:table-cell>
          <table:table-cell office:value-type="float" office:value="14">
            <text:p>14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03">
            <text:p>1616403</text:p>
          </table:table-cell>
          <table:table-cell office:value-type="string">
            <text:p>severin baby-master</text:p>
          </table:table-cell>
          <table:table-cell office:value-type="string">
            <text:p>weiss</text:p>
          </table:table-cell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04">
            <text:p>1616404</text:p>
          </table:table-cell>
          <table:table-cell office:value-type="string">
            <text:p>reer warmhaltebox</text:p>
          </table:table-cell>
          <table:table-cell office:value-type="string">
            <text:p>grau</text:p>
          </table:table-cell>
          <table:table-cell office:value-type="string">
            <text:p>sonstiges</text:p>
          </table:table-cell>
          <table:table-cell office:value-type="float" office:value="3.5">
            <text:p>3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05">
            <text:p>1616405</text:p>
          </table:table-cell>
          <table:table-cell office:value-type="string">
            <text:p>Avent Trinkflasche</text:p>
          </table:table-cell>
          <table:table-cell office:value-type="string">
            <text:p>blau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06">
            <text:p>1616406</text:p>
          </table:table-cell>
          <table:table-cell office:value-type="string">
            <text:p>Avent Babykostwärmer</text:p>
          </table:table-cell>
          <table:table-cell office:value-type="string">
            <text:p>weiss/blau</text:p>
          </table:table-cell>
          <table:table-cell office:value-type="string">
            <text:p>sonstiges</text:p>
          </table:table-cell>
          <table:table-cell office:value-type="float" office:value="15">
            <text:p>1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07">
            <text:p>1616407</text:p>
          </table:table-cell>
          <table:table-cell office:value-type="string">
            <text:p>Schlafsack</text:p>
          </table:table-cell>
          <table:table-cell office:value-type="string">
            <text:p>hellblau</text:p>
          </table:table-cell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08">
            <text:p>1616408</text:p>
          </table:table-cell>
          <table:table-cell office:value-type="string">
            <text:p>Schlafsack</text:p>
          </table:table-cell>
          <table:table-cell office:value-type="string">
            <text:p>hellblau</text:p>
          </table:table-cell>
          <table:table-cell office:value-type="string">
            <text:p>sonstiges</text:p>
          </table:table-cell>
          <table:table-cell office:value-type="float" office:value="8">
            <text:p>8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09">
            <text:p>1616409</text:p>
          </table:table-cell>
          <table:table-cell office:value-type="string">
            <text:p>Jacke Jeans</text:p>
          </table:table-cell>
          <table:table-cell office:value-type="string">
            <text:p>dkl.blau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0">
            <text:p>1616410</text:p>
          </table:table-cell>
          <table:table-cell office:value-type="string">
            <text:p>Latzhose Jeans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1">
            <text:p>1616411</text:p>
          </table:table-cell>
          <table:table-cell office:value-type="string">
            <text:p>Jacke Jeans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2">
            <text:p>1616412</text:p>
          </table:table-cell>
          <table:table-cell office:value-type="string">
            <text:p>Hose</text:p>
          </table:table-cell>
          <table:table-cell office:value-type="string">
            <text:p>hellblau</text:p>
          </table:table-cell>
          <table:table-cell office:value-type="float" office:value="62">
            <text:p>62</text:p>
          </table:table-cell>
          <table:table-cell office:value-type="float" office:value="2.4">
            <text:p>2,4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3">
            <text:p>1616413</text:p>
          </table:table-cell>
          <table:table-cell office:value-type="string">
            <text:p>Hemd,Pullunder</text:p>
          </table:table-cell>
          <table:table-cell office:value-type="string">
            <text:p>weiss</text:p>
          </table:table-cell>
          <table:table-cell office:value-type="float" office:value="86">
            <text:p>86</text:p>
          </table:table-cell>
          <table:table-cell office:value-type="float" office:value="5.5">
            <text:p>5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4">
            <text:p>1616414</text:p>
          </table:table-cell>
          <table:table-cell office:value-type="string">
            <text:p>Hemd Esprit</text:p>
          </table:table-cell>
          <table:table-cell office:value-type="string">
            <text:p>weiss</text:p>
          </table:table-cell>
          <table:table-cell office:value-type="float" office:value="86">
            <text:p>86</text:p>
          </table:table-cell>
          <table:table-cell office:value-type="float" office:value="4.5">
            <text:p>4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5">
            <text:p>1616415</text:p>
          </table:table-cell>
          <table:table-cell office:value-type="string">
            <text:p>Jacke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6">
            <text:p>1616416</text:p>
          </table:table-cell>
          <table:table-cell office:value-type="string">
            <text:p>Jacke</text:p>
          </table:table-cell>
          <table:table-cell office:value-type="string">
            <text:p>blau</text:p>
          </table:table-cell>
          <table:table-cell office:value-type="float" office:value="74">
            <text:p>74</text:p>
          </table:table-cell>
          <table:table-cell office:value-type="float" office:value="3.5">
            <text:p>3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7">
            <text:p>1616417</text:p>
          </table:table-cell>
          <table:table-cell office:value-type="string">
            <text:p>Jacke</text:p>
          </table:table-cell>
          <table:table-cell office:value-type="string">
            <text:p>dkl.blau</text:p>
          </table:table-cell>
          <table:table-cell office:value-type="float" office:value="74">
            <text:p>74</text:p>
          </table:table-cell>
          <table:table-cell office:value-type="float" office:value="3.5">
            <text:p>3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8">
            <text:p>1616418</text:p>
          </table:table-cell>
          <table:table-cell office:value-type="string">
            <text:p>Jacke Leder</text:p>
          </table:table-cell>
          <table:table-cell office:value-type="string">
            <text:p>braun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19">
            <text:p>1616419</text:p>
          </table:table-cell>
          <table:table-cell office:value-type="string">
            <text:p>T-Shirt</text:p>
          </table:table-cell>
          <table:table-cell office:value-type="string">
            <text:p>grau gestreift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0">
            <text:p>1616420</text:p>
          </table:table-cell>
          <table:table-cell office:value-type="string">
            <text:p>Hose</text:p>
          </table:table-cell>
          <table:table-cell office:value-type="string">
            <text:p>blau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1">
            <text:p>1616421</text:p>
          </table:table-cell>
          <table:table-cell office:value-type="string">
            <text:p>Langarmshirt</text:p>
          </table:table-cell>
          <table:table-cell office:value-type="string">
            <text:p>blau-weiss gestreift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2">
            <text:p>1616422</text:p>
          </table:table-cell>
          <table:table-cell office:value-type="string">
            <text:p>Langarmshirt</text:p>
          </table:table-cell>
          <table:table-cell office:value-type="string">
            <text:p>grün</text:p>
          </table:table-cell>
          <table:table-cell office:value-type="float" office:value="56">
            <text:p>56</text:p>
          </table:table-cell>
          <table:table-cell office:value-type="float" office:value="2.2">
            <text:p>2,2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3">
            <text:p>1616423</text:p>
          </table:table-cell>
          <table:table-cell office:value-type="string">
            <text:p>Hose, Langarmshirt</text:p>
          </table:table-cell>
          <table:table-cell office:value-type="string">
            <text:p>beige-weiss</text:p>
          </table:table-cell>
          <table:table-cell office:value-type="float" office:value="50">
            <text:p>50</text:p>
          </table:table-cell>
          <table:table-cell office:value-type="float" office:value="2.5">
            <text:p>2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4">
            <text:p>1616424</text:p>
          </table:table-cell>
          <table:table-cell office:value-type="string">
            <text:p>Hose</text:p>
          </table:table-cell>
          <table:table-cell office:value-type="string">
            <text:p>weiss</text:p>
          </table:table-cell>
          <table:table-cell office:value-type="float" office:value="56">
            <text:p>56</text:p>
          </table:table-cell>
          <table:table-cell office:value-type="float" office:value="1.2">
            <text:p>1,2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5">
            <text:p>1616425</text:p>
          </table:table-cell>
          <table:table-cell office:value-type="string">
            <text:p>T-Shirt</text:p>
          </table:table-cell>
          <table:table-cell office:value-type="string">
            <text:p>beige gestreift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6">
            <text:p>1616426</text:p>
          </table:table-cell>
          <table:table-cell office:value-type="string">
            <text:p>Schlafanzug</text:p>
          </table:table-cell>
          <table:table-cell office:value-type="string">
            <text:p>blau-grün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7">
            <text:p>1616427</text:p>
          </table:table-cell>
          <table:table-cell office:value-type="string">
            <text:p>Hose</text:p>
          </table:table-cell>
          <table:table-cell office:value-type="string">
            <text:p>weiss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8">
            <text:p>1616428</text:p>
          </table:table-cell>
          <table:table-cell office:value-type="string">
            <text:p>Schlafanzug</text:p>
          </table:table-cell>
          <table:table-cell office:value-type="string">
            <text:p>hellblau-weiss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29">
            <text:p>1616429</text:p>
          </table:table-cell>
          <table:table-cell office:value-type="string">
            <text:p>Spieldecke Schmetterling</text:p>
          </table:table-cell>
          <table:table-cell office:value-type="string">
            <text:p>gelb</text:p>
          </table:table-cell>
          <table:table-cell office:value-type="string">
            <text:p>sonstiges</text:p>
          </table:table-cell>
          <table:table-cell office:value-type="float" office:value="12">
            <text:p>12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0">
            <text:p>1616430</text:p>
          </table:table-cell>
          <table:table-cell office:value-type="string">
            <text:p>Spieldecke Mondbär</text:p>
          </table:table-cell>
          <table:table-cell office:value-type="string">
            <text:p>hellblau</text:p>
          </table:table-cell>
          <table:table-cell office:value-type="string">
            <text:p>sonstiges</text:p>
          </table:table-cell>
          <table:table-cell office:value-type="float" office:value="15">
            <text:p>1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1">
            <text:p>1616431</text:p>
          </table:table-cell>
          <table:table-cell office:value-type="string">
            <text:p>Jeanshose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2.5">
            <text:p>2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2">
            <text:p>1616432</text:p>
          </table:table-cell>
          <table:table-cell office:value-type="string">
            <text:p>Langarmshirt</text:p>
          </table:table-cell>
          <table:table-cell office:value-type="string">
            <text:p>hellblau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3">
            <text:p>1616433</text:p>
          </table:table-cell>
          <table:table-cell office:value-type="string">
            <text:p>Langarmshirt</text:p>
          </table:table-cell>
          <table:table-cell office:value-type="string">
            <text:p>weiss</text:p>
          </table:table-cell>
          <table:table-cell office:value-type="float" office:value="62">
            <text:p>62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4">
            <text:p>1616434</text:p>
          </table:table-cell>
          <table:table-cell office:value-type="string">
            <text:p>T-Shirt</text:p>
          </table:table-cell>
          <table:table-cell office:value-type="string">
            <text:p>grün</text:p>
          </table:table-cell>
          <table:table-cell office:value-type="float" office:value="68">
            <text:p>68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5">
            <text:p>1616435</text:p>
          </table:table-cell>
          <table:table-cell office:value-type="string">
            <text:p>Hemd</text:p>
          </table:table-cell>
          <table:table-cell office:value-type="string">
            <text:p>braun</text:p>
          </table:table-cell>
          <table:table-cell office:value-type="float" office:value="62">
            <text:p>62</text:p>
          </table:table-cell>
          <table:table-cell office:value-type="float" office:value="2.5">
            <text:p>2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6">
            <text:p>1616436</text:p>
          </table:table-cell>
          <table:table-cell office:value-type="string">
            <text:p>T-Shirt</text:p>
          </table:table-cell>
          <table:table-cell office:value-type="string">
            <text:p>rot</text:p>
          </table:table-cell>
          <table:table-cell office:value-type="float" office:value="68">
            <text:p>68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7">
            <text:p>1616437</text:p>
          </table:table-cell>
          <table:table-cell office:value-type="string">
            <text:p>Pullover</text:p>
          </table:table-cell>
          <table:table-cell office:value-type="string">
            <text:p>dkl.blau</text:p>
          </table:table-cell>
          <table:table-cell office:value-type="float" office:value="62">
            <text:p>62</text:p>
          </table:table-cell>
          <table:table-cell office:value-type="float" office:value="2.5">
            <text:p>2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8">
            <text:p>1616438</text:p>
          </table:table-cell>
          <table:table-cell office:value-type="string">
            <text:p>Latzhose</text:p>
          </table:table-cell>
          <table:table-cell office:value-type="string">
            <text:p>blau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39">
            <text:p>1616439</text:p>
          </table:table-cell>
          <table:table-cell office:value-type="string">
            <text:p>Pullover</text:p>
          </table:table-cell>
          <table:table-cell office:value-type="string">
            <text:p>hellblau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0">
            <text:p>1616440</text:p>
          </table:table-cell>
          <table:table-cell office:value-type="string">
            <text:p>kurze Hose</text:p>
          </table:table-cell>
          <table:table-cell office:value-type="string">
            <text:p>grün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1">
            <text:p>1616441</text:p>
          </table:table-cell>
          <table:table-cell office:value-type="string">
            <text:p>kurze Hose</text:p>
          </table:table-cell>
          <table:table-cell office:value-type="string">
            <text:p>blau-grün</text:p>
          </table:table-cell>
          <table:table-cell office:value-type="float" office:value="68">
            <text:p>68</text:p>
          </table:table-cell>
          <table:table-cell office:value-type="float" office:value="2.5">
            <text:p>2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2">
            <text:p>1616442</text:p>
          </table:table-cell>
          <table:table-cell office:value-type="string">
            <text:p>T-Shirt</text:p>
          </table:table-cell>
          <table:table-cell office:value-type="string">
            <text:p>grau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3">
            <text:p>1616443</text:p>
          </table:table-cell>
          <table:table-cell office:value-type="string">
            <text:p>Weste</text:p>
          </table:table-cell>
          <table:table-cell office:value-type="string">
            <text:p>braun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4">
            <text:p>1616444</text:p>
          </table:table-cell>
          <table:table-cell office:value-type="string">
            <text:p>Babyschuhe</text:p>
          </table:table-cell>
          <table:table-cell office:value-type="string">
            <text:p>blau kariert</text:p>
          </table:table-cell>
          <table:table-cell office:value-type="string">
            <text:p>sonstiges</text:p>
          </table:table-cell>
          <table:table-cell office:value-type="float" office:value="3.5">
            <text:p>3,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5">
            <text:p>1616445</text:p>
          </table:table-cell>
          <table:table-cell office:value-type="string">
            <text:p>MaxiCosi</text:p>
          </table:table-cell>
          <table:table-cell office:value-type="string">
            <text:p>blau</text:p>
          </table:table-cell>
          <table:table-cell office:value-type="string">
            <text:p>sonstiges</text:p>
          </table:table-cell>
          <table:table-cell office:value-type="float" office:value="15">
            <text:p>15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6">
            <text:p>16164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7">
            <text:p>16164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8">
            <text:p>16164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49">
            <text:p>16164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6450">
            <text:p>16164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Palmieri</text:p>
          </table:table-cell>
          <table:table-cell office:value-type="string">
            <text:p>0176-83136835</text:p>
          </table:table-cell>
          <table:table-cell office:value-type="string">
            <text:p>Marina.Palmieri@gmx.de</text:p>
          </table:table-cell>
        </table:table-row>
        <table:table-row table:style-name="ro1">
          <table:table-cell office:value-type="float" office:value="1617601">
            <text:p>16176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02">
            <text:p>16176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03">
            <text:p>16176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04">
            <text:p>16176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05">
            <text:p>16176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06">
            <text:p>16176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07">
            <text:p>16176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08">
            <text:p>16176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09">
            <text:p>16176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0">
            <text:p>16176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1">
            <text:p>16176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2">
            <text:p>16176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3">
            <text:p>16176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4">
            <text:p>16176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5">
            <text:p>16176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6">
            <text:p>16176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7">
            <text:p>16176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8">
            <text:p>16176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19">
            <text:p>16176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0">
            <text:p>16176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1">
            <text:p>16176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2">
            <text:p>16176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3">
            <text:p>16176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4">
            <text:p>16176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5">
            <text:p>16176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6">
            <text:p>16176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7">
            <text:p>16176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8">
            <text:p>16176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29">
            <text:p>16176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0">
            <text:p>16176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1">
            <text:p>16176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2">
            <text:p>16176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3">
            <text:p>16176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4">
            <text:p>16176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5">
            <text:p>16176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6">
            <text:p>16176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7">
            <text:p>16176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8">
            <text:p>16176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39">
            <text:p>16176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0">
            <text:p>16176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1">
            <text:p>16176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2">
            <text:p>16176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3">
            <text:p>16176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4">
            <text:p>16176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5">
            <text:p>16176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6">
            <text:p>16176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7">
            <text:p>16176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8">
            <text:p>16176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49">
            <text:p>16176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7650">
            <text:p>16176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8301">
            <text:p>1618301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02">
            <text:p>1618302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03">
            <text:p>1618303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3.5">
            <text:p>3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04">
            <text:p>1618304</text:p>
          </table:table-cell>
          <table:table-cell office:value-type="string">
            <text:p>Hose</text:p>
          </table:table-cell>
          <table:table-cell office:value-type="string">
            <text:p>Braun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05">
            <text:p>1618305</text:p>
          </table:table-cell>
          <table:table-cell office:value-type="string">
            <text:p>Hose</text:p>
          </table:table-cell>
          <table:table-cell office:value-type="string">
            <text:p>Braun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06">
            <text:p>1618306</text:p>
          </table:table-cell>
          <table:table-cell office:value-type="string">
            <text:p>Kleid</text:p>
          </table:table-cell>
          <table:table-cell office:value-type="string">
            <text:p>Olive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07">
            <text:p>1618307</text:p>
          </table:table-cell>
          <table:table-cell office:value-type="string">
            <text:p>Rolli</text:p>
          </table:table-cell>
          <table:table-cell office:value-type="string">
            <text:p>Braun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08">
            <text:p>1618308</text:p>
          </table:table-cell>
          <table:table-cell office:value-type="string">
            <text:p>Pulli</text:p>
          </table:table-cell>
          <table:table-cell office:value-type="string">
            <text:p>Rot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09">
            <text:p>1618309</text:p>
          </table:table-cell>
          <table:table-cell office:value-type="string">
            <text:p>Weste</text:p>
          </table:table-cell>
          <table:table-cell office:value-type="string">
            <text:p>Bunt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0">
            <text:p>1618310</text:p>
          </table:table-cell>
          <table:table-cell office:value-type="string">
            <text:p>Weste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3.5">
            <text:p>3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1">
            <text:p>1618311</text:p>
          </table:table-cell>
          <table:table-cell office:value-type="string">
            <text:p>Hose</text:p>
          </table:table-cell>
          <table:table-cell office:value-type="string">
            <text:p>Schwarz</text:p>
          </table:table-cell>
          <table:table-cell office:value-type="float" office:value="140">
            <text:p>140</text:p>
          </table:table-cell>
          <table:table-cell office:value-type="float" office:value="3.5">
            <text:p>3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2">
            <text:p>1618312</text:p>
          </table:table-cell>
          <table:table-cell office:value-type="string">
            <text:p>Hose</text:p>
          </table:table-cell>
          <table:table-cell office:value-type="string">
            <text:p>Schwarz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3">
            <text:p>1618313</text:p>
          </table:table-cell>
          <table:table-cell office:value-type="string">
            <text:p>Hose</text:p>
          </table:table-cell>
          <table:table-cell office:value-type="string">
            <text:p>Gelb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4">
            <text:p>1618314</text:p>
          </table:table-cell>
          <table:table-cell office:value-type="string">
            <text:p>T-Shirt</text:p>
          </table:table-cell>
          <table:table-cell office:value-type="string">
            <text:p>Rosa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5">
            <text:p>1618315</text:p>
          </table:table-cell>
          <table:table-cell office:value-type="string">
            <text:p>T-Shirt</text:p>
          </table:table-cell>
          <table:table-cell office:value-type="string">
            <text:p>Türkis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6">
            <text:p>1618316</text:p>
          </table:table-cell>
          <table:table-cell office:value-type="string">
            <text:p>T-Shirt</text:p>
          </table:table-cell>
          <table:table-cell office:value-type="string">
            <text:p>Gelb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7">
            <text:p>1618317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8">
            <text:p>1618318</text:p>
          </table:table-cell>
          <table:table-cell office:value-type="string">
            <text:p>Tunika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3.5">
            <text:p>3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19">
            <text:p>1618319</text:p>
          </table:table-cell>
          <table:table-cell office:value-type="string">
            <text:p>Top</text:p>
          </table:table-cell>
          <table:table-cell office:value-type="string">
            <text:p>Bunt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0">
            <text:p>1618320</text:p>
          </table:table-cell>
          <table:table-cell office:value-type="string">
            <text:p>Jacke</text:p>
          </table:table-cell>
          <table:table-cell office:value-type="string">
            <text:p>Grau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1">
            <text:p>1618321</text:p>
          </table:table-cell>
          <table:table-cell office:value-type="string">
            <text:p>Funktionsjacke</text:p>
          </table:table-cell>
          <table:table-cell office:value-type="string">
            <text:p>Rot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2">
            <text:p>1618322</text:p>
          </table:table-cell>
          <table:table-cell office:value-type="string">
            <text:p>Sweatshirt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3">
            <text:p>1618323</text:p>
          </table:table-cell>
          <table:table-cell office:value-type="string">
            <text:p>T-Shirt</text:p>
          </table:table-cell>
          <table:table-cell office:value-type="string">
            <text:p>Grün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4">
            <text:p>1618324</text:p>
          </table:table-cell>
          <table:table-cell office:value-type="string">
            <text:p>T-Shirt</text:p>
          </table:table-cell>
          <table:table-cell office:value-type="string">
            <text:p>Beige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5">
            <text:p>1618325</text:p>
          </table:table-cell>
          <table:table-cell office:value-type="string">
            <text:p>T-Shirt</text:p>
          </table:table-cell>
          <table:table-cell office:value-type="string">
            <text:p>Schwarz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6">
            <text:p>1618326</text:p>
          </table:table-cell>
          <table:table-cell office:value-type="string">
            <text:p>T-Shirt</text:p>
          </table:table-cell>
          <table:table-cell office:value-type="string">
            <text:p>Grün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7">
            <text:p>1618327</text:p>
          </table:table-cell>
          <table:table-cell office:value-type="string">
            <text:p>Sweatshirt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8">
            <text:p>1618328</text:p>
          </table:table-cell>
          <table:table-cell office:value-type="string">
            <text:p>T-Shirt</text:p>
          </table:table-cell>
          <table:table-cell office:value-type="string">
            <text:p>Grün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29">
            <text:p>1618329</text:p>
          </table:table-cell>
          <table:table-cell office:value-type="string">
            <text:p>T-Shirt</text:p>
          </table:table-cell>
          <table:table-cell office:value-type="string">
            <text:p>Pink</text:p>
          </table:table-cell>
          <table:table-cell office:value-type="float" office:value="146">
            <text:p>146</text:p>
          </table:table-cell>
          <table:table-cell office:value-type="float" office:value="1.5">
            <text:p>1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0">
            <text:p>1618330</text:p>
          </table:table-cell>
          <table:table-cell office:value-type="string">
            <text:p>Bluse kariert</text:p>
          </table:table-cell>
          <table:table-cell office:value-type="string">
            <text:p>Grün</text:p>
          </table:table-cell>
          <table:table-cell office:value-type="float" office:value="140">
            <text:p>140</text:p>
          </table:table-cell>
          <table:table-cell office:value-type="float" office:value="3.5">
            <text:p>3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1">
            <text:p>1618331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2">
            <text:p>1618332</text:p>
          </table:table-cell>
          <table:table-cell office:value-type="string">
            <text:p>T-Shirt</text:p>
          </table:table-cell>
          <table:table-cell office:value-type="string">
            <text:p>Rosa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3">
            <text:p>1618333</text:p>
          </table:table-cell>
          <table:table-cell office:value-type="string">
            <text:p>T-Shirt</text:p>
          </table:table-cell>
          <table:table-cell office:value-type="string">
            <text:p>Lila</text:p>
          </table:table-cell>
          <table:table-cell office:value-type="float" office:value="152">
            <text:p>152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4">
            <text:p>1618334</text:p>
          </table:table-cell>
          <table:table-cell office:value-type="string">
            <text:p>T-Shirt</text:p>
          </table:table-cell>
          <table:table-cell office:value-type="string">
            <text:p>Türkis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5">
            <text:p>1618335</text:p>
          </table:table-cell>
          <table:table-cell office:value-type="string">
            <text:p>Kleid</text:p>
          </table:table-cell>
          <table:table-cell office:value-type="string">
            <text:p>Grün</text:p>
          </table:table-cell>
          <table:table-cell office:value-type="float" office:value="152">
            <text:p>152</text:p>
          </table:table-cell>
          <table:table-cell office:value-type="float" office:value="4.5">
            <text:p>4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6">
            <text:p>1618336</text:p>
          </table:table-cell>
          <table:table-cell office:value-type="string">
            <text:p>Kleid</text:p>
          </table:table-cell>
          <table:table-cell office:value-type="string">
            <text:p>Olive</text:p>
          </table:table-cell>
          <table:table-cell office:value-type="float" office:value="152">
            <text:p>152</text:p>
          </table:table-cell>
          <table:table-cell office:value-type="float" office:value="3.5">
            <text:p>3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7">
            <text:p>1618337</text:p>
          </table:table-cell>
          <table:table-cell office:value-type="string">
            <text:p>Kleid</text:p>
          </table:table-cell>
          <table:table-cell office:value-type="string">
            <text:p>Blau Weiss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8">
            <text:p>1618338</text:p>
          </table:table-cell>
          <table:table-cell office:value-type="string">
            <text:p>Bluse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39">
            <text:p>1618339</text:p>
          </table:table-cell>
          <table:table-cell office:value-type="string">
            <text:p>Bluse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0">
            <text:p>1618340</text:p>
          </table:table-cell>
          <table:table-cell office:value-type="string">
            <text:p>T-Shirt</text:p>
          </table:table-cell>
          <table:table-cell office:value-type="string">
            <text:p>Weiss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1">
            <text:p>1618341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1.5">
            <text:p>1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2">
            <text:p>1618342</text:p>
          </table:table-cell>
          <table:table-cell office:value-type="string">
            <text:p>Polo-Shirt</text:p>
          </table:table-cell>
          <table:table-cell office:value-type="string">
            <text:p>Türkis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3">
            <text:p>1618343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4">
            <text:p>1618344</text:p>
          </table:table-cell>
          <table:table-cell office:value-type="string">
            <text:p>T-Shirt</text:p>
          </table:table-cell>
          <table:table-cell office:value-type="string">
            <text:p>Schwarz Gelb</text:p>
          </table:table-cell>
          <table:table-cell office:value-type="float" office:value="152">
            <text:p>152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5">
            <text:p>1618345</text:p>
          </table:table-cell>
          <table:table-cell office:value-type="string">
            <text:p>T-Shirt</text:p>
          </table:table-cell>
          <table:table-cell office:value-type="string">
            <text:p>Türkis</text:p>
          </table:table-cell>
          <table:table-cell office:value-type="float" office:value="152">
            <text:p>152</text:p>
          </table:table-cell>
          <table:table-cell office:value-type="float" office:value="1.5">
            <text:p>1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6">
            <text:p>1618346</text:p>
          </table:table-cell>
          <table:table-cell office:value-type="string">
            <text:p>T-Shirt</text:p>
          </table:table-cell>
          <table:table-cell office:value-type="string">
            <text:p>Türkis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7">
            <text:p>1618347</text:p>
          </table:table-cell>
          <table:table-cell office:value-type="string">
            <text:p>Pullunder</text:p>
          </table:table-cell>
          <table:table-cell office:value-type="string">
            <text:p>Bunt</text:p>
          </table:table-cell>
          <table:table-cell office:value-type="float" office:value="176">
            <text:p>176</text:p>
          </table:table-cell>
          <table:table-cell office:value-type="float" office:value="2.5">
            <text:p>2,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8">
            <text:p>1618348</text:p>
          </table:table-cell>
          <table:table-cell office:value-type="string">
            <text:p>Weste Ärmellos</text:p>
          </table:table-cell>
          <table:table-cell office:value-type="string">
            <text:p>Blau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49">
            <text:p>1618349</text:p>
          </table:table-cell>
          <table:table-cell office:value-type="string">
            <text:p>Sweatshirt</text:p>
          </table:table-cell>
          <table:table-cell office:value-type="string">
            <text:p>Schwarz</text:p>
          </table:table-cell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350">
            <text:p>1618350</text:p>
          </table:table-cell>
          <table:table-cell office:value-type="string">
            <text:p>Kurze Hose</text:p>
          </table:table-cell>
          <table:table-cell office:value-type="string">
            <text:p>Orange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1">
            <text:p>1618401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2">
            <text:p>1618402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55">
            <text:p>5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3">
            <text:p>1618403</text:p>
          </table:table-cell>
          <table:table-cell office:value-type="string">
            <text:p>Puzzle</text:p>
          </table:table-cell>
          <table:table-cell/>
          <table:table-cell office:value-type="string">
            <text:p>sonstiges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4">
            <text:p>1618404</text:p>
          </table:table-cell>
          <table:table-cell office:value-type="string">
            <text:p>Experimentirkasten</text:p>
          </table:table-cell>
          <table:table-cell/>
          <table:table-cell office:value-type="string">
            <text:p>sonstiges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5">
            <text:p>1618405</text:p>
          </table:table-cell>
          <table:table-cell office:value-type="string">
            <text:p>Puzzle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6">
            <text:p>1618406</text:p>
          </table:table-cell>
          <table:table-cell office:value-type="string">
            <text:p>Puzzle</text:p>
          </table:table-cell>
          <table:table-cell/>
          <table:table-cell office:value-type="string">
            <text:p>sonstiges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7">
            <text:p>1618407</text:p>
          </table:table-cell>
          <table:table-cell office:value-type="string">
            <text:p>Puzzle</text:p>
          </table:table-cell>
          <table:table-cell/>
          <table:table-cell office:value-type="string">
            <text:p>sonstiges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8">
            <text:p>1618408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09">
            <text:p>1618409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0">
            <text:p>1618410</text:p>
          </table:table-cell>
          <table:table-cell office:value-type="string">
            <text:p>Tasche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1">
            <text:p>1618411</text:p>
          </table:table-cell>
          <table:table-cell office:value-type="string">
            <text:p>Tasche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2">
            <text:p>1618412</text:p>
          </table:table-cell>
          <table:table-cell office:value-type="string">
            <text:p>Wakeboard</text:p>
          </table:table-cell>
          <table:table-cell/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3">
            <text:p>1618413</text:p>
          </table:table-cell>
          <table:table-cell office:value-type="string">
            <text:p>Roller</text:p>
          </table:table-cell>
          <table:table-cell/>
          <table:table-cell office:value-type="string">
            <text:p>sonstiges</text:p>
          </table:table-cell>
          <table:table-cell office:value-type="float" office:value="7">
            <text:p>7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4">
            <text:p>1618414</text:p>
          </table:table-cell>
          <table:table-cell office:value-type="string">
            <text:p>Keyboard</text:p>
          </table:table-cell>
          <table:table-cell/>
          <table:table-cell office:value-type="string">
            <text:p>sonstiges</text:p>
          </table:table-cell>
          <table:table-cell office:value-type="float" office:value="12">
            <text:p>1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5">
            <text:p>1618415</text:p>
          </table:table-cell>
          <table:table-cell office:value-type="string">
            <text:p>Spiel</text:p>
          </table:table-cell>
          <table:table-cell/>
          <table:table-cell office:value-type="string">
            <text:p>sonstiges</text:p>
          </table:table-cell>
          <table:table-cell office:value-type="float" office:value="55">
            <text:p>5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6">
            <text:p>1618416</text:p>
          </table:table-cell>
          <table:table-cell office:value-type="string">
            <text:p>Jacke</text:p>
          </table:table-cell>
          <table:table-cell office:value-type="string">
            <text:p>Schwarz-Weiss</text:p>
          </table:table-cell>
          <table:table-cell office:value-type="float" office:value="152">
            <text:p>152</text:p>
          </table:table-cell>
          <table:table-cell office:value-type="float" office:value="65">
            <text:p>6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7">
            <text:p>1618417</text:p>
          </table:table-cell>
          <table:table-cell office:value-type="string">
            <text:p>Hose</text:p>
          </table:table-cell>
          <table:table-cell office:value-type="string">
            <text:p>Hell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8">
            <text:p>1618418</text:p>
          </table:table-cell>
          <table:table-cell office:value-type="string">
            <text:p>Doppel-Jacke</text:p>
          </table:table-cell>
          <table:table-cell office:value-type="string">
            <text:p>Rot</text:p>
          </table:table-cell>
          <table:table-cell office:value-type="float" office:value="152">
            <text:p>152</text:p>
          </table:table-cell>
          <table:table-cell office:value-type="float" office:value="75">
            <text:p>7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19">
            <text:p>1618419</text:p>
          </table:table-cell>
          <table:table-cell office:value-type="string">
            <text:p>Sweatshirt-Jacke</text:p>
          </table:table-cell>
          <table:table-cell office:value-type="string">
            <text:p>Rosa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0">
            <text:p>1618420</text:p>
          </table:table-cell>
          <table:table-cell office:value-type="string">
            <text:p>Sweatshirt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1">
            <text:p>1618421</text:p>
          </table:table-cell>
          <table:table-cell office:value-type="string">
            <text:p>Strickjacke</text:p>
          </table:table-cell>
          <table:table-cell office:value-type="string">
            <text:p>Schwarz-Bunt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2">
            <text:p>1618422</text:p>
          </table:table-cell>
          <table:table-cell office:value-type="string">
            <text:p>Sweatshirt-Jacke</text:p>
          </table:table-cell>
          <table:table-cell office:value-type="string">
            <text:p>Rot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3">
            <text:p>1618423</text:p>
          </table:table-cell>
          <table:table-cell office:value-type="string">
            <text:p>T-Shirt</text:p>
          </table:table-cell>
          <table:table-cell office:value-type="string">
            <text:p>Rosa</text:p>
          </table:table-cell>
          <table:table-cell office:value-type="float" office:value="152">
            <text:p>152</text:p>
          </table:table-cell>
          <table:table-cell office:value-type="float" office:value="15">
            <text:p>1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4">
            <text:p>1618424</text:p>
          </table:table-cell>
          <table:table-cell office:value-type="string">
            <text:p>T-Shirt</text:p>
          </table:table-cell>
          <table:table-cell office:value-type="string">
            <text:p>Gelb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5">
            <text:p>1618425</text:p>
          </table:table-cell>
          <table:table-cell office:value-type="string">
            <text:p>T-Shirt Langarm</text:p>
          </table:table-cell>
          <table:table-cell office:value-type="string">
            <text:p>Lila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6">
            <text:p>1618426</text:p>
          </table:table-cell>
          <table:table-cell office:value-type="string">
            <text:p>T-Shirt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7">
            <text:p>1618427</text:p>
          </table:table-cell>
          <table:table-cell office:value-type="string">
            <text:p>T-Shirt </text:p>
          </table:table-cell>
          <table:table-cell office:value-type="string">
            <text:p>Grau-Grün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8">
            <text:p>1618428</text:p>
          </table:table-cell>
          <table:table-cell office:value-type="string">
            <text:p>T-Shirt-Langarm</text:p>
          </table:table-cell>
          <table:table-cell office:value-type="string">
            <text:p>Schwarz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29">
            <text:p>1618429</text:p>
          </table:table-cell>
          <table:table-cell office:value-type="string">
            <text:p>T-Shirt Langarm</text:p>
          </table:table-cell>
          <table:table-cell office:value-type="string">
            <text:p>Rosa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0">
            <text:p>1618430</text:p>
          </table:table-cell>
          <table:table-cell office:value-type="string">
            <text:p>Polo-Shirt Langarm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45">
            <text:p>4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1">
            <text:p>1618431</text:p>
          </table:table-cell>
          <table:table-cell office:value-type="string">
            <text:p>T-Shirt Langarm</text:p>
          </table:table-cell>
          <table:table-cell office:value-type="string">
            <text:p>Grau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2">
            <text:p>1618432</text:p>
          </table:table-cell>
          <table:table-cell office:value-type="string">
            <text:p>T-Shirt Langarm</text:p>
          </table:table-cell>
          <table:table-cell office:value-type="string">
            <text:p>Bunt</text:p>
          </table:table-cell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3">
            <text:p>1618433</text:p>
          </table:table-cell>
          <table:table-cell office:value-type="string">
            <text:p>T-Shirt Langarm</text:p>
          </table:table-cell>
          <table:table-cell office:value-type="string">
            <text:p>Weinrot</text:p>
          </table:table-cell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4">
            <text:p>1618434</text:p>
          </table:table-cell>
          <table:table-cell office:value-type="string">
            <text:p>T-Shirt Langarm</text:p>
          </table:table-cell>
          <table:table-cell office:value-type="string">
            <text:p>Grau Bunt</text:p>
          </table:table-cell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5">
            <text:p>1618435</text:p>
          </table:table-cell>
          <table:table-cell office:value-type="string">
            <text:p>Hose</text:p>
          </table:table-cell>
          <table:table-cell office:value-type="string">
            <text:p>Beige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6">
            <text:p>1618436</text:p>
          </table:table-cell>
          <table:table-cell office:value-type="string">
            <text:p>Jeans 3/4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7">
            <text:p>1618437</text:p>
          </table:table-cell>
          <table:table-cell office:value-type="string">
            <text:p>Hose 3/4</text:p>
          </table:table-cell>
          <table:table-cell office:value-type="string">
            <text:p>Türkis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8">
            <text:p>1618438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39">
            <text:p>1618439</text:p>
          </table:table-cell>
          <table:table-cell office:value-type="string">
            <text:p>Jeans Neu</text:p>
          </table:table-cell>
          <table:table-cell office:value-type="string">
            <text:p>Blau</text:p>
          </table:table-cell>
          <table:table-cell office:value-type="float" office:value="152">
            <text:p>152</text:p>
          </table:table-cell>
          <table:table-cell office:value-type="float" office:value="45">
            <text:p>4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0">
            <text:p>1618440</text:p>
          </table:table-cell>
          <table:table-cell office:value-type="string">
            <text:p>Hose 3/4</text:p>
          </table:table-cell>
          <table:table-cell office:value-type="string">
            <text:p>Grau</text:p>
          </table:table-cell>
          <table:table-cell office:value-type="float" office:value="152">
            <text:p>152</text:p>
          </table:table-cell>
          <table:table-cell office:value-type="float" office:value="15">
            <text:p>1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1">
            <text:p>1618441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2">
            <text:p>1618442</text:p>
          </table:table-cell>
          <table:table-cell office:value-type="string">
            <text:p>Strickjacke</text:p>
          </table:table-cell>
          <table:table-cell office:value-type="string">
            <text:p>Bunt</text:p>
          </table:table-cell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3">
            <text:p>1618443</text:p>
          </table:table-cell>
          <table:table-cell office:value-type="string">
            <text:p>Sweatshirt Jacke</text:p>
          </table:table-cell>
          <table:table-cell office:value-type="string">
            <text:p>Weinrot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4">
            <text:p>1618444</text:p>
          </table:table-cell>
          <table:table-cell office:value-type="string">
            <text:p>Weste</text:p>
          </table:table-cell>
          <table:table-cell office:value-type="string">
            <text:p>Rot</text:p>
          </table:table-cell>
          <table:table-cell office:value-type="float" office:value="158">
            <text:p>158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5">
            <text:p>1618445</text:p>
          </table:table-cell>
          <table:table-cell office:value-type="string">
            <text:p>Fleece-Jacke</text:p>
          </table:table-cell>
          <table:table-cell office:value-type="string">
            <text:p>Braun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6">
            <text:p>1618446</text:p>
          </table:table-cell>
          <table:table-cell office:value-type="string">
            <text:p>Overall Kurz</text:p>
          </table:table-cell>
          <table:table-cell office:value-type="string">
            <text:p>Weiss-Schwarz</text:p>
          </table:table-cell>
          <table:table-cell office:value-type="float" office:value="158">
            <text:p>158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7">
            <text:p>1618447</text:p>
          </table:table-cell>
          <table:table-cell office:value-type="string">
            <text:p>Jeans</text:p>
          </table:table-cell>
          <table:table-cell office:value-type="string">
            <text:p>Blau</text:p>
          </table:table-cell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8">
            <text:p>1618448</text:p>
          </table:table-cell>
          <table:table-cell office:value-type="string">
            <text:p>Overall Lang</text:p>
          </table:table-cell>
          <table:table-cell office:value-type="string">
            <text:p>Schwarz-Weiss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49">
            <text:p>1618449</text:p>
          </table:table-cell>
          <table:table-cell office:value-type="string">
            <text:p>T-Shirt</text:p>
          </table:table-cell>
          <table:table-cell office:value-type="string">
            <text:p>Orange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450">
            <text:p>1618450</text:p>
          </table:table-cell>
          <table:table-cell office:value-type="string">
            <text:p>Kommunions-Jacke</text:p>
          </table:table-cell>
          <table:table-cell office:value-type="string">
            <text:p>Weiss</text:p>
          </table:table-cell>
          <table:table-cell office:value-type="float" office:value="128">
            <text:p>128</text:p>
          </table:table-cell>
          <table:table-cell office:value-type="float" office:value="35">
            <text:p>35</text:p>
          </table:table-cell>
          <table:table-cell office:value-type="string">
            <text:p>Wittmann</text:p>
          </table:table-cell>
          <table:table-cell office:value-type="string">
            <text:p>06224-83126</text:p>
          </table:table-cell>
          <table:table-cell office:value-type="string">
            <text:p>hjswittmann@t-online.de</text:p>
          </table:table-cell>
        </table:table-row>
        <table:table-row table:style-name="ro1">
          <table:table-cell office:value-type="float" office:value="1618501">
            <text:p>1618501</text:p>
          </table:table-cell>
          <table:table-cell office:value-type="string">
            <text:p>Kaputzenpulli HM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02">
            <text:p>1618502</text:p>
          </table:table-cell>
          <table:table-cell office:value-type="string">
            <text:p>Kaputzenpulli HM</text:p>
          </table:table-cell>
          <table:table-cell office:value-type="string">
            <text:p>grau</text:p>
          </table:table-cell>
          <table:table-cell office:value-type="float" office:value="110">
            <text:p>110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03">
            <text:p>1618503</text:p>
          </table:table-cell>
          <table:table-cell office:value-type="string">
            <text:p>Pulli</text:p>
          </table:table-cell>
          <table:table-cell office:value-type="string">
            <text:p>braun-beige gestreift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04">
            <text:p>1618504</text:p>
          </table:table-cell>
          <table:table-cell office:value-type="string">
            <text:p>Kaputzenpulli, Esprit</text:p>
          </table:table-cell>
          <table:table-cell office:value-type="string">
            <text:p>rot</text:p>
          </table:table-cell>
          <table:table-cell office:value-type="float" office:value="104">
            <text:p>104</text:p>
          </table:table-cell>
          <table:table-cell office:value-type="float" office:value="3.5">
            <text:p>3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05">
            <text:p>1618505</text:p>
          </table:table-cell>
          <table:table-cell office:value-type="string">
            <text:p>Strickpulli, HM</text:p>
          </table:table-cell>
          <table:table-cell office:value-type="string">
            <text:p>braun-hellblau</text:p>
          </table:table-cell>
          <table:table-cell office:value-type="float" office:value="122">
            <text:p>122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06">
            <text:p>1618506</text:p>
          </table:table-cell>
          <table:table-cell office:value-type="string">
            <text:p>Strickpulli</text:p>
          </table:table-cell>
          <table:table-cell office:value-type="string">
            <text:p>rot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07">
            <text:p>1618507</text:p>
          </table:table-cell>
          <table:table-cell office:value-type="string">
            <text:p>Strickpulli, Esprit</text:p>
          </table:table-cell>
          <table:table-cell office:value-type="string">
            <text:p>braun, Rauten</text:p>
          </table:table-cell>
          <table:table-cell office:value-type="float" office:value="116">
            <text:p>116</text:p>
          </table:table-cell>
          <table:table-cell office:value-type="float" office:value="3.5">
            <text:p>3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08">
            <text:p>1618508</text:p>
          </table:table-cell>
          <table:table-cell office:value-type="string">
            <text:p>Fleecepulli, Lafuma</text:p>
          </table:table-cell>
          <table:table-cell office:value-type="string">
            <text:p>olive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09">
            <text:p>1618509</text:p>
          </table:table-cell>
          <table:table-cell office:value-type="string">
            <text:p>Fleecejacke, HM</text:p>
          </table:table-cell>
          <table:table-cell office:value-type="string">
            <text:p>braun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0">
            <text:p>1618510</text:p>
          </table:table-cell>
          <table:table-cell office:value-type="string">
            <text:p>Kaputzenfleecepulli, HM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1">
            <text:p>1618511</text:p>
          </table:table-cell>
          <table:table-cell office:value-type="string">
            <text:p>Kaputzenweste, HM</text:p>
          </table:table-cell>
          <table:table-cell office:value-type="string">
            <text:p>beige-hellblau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2">
            <text:p>1618512</text:p>
          </table:table-cell>
          <table:table-cell office:value-type="string">
            <text:p>Schneehose, Etirel</text:p>
          </table:table-cell>
          <table:table-cell office:value-type="string">
            <text:p>schwarz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3">
            <text:p>1618513</text:p>
          </table:table-cell>
          <table:table-cell office:value-type="string">
            <text:p>Schneehose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3.5">
            <text:p>3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4">
            <text:p>1618514</text:p>
          </table:table-cell>
          <table:table-cell office:value-type="string">
            <text:p>Schneehose</text:p>
          </table:table-cell>
          <table:table-cell office:value-type="string">
            <text:p>schwarz</text:p>
          </table:table-cell>
          <table:table-cell office:value-type="float" office:value="122">
            <text:p>122</text:p>
          </table:table-cell>
          <table:table-cell office:value-type="float" office:value="3.5">
            <text:p>3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5">
            <text:p>1618515</text:p>
          </table:table-cell>
          <table:table-cell office:value-type="string">
            <text:p>Winterjacke Zara</text:p>
          </table:table-cell>
          <table:table-cell office:value-type="string">
            <text:p>braun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6">
            <text:p>1618516</text:p>
          </table:table-cell>
          <table:table-cell office:value-type="string">
            <text:p>Weste, ärmellos, HM</text:p>
          </table:table-cell>
          <table:table-cell office:value-type="string">
            <text:p>braun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7">
            <text:p>1618517</text:p>
          </table:table-cell>
          <table:table-cell office:value-type="string">
            <text:p>Weste, ärmellos, bfc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8">
            <text:p>1618518</text:p>
          </table:table-cell>
          <table:table-cell office:value-type="string">
            <text:p>Weste, ärmellos, CA</text:p>
          </table:table-cell>
          <table:table-cell office:value-type="string">
            <text:p>beige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19">
            <text:p>1618519</text:p>
          </table:table-cell>
          <table:table-cell office:value-type="string">
            <text:p>Poloshirt, kurz Zara</text:p>
          </table:table-cell>
          <table:table-cell office:value-type="string">
            <text:p>hellblau gestreift</text:p>
          </table:table-cell>
          <table:table-cell office:value-type="float" office:value="110">
            <text:p>110</text:p>
          </table:table-cell>
          <table:table-cell office:value-type="float" office:value="3.5">
            <text:p>3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0">
            <text:p>1618520</text:p>
          </table:table-cell>
          <table:table-cell office:value-type="string">
            <text:p>Poloshirt, kurz, Lego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1">
            <text:p>1618521</text:p>
          </table:table-cell>
          <table:table-cell office:value-type="string">
            <text:p>Poloshirt, kurz, Benetton</text:p>
          </table:table-cell>
          <table:table-cell office:value-type="string">
            <text:p>rot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2">
            <text:p>1618522</text:p>
          </table:table-cell>
          <table:table-cell office:value-type="string">
            <text:p>Poloshirt, lang, Benetton</text:p>
          </table:table-cell>
          <table:table-cell office:value-type="string">
            <text:p>hellblau</text:p>
          </table:table-cell>
          <table:table-cell office:value-type="float" office:value="110">
            <text:p>110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3">
            <text:p>1618523</text:p>
          </table:table-cell>
          <table:table-cell office:value-type="string">
            <text:p>Poloshirt, kurz, HM</text:p>
          </table:table-cell>
          <table:table-cell office:value-type="string">
            <text:p>olive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4">
            <text:p>1618524</text:p>
          </table:table-cell>
          <table:table-cell office:value-type="string">
            <text:p>Poloshirt, kurz, HM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5">
            <text:p>1618525</text:p>
          </table:table-cell>
          <table:table-cell office:value-type="string">
            <text:p>Poloshirt, kurz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6">
            <text:p>1618526</text:p>
          </table:table-cell>
          <table:table-cell office:value-type="string">
            <text:p>Poloshirt, kurz</text:p>
          </table:table-cell>
          <table:table-cell office:value-type="string">
            <text:p>gelb-weiß gestreift</text:p>
          </table:table-cell>
          <table:table-cell office:value-type="float" office:value="146">
            <text:p>146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7">
            <text:p>1618527</text:p>
          </table:table-cell>
          <table:table-cell office:value-type="string">
            <text:p>Poloshirt, kurz, Kangaroos</text:p>
          </table:table-cell>
          <table:table-cell office:value-type="string">
            <text:p>olive</text:p>
          </table:table-cell>
          <table:table-cell office:value-type="float" office:value="140">
            <text:p>140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8">
            <text:p>1618528</text:p>
          </table:table-cell>
          <table:table-cell office:value-type="string">
            <text:p>Langarmshirt, HM, gestreift</text:p>
          </table:table-cell>
          <table:table-cell office:value-type="string">
            <text:p>hellblau, beige</text:p>
          </table:table-cell>
          <table:table-cell office:value-type="float" office:value="110">
            <text:p>110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29">
            <text:p>1618529</text:p>
          </table:table-cell>
          <table:table-cell office:value-type="string">
            <text:p>Langarmshirt, HM, gestreift</text:p>
          </table:table-cell>
          <table:table-cell office:value-type="string">
            <text:p>hellblau, blau</text:p>
          </table:table-cell>
          <table:table-cell office:value-type="float" office:value="98">
            <text:p>98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0">
            <text:p>1618530</text:p>
          </table:table-cell>
          <table:table-cell office:value-type="string">
            <text:p>Langarmshirt, HM, gestreift</text:p>
          </table:table-cell>
          <table:table-cell office:value-type="string">
            <text:p>hellblau, blau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1">
            <text:p>1618531</text:p>
          </table:table-cell>
          <table:table-cell office:value-type="string">
            <text:p>Langarmshirt, HM, gestreift</text:p>
          </table:table-cell>
          <table:table-cell office:value-type="string">
            <text:p>türkis, schwarz</text:p>
          </table:table-cell>
          <table:table-cell office:value-type="float" office:value="110">
            <text:p>110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2">
            <text:p>1618532</text:p>
          </table:table-cell>
          <table:table-cell office:value-type="string">
            <text:p>Langarmshirt, Tom Tailor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3">
            <text:p>1618533</text:p>
          </table:table-cell>
          <table:table-cell office:value-type="string">
            <text:p>Langarmshirt</text:p>
          </table:table-cell>
          <table:table-cell office:value-type="string">
            <text:p>blau</text:p>
          </table:table-cell>
          <table:table-cell office:value-type="float" office:value="122">
            <text:p>122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4">
            <text:p>1618534</text:p>
          </table:table-cell>
          <table:table-cell office:value-type="string">
            <text:p>T-shirt HM Spiderman</text:p>
          </table:table-cell>
          <table:table-cell office:value-type="string">
            <text:p>grau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5">
            <text:p>1618535</text:p>
          </table:table-cell>
          <table:table-cell office:value-type="string">
            <text:p>T-shirt HM Truck</text:p>
          </table:table-cell>
          <table:table-cell office:value-type="string">
            <text:p>olive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6">
            <text:p>1618536</text:p>
          </table:table-cell>
          <table:table-cell office:value-type="string">
            <text:p>T-shirt</text:p>
          </table:table-cell>
          <table:table-cell office:value-type="string">
            <text:p>blau-gelb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7">
            <text:p>1618537</text:p>
          </table:table-cell>
          <table:table-cell office:value-type="string">
            <text:p>T-shirt Snoopy</text:p>
          </table:table-cell>
          <table:table-cell office:value-type="string">
            <text:p>orange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8">
            <text:p>1618538</text:p>
          </table:table-cell>
          <table:table-cell office:value-type="string">
            <text:p>T-shirt Esprit</text:p>
          </table:table-cell>
          <table:table-cell office:value-type="string">
            <text:p>grün</text:p>
          </table:table-cell>
          <table:table-cell office:value-type="float" office:value="104">
            <text:p>104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39">
            <text:p>1618539</text:p>
          </table:table-cell>
          <table:table-cell office:value-type="string">
            <text:p>Langarmshirt HM</text:p>
          </table:table-cell>
          <table:table-cell office:value-type="string">
            <text:p>hellblau, olive gestr.</text:p>
          </table:table-cell>
          <table:table-cell office:value-type="float" office:value="104">
            <text:p>104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0">
            <text:p>1618540</text:p>
          </table:table-cell>
          <table:table-cell office:value-type="string">
            <text:p>T-shirt, Feuerwehr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1">
            <text:p>1618541</text:p>
          </table:table-cell>
          <table:table-cell office:value-type="string">
            <text:p>Shirt ärmellos HM</text:p>
          </table:table-cell>
          <table:table-cell office:value-type="string">
            <text:p>rot</text:p>
          </table:table-cell>
          <table:table-cell office:value-type="float" office:value="92">
            <text:p>92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2">
            <text:p>1618542</text:p>
          </table:table-cell>
          <table:table-cell office:value-type="string">
            <text:p>Shirt ärmellos Sanetta</text:p>
          </table:table-cell>
          <table:table-cell office:value-type="string">
            <text:p>rot</text:p>
          </table:table-cell>
          <table:table-cell office:value-type="float" office:value="122">
            <text:p>122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3">
            <text:p>1618543</text:p>
          </table:table-cell>
          <table:table-cell office:value-type="string">
            <text:p>Shirt ärmellos HM</text:p>
          </table:table-cell>
          <table:table-cell office:value-type="string">
            <text:p>bunt gestreift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4">
            <text:p>1618544</text:p>
          </table:table-cell>
          <table:table-cell office:value-type="string">
            <text:p>Badehose, kurz</text:p>
          </table:table-cell>
          <table:table-cell office:value-type="string">
            <text:p>gelb</text:p>
          </table:table-cell>
          <table:table-cell office:value-type="float" office:value="98">
            <text:p>98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5">
            <text:p>1618545</text:p>
          </table:table-cell>
          <table:table-cell office:value-type="string">
            <text:p>Hemd, halbarm, Mexx</text:p>
          </table:table-cell>
          <table:table-cell office:value-type="string">
            <text:p>gestreift, bunt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6">
            <text:p>1618546</text:p>
          </table:table-cell>
          <table:table-cell office:value-type="string">
            <text:p>Hemd, langarm, Zara</text:p>
          </table:table-cell>
          <table:table-cell office:value-type="string">
            <text:p>braun, beige kariert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7">
            <text:p>1618547</text:p>
          </table:table-cell>
          <table:table-cell office:value-type="string">
            <text:p>kurze Hose, Jeans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8">
            <text:p>1618548</text:p>
          </table:table-cell>
          <table:table-cell office:value-type="string">
            <text:p>kurze Hose, Jeans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49">
            <text:p>1618549</text:p>
          </table:table-cell>
          <table:table-cell office:value-type="string">
            <text:p>kurze Hose, kariert</text:p>
          </table:table-cell>
          <table:table-cell office:value-type="string">
            <text:p>blau-braun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550">
            <text:p>1618550</text:p>
          </table:table-cell>
          <table:table-cell office:value-type="string">
            <text:p>kurze Hose, kariert</text:p>
          </table:table-cell>
          <table:table-cell office:value-type="string">
            <text:p>kariert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string">
            <text:p>06224-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1">
            <text:p>1618601</text:p>
          </table:table-cell>
          <table:table-cell office:value-type="string">
            <text:p>Buch Duden Die Prinzessi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2">
            <text:p>1618602</text:p>
          </table:table-cell>
          <table:table-cell office:value-type="string">
            <text:p>Buch Hexe Lilli Nr. 17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3">
            <text:p>1618603</text:p>
          </table:table-cell>
          <table:table-cell office:value-type="string">
            <text:p>Buch Hexe Lilli Nr. 0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4">
            <text:p>1618604</text:p>
          </table:table-cell>
          <table:table-cell office:value-type="string">
            <text:p>Buch Die besten Pferdeabenteuer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5">
            <text:p>1618605</text:p>
          </table:table-cell>
          <table:table-cell office:value-type="string">
            <text:p>Buch Zauberschweif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6">
            <text:p>1618606</text:p>
          </table:table-cell>
          <table:table-cell office:value-type="string">
            <text:p>Buch Kuschelgeschichte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7">
            <text:p>1618607</text:p>
          </table:table-cell>
          <table:table-cell office:value-type="string">
            <text:p>Buch Erst ich, Zauberponys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8">
            <text:p>1618608</text:p>
          </table:table-cell>
          <table:table-cell office:value-type="string">
            <text:p>Buch Aufgesessen Gundi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09">
            <text:p>1618609</text:p>
          </table:table-cell>
          <table:table-cell office:value-type="string">
            <text:p>Buch Laura Weihnachtsman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0">
            <text:p>1618610</text:p>
          </table:table-cell>
          <table:table-cell office:value-type="string">
            <text:p>Buch kleiner Bär, Zähn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1">
            <text:p>1618611</text:p>
          </table:table-cell>
          <table:table-cell office:value-type="string">
            <text:p>Buch kleiner Bär, vertrage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2">
            <text:p>1618612</text:p>
          </table:table-cell>
          <table:table-cell office:value-type="string">
            <text:p>Buch, Wilde Tier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3">
            <text:p>1618613</text:p>
          </table:table-cell>
          <table:table-cell office:value-type="string">
            <text:p>Buch Regenbogenfisch</text:p>
          </table:table-cell>
          <table:table-cell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4">
            <text:p>1618614</text:p>
          </table:table-cell>
          <table:table-cell office:value-type="string">
            <text:p>Buch Kleiner Eisbär Angsthase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5">
            <text:p>1618615</text:p>
          </table:table-cell>
          <table:table-cell office:value-type="string">
            <text:p>Buch Buntes Tierbuch, Rvb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6">
            <text:p>1618616</text:p>
          </table:table-cell>
          <table:table-cell office:value-type="string">
            <text:p>Buch Tobi, Baumgart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7">
            <text:p>1618617</text:p>
          </table:table-cell>
          <table:table-cell office:value-type="string">
            <text:p>Buch Rasputi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8">
            <text:p>1618618</text:p>
          </table:table-cell>
          <table:table-cell office:value-type="string">
            <text:p>Buch Baby für alle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19">
            <text:p>1618619</text:p>
          </table:table-cell>
          <table:table-cell office:value-type="string">
            <text:p>Buch Stein auf Stei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0">
            <text:p>1618620</text:p>
          </table:table-cell>
          <table:table-cell office:value-type="string">
            <text:p>Nintendo Spiel Reitschule</text:p>
          </table:table-cell>
          <table:table-cell/>
          <table:table-cell office:value-type="string">
            <text:p>sonstiges</text:p>
          </table:table-cell>
          <table:table-cell office:value-type="float" office:value="6.5">
            <text:p>6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1">
            <text:p>1618621</text:p>
          </table:table-cell>
          <table:table-cell office:value-type="string">
            <text:p>DVD Lillifee </text:p>
          </table:table-cell>
          <table:table-cell/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2">
            <text:p>1618622</text:p>
          </table:table-cell>
          <table:table-cell office:value-type="string">
            <text:p>DVD Regenbogenfisch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3">
            <text:p>1618623</text:p>
          </table:table-cell>
          <table:table-cell office:value-type="string">
            <text:p>CD Kleiner roter Traktor, 6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4">
            <text:p>1618624</text:p>
          </table:table-cell>
          <table:table-cell office:value-type="string">
            <text:p>CD Hexe Lilli, Detektivi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5">
            <text:p>1618625</text:p>
          </table:table-cell>
          <table:table-cell office:value-type="string">
            <text:p>CD Hexe Lilli, Delfin</text:p>
          </table:table-cell>
          <table:table-cell/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6">
            <text:p>1618626</text:p>
          </table:table-cell>
          <table:table-cell office:value-type="string">
            <text:p>Kaputzenweste Fußball</text:p>
          </table:table-cell>
          <table:table-cell office:value-type="string">
            <text:p>blau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7">
            <text:p>1618627</text:p>
          </table:table-cell>
          <table:table-cell office:value-type="string">
            <text:p>Kaputzenweste 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8">
            <text:p>1618628</text:p>
          </table:table-cell>
          <table:table-cell office:value-type="string">
            <text:p>Sporthose Umbro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29">
            <text:p>1618629</text:p>
          </table:table-cell>
          <table:table-cell office:value-type="string">
            <text:p>Hose HM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0">
            <text:p>1618630</text:p>
          </table:table-cell>
          <table:table-cell office:value-type="string">
            <text:p>Hemd Cars</text:p>
          </table:table-cell>
          <table:table-cell office:value-type="string">
            <text:p>hellblau</text:p>
          </table:table-cell>
          <table:table-cell office:value-type="float" office:value="116">
            <text:p>116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1">
            <text:p>1618631</text:p>
          </table:table-cell>
          <table:table-cell office:value-type="string">
            <text:p>T-Shirt Hai Boden</text:p>
          </table:table-cell>
          <table:table-cell office:value-type="string">
            <text:p>blau gestreift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2">
            <text:p>1618632</text:p>
          </table:table-cell>
          <table:table-cell office:value-type="string">
            <text:p>Strickweste</text:p>
          </table:table-cell>
          <table:table-cell office:value-type="string">
            <text:p>blau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3">
            <text:p>1618633</text:p>
          </table:table-cell>
          <table:table-cell office:value-type="string">
            <text:p>kurze Jeans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4">
            <text:p>1618634</text:p>
          </table:table-cell>
          <table:table-cell office:value-type="string">
            <text:p>kurze Hose SOliver</text:p>
          </table:table-cell>
          <table:table-cell office:value-type="string">
            <text:p>braun</text:p>
          </table:table-cell>
          <table:table-cell office:value-type="float" office:value="122">
            <text:p>122</text:p>
          </table:table-cell>
          <table:table-cell office:value-type="float" office:value="3.5">
            <text:p>3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5">
            <text:p>1618635</text:p>
          </table:table-cell>
          <table:table-cell office:value-type="string">
            <text:p>kurze Hose kariert</text:p>
          </table:table-cell>
          <table:table-cell office:value-type="string">
            <text:p>blau weiß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6">
            <text:p>1618636</text:p>
          </table:table-cell>
          <table:table-cell office:value-type="string">
            <text:p>Hose Leopard</text:p>
          </table:table-cell>
          <table:table-cell office:value-type="string">
            <text:p>rosa</text:p>
          </table:table-cell>
          <table:table-cell office:value-type="float" office:value="134">
            <text:p>134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7">
            <text:p>1618637</text:p>
          </table:table-cell>
          <table:table-cell office:value-type="string">
            <text:p>Jeans Levis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8">
            <text:p>1618638</text:p>
          </table:table-cell>
          <table:table-cell office:value-type="string">
            <text:p>Cordhose Benetton</text:p>
          </table:table-cell>
          <table:table-cell office:value-type="string">
            <text:p>Lila</text:p>
          </table:table-cell>
          <table:table-cell office:value-type="float" office:value="122">
            <text:p>122</text:p>
          </table:table-cell>
          <table:table-cell office:value-type="float" office:value="3.5">
            <text:p>3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39">
            <text:p>1618639</text:p>
          </table:table-cell>
          <table:table-cell office:value-type="string">
            <text:p>Hose HM</text:p>
          </table:table-cell>
          <table:table-cell office:value-type="string">
            <text:p>schwarz</text:p>
          </table:table-cell>
          <table:table-cell office:value-type="float" office:value="116">
            <text:p>116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0">
            <text:p>1618640</text:p>
          </table:table-cell>
          <table:table-cell office:value-type="string">
            <text:p>Cordhose</text:p>
          </table:table-cell>
          <table:table-cell office:value-type="string">
            <text:p>braun</text:p>
          </table:table-cell>
          <table:table-cell office:value-type="float" office:value="122">
            <text:p>122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1">
            <text:p>1618641</text:p>
          </table:table-cell>
          <table:table-cell office:value-type="string">
            <text:p>Hose HM</text:p>
          </table:table-cell>
          <table:table-cell office:value-type="string">
            <text:p>schwarz</text:p>
          </table:table-cell>
          <table:table-cell office:value-type="float" office:value="122">
            <text:p>122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2">
            <text:p>1618642</text:p>
          </table:table-cell>
          <table:table-cell office:value-type="string">
            <text:p>Fleecepulli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3">
            <text:p>1618643</text:p>
          </table:table-cell>
          <table:table-cell office:value-type="string">
            <text:p>kurze Hose</text:p>
          </table:table-cell>
          <table:table-cell office:value-type="string">
            <text:p>rosa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4">
            <text:p>1618644</text:p>
          </table:table-cell>
          <table:table-cell office:value-type="string">
            <text:p>Kleid kariert</text:p>
          </table:table-cell>
          <table:table-cell office:value-type="string">
            <text:p>rot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5">
            <text:p>1618645</text:p>
          </table:table-cell>
          <table:table-cell office:value-type="string">
            <text:p>Bluse kariert HM</text:p>
          </table:table-cell>
          <table:table-cell office:value-type="string">
            <text:p>rosa</text:p>
          </table:table-cell>
          <table:table-cell office:value-type="float" office:value="122">
            <text:p>122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6">
            <text:p>1618646</text:p>
          </table:table-cell>
          <table:table-cell office:value-type="string">
            <text:p>Poloshirt</text:p>
          </table:table-cell>
          <table:table-cell office:value-type="string">
            <text:p>rosa gestreift</text:p>
          </table:table-cell>
          <table:table-cell office:value-type="float" office:value="146">
            <text:p>146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7">
            <text:p>1618647</text:p>
          </table:table-cell>
          <table:table-cell office:value-type="string">
            <text:p>Langarmshirt Topmodel</text:p>
          </table:table-cell>
          <table:table-cell office:value-type="string">
            <text:p>lila</text:p>
          </table:table-cell>
          <table:table-cell office:value-type="float" office:value="140">
            <text:p>140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8">
            <text:p>1618648</text:p>
          </table:table-cell>
          <table:table-cell office:value-type="string">
            <text:p>Jeanskleid Elle</text:p>
          </table:table-cell>
          <table:table-cell office:value-type="string">
            <text:p>blau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49">
            <text:p>1618649</text:p>
          </table:table-cell>
          <table:table-cell office:value-type="string">
            <text:p>Jeanskleid More More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650">
            <text:p>1618650</text:p>
          </table:table-cell>
          <table:table-cell office:value-type="string">
            <text:p>Strickkleid Mangoon </text:p>
          </table:table-cell>
          <table:table-cell office:value-type="string">
            <text:p>rot</text:p>
          </table:table-cell>
          <table:table-cell office:value-type="float" office:value="122">
            <text:p>122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6224175554">
            <text:p>6224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1">
            <text:p>1618701</text:p>
          </table:table-cell>
          <table:table-cell office:value-type="string">
            <text:p>Fleecepulli Ferrari</text:p>
          </table:table-cell>
          <table:table-cell office:value-type="string">
            <text:p>grau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2">
            <text:p>1618702</text:p>
          </table:table-cell>
          <table:table-cell office:value-type="string">
            <text:p>Trägershirt gestreift</text:p>
          </table:table-cell>
          <table:table-cell office:value-type="string">
            <text:p>rosa</text:p>
          </table:table-cell>
          <table:table-cell office:value-type="float" office:value="122">
            <text:p>122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3">
            <text:p>1618703</text:p>
          </table:table-cell>
          <table:table-cell office:value-type="string">
            <text:p>Kaputzenweste</text:p>
          </table:table-cell>
          <table:table-cell office:value-type="string">
            <text:p>grau</text:p>
          </table:table-cell>
          <table:table-cell office:value-type="float" office:value="128">
            <text:p>128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4">
            <text:p>1618704</text:p>
          </table:table-cell>
          <table:table-cell office:value-type="string">
            <text:p>Rüschenweste</text:p>
          </table:table-cell>
          <table:table-cell office:value-type="string">
            <text:p>weiß</text:p>
          </table:table-cell>
          <table:table-cell office:value-type="float" office:value="122">
            <text:p>122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5">
            <text:p>1618705</text:p>
          </table:table-cell>
          <table:table-cell office:value-type="string">
            <text:p>Kleid kariert HM</text:p>
          </table:table-cell>
          <table:table-cell office:value-type="string">
            <text:p>braun rosa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6">
            <text:p>1618706</text:p>
          </table:table-cell>
          <table:table-cell office:value-type="string">
            <text:p>Kaputzenpulli</text:p>
          </table:table-cell>
          <table:table-cell office:value-type="string">
            <text:p>pink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7">
            <text:p>1618707</text:p>
          </table:table-cell>
          <table:table-cell office:value-type="string">
            <text:p>T-shirt trigema Minimouse</text:p>
          </table:table-cell>
          <table:table-cell office:value-type="string">
            <text:p>schwarz</text:p>
          </table:table-cell>
          <table:table-cell office:value-type="float" office:value="128">
            <text:p>128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8">
            <text:p>1618708</text:p>
          </table:table-cell>
          <table:table-cell office:value-type="string">
            <text:p>Langarmshirt</text:p>
          </table:table-cell>
          <table:table-cell office:value-type="string">
            <text:p>braun</text:p>
          </table:table-cell>
          <table:table-cell office:value-type="float" office:value="122">
            <text:p>122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09">
            <text:p>1618709</text:p>
          </table:table-cell>
          <table:table-cell office:value-type="string">
            <text:p>DVD Hexe Lilli</text:p>
          </table:table-cell>
          <table:table-cell/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0">
            <text:p>1618710</text:p>
          </table:table-cell>
          <table:table-cell office:value-type="string">
            <text:p>Buch Hexe Lilli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1">
            <text:p>1618711</text:p>
          </table:table-cell>
          <table:table-cell office:value-type="string">
            <text:p>Buch Laura Stern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2">
            <text:p>1618712</text:p>
          </table:table-cell>
          <table:table-cell office:value-type="string">
            <text:p>adidas Sportweste</text:p>
          </table:table-cell>
          <table:table-cell office:value-type="string">
            <text:p>rot schwarz</text:p>
          </table:table-cell>
          <table:table-cell office:value-type="float" office:value="116">
            <text:p>116</text:p>
          </table:table-cell>
          <table:table-cell office:value-type="float" office:value="3.5">
            <text:p>3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3">
            <text:p>1618713</text:p>
          </table:table-cell>
          <table:table-cell office:value-type="string">
            <text:p>kurze Hose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4">
            <text:p>1618714</text:p>
          </table:table-cell>
          <table:table-cell office:value-type="string">
            <text:p>Schlafoverall</text:p>
          </table:table-cell>
          <table:table-cell office:value-type="string">
            <text:p>rosa</text:p>
          </table:table-cell>
          <table:table-cell office:value-type="float" office:value="116">
            <text:p>116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5">
            <text:p>1618715</text:p>
          </table:table-cell>
          <table:table-cell office:value-type="string">
            <text:p>Fleecejacke HM</text:p>
          </table:table-cell>
          <table:table-cell office:value-type="string">
            <text:p>grün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6">
            <text:p>1618716</text:p>
          </table:table-cell>
          <table:table-cell office:value-type="string">
            <text:p>dünne Jacke Mangoon</text:p>
          </table:table-cell>
          <table:table-cell office:value-type="string">
            <text:p>dunkelblau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7">
            <text:p>1618717</text:p>
          </table:table-cell>
          <table:table-cell office:value-type="string">
            <text:p>Fleecejacke HM Stern</text:p>
          </table:table-cell>
          <table:table-cell office:value-type="string">
            <text:p>braun rosa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8">
            <text:p>1618718</text:p>
          </table:table-cell>
          <table:table-cell office:value-type="string">
            <text:p>Sommerjacke</text:p>
          </table:table-cell>
          <table:table-cell office:value-type="string">
            <text:p>blau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19">
            <text:p>1618719</text:p>
          </table:table-cell>
          <table:table-cell office:value-type="string">
            <text:p>kurze Hose</text:p>
          </table:table-cell>
          <table:table-cell office:value-type="string">
            <text:p>kariert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0">
            <text:p>1618720</text:p>
          </table:table-cell>
          <table:table-cell office:value-type="string">
            <text:p>kurze Hose </text:p>
          </table:table-cell>
          <table:table-cell office:value-type="string">
            <text:p>kariert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1">
            <text:p>1618721</text:p>
          </table:table-cell>
          <table:table-cell office:value-type="string">
            <text:p>Jogginghose</text:p>
          </table:table-cell>
          <table:table-cell office:value-type="string">
            <text:p>schwarz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2">
            <text:p>1618722</text:p>
          </table:table-cell>
          <table:table-cell office:value-type="string">
            <text:p>Jogginghose</text:p>
          </table:table-cell>
          <table:table-cell office:value-type="string">
            <text:p>grau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3">
            <text:p>1618723</text:p>
          </table:table-cell>
          <table:table-cell office:value-type="string">
            <text:p>Kaputzenweste</text:p>
          </table:table-cell>
          <table:table-cell office:value-type="string">
            <text:p>grau</text:p>
          </table:table-cell>
          <table:table-cell office:value-type="float" office:value="104">
            <text:p>104</text:p>
          </table:table-cell>
          <table:table-cell office:value-type="float" office:value="2.5">
            <text:p>2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4">
            <text:p>1618724</text:p>
          </table:table-cell>
          <table:table-cell office:value-type="string">
            <text:p>Langarmshirt HM</text:p>
          </table:table-cell>
          <table:table-cell office:value-type="string">
            <text:p>grau gestreift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5">
            <text:p>1618725</text:p>
          </table:table-cell>
          <table:table-cell office:value-type="string">
            <text:p>Poloshirt</text:p>
          </table:table-cell>
          <table:table-cell office:value-type="string">
            <text:p>blau weiß gestr</text:p>
          </table:table-cell>
          <table:table-cell office:value-type="float" office:value="110">
            <text:p>110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6">
            <text:p>1618726</text:p>
          </table:table-cell>
          <table:table-cell office:value-type="string">
            <text:p>T-shirt</text:p>
          </table:table-cell>
          <table:table-cell office:value-type="string">
            <text:p>blau gestreift1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7">
            <text:p>16187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8">
            <text:p>16187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29">
            <text:p>16187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0">
            <text:p>16187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1">
            <text:p>16187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2">
            <text:p>16187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3">
            <text:p>16187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4">
            <text:p>16187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5">
            <text:p>16187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6">
            <text:p>16187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7">
            <text:p>16187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8">
            <text:p>16187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39">
            <text:p>16187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0">
            <text:p>16187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1">
            <text:p>16187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2">
            <text:p>16187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3">
            <text:p>16187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4">
            <text:p>16187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5">
            <text:p>16187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6">
            <text:p>16187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7">
            <text:p>16187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8">
            <text:p>16187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49">
            <text:p>16187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18750">
            <text:p>16187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Rieper</text:p>
          </table:table-cell>
          <table:table-cell office:value-type="float" office:value="175554">
            <text:p>175554</text:p>
          </table:table-cell>
          <table:table-cell office:value-type="string">
            <text:p>k.bleiholder@gmx.de</text:p>
          </table:table-cell>
        </table:table-row>
        <table:table-row table:style-name="ro1">
          <table:table-cell office:value-type="float" office:value="1620401">
            <text:p>16204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02">
            <text:p>16204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03">
            <text:p>16204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04">
            <text:p>16204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05">
            <text:p>16204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06">
            <text:p>16204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07">
            <text:p>16204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08">
            <text:p>16204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09">
            <text:p>16204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0">
            <text:p>16204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1">
            <text:p>16204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2">
            <text:p>16204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3">
            <text:p>16204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4">
            <text:p>16204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5">
            <text:p>16204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6">
            <text:p>16204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7">
            <text:p>16204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8">
            <text:p>16204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19">
            <text:p>16204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0">
            <text:p>16204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1">
            <text:p>16204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2">
            <text:p>16204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3">
            <text:p>16204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4">
            <text:p>16204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5">
            <text:p>16204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6">
            <text:p>16204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7">
            <text:p>16204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8">
            <text:p>16204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29">
            <text:p>16204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0">
            <text:p>16204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1">
            <text:p>16204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2">
            <text:p>16204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3">
            <text:p>16204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4">
            <text:p>16204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5">
            <text:p>16204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6">
            <text:p>16204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7">
            <text:p>16204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8">
            <text:p>16204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39">
            <text:p>16204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0">
            <text:p>16204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1">
            <text:p>16204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2">
            <text:p>16204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3">
            <text:p>16204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4">
            <text:p>16204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5">
            <text:p>16204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6">
            <text:p>16204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7">
            <text:p>16204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8">
            <text:p>16204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49">
            <text:p>16204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450">
            <text:p>16204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401">
            <text:p>1621401</text:p>
          </table:table-cell>
          <table:table-cell office:value-type="string">
            <text:p>Autositz </text:p>
          </table:table-cell>
          <table:table-cell office:value-type="string">
            <text:p>rot</text:p>
          </table:table-cell>
          <table:table-cell office:value-type="string">
            <text:p>sonstiges</text:p>
          </table:table-cell>
          <table:table-cell office:value-type="float" office:value="30">
            <text:p>30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02">
            <text:p>1621402</text:p>
          </table:table-cell>
          <table:table-cell office:value-type="string">
            <text:p>Jeans-Jacke, Ola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2.5">
            <text:p>2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03">
            <text:p>1621403</text:p>
          </table:table-cell>
          <table:table-cell office:value-type="string">
            <text:p>Jeans-Weste</text:p>
          </table:table-cell>
          <table:table-cell office:value-type="string">
            <text:p>blau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04">
            <text:p>1621404</text:p>
          </table:table-cell>
          <table:table-cell office:value-type="string">
            <text:p>Sweatshirt m. Poney</text:p>
          </table:table-cell>
          <table:table-cell office:value-type="string">
            <text:p>grün</text:p>
          </table:table-cell>
          <table:table-cell office:value-type="float" office:value="128">
            <text:p>128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05">
            <text:p>1621405</text:p>
          </table:table-cell>
          <table:table-cell office:value-type="string">
            <text:p>Jacke Topolino</text:p>
          </table:table-cell>
          <table:table-cell office:value-type="string">
            <text:p>beige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06">
            <text:p>1621406</text:p>
          </table:table-cell>
          <table:table-cell office:value-type="string">
            <text:p>Weste Sergent Major</text:p>
          </table:table-cell>
          <table:table-cell office:value-type="string">
            <text:p>beige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07">
            <text:p>1621407</text:p>
          </table:table-cell>
          <table:table-cell office:value-type="string">
            <text:p>T-shirt </text:p>
          </table:table-cell>
          <table:table-cell office:value-type="string">
            <text:p>rot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08">
            <text:p>1621408</text:p>
          </table:table-cell>
          <table:table-cell office:value-type="string">
            <text:p>T-shirt</text:p>
          </table:table-cell>
          <table:table-cell office:value-type="string">
            <text:p>weiß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09">
            <text:p>1621409</text:p>
          </table:table-cell>
          <table:table-cell office:value-type="string">
            <text:p>T-shirt</text:p>
          </table:table-cell>
          <table:table-cell office:value-type="string">
            <text:p>beige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0">
            <text:p>1621410</text:p>
          </table:table-cell>
          <table:table-cell office:value-type="string">
            <text:p>Kragenshirt, kurzärmig</text:p>
          </table:table-cell>
          <table:table-cell office:value-type="string">
            <text:p>orange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1">
            <text:p>1621411</text:p>
          </table:table-cell>
          <table:table-cell office:value-type="string">
            <text:p>T-shirt</text:p>
          </table:table-cell>
          <table:table-cell office:value-type="string">
            <text:p>rot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2">
            <text:p>1621412</text:p>
          </table:table-cell>
          <table:table-cell office:value-type="string">
            <text:p>kurze Jeanshose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3">
            <text:p>1621413</text:p>
          </table:table-cell>
          <table:table-cell office:value-type="string">
            <text:p>kurze Hose, gestreift</text:p>
          </table:table-cell>
          <table:table-cell office:value-type="string">
            <text:p>blau-weiß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4">
            <text:p>1621414</text:p>
          </table:table-cell>
          <table:table-cell office:value-type="string">
            <text:p>Hose, kariert</text:p>
          </table:table-cell>
          <table:table-cell office:value-type="string">
            <text:p>blau-weiß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5">
            <text:p>1621415</text:p>
          </table:table-cell>
          <table:table-cell office:value-type="string">
            <text:p>Kragenshirt, langärmig</text:p>
          </table:table-cell>
          <table:table-cell office:value-type="string">
            <text:p>blau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6">
            <text:p>1621416</text:p>
          </table:table-cell>
          <table:table-cell office:value-type="string">
            <text:p>kurze Latzhose</text:p>
          </table:table-cell>
          <table:table-cell office:value-type="string">
            <text:p>rot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7">
            <text:p>1621417</text:p>
          </table:table-cell>
          <table:table-cell office:value-type="string">
            <text:p>Latzhose, kariert</text:p>
          </table:table-cell>
          <table:table-cell office:value-type="string">
            <text:p>blau-weiß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8">
            <text:p>1621418</text:p>
          </table:table-cell>
          <table:table-cell office:value-type="string">
            <text:p>kurze Jeanshose</text:p>
          </table:table-cell>
          <table:table-cell office:value-type="string">
            <text:p>blau</text:p>
          </table:table-cell>
          <table:table-cell office:value-type="float" office:value="116">
            <text:p>116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19">
            <text:p>1621419</text:p>
          </table:table-cell>
          <table:table-cell office:value-type="string">
            <text:p>kurze Hose</text:p>
          </table:table-cell>
          <table:table-cell office:value-type="string">
            <text:p>beige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0">
            <text:p>1621420</text:p>
          </table:table-cell>
          <table:table-cell office:value-type="string">
            <text:p>kurze Hose</text:p>
          </table:table-cell>
          <table:table-cell office:value-type="string">
            <text:p>kaki</text:p>
          </table:table-cell>
          <table:table-cell office:value-type="float" office:value="98">
            <text:p>98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1">
            <text:p>1621421</text:p>
          </table:table-cell>
          <table:table-cell office:value-type="string">
            <text:p>kurze Hose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2">
            <text:p>1621422</text:p>
          </table:table-cell>
          <table:table-cell office:value-type="string">
            <text:p>T-shirt, langärmig</text:p>
          </table:table-cell>
          <table:table-cell office:value-type="string">
            <text:p>blau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3">
            <text:p>1621423</text:p>
          </table:table-cell>
          <table:table-cell office:value-type="string">
            <text:p>T-shirt, ärmellos</text:p>
          </table:table-cell>
          <table:table-cell office:value-type="string">
            <text:p>rot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4">
            <text:p>1621424</text:p>
          </table:table-cell>
          <table:table-cell office:value-type="string">
            <text:p>T-shirt</text:p>
          </table:table-cell>
          <table:table-cell office:value-type="string">
            <text:p>rot</text:p>
          </table:table-cell>
          <table:table-cell office:value-type="float" office:value="104">
            <text:p>104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5">
            <text:p>1621425</text:p>
          </table:table-cell>
          <table:table-cell office:value-type="string">
            <text:p>T-shirt, ärmellos</text:p>
          </table:table-cell>
          <table:table-cell office:value-type="string">
            <text:p>weiß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6">
            <text:p>1621426</text:p>
          </table:table-cell>
          <table:table-cell office:value-type="string">
            <text:p>Zoo Playmobil-set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6.5">
            <text:p>6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7">
            <text:p>1621427</text:p>
          </table:table-cell>
          <table:table-cell office:value-type="string">
            <text:p>Scout Rechnen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8">
            <text:p>1621428</text:p>
          </table:table-cell>
          <table:table-cell office:value-type="string">
            <text:p>Puzzle Playmobil 100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29">
            <text:p>1621429</text:p>
          </table:table-cell>
          <table:table-cell office:value-type="string">
            <text:p>Ravensburger 1.Lesen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0">
            <text:p>1621430</text:p>
          </table:table-cell>
          <table:table-cell office:value-type="string">
            <text:p>LKW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1">
            <text:p>1621431</text:p>
          </table:table-cell>
          <table:table-cell office:value-type="string">
            <text:p>Puzzle Spiderman 3x49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2">
            <text:p>1621432</text:p>
          </table:table-cell>
          <table:table-cell office:value-type="string">
            <text:p>Ich lerne Zählen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3">
            <text:p>1621433</text:p>
          </table:table-cell>
          <table:table-cell office:value-type="string">
            <text:p>Der ABC-Zug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4">
            <text:p>1621434</text:p>
          </table:table-cell>
          <table:table-cell office:value-type="string">
            <text:p>A bis Z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5">
            <text:p>1621435</text:p>
          </table:table-cell>
          <table:table-cell office:value-type="string">
            <text:p>Rav. Puzzle 100 XXL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.5">
            <text:p>2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6">
            <text:p>1621436</text:p>
          </table:table-cell>
          <table:table-cell office:value-type="string">
            <text:p>Rav. Puzzle Lion King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7">
            <text:p>1621437</text:p>
          </table:table-cell>
          <table:table-cell office:value-type="string">
            <text:p>Rav. Puzzle Bambi 200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8">
            <text:p>1621438</text:p>
          </table:table-cell>
          <table:table-cell office:value-type="string">
            <text:p>Rav. Puzzle <text:s/>150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39">
            <text:p>1621439</text:p>
          </table:table-cell>
          <table:table-cell office:value-type="string">
            <text:p>Duplo Raupe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4">
            <text:p>4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0">
            <text:p>1621440</text:p>
          </table:table-cell>
          <table:table-cell office:value-type="string">
            <text:p>Selecta Holzmaßband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1">
            <text:p>1621441</text:p>
          </table:table-cell>
          <table:table-cell office:value-type="string">
            <text:p>Holzzahlenspiel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3.5">
            <text:p>3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2">
            <text:p>1621442</text:p>
          </table:table-cell>
          <table:table-cell office:value-type="string">
            <text:p>Formel 1 Wagen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3">
            <text:p>1621443</text:p>
          </table:table-cell>
          <table:table-cell office:value-type="string">
            <text:p>Zahlenzauber Rav.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4">
            <text:p>1621444</text:p>
          </table:table-cell>
          <table:table-cell office:value-type="string">
            <text:p>2 Autos m. Figuren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5">
            <text:p>1621445</text:p>
          </table:table-cell>
          <table:table-cell office:value-type="string">
            <text:p>Geländewagen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1.5">
            <text:p>1,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6">
            <text:p>1621446</text:p>
          </table:table-cell>
          <table:table-cell office:value-type="string">
            <text:p>Playmobil div. Figuren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7">
            <text:p>1621447</text:p>
          </table:table-cell>
          <table:table-cell office:value-type="string">
            <text:p>Mein 1. Rechenspiel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8">
            <text:p>1621448</text:p>
          </table:table-cell>
          <table:table-cell office:value-type="string">
            <text:p>Playmobil Tiere u. Baum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49">
            <text:p>1621449</text:p>
          </table:table-cell>
          <table:table-cell office:value-type="string">
            <text:p>Holzeisenbahn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5">
            <text:p>5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450">
            <text:p>1621450</text:p>
          </table:table-cell>
          <table:table-cell office:value-type="string">
            <text:p>Autoset, 8 Autos</text:p>
          </table:table-cell>
          <table:table-cell office:value-type="string">
            <text:p>-</text:p>
          </table:table-cell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office:value-type="string">
            <text:p>Döring</text:p>
          </table:table-cell>
          <table:table-cell office:value-type="string">
            <text:p>06224-13338</text:p>
          </table:table-cell>
          <table:table-cell office:value-type="string">
            <text:p>doebro@freenet.de</text:p>
          </table:table-cell>
        </table:table-row>
        <table:table-row table:style-name="ro1">
          <table:table-cell office:value-type="float" office:value="1621701">
            <text:p>16217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02">
            <text:p>16217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03">
            <text:p>16217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04">
            <text:p>16217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05">
            <text:p>16217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06">
            <text:p>16217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07">
            <text:p>16217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08">
            <text:p>16217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09">
            <text:p>16217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0">
            <text:p>16217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1">
            <text:p>16217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2">
            <text:p>16217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3">
            <text:p>16217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4">
            <text:p>16217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5">
            <text:p>16217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6">
            <text:p>16217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7">
            <text:p>16217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8">
            <text:p>16217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19">
            <text:p>16217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0">
            <text:p>16217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1">
            <text:p>16217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2">
            <text:p>16217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3">
            <text:p>16217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4">
            <text:p>16217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5">
            <text:p>16217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6">
            <text:p>16217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7">
            <text:p>16217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8">
            <text:p>16217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29">
            <text:p>16217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0">
            <text:p>16217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1">
            <text:p>16217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2">
            <text:p>16217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3">
            <text:p>16217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4">
            <text:p>16217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5">
            <text:p>16217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6">
            <text:p>16217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7">
            <text:p>16217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8">
            <text:p>16217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39">
            <text:p>16217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0">
            <text:p>16217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1">
            <text:p>16217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2">
            <text:p>16217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3">
            <text:p>16217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4">
            <text:p>16217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5">
            <text:p>16217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6">
            <text:p>16217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7">
            <text:p>16217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8">
            <text:p>16217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49">
            <text:p>16217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1750">
            <text:p>16217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2101">
            <text:p>162210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02">
            <text:p>16221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03">
            <text:p>16221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04">
            <text:p>16221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05">
            <text:p>16221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06">
            <text:p>16221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07">
            <text:p>162210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08">
            <text:p>16221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09">
            <text:p>16221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0">
            <text:p>16221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1">
            <text:p>16221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2">
            <text:p>16221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3">
            <text:p>16221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4">
            <text:p>16221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5">
            <text:p>16221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6">
            <text:p>16221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7">
            <text:p>16221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8">
            <text:p>16221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19">
            <text:p>16221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0">
            <text:p>16221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1">
            <text:p>16221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2">
            <text:p>16221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3">
            <text:p>16221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4">
            <text:p>16221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5">
            <text:p>16221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6">
            <text:p>16221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7">
            <text:p>16221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8">
            <text:p>16221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29">
            <text:p>16221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0">
            <text:p>16221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1">
            <text:p>16221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2">
            <text:p>16221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3">
            <text:p>16221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4">
            <text:p>16221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5">
            <text:p>16221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6">
            <text:p>16221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7">
            <text:p>16221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8">
            <text:p>16221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39">
            <text:p>16221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0">
            <text:p>16221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1">
            <text:p>16221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2">
            <text:p>16221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3">
            <text:p>16221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4">
            <text:p>16221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5">
            <text:p>16221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6">
            <text:p>16221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7">
            <text:p>16221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8">
            <text:p>16221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49">
            <text:p>16221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150">
            <text:p>16221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string">
            <text:p>Hofer</text:p>
          </table:table-cell>
          <table:table-cell table:number-columns-repeated="2" office:value-type="string">
            <text:p>bitte ausfüllen</text:p>
          </table:table-cell>
        </table:table-row>
        <table:table-row table:style-name="ro1">
          <table:table-cell office:value-type="float" office:value="1622601">
            <text:p>1622601</text:p>
          </table:table-cell>
          <table:table-cell table:number-columns-repeated="2" office:value-type="string">
            <text:p>test</text:p>
          </table:table-cell>
          <table:table-cell office:value-type="string">
            <text:p>sonstiges</text:p>
          </table:table-cell>
          <table:table-cell office:value-type="float" office:value="1.23">
            <text:p>1,23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02">
            <text:p>162260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03">
            <text:p>162260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6.5">
            <text:p>6,5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04">
            <text:p>162260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.7">
            <text:p>0,7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05">
            <text:p>162260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.89">
            <text:p>0,89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06">
            <text:p>162260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07">
            <text:p>162260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nstige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08">
            <text:p>162260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09">
            <text:p>162260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0">
            <text:p>162261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.6">
            <text:p>0,6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1">
            <text:p>162261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.78">
            <text:p>0,78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2">
            <text:p>162261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3">
            <text:p>162261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4">
            <text:p>162261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5">
            <text:p>162261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6">
            <text:p>162261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7">
            <text:p>162261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8">
            <text:p>162261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19">
            <text:p>162261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0">
            <text:p>162262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1">
            <text:p>162262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2">
            <text:p>162262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3">
            <text:p>162262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4">
            <text:p>162262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5">
            <text:p>162262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6">
            <text:p>162262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7">
            <text:p>162262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8">
            <text:p>162262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29">
            <text:p>162262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0">
            <text:p>162263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1">
            <text:p>162263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2">
            <text:p>162263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3">
            <text:p>162263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4">
            <text:p>162263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5">
            <text:p>162263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6">
            <text:p>162263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7">
            <text:p>162263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8">
            <text:p>162263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39">
            <text:p>162263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0">
            <text:p>162264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1">
            <text:p>1622641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2">
            <text:p>1622642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3">
            <text:p>1622643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4">
            <text:p>1622644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5">
            <text:p>1622645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6">
            <text:p>1622646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7">
            <text:p>1622647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8">
            <text:p>1622648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49">
            <text:p>1622649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  <table:table-row table:style-name="ro1">
          <table:table-cell office:value-type="float" office:value="1622650">
            <text:p>1622650</text:p>
          </table:table-cell>
          <table:table-cell table:number-columns-repeated="2"/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test</text:p>
          </table:table-cell>
        </table:table-row>
      </table:table>
      <table:table table:name="Storno" table:style-name="ta1" table:print-ranges="Storno.A1:Storno.F62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bschluss" form:control-implementation="ooo:com.sun.star.form.component.CommandButton" xml:id="control1" form:id="control1" form:label="Nächster Kunde" form:printable="false" office:target-frame="" xlink:href="" form:image-data="" form:focus-on-click="false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Neuer_Kunde.Neuer_Kunde?language=Basic&amp;location=document" xlink:type="simple"/>
              </office:event-listeners>
            </form:button>
            <form:button form:name="Ausdruck" form:control-implementation="ooo:com.sun.star.form.component.CommandButton" xml:id="control2" form:id="control2" form:label="Speichern und Bons drucken" form:printable="false" office:target-frame="" xlink:href="" form:image-data="" form:focus-on-click="false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peichern_und_Drucken.S_save_and_prin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4.586cm" svg:height="1.803cm" svg:x="8.62cm" svg:y="4.614cm" draw:control="control1"/>
          <draw:control draw:z-index="1" draw:style-name="gr2" draw:text-style-name="P1" svg:width="4.586cm" svg:height="1.754cm" svg:x="8.621cm" svg:y="2.548cm" draw:control="control2"/>
        </table:shapes>
        <table:table-column table:style-name="co10" table:default-cell-style-name="Default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9" table:number-columns-repeated="10" table:default-cell-style-name="Default"/>
        <table:table-row table:style-name="ro1">
          <table:table-cell table:style-name="ce2" table:formula="of:=['file:///C:/Users/EH/Elli/_Apfelbaeumchen/_bazar/2016%20bazar/2016%20BarcodeSystem/0_Ursprung.ods'#$Tabelle1.A1]" office:value-type="string" office:string-value="Apfelbäumchen-Bazar am 05.03.2016">
            <text:p>Apfelbäumchen-Bazar am 05.03.2016</text:p>
          </table:table-cell>
          <table:table-cell table:style-name="ce10"/>
          <table:table-cell table:style-name="ce16"/>
          <table:table-cell table:style-name="ce10"/>
          <table:table-cell table:style-name="Default" table:number-columns-repeated="2"/>
          <table:table-cell table:number-columns-repeated="8"/>
          <table:table-cell table:style-name="ce42"/>
          <table:table-cell table:number-columns-repeated="13"/>
        </table:table-row>
        <table:table-row table:style-name="ro1">
          <table:table-cell table:style-name="ce3" office:value-type="string">
            <text:p>STORNO</text:p>
          </table:table-cell>
          <table:table-cell table:style-name="ce11"/>
          <table:table-cell table:style-name="ce17"/>
          <table:table-cell table:style-name="ce21"/>
          <table:table-cell table:style-name="ce22"/>
          <table:table-cell table:style-name="ce21"/>
          <table:table-cell table:number-columns-repeated="2"/>
          <table:table-cell table:style-name="ce30" office:value-type="string">
            <text:p>Bonsumme:</text:p>
          </table:table-cell>
          <table:table-cell table:style-name="ce33" table:formula="of:=[.F58]" office:value-type="float" office:value="0">
            <text:p>0,00</text:p>
          </table:table-cell>
          <table:table-cell/>
          <table:table-cell table:style-name="ce36" office:value-type="string">
            <text:p>Kasse Anfang:</text:p>
          </table:table-cell>
          <table:table-cell table:style-name="ce39"/>
          <table:table-cell table:style-name="ce41"/>
          <table:table-cell office:value-type="string">
            <text:p>Jahr:</text:p>
          </table:table-cell>
          <table:table-cell table:style-name="ce48" table:formula="of:=['file:///C:/Users/EH/Elli/_Apfelbaeumchen/_bazar/2016%20bazar/2016%20BarcodeSystem/0_Ursprung.ods'#$Tabelle1.B3]" office:value-type="float" office:value="16">
            <text:p>16</text:p>
          </table:table-cell>
          <table:table-cell office:value-type="string">
            <text:p>(aus Datei „Ursprung“)</text:p>
          </table:table-cell>
          <table:table-cell table:number-columns-repeated="11"/>
        </table:table-row>
        <table:table-row table:style-name="ro2">
          <table:table-cell/>
          <table:table-cell table:style-name="ce12"/>
          <table:table-cell table:style-name="ce18" office:value-type="string">
            <text:p>Kasse:</text:p>
          </table:table-cell>
          <table:table-cell table:style-name="ce12" office:value-type="float" office:value="8">
            <text:p>8</text:p>
          </table:table-cell>
          <table:table-cell table:style-name="ce18" office:value-type="string">
            <text:p>Bon: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1" office:value-type="string">
            <text:p>Gegeben:</text:p>
          </table:table-cell>
          <table:table-cell table:style-name="ce34"/>
          <table:table-cell/>
          <table:table-cell table:style-name="ce37" office:value-type="string">
            <text:p>Summe Bons:</text:p>
          </table:table-cell>
          <table:table-cell table:style-name="ce40" office:value-type="float" office:value="0">
            <text:p>0,00</text:p>
          </table:table-cell>
          <table:table-cell/>
          <table:table-cell table:style-name="ce41" office:value-type="string">
            <text:p><text:s/></text:p>
          </table:table-cell>
          <table:table-cell table:number-columns-repeated="13"/>
        </table:table-row>
        <table:table-row table:style-name="ro3">
          <table:table-cell/>
          <table:table-cell table:style-name="Default"/>
          <table:table-cell table:style-name="ce13" table:number-columns-repeated="3"/>
          <table:table-cell table:style-name="Default"/>
          <table:table-cell table:number-columns-repeated="2"/>
          <table:table-cell table:style-name="ce32" office:value-type="string">
            <text:p>Rückgeld:</text:p>
          </table:table-cell>
          <table:table-cell table:style-name="ce35" table:formula="of:=-[.J2]+[.J3]" office:value-type="float" office:value="0">
            <text:p>0,00</text:p>
          </table:table-cell>
          <table:table-cell/>
          <table:table-cell table:style-name="ce38" office:value-type="string">
            <text:p>Kasse Soll:</text:p>
          </table:table-cell>
          <table:table-cell table:style-name="ce40" table:formula="of:=[.M3]+[.M2]" office:value-type="float" office:value="0">
            <text:p>0,00</text:p>
          </table:table-cell>
          <table:table-cell/>
          <table:table-cell office:value-type="string">
            <text:p><text:s/></text:p>
          </table:table-cell>
          <table:table-cell table:number-columns-repeated="13"/>
        </table:table-row>
        <table:table-row table:style-name="ro3">
          <table:table-cell table:style-name="ce4" office:value-type="string">
            <text:p>Artikel-Nr. / Bezeichnung:</text:p>
          </table:table-cell>
          <table:table-cell table:style-name="ce4"/>
          <table:table-cell table:style-name="ce19"/>
          <table:table-cell table:style-name="ce4"/>
          <table:table-cell table:style-name="ce23"/>
          <table:table-cell table:style-name="ce26" office:value-type="string">
            <text:p>Preis in €</text:p>
          </table:table-cell>
          <table:table-cell table:number-columns-repeated="8"/>
          <table:table-cell table:style-name="ce43"/>
          <table:table-cell office:value-type="string">
            <text:p>Barcode1:</text:p>
          </table:table-cell>
          <table:table-cell office:value-type="string">
            <text:p>Barcode2:</text:p>
          </table:table-cell>
          <table:table-cell office:value-type="string">
            <text:p>Barcode3:</text:p>
          </table:table-cell>
          <table:table-cell office:value-type="string">
            <text:p>Rückumwandlung</text:p>
          </table:table-cell>
          <table:table-cell table:number-columns-repeated="5"/>
          <table:table-cell table:style-name="ce52" office:value-type="string">
            <text:p>Container-Zahl</text:p>
          </table:table-cell>
          <table:table-cell office:value-type="string">
            <text:p>ergibt:</text:p>
          </table:table-cell>
          <table:table-cell table:style-name="ce52" office:value-type="string">
            <text:p>Liste</text:p>
          </table:table-cell>
          <table:table-cell table:style-name="ce52" office:value-type="string">
            <text:p>Artikel</text:p>
          </table:table-cell>
        </table:table-row>
        <table:table-row table:style-name="ro4">
          <table:table-cell table:style-name="ce5" office:value-type="string">
            <text:p>------------------------------------------</text:p>
          </table:table-cell>
          <table:table-cell table:style-name="ce5" table:number-columns-repeated="5"/>
          <table:table-cell table:number-columns-repeated="8"/>
          <table:table-cell table:style-name="ce44"/>
          <table:table-cell table:number-columns-repeated="13"/>
        </table:table-row>
        <table:table-row table:style-name="ro5">
          <table:table-cell table:style-name="ce6"/>
          <table:table-cell table:style-name="ce13"/>
          <table:table-cell table:style-name="ce13" table:formula="of:=IF([.O7]&lt;&gt;&quot;&quot;;MID([.O7];3;3);0)" office:value-type="float" office:value="0">
            <text:p>0</text:p>
          </table:table-cell>
          <table:table-cell table:style-name="ce13" table:formula="of:=IF([.O7]&lt;&gt;&quot;&quot;;MID([.O7];6;2);0)" office:value-type="float" office:value="0">
            <text:p>0</text:p>
          </table:table-cell>
          <table:table-cell table:style-name="ce24" table:formula="of:=IF([.O7]&lt;&gt;&quot;&quot;;IF(NOT(ISERROR(MATCH([.O7];$#REF!.A$1:A$200000;0)));INDEX($#REF!.B$1:B$200000;MATCH([.O7];$#REF!.A$1:A$200000;0));&quot;&quot;);&quot;-&quot;)" office:value-type="string" office:string-value="-">
            <text:p>-</text:p>
          </table:table-cell>
          <table:table-cell table:style-name="ce27" table:formula="of:=IF([.O7]&lt;&gt;&quot;&quot;;(IF(NOT(ISERROR(MATCH([.O7];$#REF!.A$1:A$200000;0)));INDEX($#REF!.E$1:E$200000;MATCH([.O7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7]&gt;0;[.P$2] &amp; IF([.Y7]&lt;10000;&quot;0&quot;;&quot;&quot;) &amp; IF([.Y7]&lt;1000;&quot;0&quot;;&quot;&quot;) &amp;[.Y7];&quot;&quot;)">
            <text:p/>
          </table:table-cell>
          <table:table-cell table:style-name="ce49" table:formula="of:=IF([.A7]&lt;&gt;&quot;&quot;;MID([.A7];1;1);0)" office:value-type="float" office:value="0">
            <text:p>0</text:p>
          </table:table-cell>
          <table:table-cell table:style-name="ce49" table:formula="of:=IF([.A7]&lt;&gt;&quot;&quot;;MID([.A7];2;1);0)" office:value-type="float" office:value="0">
            <text:p>0</text:p>
          </table:table-cell>
          <table:table-cell table:style-name="ce49" table:formula="of:=IF([.A7]&lt;&gt;&quot;&quot;;MID([.A7];3;1);0)" office:value-type="float" office:value="0">
            <text:p>0</text:p>
          </table:table-cell>
          <table:table-cell table:style-name="ce51" table:formula="of:=IF((CODE([.P7])-48)&gt;9;IF(CODE([.P7])&gt;96 ;(CODE([.P7])-87);(CODE([.P7])-55));(CODE([.P7])-48))" office:value-type="float" office:value="0">
            <text:p>0</text:p>
          </table:table-cell>
          <table:table-cell table:style-name="ce51" table:formula="of:=IF((CODE([.Q7])-48)&gt;9;IF(CODE([.Q7])&gt;96 ;(CODE([.Q7])-87);(CODE([.Q7])-55));(CODE([.Q7])-48))" office:value-type="float" office:value="0">
            <text:p>0</text:p>
          </table:table-cell>
          <table:table-cell table:style-name="ce51" table:formula="of:=IF((CODE([.R7])-48)&gt;9;IF(CODE([.R7])&gt;96 ;(CODE([.R7])-87);(CODE([.R7])-55));(CODE([.R7])-48))" office:value-type="float" office:value="0">
            <text:p>0</text:p>
          </table:table-cell>
          <table:table-cell table:style-name="ce51" table:formula="of:=[.S7]*1296" office:value-type="float" office:value="0">
            <text:p>0</text:p>
          </table:table-cell>
          <table:table-cell table:style-name="ce51" table:formula="of:=[.T7]*36" office:value-type="float" office:value="0">
            <text:p>0</text:p>
          </table:table-cell>
          <table:table-cell table:style-name="ce51" table:formula="of:=[.U7]" office:value-type="float" office:value="0">
            <text:p>0</text:p>
          </table:table-cell>
          <table:table-cell table:style-name="ce51" table:formula="of:=[.X7]+[.W7]+[.V7]" office:value-type="float" office:value="0">
            <text:p>0</text:p>
          </table:table-cell>
          <table:table-cell table:style-name="ce51"/>
          <table:table-cell table:style-name="ce51" table:formula="of:=ROUNDDOWN([.Y7]/100)" office:value-type="float" office:value="0">
            <text:p>0</text:p>
          </table:table-cell>
          <table:table-cell table:style-name="ce51" table:formula="of:=[.Y7]-[.AA7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8]&lt;&gt;&quot;&quot;;MID([.O8];3;3);0)" office:value-type="float" office:value="0">
            <text:p>0</text:p>
          </table:table-cell>
          <table:table-cell table:style-name="ce13" table:formula="of:=IF([.O8]&lt;&gt;&quot;&quot;;MID([.O8];6;2);0)" office:value-type="float" office:value="0">
            <text:p>0</text:p>
          </table:table-cell>
          <table:table-cell table:style-name="ce24" table:formula="of:=IF([.O8]&lt;&gt;&quot;&quot;;IF(NOT(ISERROR(MATCH([.O8];$#REF!.A$1:A$200000;0)));INDEX($#REF!.B$1:B$200000;MATCH([.O8];$#REF!.A$1:A$200000;0));&quot;&quot;);&quot;-&quot;)" office:value-type="string" office:string-value="-">
            <text:p>-</text:p>
          </table:table-cell>
          <table:table-cell table:style-name="ce27" table:formula="of:=IF([.O8]&lt;&gt;&quot;&quot;;(IF(NOT(ISERROR(MATCH([.O8];$#REF!.A$1:A$200000;0)));INDEX($#REF!.E$1:E$200000;MATCH([.O8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8]&gt;0;[.P$2] &amp; IF([.Y8]&lt;10000;&quot;0&quot;;&quot;&quot;) &amp; IF([.Y8]&lt;1000;&quot;0&quot;;&quot;&quot;) &amp;[.Y8];&quot;&quot;)">
            <text:p/>
          </table:table-cell>
          <table:table-cell table:style-name="ce49" table:formula="of:=IF([.A8]&lt;&gt;&quot;&quot;;MID([.A8];1;1);0)" office:value-type="float" office:value="0">
            <text:p>0</text:p>
          </table:table-cell>
          <table:table-cell table:style-name="ce49" table:formula="of:=IF([.A8]&lt;&gt;&quot;&quot;;MID([.A8];2;1);0)" office:value-type="float" office:value="0">
            <text:p>0</text:p>
          </table:table-cell>
          <table:table-cell table:style-name="ce49" table:formula="of:=IF([.A8]&lt;&gt;&quot;&quot;;MID([.A8];3;1);0)" office:value-type="float" office:value="0">
            <text:p>0</text:p>
          </table:table-cell>
          <table:table-cell table:style-name="ce51" table:formula="of:=IF((CODE([.P8])-48)&gt;9;IF(CODE([.P8])&gt;96 ;(CODE([.P8])-87);(CODE([.P8])-55));(CODE([.P8])-48))" office:value-type="float" office:value="0">
            <text:p>0</text:p>
          </table:table-cell>
          <table:table-cell table:style-name="ce51" table:formula="of:=IF((CODE([.Q8])-48)&gt;9;IF(CODE([.Q8])&gt;96 ;(CODE([.Q8])-87);(CODE([.Q8])-55));(CODE([.Q8])-48))" office:value-type="float" office:value="0">
            <text:p>0</text:p>
          </table:table-cell>
          <table:table-cell table:style-name="ce51" table:formula="of:=IF((CODE([.R8])-48)&gt;9;IF(CODE([.R8])&gt;96 ;(CODE([.R8])-87);(CODE([.R8])-55));(CODE([.R8])-48))" office:value-type="float" office:value="0">
            <text:p>0</text:p>
          </table:table-cell>
          <table:table-cell table:style-name="ce51" table:formula="of:=[.S8]*1296" office:value-type="float" office:value="0">
            <text:p>0</text:p>
          </table:table-cell>
          <table:table-cell table:style-name="ce51" table:formula="of:=[.T8]*36" office:value-type="float" office:value="0">
            <text:p>0</text:p>
          </table:table-cell>
          <table:table-cell table:style-name="ce51" table:formula="of:=[.U8]" office:value-type="float" office:value="0">
            <text:p>0</text:p>
          </table:table-cell>
          <table:table-cell table:style-name="ce51" table:formula="of:=[.X8]+[.W8]+[.V8]" office:value-type="float" office:value="0">
            <text:p>0</text:p>
          </table:table-cell>
          <table:table-cell table:style-name="ce51"/>
          <table:table-cell table:style-name="ce51" table:formula="of:=ROUNDDOWN([.Y8]/100)" office:value-type="float" office:value="0">
            <text:p>0</text:p>
          </table:table-cell>
          <table:table-cell table:style-name="ce51" table:formula="of:=[.Y8]-[.AA8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9]&lt;&gt;&quot;&quot;;MID([.O9];3;3);0)" office:value-type="float" office:value="0">
            <text:p>0</text:p>
          </table:table-cell>
          <table:table-cell table:style-name="ce13" table:formula="of:=IF([.O9]&lt;&gt;&quot;&quot;;MID([.O9];6;2);0)" office:value-type="float" office:value="0">
            <text:p>0</text:p>
          </table:table-cell>
          <table:table-cell table:style-name="ce24" table:formula="of:=IF([.O9]&lt;&gt;&quot;&quot;;IF(NOT(ISERROR(MATCH([.O9];$#REF!.A$1:A$200000;0)));INDEX($#REF!.B$1:B$200000;MATCH([.O9];$#REF!.A$1:A$200000;0));&quot;&quot;);&quot;-&quot;)" office:value-type="string" office:string-value="-">
            <text:p>-</text:p>
          </table:table-cell>
          <table:table-cell table:style-name="ce27" table:formula="of:=IF([.O9]&lt;&gt;&quot;&quot;;(IF(NOT(ISERROR(MATCH([.O9];$#REF!.A$1:A$200000;0)));INDEX($#REF!.E$1:E$200000;MATCH([.O9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9]&gt;0;[.P$2] &amp; IF([.Y9]&lt;10000;&quot;0&quot;;&quot;&quot;) &amp; IF([.Y9]&lt;1000;&quot;0&quot;;&quot;&quot;) &amp;[.Y9];&quot;&quot;)">
            <text:p/>
          </table:table-cell>
          <table:table-cell table:style-name="ce49" table:formula="of:=IF([.A9]&lt;&gt;&quot;&quot;;MID([.A9];1;1);0)" office:value-type="float" office:value="0">
            <text:p>0</text:p>
          </table:table-cell>
          <table:table-cell table:style-name="ce49" table:formula="of:=IF([.A9]&lt;&gt;&quot;&quot;;MID([.A9];2;1);0)" office:value-type="float" office:value="0">
            <text:p>0</text:p>
          </table:table-cell>
          <table:table-cell table:style-name="ce49" table:formula="of:=IF([.A9]&lt;&gt;&quot;&quot;;MID([.A9];3;1);0)" office:value-type="float" office:value="0">
            <text:p>0</text:p>
          </table:table-cell>
          <table:table-cell table:style-name="ce51" table:formula="of:=IF((CODE([.P9])-48)&gt;9;IF(CODE([.P9])&gt;96 ;(CODE([.P9])-87);(CODE([.P9])-55));(CODE([.P9])-48))" office:value-type="float" office:value="0">
            <text:p>0</text:p>
          </table:table-cell>
          <table:table-cell table:style-name="ce51" table:formula="of:=IF((CODE([.Q9])-48)&gt;9;IF(CODE([.Q9])&gt;96 ;(CODE([.Q9])-87);(CODE([.Q9])-55));(CODE([.Q9])-48))" office:value-type="float" office:value="0">
            <text:p>0</text:p>
          </table:table-cell>
          <table:table-cell table:style-name="ce51" table:formula="of:=IF((CODE([.R9])-48)&gt;9;IF(CODE([.R9])&gt;96 ;(CODE([.R9])-87);(CODE([.R9])-55));(CODE([.R9])-48))" office:value-type="float" office:value="0">
            <text:p>0</text:p>
          </table:table-cell>
          <table:table-cell table:style-name="ce51" table:formula="of:=[.S9]*1296" office:value-type="float" office:value="0">
            <text:p>0</text:p>
          </table:table-cell>
          <table:table-cell table:style-name="ce51" table:formula="of:=[.T9]*36" office:value-type="float" office:value="0">
            <text:p>0</text:p>
          </table:table-cell>
          <table:table-cell table:style-name="ce51" table:formula="of:=[.U9]" office:value-type="float" office:value="0">
            <text:p>0</text:p>
          </table:table-cell>
          <table:table-cell table:style-name="ce51" table:formula="of:=[.X9]+[.W9]+[.V9]" office:value-type="float" office:value="0">
            <text:p>0</text:p>
          </table:table-cell>
          <table:table-cell table:style-name="ce51"/>
          <table:table-cell table:style-name="ce51" table:formula="of:=ROUNDDOWN([.Y9]/100)" office:value-type="float" office:value="0">
            <text:p>0</text:p>
          </table:table-cell>
          <table:table-cell table:style-name="ce51" table:formula="of:=[.Y9]-[.AA9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0]&lt;&gt;&quot;&quot;;MID([.O10];3;3);0)" office:value-type="float" office:value="0">
            <text:p>0</text:p>
          </table:table-cell>
          <table:table-cell table:style-name="ce13" table:formula="of:=IF([.O10]&lt;&gt;&quot;&quot;;MID([.O10];6;2);0)" office:value-type="float" office:value="0">
            <text:p>0</text:p>
          </table:table-cell>
          <table:table-cell table:style-name="ce24" table:formula="of:=IF([.O10]&lt;&gt;&quot;&quot;;IF(NOT(ISERROR(MATCH([.O10];$#REF!.A$1:A$200000;0)));INDEX($#REF!.B$1:B$200000;MATCH([.O10];$#REF!.A$1:A$200000;0));&quot;&quot;);&quot;-&quot;)" office:value-type="string" office:string-value="-">
            <text:p>-</text:p>
          </table:table-cell>
          <table:table-cell table:style-name="ce27" table:formula="of:=IF([.O10]&lt;&gt;&quot;&quot;;(IF(NOT(ISERROR(MATCH([.O10];$#REF!.A$1:A$200000;0)));INDEX($#REF!.E$1:E$200000;MATCH([.O10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0]&gt;0;[.P$2] &amp; IF([.Y10]&lt;10000;&quot;0&quot;;&quot;&quot;) &amp; IF([.Y10]&lt;1000;&quot;0&quot;;&quot;&quot;) &amp;[.Y10];&quot;&quot;)">
            <text:p/>
          </table:table-cell>
          <table:table-cell table:style-name="ce49" table:formula="of:=IF([.A10]&lt;&gt;&quot;&quot;;MID([.A10];1;1);0)" office:value-type="float" office:value="0">
            <text:p>0</text:p>
          </table:table-cell>
          <table:table-cell table:style-name="ce49" table:formula="of:=IF([.A10]&lt;&gt;&quot;&quot;;MID([.A10];2;1);0)" office:value-type="float" office:value="0">
            <text:p>0</text:p>
          </table:table-cell>
          <table:table-cell table:style-name="ce49" table:formula="of:=IF([.A10]&lt;&gt;&quot;&quot;;MID([.A10];3;1);0)" office:value-type="float" office:value="0">
            <text:p>0</text:p>
          </table:table-cell>
          <table:table-cell table:style-name="ce51" table:formula="of:=IF((CODE([.P10])-48)&gt;9;IF(CODE([.P10])&gt;96 ;(CODE([.P10])-87);(CODE([.P10])-55));(CODE([.P10])-48))" office:value-type="float" office:value="0">
            <text:p>0</text:p>
          </table:table-cell>
          <table:table-cell table:style-name="ce51" table:formula="of:=IF((CODE([.Q10])-48)&gt;9;IF(CODE([.Q10])&gt;96 ;(CODE([.Q10])-87);(CODE([.Q10])-55));(CODE([.Q10])-48))" office:value-type="float" office:value="0">
            <text:p>0</text:p>
          </table:table-cell>
          <table:table-cell table:style-name="ce51" table:formula="of:=IF((CODE([.R10])-48)&gt;9;IF(CODE([.R10])&gt;96 ;(CODE([.R10])-87);(CODE([.R10])-55));(CODE([.R10])-48))" office:value-type="float" office:value="0">
            <text:p>0</text:p>
          </table:table-cell>
          <table:table-cell table:style-name="ce51" table:formula="of:=[.S10]*1296" office:value-type="float" office:value="0">
            <text:p>0</text:p>
          </table:table-cell>
          <table:table-cell table:style-name="ce51" table:formula="of:=[.T10]*36" office:value-type="float" office:value="0">
            <text:p>0</text:p>
          </table:table-cell>
          <table:table-cell table:style-name="ce51" table:formula="of:=[.U10]" office:value-type="float" office:value="0">
            <text:p>0</text:p>
          </table:table-cell>
          <table:table-cell table:style-name="ce51" table:formula="of:=[.X10]+[.W10]+[.V10]" office:value-type="float" office:value="0">
            <text:p>0</text:p>
          </table:table-cell>
          <table:table-cell table:style-name="ce51"/>
          <table:table-cell table:style-name="ce51" table:formula="of:=ROUNDDOWN([.Y10]/100)" office:value-type="float" office:value="0">
            <text:p>0</text:p>
          </table:table-cell>
          <table:table-cell table:style-name="ce51" table:formula="of:=[.Y10]-[.AA10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1]&lt;&gt;&quot;&quot;;MID([.O11];3;3);0)" office:value-type="float" office:value="0">
            <text:p>0</text:p>
          </table:table-cell>
          <table:table-cell table:style-name="ce13" table:formula="of:=IF([.O11]&lt;&gt;&quot;&quot;;MID([.O11];6;2);0)" office:value-type="float" office:value="0">
            <text:p>0</text:p>
          </table:table-cell>
          <table:table-cell table:style-name="ce24" table:formula="of:=IF([.O11]&lt;&gt;&quot;&quot;;IF(NOT(ISERROR(MATCH([.O11];$#REF!.A$1:A$200000;0)));INDEX($#REF!.B$1:B$200000;MATCH([.O11];$#REF!.A$1:A$200000;0));&quot;&quot;);&quot;-&quot;)" office:value-type="string" office:string-value="-">
            <text:p>-</text:p>
          </table:table-cell>
          <table:table-cell table:style-name="ce27" table:formula="of:=IF([.O11]&lt;&gt;&quot;&quot;;(IF(NOT(ISERROR(MATCH([.O11];$#REF!.A$1:A$200000;0)));INDEX($#REF!.E$1:E$200000;MATCH([.O11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1]&gt;0;[.P$2] &amp; IF([.Y11]&lt;10000;&quot;0&quot;;&quot;&quot;) &amp; IF([.Y11]&lt;1000;&quot;0&quot;;&quot;&quot;) &amp;[.Y11];&quot;&quot;)">
            <text:p/>
          </table:table-cell>
          <table:table-cell table:style-name="ce49" table:formula="of:=IF([.A11]&lt;&gt;&quot;&quot;;MID([.A11];1;1);0)" office:value-type="float" office:value="0">
            <text:p>0</text:p>
          </table:table-cell>
          <table:table-cell table:style-name="ce49" table:formula="of:=IF([.A11]&lt;&gt;&quot;&quot;;MID([.A11];2;1);0)" office:value-type="float" office:value="0">
            <text:p>0</text:p>
          </table:table-cell>
          <table:table-cell table:style-name="ce49" table:formula="of:=IF([.A11]&lt;&gt;&quot;&quot;;MID([.A11];3;1);0)" office:value-type="float" office:value="0">
            <text:p>0</text:p>
          </table:table-cell>
          <table:table-cell table:style-name="ce51" table:formula="of:=IF((CODE([.P11])-48)&gt;9;IF(CODE([.P11])&gt;96 ;(CODE([.P11])-87);(CODE([.P11])-55));(CODE([.P11])-48))" office:value-type="float" office:value="0">
            <text:p>0</text:p>
          </table:table-cell>
          <table:table-cell table:style-name="ce51" table:formula="of:=IF((CODE([.Q11])-48)&gt;9;IF(CODE([.Q11])&gt;96 ;(CODE([.Q11])-87);(CODE([.Q11])-55));(CODE([.Q11])-48))" office:value-type="float" office:value="0">
            <text:p>0</text:p>
          </table:table-cell>
          <table:table-cell table:style-name="ce51" table:formula="of:=IF((CODE([.R11])-48)&gt;9;IF(CODE([.R11])&gt;96 ;(CODE([.R11])-87);(CODE([.R11])-55));(CODE([.R11])-48))" office:value-type="float" office:value="0">
            <text:p>0</text:p>
          </table:table-cell>
          <table:table-cell table:style-name="ce51" table:formula="of:=[.S11]*1296" office:value-type="float" office:value="0">
            <text:p>0</text:p>
          </table:table-cell>
          <table:table-cell table:style-name="ce51" table:formula="of:=[.T11]*36" office:value-type="float" office:value="0">
            <text:p>0</text:p>
          </table:table-cell>
          <table:table-cell table:style-name="ce51" table:formula="of:=[.U11]" office:value-type="float" office:value="0">
            <text:p>0</text:p>
          </table:table-cell>
          <table:table-cell table:style-name="ce51" table:formula="of:=[.X11]+[.W11]+[.V11]" office:value-type="float" office:value="0">
            <text:p>0</text:p>
          </table:table-cell>
          <table:table-cell table:style-name="ce51"/>
          <table:table-cell table:style-name="ce51" table:formula="of:=ROUNDDOWN([.Y11]/100)" office:value-type="float" office:value="0">
            <text:p>0</text:p>
          </table:table-cell>
          <table:table-cell table:style-name="ce51" table:formula="of:=[.Y11]-[.AA11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2]&lt;&gt;&quot;&quot;;MID([.O12];3;3);0)" office:value-type="float" office:value="0">
            <text:p>0</text:p>
          </table:table-cell>
          <table:table-cell table:style-name="ce13" table:formula="of:=IF([.O12]&lt;&gt;&quot;&quot;;MID([.O12];6;2);0)" office:value-type="float" office:value="0">
            <text:p>0</text:p>
          </table:table-cell>
          <table:table-cell table:style-name="ce24" table:formula="of:=IF([.O12]&lt;&gt;&quot;&quot;;IF(NOT(ISERROR(MATCH([.O12];$#REF!.A$1:A$200000;0)));INDEX($#REF!.B$1:B$200000;MATCH([.O12];$#REF!.A$1:A$200000;0));&quot;&quot;);&quot;-&quot;)" office:value-type="string" office:string-value="-">
            <text:p>-</text:p>
          </table:table-cell>
          <table:table-cell table:style-name="ce27" table:formula="of:=IF([.O12]&lt;&gt;&quot;&quot;;(IF(NOT(ISERROR(MATCH([.O12];$#REF!.A$1:A$200000;0)));INDEX($#REF!.E$1:E$200000;MATCH([.O12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2]&gt;0;[.P$2] &amp; IF([.Y12]&lt;10000;&quot;0&quot;;&quot;&quot;) &amp; IF([.Y12]&lt;1000;&quot;0&quot;;&quot;&quot;) &amp;[.Y12];&quot;&quot;)">
            <text:p/>
          </table:table-cell>
          <table:table-cell table:style-name="ce49" table:formula="of:=IF([.A12]&lt;&gt;&quot;&quot;;MID([.A12];1;1);0)" office:value-type="float" office:value="0">
            <text:p>0</text:p>
          </table:table-cell>
          <table:table-cell table:style-name="ce49" table:formula="of:=IF([.A12]&lt;&gt;&quot;&quot;;MID([.A12];2;1);0)" office:value-type="float" office:value="0">
            <text:p>0</text:p>
          </table:table-cell>
          <table:table-cell table:style-name="ce49" table:formula="of:=IF([.A12]&lt;&gt;&quot;&quot;;MID([.A12];3;1);0)" office:value-type="float" office:value="0">
            <text:p>0</text:p>
          </table:table-cell>
          <table:table-cell table:style-name="ce51" table:formula="of:=IF((CODE([.P12])-48)&gt;9;IF(CODE([.P12])&gt;96 ;(CODE([.P12])-87);(CODE([.P12])-55));(CODE([.P12])-48))" office:value-type="float" office:value="0">
            <text:p>0</text:p>
          </table:table-cell>
          <table:table-cell table:style-name="ce51" table:formula="of:=IF((CODE([.Q12])-48)&gt;9;IF(CODE([.Q12])&gt;96 ;(CODE([.Q12])-87);(CODE([.Q12])-55));(CODE([.Q12])-48))" office:value-type="float" office:value="0">
            <text:p>0</text:p>
          </table:table-cell>
          <table:table-cell table:style-name="ce51" table:formula="of:=IF((CODE([.R12])-48)&gt;9;IF(CODE([.R12])&gt;96 ;(CODE([.R12])-87);(CODE([.R12])-55));(CODE([.R12])-48))" office:value-type="float" office:value="0">
            <text:p>0</text:p>
          </table:table-cell>
          <table:table-cell table:style-name="ce51" table:formula="of:=[.S12]*1296" office:value-type="float" office:value="0">
            <text:p>0</text:p>
          </table:table-cell>
          <table:table-cell table:style-name="ce51" table:formula="of:=[.T12]*36" office:value-type="float" office:value="0">
            <text:p>0</text:p>
          </table:table-cell>
          <table:table-cell table:style-name="ce51" table:formula="of:=[.U12]" office:value-type="float" office:value="0">
            <text:p>0</text:p>
          </table:table-cell>
          <table:table-cell table:style-name="ce51" table:formula="of:=[.X12]+[.W12]+[.V12]" office:value-type="float" office:value="0">
            <text:p>0</text:p>
          </table:table-cell>
          <table:table-cell table:style-name="ce51"/>
          <table:table-cell table:style-name="ce51" table:formula="of:=ROUNDDOWN([.Y12]/100)" office:value-type="float" office:value="0">
            <text:p>0</text:p>
          </table:table-cell>
          <table:table-cell table:style-name="ce51" table:formula="of:=[.Y12]-[.AA12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3]&lt;&gt;&quot;&quot;;MID([.O13];3;3);0)" office:value-type="float" office:value="0">
            <text:p>0</text:p>
          </table:table-cell>
          <table:table-cell table:style-name="ce13" table:formula="of:=IF([.O13]&lt;&gt;&quot;&quot;;MID([.O13];6;2);0)" office:value-type="float" office:value="0">
            <text:p>0</text:p>
          </table:table-cell>
          <table:table-cell table:style-name="ce24" table:formula="of:=IF([.O13]&lt;&gt;&quot;&quot;;IF(NOT(ISERROR(MATCH([.O13];$#REF!.A$1:A$200000;0)));INDEX($#REF!.B$1:B$200000;MATCH([.O13];$#REF!.A$1:A$200000;0));&quot;&quot;);&quot;-&quot;)" office:value-type="string" office:string-value="-">
            <text:p>-</text:p>
          </table:table-cell>
          <table:table-cell table:style-name="ce27" table:formula="of:=IF([.O13]&lt;&gt;&quot;&quot;;(IF(NOT(ISERROR(MATCH([.O13];$#REF!.A$1:A$200000;0)));INDEX($#REF!.E$1:E$200000;MATCH([.O13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3]&gt;0;[.P$2] &amp; IF([.Y13]&lt;10000;&quot;0&quot;;&quot;&quot;) &amp; IF([.Y13]&lt;1000;&quot;0&quot;;&quot;&quot;) &amp;[.Y13];&quot;&quot;)">
            <text:p/>
          </table:table-cell>
          <table:table-cell table:style-name="ce49" table:formula="of:=IF([.A13]&lt;&gt;&quot;&quot;;MID([.A13];1;1);0)" office:value-type="float" office:value="0">
            <text:p>0</text:p>
          </table:table-cell>
          <table:table-cell table:style-name="ce49" table:formula="of:=IF([.A13]&lt;&gt;&quot;&quot;;MID([.A13];2;1);0)" office:value-type="float" office:value="0">
            <text:p>0</text:p>
          </table:table-cell>
          <table:table-cell table:style-name="ce49" table:formula="of:=IF([.A13]&lt;&gt;&quot;&quot;;MID([.A13];3;1);0)" office:value-type="float" office:value="0">
            <text:p>0</text:p>
          </table:table-cell>
          <table:table-cell table:style-name="ce51" table:formula="of:=IF((CODE([.P13])-48)&gt;9;IF(CODE([.P13])&gt;96 ;(CODE([.P13])-87);(CODE([.P13])-55));(CODE([.P13])-48))" office:value-type="float" office:value="0">
            <text:p>0</text:p>
          </table:table-cell>
          <table:table-cell table:style-name="ce51" table:formula="of:=IF((CODE([.Q13])-48)&gt;9;IF(CODE([.Q13])&gt;96 ;(CODE([.Q13])-87);(CODE([.Q13])-55));(CODE([.Q13])-48))" office:value-type="float" office:value="0">
            <text:p>0</text:p>
          </table:table-cell>
          <table:table-cell table:style-name="ce51" table:formula="of:=IF((CODE([.R13])-48)&gt;9;IF(CODE([.R13])&gt;96 ;(CODE([.R13])-87);(CODE([.R13])-55));(CODE([.R13])-48))" office:value-type="float" office:value="0">
            <text:p>0</text:p>
          </table:table-cell>
          <table:table-cell table:style-name="ce51" table:formula="of:=[.S13]*1296" office:value-type="float" office:value="0">
            <text:p>0</text:p>
          </table:table-cell>
          <table:table-cell table:style-name="ce51" table:formula="of:=[.T13]*36" office:value-type="float" office:value="0">
            <text:p>0</text:p>
          </table:table-cell>
          <table:table-cell table:style-name="ce51" table:formula="of:=[.U13]" office:value-type="float" office:value="0">
            <text:p>0</text:p>
          </table:table-cell>
          <table:table-cell table:style-name="ce51" table:formula="of:=[.X13]+[.W13]+[.V13]" office:value-type="float" office:value="0">
            <text:p>0</text:p>
          </table:table-cell>
          <table:table-cell table:style-name="ce51"/>
          <table:table-cell table:style-name="ce51" table:formula="of:=ROUNDDOWN([.Y13]/100)" office:value-type="float" office:value="0">
            <text:p>0</text:p>
          </table:table-cell>
          <table:table-cell table:style-name="ce51" table:formula="of:=[.Y13]-[.AA13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4]&lt;&gt;&quot;&quot;;MID([.O14];3;3);0)" office:value-type="float" office:value="0">
            <text:p>0</text:p>
          </table:table-cell>
          <table:table-cell table:style-name="ce13" table:formula="of:=IF([.O14]&lt;&gt;&quot;&quot;;MID([.O14];6;2);0)" office:value-type="float" office:value="0">
            <text:p>0</text:p>
          </table:table-cell>
          <table:table-cell table:style-name="ce24" table:formula="of:=IF([.O14]&lt;&gt;&quot;&quot;;IF(NOT(ISERROR(MATCH([.O14];$#REF!.A$1:A$200000;0)));INDEX($#REF!.B$1:B$200000;MATCH([.O14];$#REF!.A$1:A$200000;0));&quot;&quot;);&quot;-&quot;)" office:value-type="string" office:string-value="-">
            <text:p>-</text:p>
          </table:table-cell>
          <table:table-cell table:style-name="ce27" table:formula="of:=IF([.O14]&lt;&gt;&quot;&quot;;(IF(NOT(ISERROR(MATCH([.O14];$#REF!.A$1:A$200000;0)));INDEX($#REF!.E$1:E$200000;MATCH([.O14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4]&gt;0;[.P$2] &amp; IF([.Y14]&lt;10000;&quot;0&quot;;&quot;&quot;) &amp; IF([.Y14]&lt;1000;&quot;0&quot;;&quot;&quot;) &amp;[.Y14];&quot;&quot;)">
            <text:p/>
          </table:table-cell>
          <table:table-cell table:style-name="ce49" table:formula="of:=IF([.A14]&lt;&gt;&quot;&quot;;MID([.A14];1;1);0)" office:value-type="float" office:value="0">
            <text:p>0</text:p>
          </table:table-cell>
          <table:table-cell table:style-name="ce49" table:formula="of:=IF([.A14]&lt;&gt;&quot;&quot;;MID([.A14];2;1);0)" office:value-type="float" office:value="0">
            <text:p>0</text:p>
          </table:table-cell>
          <table:table-cell table:style-name="ce49" table:formula="of:=IF([.A14]&lt;&gt;&quot;&quot;;MID([.A14];3;1);0)" office:value-type="float" office:value="0">
            <text:p>0</text:p>
          </table:table-cell>
          <table:table-cell table:style-name="ce51" table:formula="of:=IF((CODE([.P14])-48)&gt;9;IF(CODE([.P14])&gt;96 ;(CODE([.P14])-87);(CODE([.P14])-55));(CODE([.P14])-48))" office:value-type="float" office:value="0">
            <text:p>0</text:p>
          </table:table-cell>
          <table:table-cell table:style-name="ce51" table:formula="of:=IF((CODE([.Q14])-48)&gt;9;IF(CODE([.Q14])&gt;96 ;(CODE([.Q14])-87);(CODE([.Q14])-55));(CODE([.Q14])-48))" office:value-type="float" office:value="0">
            <text:p>0</text:p>
          </table:table-cell>
          <table:table-cell table:style-name="ce51" table:formula="of:=IF((CODE([.R14])-48)&gt;9;IF(CODE([.R14])&gt;96 ;(CODE([.R14])-87);(CODE([.R14])-55));(CODE([.R14])-48))" office:value-type="float" office:value="0">
            <text:p>0</text:p>
          </table:table-cell>
          <table:table-cell table:style-name="ce51" table:formula="of:=[.S14]*1296" office:value-type="float" office:value="0">
            <text:p>0</text:p>
          </table:table-cell>
          <table:table-cell table:style-name="ce51" table:formula="of:=[.T14]*36" office:value-type="float" office:value="0">
            <text:p>0</text:p>
          </table:table-cell>
          <table:table-cell table:style-name="ce51" table:formula="of:=[.U14]" office:value-type="float" office:value="0">
            <text:p>0</text:p>
          </table:table-cell>
          <table:table-cell table:style-name="ce51" table:formula="of:=[.X14]+[.W14]+[.V14]" office:value-type="float" office:value="0">
            <text:p>0</text:p>
          </table:table-cell>
          <table:table-cell table:style-name="ce51"/>
          <table:table-cell table:style-name="ce51" table:formula="of:=ROUNDDOWN([.Y14]/100)" office:value-type="float" office:value="0">
            <text:p>0</text:p>
          </table:table-cell>
          <table:table-cell table:style-name="ce51" table:formula="of:=[.Y14]-[.AA14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5]&lt;&gt;&quot;&quot;;MID([.O15];3;3);0)" office:value-type="float" office:value="0">
            <text:p>0</text:p>
          </table:table-cell>
          <table:table-cell table:style-name="ce13" table:formula="of:=IF([.O15]&lt;&gt;&quot;&quot;;MID([.O15];6;2);0)" office:value-type="float" office:value="0">
            <text:p>0</text:p>
          </table:table-cell>
          <table:table-cell table:style-name="ce24" table:formula="of:=IF([.O15]&lt;&gt;&quot;&quot;;IF(NOT(ISERROR(MATCH([.O15];$#REF!.A$1:A$200000;0)));INDEX($#REF!.B$1:B$200000;MATCH([.O15];$#REF!.A$1:A$200000;0));&quot;&quot;);&quot;-&quot;)" office:value-type="string" office:string-value="-">
            <text:p>-</text:p>
          </table:table-cell>
          <table:table-cell table:style-name="ce27" table:formula="of:=IF([.O15]&lt;&gt;&quot;&quot;;(IF(NOT(ISERROR(MATCH([.O15];$#REF!.A$1:A$200000;0)));INDEX($#REF!.E$1:E$200000;MATCH([.O15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5]&gt;0;[.P$2] &amp; IF([.Y15]&lt;10000;&quot;0&quot;;&quot;&quot;) &amp; IF([.Y15]&lt;1000;&quot;0&quot;;&quot;&quot;) &amp;[.Y15];&quot;&quot;)">
            <text:p/>
          </table:table-cell>
          <table:table-cell table:style-name="ce49" table:formula="of:=IF([.A15]&lt;&gt;&quot;&quot;;MID([.A15];1;1);0)" office:value-type="float" office:value="0">
            <text:p>0</text:p>
          </table:table-cell>
          <table:table-cell table:style-name="ce49" table:formula="of:=IF([.A15]&lt;&gt;&quot;&quot;;MID([.A15];2;1);0)" office:value-type="float" office:value="0">
            <text:p>0</text:p>
          </table:table-cell>
          <table:table-cell table:style-name="ce49" table:formula="of:=IF([.A15]&lt;&gt;&quot;&quot;;MID([.A15];3;1);0)" office:value-type="float" office:value="0">
            <text:p>0</text:p>
          </table:table-cell>
          <table:table-cell table:style-name="ce51" table:formula="of:=IF((CODE([.P15])-48)&gt;9;IF(CODE([.P15])&gt;96 ;(CODE([.P15])-87);(CODE([.P15])-55));(CODE([.P15])-48))" office:value-type="float" office:value="0">
            <text:p>0</text:p>
          </table:table-cell>
          <table:table-cell table:style-name="ce51" table:formula="of:=IF((CODE([.Q15])-48)&gt;9;IF(CODE([.Q15])&gt;96 ;(CODE([.Q15])-87);(CODE([.Q15])-55));(CODE([.Q15])-48))" office:value-type="float" office:value="0">
            <text:p>0</text:p>
          </table:table-cell>
          <table:table-cell table:style-name="ce51" table:formula="of:=IF((CODE([.R15])-48)&gt;9;IF(CODE([.R15])&gt;96 ;(CODE([.R15])-87);(CODE([.R15])-55));(CODE([.R15])-48))" office:value-type="float" office:value="0">
            <text:p>0</text:p>
          </table:table-cell>
          <table:table-cell table:style-name="ce51" table:formula="of:=[.S15]*1296" office:value-type="float" office:value="0">
            <text:p>0</text:p>
          </table:table-cell>
          <table:table-cell table:style-name="ce51" table:formula="of:=[.T15]*36" office:value-type="float" office:value="0">
            <text:p>0</text:p>
          </table:table-cell>
          <table:table-cell table:style-name="ce51" table:formula="of:=[.U15]" office:value-type="float" office:value="0">
            <text:p>0</text:p>
          </table:table-cell>
          <table:table-cell table:style-name="ce51" table:formula="of:=[.X15]+[.W15]+[.V15]" office:value-type="float" office:value="0">
            <text:p>0</text:p>
          </table:table-cell>
          <table:table-cell table:style-name="ce51"/>
          <table:table-cell table:style-name="ce51" table:formula="of:=ROUNDDOWN([.Y15]/100)" office:value-type="float" office:value="0">
            <text:p>0</text:p>
          </table:table-cell>
          <table:table-cell table:style-name="ce51" table:formula="of:=[.Y15]-[.AA15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6]&lt;&gt;&quot;&quot;;MID([.O16];3;3);0)" office:value-type="float" office:value="0">
            <text:p>0</text:p>
          </table:table-cell>
          <table:table-cell table:style-name="ce13" table:formula="of:=IF([.O16]&lt;&gt;&quot;&quot;;MID([.O16];6;2);0)" office:value-type="float" office:value="0">
            <text:p>0</text:p>
          </table:table-cell>
          <table:table-cell table:style-name="ce24" table:formula="of:=IF([.O16]&lt;&gt;&quot;&quot;;IF(NOT(ISERROR(MATCH([.O16];$#REF!.A$1:A$200000;0)));INDEX($#REF!.B$1:B$200000;MATCH([.O16];$#REF!.A$1:A$200000;0));&quot;&quot;);&quot;-&quot;)" office:value-type="string" office:string-value="-">
            <text:p>-</text:p>
          </table:table-cell>
          <table:table-cell table:style-name="ce27" table:formula="of:=IF([.O16]&lt;&gt;&quot;&quot;;(IF(NOT(ISERROR(MATCH([.O16];$#REF!.A$1:A$200000;0)));INDEX($#REF!.E$1:E$200000;MATCH([.O16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6]&gt;0;[.P$2] &amp; IF([.Y16]&lt;10000;&quot;0&quot;;&quot;&quot;) &amp; IF([.Y16]&lt;1000;&quot;0&quot;;&quot;&quot;) &amp;[.Y16];&quot;&quot;)">
            <text:p/>
          </table:table-cell>
          <table:table-cell table:style-name="ce49" table:formula="of:=IF([.A16]&lt;&gt;&quot;&quot;;MID([.A16];1;1);0)" office:value-type="float" office:value="0">
            <text:p>0</text:p>
          </table:table-cell>
          <table:table-cell table:style-name="ce49" table:formula="of:=IF([.A16]&lt;&gt;&quot;&quot;;MID([.A16];2;1);0)" office:value-type="float" office:value="0">
            <text:p>0</text:p>
          </table:table-cell>
          <table:table-cell table:style-name="ce49" table:formula="of:=IF([.A16]&lt;&gt;&quot;&quot;;MID([.A16];3;1);0)" office:value-type="float" office:value="0">
            <text:p>0</text:p>
          </table:table-cell>
          <table:table-cell table:style-name="ce51" table:formula="of:=IF((CODE([.P16])-48)&gt;9;IF(CODE([.P16])&gt;96 ;(CODE([.P16])-87);(CODE([.P16])-55));(CODE([.P16])-48))" office:value-type="float" office:value="0">
            <text:p>0</text:p>
          </table:table-cell>
          <table:table-cell table:style-name="ce51" table:formula="of:=IF((CODE([.Q16])-48)&gt;9;IF(CODE([.Q16])&gt;96 ;(CODE([.Q16])-87);(CODE([.Q16])-55));(CODE([.Q16])-48))" office:value-type="float" office:value="0">
            <text:p>0</text:p>
          </table:table-cell>
          <table:table-cell table:style-name="ce51" table:formula="of:=IF((CODE([.R16])-48)&gt;9;IF(CODE([.R16])&gt;96 ;(CODE([.R16])-87);(CODE([.R16])-55));(CODE([.R16])-48))" office:value-type="float" office:value="0">
            <text:p>0</text:p>
          </table:table-cell>
          <table:table-cell table:style-name="ce51" table:formula="of:=[.S16]*1296" office:value-type="float" office:value="0">
            <text:p>0</text:p>
          </table:table-cell>
          <table:table-cell table:style-name="ce51" table:formula="of:=[.T16]*36" office:value-type="float" office:value="0">
            <text:p>0</text:p>
          </table:table-cell>
          <table:table-cell table:style-name="ce51" table:formula="of:=[.U16]" office:value-type="float" office:value="0">
            <text:p>0</text:p>
          </table:table-cell>
          <table:table-cell table:style-name="ce51" table:formula="of:=[.X16]+[.W16]+[.V16]" office:value-type="float" office:value="0">
            <text:p>0</text:p>
          </table:table-cell>
          <table:table-cell table:style-name="ce51"/>
          <table:table-cell table:style-name="ce51" table:formula="of:=ROUNDDOWN([.Y16]/100)" office:value-type="float" office:value="0">
            <text:p>0</text:p>
          </table:table-cell>
          <table:table-cell table:style-name="ce51" table:formula="of:=[.Y16]-[.AA16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7]&lt;&gt;&quot;&quot;;MID([.O17];3;3);0)" office:value-type="float" office:value="0">
            <text:p>0</text:p>
          </table:table-cell>
          <table:table-cell table:style-name="ce13" table:formula="of:=IF([.O17]&lt;&gt;&quot;&quot;;MID([.O17];6;2);0)" office:value-type="float" office:value="0">
            <text:p>0</text:p>
          </table:table-cell>
          <table:table-cell table:style-name="ce24" table:formula="of:=IF([.O17]&lt;&gt;&quot;&quot;;IF(NOT(ISERROR(MATCH([.O17];$#REF!.A$1:A$200000;0)));INDEX($#REF!.B$1:B$200000;MATCH([.O17];$#REF!.A$1:A$200000;0));&quot;&quot;);&quot;-&quot;)" office:value-type="string" office:string-value="-">
            <text:p>-</text:p>
          </table:table-cell>
          <table:table-cell table:style-name="ce27" table:formula="of:=IF([.O17]&lt;&gt;&quot;&quot;;(IF(NOT(ISERROR(MATCH([.O17];$#REF!.A$1:A$200000;0)));INDEX($#REF!.E$1:E$200000;MATCH([.O17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7]&gt;0;[.P$2] &amp; IF([.Y17]&lt;10000;&quot;0&quot;;&quot;&quot;) &amp; IF([.Y17]&lt;1000;&quot;0&quot;;&quot;&quot;) &amp;[.Y17];&quot;&quot;)">
            <text:p/>
          </table:table-cell>
          <table:table-cell table:style-name="ce49" table:formula="of:=IF([.A17]&lt;&gt;&quot;&quot;;MID([.A17];1;1);0)" office:value-type="float" office:value="0">
            <text:p>0</text:p>
          </table:table-cell>
          <table:table-cell table:style-name="ce49" table:formula="of:=IF([.A17]&lt;&gt;&quot;&quot;;MID([.A17];2;1);0)" office:value-type="float" office:value="0">
            <text:p>0</text:p>
          </table:table-cell>
          <table:table-cell table:style-name="ce49" table:formula="of:=IF([.A17]&lt;&gt;&quot;&quot;;MID([.A17];3;1);0)" office:value-type="float" office:value="0">
            <text:p>0</text:p>
          </table:table-cell>
          <table:table-cell table:style-name="ce51" table:formula="of:=IF((CODE([.P17])-48)&gt;9;IF(CODE([.P17])&gt;96 ;(CODE([.P17])-87);(CODE([.P17])-55));(CODE([.P17])-48))" office:value-type="float" office:value="0">
            <text:p>0</text:p>
          </table:table-cell>
          <table:table-cell table:style-name="ce51" table:formula="of:=IF((CODE([.Q17])-48)&gt;9;IF(CODE([.Q17])&gt;96 ;(CODE([.Q17])-87);(CODE([.Q17])-55));(CODE([.Q17])-48))" office:value-type="float" office:value="0">
            <text:p>0</text:p>
          </table:table-cell>
          <table:table-cell table:style-name="ce51" table:formula="of:=IF((CODE([.R17])-48)&gt;9;IF(CODE([.R17])&gt;96 ;(CODE([.R17])-87);(CODE([.R17])-55));(CODE([.R17])-48))" office:value-type="float" office:value="0">
            <text:p>0</text:p>
          </table:table-cell>
          <table:table-cell table:style-name="ce51" table:formula="of:=[.S17]*1296" office:value-type="float" office:value="0">
            <text:p>0</text:p>
          </table:table-cell>
          <table:table-cell table:style-name="ce51" table:formula="of:=[.T17]*36" office:value-type="float" office:value="0">
            <text:p>0</text:p>
          </table:table-cell>
          <table:table-cell table:style-name="ce51" table:formula="of:=[.U17]" office:value-type="float" office:value="0">
            <text:p>0</text:p>
          </table:table-cell>
          <table:table-cell table:style-name="ce51" table:formula="of:=[.X17]+[.W17]+[.V17]" office:value-type="float" office:value="0">
            <text:p>0</text:p>
          </table:table-cell>
          <table:table-cell table:style-name="ce51"/>
          <table:table-cell table:style-name="ce51" table:formula="of:=ROUNDDOWN([.Y17]/100)" office:value-type="float" office:value="0">
            <text:p>0</text:p>
          </table:table-cell>
          <table:table-cell table:style-name="ce51" table:formula="of:=[.Y17]-[.AA17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8]&lt;&gt;&quot;&quot;;MID([.O18];3;3);0)" office:value-type="float" office:value="0">
            <text:p>0</text:p>
          </table:table-cell>
          <table:table-cell table:style-name="ce13" table:formula="of:=IF([.O18]&lt;&gt;&quot;&quot;;MID([.O18];6;2);0)" office:value-type="float" office:value="0">
            <text:p>0</text:p>
          </table:table-cell>
          <table:table-cell table:style-name="ce24" table:formula="of:=IF([.O18]&lt;&gt;&quot;&quot;;IF(NOT(ISERROR(MATCH([.O18];$#REF!.A$1:A$200000;0)));INDEX($#REF!.B$1:B$200000;MATCH([.O18];$#REF!.A$1:A$200000;0));&quot;&quot;);&quot;-&quot;)" office:value-type="string" office:string-value="-">
            <text:p>-</text:p>
          </table:table-cell>
          <table:table-cell table:style-name="ce27" table:formula="of:=IF([.O18]&lt;&gt;&quot;&quot;;(IF(NOT(ISERROR(MATCH([.O18];$#REF!.A$1:A$200000;0)));INDEX($#REF!.E$1:E$200000;MATCH([.O18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8]&gt;0;[.P$2] &amp; IF([.Y18]&lt;10000;&quot;0&quot;;&quot;&quot;) &amp; IF([.Y18]&lt;1000;&quot;0&quot;;&quot;&quot;) &amp;[.Y18];&quot;&quot;)">
            <text:p/>
          </table:table-cell>
          <table:table-cell table:style-name="ce49" table:formula="of:=IF([.A18]&lt;&gt;&quot;&quot;;MID([.A18];1;1);0)" office:value-type="float" office:value="0">
            <text:p>0</text:p>
          </table:table-cell>
          <table:table-cell table:style-name="ce49" table:formula="of:=IF([.A18]&lt;&gt;&quot;&quot;;MID([.A18];2;1);0)" office:value-type="float" office:value="0">
            <text:p>0</text:p>
          </table:table-cell>
          <table:table-cell table:style-name="ce49" table:formula="of:=IF([.A18]&lt;&gt;&quot;&quot;;MID([.A18];3;1);0)" office:value-type="float" office:value="0">
            <text:p>0</text:p>
          </table:table-cell>
          <table:table-cell table:style-name="ce51" table:formula="of:=IF((CODE([.P18])-48)&gt;9;IF(CODE([.P18])&gt;96 ;(CODE([.P18])-87);(CODE([.P18])-55));(CODE([.P18])-48))" office:value-type="float" office:value="0">
            <text:p>0</text:p>
          </table:table-cell>
          <table:table-cell table:style-name="ce51" table:formula="of:=IF((CODE([.Q18])-48)&gt;9;IF(CODE([.Q18])&gt;96 ;(CODE([.Q18])-87);(CODE([.Q18])-55));(CODE([.Q18])-48))" office:value-type="float" office:value="0">
            <text:p>0</text:p>
          </table:table-cell>
          <table:table-cell table:style-name="ce51" table:formula="of:=IF((CODE([.R18])-48)&gt;9;IF(CODE([.R18])&gt;96 ;(CODE([.R18])-87);(CODE([.R18])-55));(CODE([.R18])-48))" office:value-type="float" office:value="0">
            <text:p>0</text:p>
          </table:table-cell>
          <table:table-cell table:style-name="ce51" table:formula="of:=[.S18]*1296" office:value-type="float" office:value="0">
            <text:p>0</text:p>
          </table:table-cell>
          <table:table-cell table:style-name="ce51" table:formula="of:=[.T18]*36" office:value-type="float" office:value="0">
            <text:p>0</text:p>
          </table:table-cell>
          <table:table-cell table:style-name="ce51" table:formula="of:=[.U18]" office:value-type="float" office:value="0">
            <text:p>0</text:p>
          </table:table-cell>
          <table:table-cell table:style-name="ce51" table:formula="of:=[.X18]+[.W18]+[.V18]" office:value-type="float" office:value="0">
            <text:p>0</text:p>
          </table:table-cell>
          <table:table-cell table:style-name="ce51"/>
          <table:table-cell table:style-name="ce51" table:formula="of:=ROUNDDOWN([.Y18]/100)" office:value-type="float" office:value="0">
            <text:p>0</text:p>
          </table:table-cell>
          <table:table-cell table:style-name="ce51" table:formula="of:=[.Y18]-[.AA18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19]&lt;&gt;&quot;&quot;;MID([.O19];3;3);0)" office:value-type="float" office:value="0">
            <text:p>0</text:p>
          </table:table-cell>
          <table:table-cell table:style-name="ce13" table:formula="of:=IF([.O19]&lt;&gt;&quot;&quot;;MID([.O19];6;2);0)" office:value-type="float" office:value="0">
            <text:p>0</text:p>
          </table:table-cell>
          <table:table-cell table:style-name="ce24" table:formula="of:=IF([.O19]&lt;&gt;&quot;&quot;;IF(NOT(ISERROR(MATCH([.O19];$#REF!.A$1:A$200000;0)));INDEX($#REF!.B$1:B$200000;MATCH([.O19];$#REF!.A$1:A$200000;0));&quot;&quot;);&quot;-&quot;)" office:value-type="string" office:string-value="-">
            <text:p>-</text:p>
          </table:table-cell>
          <table:table-cell table:style-name="ce27" table:formula="of:=IF([.O19]&lt;&gt;&quot;&quot;;(IF(NOT(ISERROR(MATCH([.O19];$#REF!.A$1:A$200000;0)));INDEX($#REF!.E$1:E$200000;MATCH([.O19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19]&gt;0;[.P$2] &amp; IF([.Y19]&lt;10000;&quot;0&quot;;&quot;&quot;) &amp; IF([.Y19]&lt;1000;&quot;0&quot;;&quot;&quot;) &amp;[.Y19];&quot;&quot;)">
            <text:p/>
          </table:table-cell>
          <table:table-cell table:style-name="ce49" table:formula="of:=IF([.A19]&lt;&gt;&quot;&quot;;MID([.A19];1;1);0)" office:value-type="float" office:value="0">
            <text:p>0</text:p>
          </table:table-cell>
          <table:table-cell table:style-name="ce49" table:formula="of:=IF([.A19]&lt;&gt;&quot;&quot;;MID([.A19];2;1);0)" office:value-type="float" office:value="0">
            <text:p>0</text:p>
          </table:table-cell>
          <table:table-cell table:style-name="ce49" table:formula="of:=IF([.A19]&lt;&gt;&quot;&quot;;MID([.A19];3;1);0)" office:value-type="float" office:value="0">
            <text:p>0</text:p>
          </table:table-cell>
          <table:table-cell table:style-name="ce51" table:formula="of:=IF((CODE([.P19])-48)&gt;9;IF(CODE([.P19])&gt;96 ;(CODE([.P19])-87);(CODE([.P19])-55));(CODE([.P19])-48))" office:value-type="float" office:value="0">
            <text:p>0</text:p>
          </table:table-cell>
          <table:table-cell table:style-name="ce51" table:formula="of:=IF((CODE([.Q19])-48)&gt;9;IF(CODE([.Q19])&gt;96 ;(CODE([.Q19])-87);(CODE([.Q19])-55));(CODE([.Q19])-48))" office:value-type="float" office:value="0">
            <text:p>0</text:p>
          </table:table-cell>
          <table:table-cell table:style-name="ce51" table:formula="of:=IF((CODE([.R19])-48)&gt;9;IF(CODE([.R19])&gt;96 ;(CODE([.R19])-87);(CODE([.R19])-55));(CODE([.R19])-48))" office:value-type="float" office:value="0">
            <text:p>0</text:p>
          </table:table-cell>
          <table:table-cell table:style-name="ce51" table:formula="of:=[.S19]*1296" office:value-type="float" office:value="0">
            <text:p>0</text:p>
          </table:table-cell>
          <table:table-cell table:style-name="ce51" table:formula="of:=[.T19]*36" office:value-type="float" office:value="0">
            <text:p>0</text:p>
          </table:table-cell>
          <table:table-cell table:style-name="ce51" table:formula="of:=[.U19]" office:value-type="float" office:value="0">
            <text:p>0</text:p>
          </table:table-cell>
          <table:table-cell table:style-name="ce51" table:formula="of:=[.X19]+[.W19]+[.V19]" office:value-type="float" office:value="0">
            <text:p>0</text:p>
          </table:table-cell>
          <table:table-cell table:style-name="ce51"/>
          <table:table-cell table:style-name="ce51" table:formula="of:=ROUNDDOWN([.Y19]/100)" office:value-type="float" office:value="0">
            <text:p>0</text:p>
          </table:table-cell>
          <table:table-cell table:style-name="ce51" table:formula="of:=[.Y19]-[.AA19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0]&lt;&gt;&quot;&quot;;MID([.O20];3;3);0)" office:value-type="float" office:value="0">
            <text:p>0</text:p>
          </table:table-cell>
          <table:table-cell table:style-name="ce13" table:formula="of:=IF([.O20]&lt;&gt;&quot;&quot;;MID([.O20];6;2);0)" office:value-type="float" office:value="0">
            <text:p>0</text:p>
          </table:table-cell>
          <table:table-cell table:style-name="ce24" table:formula="of:=IF([.O20]&lt;&gt;&quot;&quot;;IF(NOT(ISERROR(MATCH([.O20];$#REF!.A$1:A$200000;0)));INDEX($#REF!.B$1:B$200000;MATCH([.O20];$#REF!.A$1:A$200000;0));&quot;&quot;);&quot;-&quot;)" office:value-type="string" office:string-value="-">
            <text:p>-</text:p>
          </table:table-cell>
          <table:table-cell table:style-name="ce27" table:formula="of:=IF([.O20]&lt;&gt;&quot;&quot;;(IF(NOT(ISERROR(MATCH([.O20];$#REF!.A$1:A$200000;0)));INDEX($#REF!.E$1:E$200000;MATCH([.O20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0]&gt;0;[.P$2] &amp; IF([.Y20]&lt;10000;&quot;0&quot;;&quot;&quot;) &amp; IF([.Y20]&lt;1000;&quot;0&quot;;&quot;&quot;) &amp;[.Y20];&quot;&quot;)">
            <text:p/>
          </table:table-cell>
          <table:table-cell table:style-name="ce49" table:formula="of:=IF([.A20]&lt;&gt;&quot;&quot;;MID([.A20];1;1);0)" office:value-type="float" office:value="0">
            <text:p>0</text:p>
          </table:table-cell>
          <table:table-cell table:style-name="ce49" table:formula="of:=IF([.A20]&lt;&gt;&quot;&quot;;MID([.A20];2;1);0)" office:value-type="float" office:value="0">
            <text:p>0</text:p>
          </table:table-cell>
          <table:table-cell table:style-name="ce49" table:formula="of:=IF([.A20]&lt;&gt;&quot;&quot;;MID([.A20];3;1);0)" office:value-type="float" office:value="0">
            <text:p>0</text:p>
          </table:table-cell>
          <table:table-cell table:style-name="ce51" table:formula="of:=IF((CODE([.P20])-48)&gt;9;IF(CODE([.P20])&gt;96 ;(CODE([.P20])-87);(CODE([.P20])-55));(CODE([.P20])-48))" office:value-type="float" office:value="0">
            <text:p>0</text:p>
          </table:table-cell>
          <table:table-cell table:style-name="ce51" table:formula="of:=IF((CODE([.Q20])-48)&gt;9;IF(CODE([.Q20])&gt;96 ;(CODE([.Q20])-87);(CODE([.Q20])-55));(CODE([.Q20])-48))" office:value-type="float" office:value="0">
            <text:p>0</text:p>
          </table:table-cell>
          <table:table-cell table:style-name="ce51" table:formula="of:=IF((CODE([.R20])-48)&gt;9;IF(CODE([.R20])&gt;96 ;(CODE([.R20])-87);(CODE([.R20])-55));(CODE([.R20])-48))" office:value-type="float" office:value="0">
            <text:p>0</text:p>
          </table:table-cell>
          <table:table-cell table:style-name="ce51" table:formula="of:=[.S20]*1296" office:value-type="float" office:value="0">
            <text:p>0</text:p>
          </table:table-cell>
          <table:table-cell table:style-name="ce51" table:formula="of:=[.T20]*36" office:value-type="float" office:value="0">
            <text:p>0</text:p>
          </table:table-cell>
          <table:table-cell table:style-name="ce51" table:formula="of:=[.U20]" office:value-type="float" office:value="0">
            <text:p>0</text:p>
          </table:table-cell>
          <table:table-cell table:style-name="ce51" table:formula="of:=[.X20]+[.W20]+[.V20]" office:value-type="float" office:value="0">
            <text:p>0</text:p>
          </table:table-cell>
          <table:table-cell table:style-name="ce51"/>
          <table:table-cell table:style-name="ce51" table:formula="of:=ROUNDDOWN([.Y20]/100)" office:value-type="float" office:value="0">
            <text:p>0</text:p>
          </table:table-cell>
          <table:table-cell table:style-name="ce51" table:formula="of:=[.Y20]-[.AA20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1]&lt;&gt;&quot;&quot;;MID([.O21];3;3);0)" office:value-type="float" office:value="0">
            <text:p>0</text:p>
          </table:table-cell>
          <table:table-cell table:style-name="ce13" table:formula="of:=IF([.O21]&lt;&gt;&quot;&quot;;MID([.O21];6;2);0)" office:value-type="float" office:value="0">
            <text:p>0</text:p>
          </table:table-cell>
          <table:table-cell table:style-name="ce24" table:formula="of:=IF([.O21]&lt;&gt;&quot;&quot;;IF(NOT(ISERROR(MATCH([.O21];$#REF!.A$1:A$200000;0)));INDEX($#REF!.B$1:B$200000;MATCH([.O21];$#REF!.A$1:A$200000;0));&quot;&quot;);&quot;-&quot;)" office:value-type="string" office:string-value="-">
            <text:p>-</text:p>
          </table:table-cell>
          <table:table-cell table:style-name="ce27" table:formula="of:=IF([.O21]&lt;&gt;&quot;&quot;;(IF(NOT(ISERROR(MATCH([.O21];$#REF!.A$1:A$200000;0)));INDEX($#REF!.E$1:E$200000;MATCH([.O21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1]&gt;0;[.P$2] &amp; IF([.Y21]&lt;10000;&quot;0&quot;;&quot;&quot;) &amp; IF([.Y21]&lt;1000;&quot;0&quot;;&quot;&quot;) &amp;[.Y21];&quot;&quot;)">
            <text:p/>
          </table:table-cell>
          <table:table-cell table:style-name="ce49" table:formula="of:=IF([.A21]&lt;&gt;&quot;&quot;;MID([.A21];1;1);0)" office:value-type="float" office:value="0">
            <text:p>0</text:p>
          </table:table-cell>
          <table:table-cell table:style-name="ce49" table:formula="of:=IF([.A21]&lt;&gt;&quot;&quot;;MID([.A21];2;1);0)" office:value-type="float" office:value="0">
            <text:p>0</text:p>
          </table:table-cell>
          <table:table-cell table:style-name="ce49" table:formula="of:=IF([.A21]&lt;&gt;&quot;&quot;;MID([.A21];3;1);0)" office:value-type="float" office:value="0">
            <text:p>0</text:p>
          </table:table-cell>
          <table:table-cell table:style-name="ce51" table:formula="of:=IF((CODE([.P21])-48)&gt;9;IF(CODE([.P21])&gt;96 ;(CODE([.P21])-87);(CODE([.P21])-55));(CODE([.P21])-48))" office:value-type="float" office:value="0">
            <text:p>0</text:p>
          </table:table-cell>
          <table:table-cell table:style-name="ce51" table:formula="of:=IF((CODE([.Q21])-48)&gt;9;IF(CODE([.Q21])&gt;96 ;(CODE([.Q21])-87);(CODE([.Q21])-55));(CODE([.Q21])-48))" office:value-type="float" office:value="0">
            <text:p>0</text:p>
          </table:table-cell>
          <table:table-cell table:style-name="ce51" table:formula="of:=IF((CODE([.R21])-48)&gt;9;IF(CODE([.R21])&gt;96 ;(CODE([.R21])-87);(CODE([.R21])-55));(CODE([.R21])-48))" office:value-type="float" office:value="0">
            <text:p>0</text:p>
          </table:table-cell>
          <table:table-cell table:style-name="ce51" table:formula="of:=[.S21]*1296" office:value-type="float" office:value="0">
            <text:p>0</text:p>
          </table:table-cell>
          <table:table-cell table:style-name="ce51" table:formula="of:=[.T21]*36" office:value-type="float" office:value="0">
            <text:p>0</text:p>
          </table:table-cell>
          <table:table-cell table:style-name="ce51" table:formula="of:=[.U21]" office:value-type="float" office:value="0">
            <text:p>0</text:p>
          </table:table-cell>
          <table:table-cell table:style-name="ce51" table:formula="of:=[.X21]+[.W21]+[.V21]" office:value-type="float" office:value="0">
            <text:p>0</text:p>
          </table:table-cell>
          <table:table-cell table:style-name="ce51"/>
          <table:table-cell table:style-name="ce51" table:formula="of:=ROUNDDOWN([.Y21]/100)" office:value-type="float" office:value="0">
            <text:p>0</text:p>
          </table:table-cell>
          <table:table-cell table:style-name="ce51" table:formula="of:=[.Y21]-[.AA21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2]&lt;&gt;&quot;&quot;;MID([.O22];3;3);0)" office:value-type="float" office:value="0">
            <text:p>0</text:p>
          </table:table-cell>
          <table:table-cell table:style-name="ce13" table:formula="of:=IF([.O22]&lt;&gt;&quot;&quot;;MID([.O22];6;2);0)" office:value-type="float" office:value="0">
            <text:p>0</text:p>
          </table:table-cell>
          <table:table-cell table:style-name="ce24" table:formula="of:=IF([.O22]&lt;&gt;&quot;&quot;;IF(NOT(ISERROR(MATCH([.O22];$#REF!.A$1:A$200000;0)));INDEX($#REF!.B$1:B$200000;MATCH([.O22];$#REF!.A$1:A$200000;0));&quot;&quot;);&quot;-&quot;)" office:value-type="string" office:string-value="-">
            <text:p>-</text:p>
          </table:table-cell>
          <table:table-cell table:style-name="ce27" table:formula="of:=IF([.O22]&lt;&gt;&quot;&quot;;(IF(NOT(ISERROR(MATCH([.O22];$#REF!.A$1:A$200000;0)));INDEX($#REF!.E$1:E$200000;MATCH([.O22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2]&gt;0;[.P$2] &amp; IF([.Y22]&lt;10000;&quot;0&quot;;&quot;&quot;) &amp; IF([.Y22]&lt;1000;&quot;0&quot;;&quot;&quot;) &amp;[.Y22];&quot;&quot;)">
            <text:p/>
          </table:table-cell>
          <table:table-cell table:style-name="ce49" table:formula="of:=IF([.A22]&lt;&gt;&quot;&quot;;MID([.A22];1;1);0)" office:value-type="float" office:value="0">
            <text:p>0</text:p>
          </table:table-cell>
          <table:table-cell table:style-name="ce49" table:formula="of:=IF([.A22]&lt;&gt;&quot;&quot;;MID([.A22];2;1);0)" office:value-type="float" office:value="0">
            <text:p>0</text:p>
          </table:table-cell>
          <table:table-cell table:style-name="ce49" table:formula="of:=IF([.A22]&lt;&gt;&quot;&quot;;MID([.A22];3;1);0)" office:value-type="float" office:value="0">
            <text:p>0</text:p>
          </table:table-cell>
          <table:table-cell table:style-name="ce51" table:formula="of:=IF((CODE([.P22])-48)&gt;9;IF(CODE([.P22])&gt;96 ;(CODE([.P22])-87);(CODE([.P22])-55));(CODE([.P22])-48))" office:value-type="float" office:value="0">
            <text:p>0</text:p>
          </table:table-cell>
          <table:table-cell table:style-name="ce51" table:formula="of:=IF((CODE([.Q22])-48)&gt;9;IF(CODE([.Q22])&gt;96 ;(CODE([.Q22])-87);(CODE([.Q22])-55));(CODE([.Q22])-48))" office:value-type="float" office:value="0">
            <text:p>0</text:p>
          </table:table-cell>
          <table:table-cell table:style-name="ce51" table:formula="of:=IF((CODE([.R22])-48)&gt;9;IF(CODE([.R22])&gt;96 ;(CODE([.R22])-87);(CODE([.R22])-55));(CODE([.R22])-48))" office:value-type="float" office:value="0">
            <text:p>0</text:p>
          </table:table-cell>
          <table:table-cell table:style-name="ce51" table:formula="of:=[.S22]*1296" office:value-type="float" office:value="0">
            <text:p>0</text:p>
          </table:table-cell>
          <table:table-cell table:style-name="ce51" table:formula="of:=[.T22]*36" office:value-type="float" office:value="0">
            <text:p>0</text:p>
          </table:table-cell>
          <table:table-cell table:style-name="ce51" table:formula="of:=[.U22]" office:value-type="float" office:value="0">
            <text:p>0</text:p>
          </table:table-cell>
          <table:table-cell table:style-name="ce51" table:formula="of:=[.X22]+[.W22]+[.V22]" office:value-type="float" office:value="0">
            <text:p>0</text:p>
          </table:table-cell>
          <table:table-cell table:style-name="ce51"/>
          <table:table-cell table:style-name="ce51" table:formula="of:=ROUNDDOWN([.Y22]/100)" office:value-type="float" office:value="0">
            <text:p>0</text:p>
          </table:table-cell>
          <table:table-cell table:style-name="ce51" table:formula="of:=[.Y22]-[.AA22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3]&lt;&gt;&quot;&quot;;MID([.O23];3;3);0)" office:value-type="float" office:value="0">
            <text:p>0</text:p>
          </table:table-cell>
          <table:table-cell table:style-name="ce13" table:formula="of:=IF([.O23]&lt;&gt;&quot;&quot;;MID([.O23];6;2);0)" office:value-type="float" office:value="0">
            <text:p>0</text:p>
          </table:table-cell>
          <table:table-cell table:style-name="ce24" table:formula="of:=IF([.O23]&lt;&gt;&quot;&quot;;IF(NOT(ISERROR(MATCH([.O23];$#REF!.A$1:A$200000;0)));INDEX($#REF!.B$1:B$200000;MATCH([.O23];$#REF!.A$1:A$200000;0));&quot;&quot;);&quot;-&quot;)" office:value-type="string" office:string-value="-">
            <text:p>-</text:p>
          </table:table-cell>
          <table:table-cell table:style-name="ce27" table:formula="of:=IF([.O23]&lt;&gt;&quot;&quot;;(IF(NOT(ISERROR(MATCH([.O23];$#REF!.A$1:A$200000;0)));INDEX($#REF!.E$1:E$200000;MATCH([.O23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3]&gt;0;[.P$2] &amp; IF([.Y23]&lt;10000;&quot;0&quot;;&quot;&quot;) &amp; IF([.Y23]&lt;1000;&quot;0&quot;;&quot;&quot;) &amp;[.Y23];&quot;&quot;)">
            <text:p/>
          </table:table-cell>
          <table:table-cell table:style-name="ce49" table:formula="of:=IF([.A23]&lt;&gt;&quot;&quot;;MID([.A23];1;1);0)" office:value-type="float" office:value="0">
            <text:p>0</text:p>
          </table:table-cell>
          <table:table-cell table:style-name="ce49" table:formula="of:=IF([.A23]&lt;&gt;&quot;&quot;;MID([.A23];2;1);0)" office:value-type="float" office:value="0">
            <text:p>0</text:p>
          </table:table-cell>
          <table:table-cell table:style-name="ce49" table:formula="of:=IF([.A23]&lt;&gt;&quot;&quot;;MID([.A23];3;1);0)" office:value-type="float" office:value="0">
            <text:p>0</text:p>
          </table:table-cell>
          <table:table-cell table:style-name="ce51" table:formula="of:=IF((CODE([.P23])-48)&gt;9;IF(CODE([.P23])&gt;96 ;(CODE([.P23])-87);(CODE([.P23])-55));(CODE([.P23])-48))" office:value-type="float" office:value="0">
            <text:p>0</text:p>
          </table:table-cell>
          <table:table-cell table:style-name="ce51" table:formula="of:=IF((CODE([.Q23])-48)&gt;9;IF(CODE([.Q23])&gt;96 ;(CODE([.Q23])-87);(CODE([.Q23])-55));(CODE([.Q23])-48))" office:value-type="float" office:value="0">
            <text:p>0</text:p>
          </table:table-cell>
          <table:table-cell table:style-name="ce51" table:formula="of:=IF((CODE([.R23])-48)&gt;9;IF(CODE([.R23])&gt;96 ;(CODE([.R23])-87);(CODE([.R23])-55));(CODE([.R23])-48))" office:value-type="float" office:value="0">
            <text:p>0</text:p>
          </table:table-cell>
          <table:table-cell table:style-name="ce51" table:formula="of:=[.S23]*1296" office:value-type="float" office:value="0">
            <text:p>0</text:p>
          </table:table-cell>
          <table:table-cell table:style-name="ce51" table:formula="of:=[.T23]*36" office:value-type="float" office:value="0">
            <text:p>0</text:p>
          </table:table-cell>
          <table:table-cell table:style-name="ce51" table:formula="of:=[.U23]" office:value-type="float" office:value="0">
            <text:p>0</text:p>
          </table:table-cell>
          <table:table-cell table:style-name="ce51" table:formula="of:=[.X23]+[.W23]+[.V23]" office:value-type="float" office:value="0">
            <text:p>0</text:p>
          </table:table-cell>
          <table:table-cell table:style-name="ce51"/>
          <table:table-cell table:style-name="ce51" table:formula="of:=ROUNDDOWN([.Y23]/100)" office:value-type="float" office:value="0">
            <text:p>0</text:p>
          </table:table-cell>
          <table:table-cell table:style-name="ce51" table:formula="of:=[.Y23]-[.AA23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4]&lt;&gt;&quot;&quot;;MID([.O24];3;3);0)" office:value-type="float" office:value="0">
            <text:p>0</text:p>
          </table:table-cell>
          <table:table-cell table:style-name="ce13" table:formula="of:=IF([.O24]&lt;&gt;&quot;&quot;;MID([.O24];6;2);0)" office:value-type="float" office:value="0">
            <text:p>0</text:p>
          </table:table-cell>
          <table:table-cell table:style-name="ce24" table:formula="of:=IF([.O24]&lt;&gt;&quot;&quot;;IF(NOT(ISERROR(MATCH([.O24];$#REF!.A$1:A$200000;0)));INDEX($#REF!.B$1:B$200000;MATCH([.O24];$#REF!.A$1:A$200000;0));&quot;&quot;);&quot;-&quot;)" office:value-type="string" office:string-value="-">
            <text:p>-</text:p>
          </table:table-cell>
          <table:table-cell table:style-name="ce27" table:formula="of:=IF([.O24]&lt;&gt;&quot;&quot;;(IF(NOT(ISERROR(MATCH([.O24];$#REF!.A$1:A$200000;0)));INDEX($#REF!.E$1:E$200000;MATCH([.O24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4]&gt;0;[.P$2] &amp; IF([.Y24]&lt;10000;&quot;0&quot;;&quot;&quot;) &amp; IF([.Y24]&lt;1000;&quot;0&quot;;&quot;&quot;) &amp;[.Y24];&quot;&quot;)">
            <text:p/>
          </table:table-cell>
          <table:table-cell table:style-name="ce49" table:formula="of:=IF([.A24]&lt;&gt;&quot;&quot;;MID([.A24];1;1);0)" office:value-type="float" office:value="0">
            <text:p>0</text:p>
          </table:table-cell>
          <table:table-cell table:style-name="ce49" table:formula="of:=IF([.A24]&lt;&gt;&quot;&quot;;MID([.A24];2;1);0)" office:value-type="float" office:value="0">
            <text:p>0</text:p>
          </table:table-cell>
          <table:table-cell table:style-name="ce49" table:formula="of:=IF([.A24]&lt;&gt;&quot;&quot;;MID([.A24];3;1);0)" office:value-type="float" office:value="0">
            <text:p>0</text:p>
          </table:table-cell>
          <table:table-cell table:style-name="ce51" table:formula="of:=IF((CODE([.P24])-48)&gt;9;IF(CODE([.P24])&gt;96 ;(CODE([.P24])-87);(CODE([.P24])-55));(CODE([.P24])-48))" office:value-type="float" office:value="0">
            <text:p>0</text:p>
          </table:table-cell>
          <table:table-cell table:style-name="ce51" table:formula="of:=IF((CODE([.Q24])-48)&gt;9;IF(CODE([.Q24])&gt;96 ;(CODE([.Q24])-87);(CODE([.Q24])-55));(CODE([.Q24])-48))" office:value-type="float" office:value="0">
            <text:p>0</text:p>
          </table:table-cell>
          <table:table-cell table:style-name="ce51" table:formula="of:=IF((CODE([.R24])-48)&gt;9;IF(CODE([.R24])&gt;96 ;(CODE([.R24])-87);(CODE([.R24])-55));(CODE([.R24])-48))" office:value-type="float" office:value="0">
            <text:p>0</text:p>
          </table:table-cell>
          <table:table-cell table:style-name="ce51" table:formula="of:=[.S24]*1296" office:value-type="float" office:value="0">
            <text:p>0</text:p>
          </table:table-cell>
          <table:table-cell table:style-name="ce51" table:formula="of:=[.T24]*36" office:value-type="float" office:value="0">
            <text:p>0</text:p>
          </table:table-cell>
          <table:table-cell table:style-name="ce51" table:formula="of:=[.U24]" office:value-type="float" office:value="0">
            <text:p>0</text:p>
          </table:table-cell>
          <table:table-cell table:style-name="ce51" table:formula="of:=[.X24]+[.W24]+[.V24]" office:value-type="float" office:value="0">
            <text:p>0</text:p>
          </table:table-cell>
          <table:table-cell table:style-name="ce51"/>
          <table:table-cell table:style-name="ce51" table:formula="of:=ROUNDDOWN([.Y24]/100)" office:value-type="float" office:value="0">
            <text:p>0</text:p>
          </table:table-cell>
          <table:table-cell table:style-name="ce51" table:formula="of:=[.Y24]-[.AA24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5]&lt;&gt;&quot;&quot;;MID([.O25];3;3);0)" office:value-type="float" office:value="0">
            <text:p>0</text:p>
          </table:table-cell>
          <table:table-cell table:style-name="ce13" table:formula="of:=IF([.O25]&lt;&gt;&quot;&quot;;MID([.O25];6;2);0)" office:value-type="float" office:value="0">
            <text:p>0</text:p>
          </table:table-cell>
          <table:table-cell table:style-name="ce24" table:formula="of:=IF([.O25]&lt;&gt;&quot;&quot;;IF(NOT(ISERROR(MATCH([.O25];$#REF!.A$1:A$200000;0)));INDEX($#REF!.B$1:B$200000;MATCH([.O25];$#REF!.A$1:A$200000;0));&quot;&quot;);&quot;-&quot;)" office:value-type="string" office:string-value="-">
            <text:p>-</text:p>
          </table:table-cell>
          <table:table-cell table:style-name="ce27" table:formula="of:=IF([.O25]&lt;&gt;&quot;&quot;;(IF(NOT(ISERROR(MATCH([.O25];$#REF!.A$1:A$200000;0)));INDEX($#REF!.E$1:E$200000;MATCH([.O25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5]&gt;0;[.P$2] &amp; IF([.Y25]&lt;10000;&quot;0&quot;;&quot;&quot;) &amp; IF([.Y25]&lt;1000;&quot;0&quot;;&quot;&quot;) &amp;[.Y25];&quot;&quot;)">
            <text:p/>
          </table:table-cell>
          <table:table-cell table:style-name="ce49" table:formula="of:=IF([.A25]&lt;&gt;&quot;&quot;;MID([.A25];1;1);0)" office:value-type="float" office:value="0">
            <text:p>0</text:p>
          </table:table-cell>
          <table:table-cell table:style-name="ce49" table:formula="of:=IF([.A25]&lt;&gt;&quot;&quot;;MID([.A25];2;1);0)" office:value-type="float" office:value="0">
            <text:p>0</text:p>
          </table:table-cell>
          <table:table-cell table:style-name="ce49" table:formula="of:=IF([.A25]&lt;&gt;&quot;&quot;;MID([.A25];3;1);0)" office:value-type="float" office:value="0">
            <text:p>0</text:p>
          </table:table-cell>
          <table:table-cell table:style-name="ce51" table:formula="of:=IF((CODE([.P25])-48)&gt;9;IF(CODE([.P25])&gt;96 ;(CODE([.P25])-87);(CODE([.P25])-55));(CODE([.P25])-48))" office:value-type="float" office:value="0">
            <text:p>0</text:p>
          </table:table-cell>
          <table:table-cell table:style-name="ce51" table:formula="of:=IF((CODE([.Q25])-48)&gt;9;IF(CODE([.Q25])&gt;96 ;(CODE([.Q25])-87);(CODE([.Q25])-55));(CODE([.Q25])-48))" office:value-type="float" office:value="0">
            <text:p>0</text:p>
          </table:table-cell>
          <table:table-cell table:style-name="ce51" table:formula="of:=IF((CODE([.R25])-48)&gt;9;IF(CODE([.R25])&gt;96 ;(CODE([.R25])-87);(CODE([.R25])-55));(CODE([.R25])-48))" office:value-type="float" office:value="0">
            <text:p>0</text:p>
          </table:table-cell>
          <table:table-cell table:style-name="ce51" table:formula="of:=[.S25]*1296" office:value-type="float" office:value="0">
            <text:p>0</text:p>
          </table:table-cell>
          <table:table-cell table:style-name="ce51" table:formula="of:=[.T25]*36" office:value-type="float" office:value="0">
            <text:p>0</text:p>
          </table:table-cell>
          <table:table-cell table:style-name="ce51" table:formula="of:=[.U25]" office:value-type="float" office:value="0">
            <text:p>0</text:p>
          </table:table-cell>
          <table:table-cell table:style-name="ce51" table:formula="of:=[.X25]+[.W25]+[.V25]" office:value-type="float" office:value="0">
            <text:p>0</text:p>
          </table:table-cell>
          <table:table-cell table:style-name="ce51"/>
          <table:table-cell table:style-name="ce51" table:formula="of:=ROUNDDOWN([.Y25]/100)" office:value-type="float" office:value="0">
            <text:p>0</text:p>
          </table:table-cell>
          <table:table-cell table:style-name="ce51" table:formula="of:=[.Y25]-[.AA25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6]&lt;&gt;&quot;&quot;;MID([.O26];3;3);0)" office:value-type="float" office:value="0">
            <text:p>0</text:p>
          </table:table-cell>
          <table:table-cell table:style-name="ce13" table:formula="of:=IF([.O26]&lt;&gt;&quot;&quot;;MID([.O26];6;2);0)" office:value-type="float" office:value="0">
            <text:p>0</text:p>
          </table:table-cell>
          <table:table-cell table:style-name="ce24" table:formula="of:=IF([.O26]&lt;&gt;&quot;&quot;;IF(NOT(ISERROR(MATCH([.O26];$#REF!.A$1:A$200000;0)));INDEX($#REF!.B$1:B$200000;MATCH([.O26];$#REF!.A$1:A$200000;0));&quot;&quot;);&quot;-&quot;)" office:value-type="string" office:string-value="-">
            <text:p>-</text:p>
          </table:table-cell>
          <table:table-cell table:style-name="ce27" table:formula="of:=IF([.O26]&lt;&gt;&quot;&quot;;(IF(NOT(ISERROR(MATCH([.O26];$#REF!.A$1:A$200000;0)));INDEX($#REF!.E$1:E$200000;MATCH([.O26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6]&gt;0;[.P$2] &amp; IF([.Y26]&lt;10000;&quot;0&quot;;&quot;&quot;) &amp; IF([.Y26]&lt;1000;&quot;0&quot;;&quot;&quot;) &amp;[.Y26];&quot;&quot;)">
            <text:p/>
          </table:table-cell>
          <table:table-cell table:style-name="ce49" table:formula="of:=IF([.A26]&lt;&gt;&quot;&quot;;MID([.A26];1;1);0)" office:value-type="float" office:value="0">
            <text:p>0</text:p>
          </table:table-cell>
          <table:table-cell table:style-name="ce49" table:formula="of:=IF([.A26]&lt;&gt;&quot;&quot;;MID([.A26];2;1);0)" office:value-type="float" office:value="0">
            <text:p>0</text:p>
          </table:table-cell>
          <table:table-cell table:style-name="ce49" table:formula="of:=IF([.A26]&lt;&gt;&quot;&quot;;MID([.A26];3;1);0)" office:value-type="float" office:value="0">
            <text:p>0</text:p>
          </table:table-cell>
          <table:table-cell table:style-name="ce51" table:formula="of:=IF((CODE([.P26])-48)&gt;9;IF(CODE([.P26])&gt;96 ;(CODE([.P26])-87);(CODE([.P26])-55));(CODE([.P26])-48))" office:value-type="float" office:value="0">
            <text:p>0</text:p>
          </table:table-cell>
          <table:table-cell table:style-name="ce51" table:formula="of:=IF((CODE([.Q26])-48)&gt;9;IF(CODE([.Q26])&gt;96 ;(CODE([.Q26])-87);(CODE([.Q26])-55));(CODE([.Q26])-48))" office:value-type="float" office:value="0">
            <text:p>0</text:p>
          </table:table-cell>
          <table:table-cell table:style-name="ce51" table:formula="of:=IF((CODE([.R26])-48)&gt;9;IF(CODE([.R26])&gt;96 ;(CODE([.R26])-87);(CODE([.R26])-55));(CODE([.R26])-48))" office:value-type="float" office:value="0">
            <text:p>0</text:p>
          </table:table-cell>
          <table:table-cell table:style-name="ce51" table:formula="of:=[.S26]*1296" office:value-type="float" office:value="0">
            <text:p>0</text:p>
          </table:table-cell>
          <table:table-cell table:style-name="ce51" table:formula="of:=[.T26]*36" office:value-type="float" office:value="0">
            <text:p>0</text:p>
          </table:table-cell>
          <table:table-cell table:style-name="ce51" table:formula="of:=[.U26]" office:value-type="float" office:value="0">
            <text:p>0</text:p>
          </table:table-cell>
          <table:table-cell table:style-name="ce51" table:formula="of:=[.X26]+[.W26]+[.V26]" office:value-type="float" office:value="0">
            <text:p>0</text:p>
          </table:table-cell>
          <table:table-cell table:style-name="ce51"/>
          <table:table-cell table:style-name="ce51" table:formula="of:=ROUNDDOWN([.Y26]/100)" office:value-type="float" office:value="0">
            <text:p>0</text:p>
          </table:table-cell>
          <table:table-cell table:style-name="ce51" table:formula="of:=[.Y26]-[.AA26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7]&lt;&gt;&quot;&quot;;MID([.O27];3;3);0)" office:value-type="float" office:value="0">
            <text:p>0</text:p>
          </table:table-cell>
          <table:table-cell table:style-name="ce13" table:formula="of:=IF([.O27]&lt;&gt;&quot;&quot;;MID([.O27];6;2);0)" office:value-type="float" office:value="0">
            <text:p>0</text:p>
          </table:table-cell>
          <table:table-cell table:style-name="ce24" table:formula="of:=IF([.O27]&lt;&gt;&quot;&quot;;IF(NOT(ISERROR(MATCH([.O27];$#REF!.A$1:A$200000;0)));INDEX($#REF!.B$1:B$200000;MATCH([.O27];$#REF!.A$1:A$200000;0));&quot;&quot;);&quot;-&quot;)" office:value-type="string" office:string-value="-">
            <text:p>-</text:p>
          </table:table-cell>
          <table:table-cell table:style-name="ce27" table:formula="of:=IF([.O27]&lt;&gt;&quot;&quot;;(IF(NOT(ISERROR(MATCH([.O27];$#REF!.A$1:A$200000;0)));INDEX($#REF!.E$1:E$200000;MATCH([.O27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7]&gt;0;[.P$2] &amp; IF([.Y27]&lt;10000;&quot;0&quot;;&quot;&quot;) &amp; IF([.Y27]&lt;1000;&quot;0&quot;;&quot;&quot;) &amp;[.Y27];&quot;&quot;)">
            <text:p/>
          </table:table-cell>
          <table:table-cell table:style-name="ce49" table:formula="of:=IF([.A27]&lt;&gt;&quot;&quot;;MID([.A27];1;1);0)" office:value-type="float" office:value="0">
            <text:p>0</text:p>
          </table:table-cell>
          <table:table-cell table:style-name="ce49" table:formula="of:=IF([.A27]&lt;&gt;&quot;&quot;;MID([.A27];2;1);0)" office:value-type="float" office:value="0">
            <text:p>0</text:p>
          </table:table-cell>
          <table:table-cell table:style-name="ce49" table:formula="of:=IF([.A27]&lt;&gt;&quot;&quot;;MID([.A27];3;1);0)" office:value-type="float" office:value="0">
            <text:p>0</text:p>
          </table:table-cell>
          <table:table-cell table:style-name="ce51" table:formula="of:=IF((CODE([.P27])-48)&gt;9;IF(CODE([.P27])&gt;96 ;(CODE([.P27])-87);(CODE([.P27])-55));(CODE([.P27])-48))" office:value-type="float" office:value="0">
            <text:p>0</text:p>
          </table:table-cell>
          <table:table-cell table:style-name="ce51" table:formula="of:=IF((CODE([.Q27])-48)&gt;9;IF(CODE([.Q27])&gt;96 ;(CODE([.Q27])-87);(CODE([.Q27])-55));(CODE([.Q27])-48))" office:value-type="float" office:value="0">
            <text:p>0</text:p>
          </table:table-cell>
          <table:table-cell table:style-name="ce51" table:formula="of:=IF((CODE([.R27])-48)&gt;9;IF(CODE([.R27])&gt;96 ;(CODE([.R27])-87);(CODE([.R27])-55));(CODE([.R27])-48))" office:value-type="float" office:value="0">
            <text:p>0</text:p>
          </table:table-cell>
          <table:table-cell table:style-name="ce51" table:formula="of:=[.S27]*1296" office:value-type="float" office:value="0">
            <text:p>0</text:p>
          </table:table-cell>
          <table:table-cell table:style-name="ce51" table:formula="of:=[.T27]*36" office:value-type="float" office:value="0">
            <text:p>0</text:p>
          </table:table-cell>
          <table:table-cell table:style-name="ce51" table:formula="of:=[.U27]" office:value-type="float" office:value="0">
            <text:p>0</text:p>
          </table:table-cell>
          <table:table-cell table:style-name="ce51" table:formula="of:=[.X27]+[.W27]+[.V27]" office:value-type="float" office:value="0">
            <text:p>0</text:p>
          </table:table-cell>
          <table:table-cell table:style-name="ce51"/>
          <table:table-cell table:style-name="ce51" table:formula="of:=ROUNDDOWN([.Y27]/100)" office:value-type="float" office:value="0">
            <text:p>0</text:p>
          </table:table-cell>
          <table:table-cell table:style-name="ce51" table:formula="of:=[.Y27]-[.AA27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8]&lt;&gt;&quot;&quot;;MID([.O28];3;3);0)" office:value-type="float" office:value="0">
            <text:p>0</text:p>
          </table:table-cell>
          <table:table-cell table:style-name="ce13" table:formula="of:=IF([.O28]&lt;&gt;&quot;&quot;;MID([.O28];6;2);0)" office:value-type="float" office:value="0">
            <text:p>0</text:p>
          </table:table-cell>
          <table:table-cell table:style-name="ce24" table:formula="of:=IF([.O28]&lt;&gt;&quot;&quot;;IF(NOT(ISERROR(MATCH([.O28];$#REF!.A$1:A$200000;0)));INDEX($#REF!.B$1:B$200000;MATCH([.O28];$#REF!.A$1:A$200000;0));&quot;&quot;);&quot;-&quot;)" office:value-type="string" office:string-value="-">
            <text:p>-</text:p>
          </table:table-cell>
          <table:table-cell table:style-name="ce27" table:formula="of:=IF([.O28]&lt;&gt;&quot;&quot;;(IF(NOT(ISERROR(MATCH([.O28];$#REF!.A$1:A$200000;0)));INDEX($#REF!.E$1:E$200000;MATCH([.O28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8]&gt;0;[.P$2] &amp; IF([.Y28]&lt;10000;&quot;0&quot;;&quot;&quot;) &amp; IF([.Y28]&lt;1000;&quot;0&quot;;&quot;&quot;) &amp;[.Y28];&quot;&quot;)">
            <text:p/>
          </table:table-cell>
          <table:table-cell table:style-name="ce49" table:formula="of:=IF([.A28]&lt;&gt;&quot;&quot;;MID([.A28];1;1);0)" office:value-type="float" office:value="0">
            <text:p>0</text:p>
          </table:table-cell>
          <table:table-cell table:style-name="ce49" table:formula="of:=IF([.A28]&lt;&gt;&quot;&quot;;MID([.A28];2;1);0)" office:value-type="float" office:value="0">
            <text:p>0</text:p>
          </table:table-cell>
          <table:table-cell table:style-name="ce49" table:formula="of:=IF([.A28]&lt;&gt;&quot;&quot;;MID([.A28];3;1);0)" office:value-type="float" office:value="0">
            <text:p>0</text:p>
          </table:table-cell>
          <table:table-cell table:style-name="ce51" table:formula="of:=IF((CODE([.P28])-48)&gt;9;IF(CODE([.P28])&gt;96 ;(CODE([.P28])-87);(CODE([.P28])-55));(CODE([.P28])-48))" office:value-type="float" office:value="0">
            <text:p>0</text:p>
          </table:table-cell>
          <table:table-cell table:style-name="ce51" table:formula="of:=IF((CODE([.Q28])-48)&gt;9;IF(CODE([.Q28])&gt;96 ;(CODE([.Q28])-87);(CODE([.Q28])-55));(CODE([.Q28])-48))" office:value-type="float" office:value="0">
            <text:p>0</text:p>
          </table:table-cell>
          <table:table-cell table:style-name="ce51" table:formula="of:=IF((CODE([.R28])-48)&gt;9;IF(CODE([.R28])&gt;96 ;(CODE([.R28])-87);(CODE([.R28])-55));(CODE([.R28])-48))" office:value-type="float" office:value="0">
            <text:p>0</text:p>
          </table:table-cell>
          <table:table-cell table:style-name="ce51" table:formula="of:=[.S28]*1296" office:value-type="float" office:value="0">
            <text:p>0</text:p>
          </table:table-cell>
          <table:table-cell table:style-name="ce51" table:formula="of:=[.T28]*36" office:value-type="float" office:value="0">
            <text:p>0</text:p>
          </table:table-cell>
          <table:table-cell table:style-name="ce51" table:formula="of:=[.U28]" office:value-type="float" office:value="0">
            <text:p>0</text:p>
          </table:table-cell>
          <table:table-cell table:style-name="ce51" table:formula="of:=[.X28]+[.W28]+[.V28]" office:value-type="float" office:value="0">
            <text:p>0</text:p>
          </table:table-cell>
          <table:table-cell table:style-name="ce51"/>
          <table:table-cell table:style-name="ce51" table:formula="of:=ROUNDDOWN([.Y28]/100)" office:value-type="float" office:value="0">
            <text:p>0</text:p>
          </table:table-cell>
          <table:table-cell table:style-name="ce51" table:formula="of:=[.Y28]-[.AA28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29]&lt;&gt;&quot;&quot;;MID([.O29];3;3);0)" office:value-type="float" office:value="0">
            <text:p>0</text:p>
          </table:table-cell>
          <table:table-cell table:style-name="ce13" table:formula="of:=IF([.O29]&lt;&gt;&quot;&quot;;MID([.O29];6;2);0)" office:value-type="float" office:value="0">
            <text:p>0</text:p>
          </table:table-cell>
          <table:table-cell table:style-name="ce24" table:formula="of:=IF([.O29]&lt;&gt;&quot;&quot;;IF(NOT(ISERROR(MATCH([.O29];$#REF!.A$1:A$200000;0)));INDEX($#REF!.B$1:B$200000;MATCH([.O29];$#REF!.A$1:A$200000;0));&quot;&quot;);&quot;-&quot;)" office:value-type="string" office:string-value="-">
            <text:p>-</text:p>
          </table:table-cell>
          <table:table-cell table:style-name="ce27" table:formula="of:=IF([.O29]&lt;&gt;&quot;&quot;;(IF(NOT(ISERROR(MATCH([.O29];$#REF!.A$1:A$200000;0)));INDEX($#REF!.E$1:E$200000;MATCH([.O29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29]&gt;0;[.P$2] &amp; IF([.Y29]&lt;10000;&quot;0&quot;;&quot;&quot;) &amp; IF([.Y29]&lt;1000;&quot;0&quot;;&quot;&quot;) &amp;[.Y29];&quot;&quot;)">
            <text:p/>
          </table:table-cell>
          <table:table-cell table:style-name="ce49" table:formula="of:=IF([.A29]&lt;&gt;&quot;&quot;;MID([.A29];1;1);0)" office:value-type="float" office:value="0">
            <text:p>0</text:p>
          </table:table-cell>
          <table:table-cell table:style-name="ce49" table:formula="of:=IF([.A29]&lt;&gt;&quot;&quot;;MID([.A29];2;1);0)" office:value-type="float" office:value="0">
            <text:p>0</text:p>
          </table:table-cell>
          <table:table-cell table:style-name="ce49" table:formula="of:=IF([.A29]&lt;&gt;&quot;&quot;;MID([.A29];3;1);0)" office:value-type="float" office:value="0">
            <text:p>0</text:p>
          </table:table-cell>
          <table:table-cell table:style-name="ce51" table:formula="of:=IF((CODE([.P29])-48)&gt;9;IF(CODE([.P29])&gt;96 ;(CODE([.P29])-87);(CODE([.P29])-55));(CODE([.P29])-48))" office:value-type="float" office:value="0">
            <text:p>0</text:p>
          </table:table-cell>
          <table:table-cell table:style-name="ce51" table:formula="of:=IF((CODE([.Q29])-48)&gt;9;IF(CODE([.Q29])&gt;96 ;(CODE([.Q29])-87);(CODE([.Q29])-55));(CODE([.Q29])-48))" office:value-type="float" office:value="0">
            <text:p>0</text:p>
          </table:table-cell>
          <table:table-cell table:style-name="ce51" table:formula="of:=IF((CODE([.R29])-48)&gt;9;IF(CODE([.R29])&gt;96 ;(CODE([.R29])-87);(CODE([.R29])-55));(CODE([.R29])-48))" office:value-type="float" office:value="0">
            <text:p>0</text:p>
          </table:table-cell>
          <table:table-cell table:style-name="ce51" table:formula="of:=[.S29]*1296" office:value-type="float" office:value="0">
            <text:p>0</text:p>
          </table:table-cell>
          <table:table-cell table:style-name="ce51" table:formula="of:=[.T29]*36" office:value-type="float" office:value="0">
            <text:p>0</text:p>
          </table:table-cell>
          <table:table-cell table:style-name="ce51" table:formula="of:=[.U29]" office:value-type="float" office:value="0">
            <text:p>0</text:p>
          </table:table-cell>
          <table:table-cell table:style-name="ce51" table:formula="of:=[.X29]+[.W29]+[.V29]" office:value-type="float" office:value="0">
            <text:p>0</text:p>
          </table:table-cell>
          <table:table-cell table:style-name="ce51"/>
          <table:table-cell table:style-name="ce51" table:formula="of:=ROUNDDOWN([.Y29]/100)" office:value-type="float" office:value="0">
            <text:p>0</text:p>
          </table:table-cell>
          <table:table-cell table:style-name="ce51" table:formula="of:=[.Y29]-[.AA29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0]&lt;&gt;&quot;&quot;;MID([.O30];3;3);0)" office:value-type="float" office:value="0">
            <text:p>0</text:p>
          </table:table-cell>
          <table:table-cell table:style-name="ce13" table:formula="of:=IF([.O30]&lt;&gt;&quot;&quot;;MID([.O30];6;2);0)" office:value-type="float" office:value="0">
            <text:p>0</text:p>
          </table:table-cell>
          <table:table-cell table:style-name="ce24" table:formula="of:=IF([.O30]&lt;&gt;&quot;&quot;;IF(NOT(ISERROR(MATCH([.O30];$#REF!.A$1:A$200000;0)));INDEX($#REF!.B$1:B$200000;MATCH([.O30];$#REF!.A$1:A$200000;0));&quot;&quot;);&quot;-&quot;)" office:value-type="string" office:string-value="-">
            <text:p>-</text:p>
          </table:table-cell>
          <table:table-cell table:style-name="ce27" table:formula="of:=IF([.O30]&lt;&gt;&quot;&quot;;(IF(NOT(ISERROR(MATCH([.O30];$#REF!.A$1:A$200000;0)));INDEX($#REF!.E$1:E$200000;MATCH([.O30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0]&gt;0;[.P$2] &amp; IF([.Y30]&lt;10000;&quot;0&quot;;&quot;&quot;) &amp; IF([.Y30]&lt;1000;&quot;0&quot;;&quot;&quot;) &amp;[.Y30];&quot;&quot;)">
            <text:p/>
          </table:table-cell>
          <table:table-cell table:style-name="ce49" table:formula="of:=IF([.A30]&lt;&gt;&quot;&quot;;MID([.A30];1;1);0)" office:value-type="float" office:value="0">
            <text:p>0</text:p>
          </table:table-cell>
          <table:table-cell table:style-name="ce49" table:formula="of:=IF([.A30]&lt;&gt;&quot;&quot;;MID([.A30];2;1);0)" office:value-type="float" office:value="0">
            <text:p>0</text:p>
          </table:table-cell>
          <table:table-cell table:style-name="ce49" table:formula="of:=IF([.A30]&lt;&gt;&quot;&quot;;MID([.A30];3;1);0)" office:value-type="float" office:value="0">
            <text:p>0</text:p>
          </table:table-cell>
          <table:table-cell table:style-name="ce51" table:formula="of:=IF((CODE([.P30])-48)&gt;9;IF(CODE([.P30])&gt;96 ;(CODE([.P30])-87);(CODE([.P30])-55));(CODE([.P30])-48))" office:value-type="float" office:value="0">
            <text:p>0</text:p>
          </table:table-cell>
          <table:table-cell table:style-name="ce51" table:formula="of:=IF((CODE([.Q30])-48)&gt;9;IF(CODE([.Q30])&gt;96 ;(CODE([.Q30])-87);(CODE([.Q30])-55));(CODE([.Q30])-48))" office:value-type="float" office:value="0">
            <text:p>0</text:p>
          </table:table-cell>
          <table:table-cell table:style-name="ce51" table:formula="of:=IF((CODE([.R30])-48)&gt;9;IF(CODE([.R30])&gt;96 ;(CODE([.R30])-87);(CODE([.R30])-55));(CODE([.R30])-48))" office:value-type="float" office:value="0">
            <text:p>0</text:p>
          </table:table-cell>
          <table:table-cell table:style-name="ce51" table:formula="of:=[.S30]*1296" office:value-type="float" office:value="0">
            <text:p>0</text:p>
          </table:table-cell>
          <table:table-cell table:style-name="ce51" table:formula="of:=[.T30]*36" office:value-type="float" office:value="0">
            <text:p>0</text:p>
          </table:table-cell>
          <table:table-cell table:style-name="ce51" table:formula="of:=[.U30]" office:value-type="float" office:value="0">
            <text:p>0</text:p>
          </table:table-cell>
          <table:table-cell table:style-name="ce51" table:formula="of:=[.X30]+[.W30]+[.V30]" office:value-type="float" office:value="0">
            <text:p>0</text:p>
          </table:table-cell>
          <table:table-cell table:style-name="ce51"/>
          <table:table-cell table:style-name="ce51" table:formula="of:=ROUNDDOWN([.Y30]/100)" office:value-type="float" office:value="0">
            <text:p>0</text:p>
          </table:table-cell>
          <table:table-cell table:style-name="ce51" table:formula="of:=[.Y30]-[.AA30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1]&lt;&gt;&quot;&quot;;MID([.O31];3;3);0)" office:value-type="float" office:value="0">
            <text:p>0</text:p>
          </table:table-cell>
          <table:table-cell table:style-name="ce13" table:formula="of:=IF([.O31]&lt;&gt;&quot;&quot;;MID([.O31];6;2);0)" office:value-type="float" office:value="0">
            <text:p>0</text:p>
          </table:table-cell>
          <table:table-cell table:style-name="ce24" table:formula="of:=IF([.O31]&lt;&gt;&quot;&quot;;IF(NOT(ISERROR(MATCH([.O31];$#REF!.A$1:A$200000;0)));INDEX($#REF!.B$1:B$200000;MATCH([.O31];$#REF!.A$1:A$200000;0));&quot;&quot;);&quot;-&quot;)" office:value-type="string" office:string-value="-">
            <text:p>-</text:p>
          </table:table-cell>
          <table:table-cell table:style-name="ce27" table:formula="of:=IF([.O31]&lt;&gt;&quot;&quot;;(IF(NOT(ISERROR(MATCH([.O31];$#REF!.A$1:A$200000;0)));INDEX($#REF!.E$1:E$200000;MATCH([.O31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1]&gt;0;[.P$2] &amp; IF([.Y31]&lt;10000;&quot;0&quot;;&quot;&quot;) &amp; IF([.Y31]&lt;1000;&quot;0&quot;;&quot;&quot;) &amp;[.Y31];&quot;&quot;)">
            <text:p/>
          </table:table-cell>
          <table:table-cell table:style-name="ce49" table:formula="of:=IF([.A31]&lt;&gt;&quot;&quot;;MID([.A31];1;1);0)" office:value-type="float" office:value="0">
            <text:p>0</text:p>
          </table:table-cell>
          <table:table-cell table:style-name="ce49" table:formula="of:=IF([.A31]&lt;&gt;&quot;&quot;;MID([.A31];2;1);0)" office:value-type="float" office:value="0">
            <text:p>0</text:p>
          </table:table-cell>
          <table:table-cell table:style-name="ce49" table:formula="of:=IF([.A31]&lt;&gt;&quot;&quot;;MID([.A31];3;1);0)" office:value-type="float" office:value="0">
            <text:p>0</text:p>
          </table:table-cell>
          <table:table-cell table:style-name="ce51" table:formula="of:=IF((CODE([.P31])-48)&gt;9;IF(CODE([.P31])&gt;96 ;(CODE([.P31])-87);(CODE([.P31])-55));(CODE([.P31])-48))" office:value-type="float" office:value="0">
            <text:p>0</text:p>
          </table:table-cell>
          <table:table-cell table:style-name="ce51" table:formula="of:=IF((CODE([.Q31])-48)&gt;9;IF(CODE([.Q31])&gt;96 ;(CODE([.Q31])-87);(CODE([.Q31])-55));(CODE([.Q31])-48))" office:value-type="float" office:value="0">
            <text:p>0</text:p>
          </table:table-cell>
          <table:table-cell table:style-name="ce51" table:formula="of:=IF((CODE([.R31])-48)&gt;9;IF(CODE([.R31])&gt;96 ;(CODE([.R31])-87);(CODE([.R31])-55));(CODE([.R31])-48))" office:value-type="float" office:value="0">
            <text:p>0</text:p>
          </table:table-cell>
          <table:table-cell table:style-name="ce51" table:formula="of:=[.S31]*1296" office:value-type="float" office:value="0">
            <text:p>0</text:p>
          </table:table-cell>
          <table:table-cell table:style-name="ce51" table:formula="of:=[.T31]*36" office:value-type="float" office:value="0">
            <text:p>0</text:p>
          </table:table-cell>
          <table:table-cell table:style-name="ce51" table:formula="of:=[.U31]" office:value-type="float" office:value="0">
            <text:p>0</text:p>
          </table:table-cell>
          <table:table-cell table:style-name="ce51" table:formula="of:=[.X31]+[.W31]+[.V31]" office:value-type="float" office:value="0">
            <text:p>0</text:p>
          </table:table-cell>
          <table:table-cell table:style-name="ce51"/>
          <table:table-cell table:style-name="ce51" table:formula="of:=ROUNDDOWN([.Y31]/100)" office:value-type="float" office:value="0">
            <text:p>0</text:p>
          </table:table-cell>
          <table:table-cell table:style-name="ce51" table:formula="of:=[.Y31]-[.AA31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2]&lt;&gt;&quot;&quot;;MID([.O32];3;3);0)" office:value-type="float" office:value="0">
            <text:p>0</text:p>
          </table:table-cell>
          <table:table-cell table:style-name="ce13" table:formula="of:=IF([.O32]&lt;&gt;&quot;&quot;;MID([.O32];6;2);0)" office:value-type="float" office:value="0">
            <text:p>0</text:p>
          </table:table-cell>
          <table:table-cell table:style-name="ce24" table:formula="of:=IF([.O32]&lt;&gt;&quot;&quot;;IF(NOT(ISERROR(MATCH([.O32];$#REF!.A$1:A$200000;0)));INDEX($#REF!.B$1:B$200000;MATCH([.O32];$#REF!.A$1:A$200000;0));&quot;&quot;);&quot;-&quot;)" office:value-type="string" office:string-value="-">
            <text:p>-</text:p>
          </table:table-cell>
          <table:table-cell table:style-name="ce27" table:formula="of:=IF([.O32]&lt;&gt;&quot;&quot;;(IF(NOT(ISERROR(MATCH([.O32];$#REF!.A$1:A$200000;0)));INDEX($#REF!.E$1:E$200000;MATCH([.O32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2]&gt;0;[.P$2] &amp; IF([.Y32]&lt;10000;&quot;0&quot;;&quot;&quot;) &amp; IF([.Y32]&lt;1000;&quot;0&quot;;&quot;&quot;) &amp;[.Y32];&quot;&quot;)">
            <text:p/>
          </table:table-cell>
          <table:table-cell table:style-name="ce49" table:formula="of:=IF([.A32]&lt;&gt;&quot;&quot;;MID([.A32];1;1);0)" office:value-type="float" office:value="0">
            <text:p>0</text:p>
          </table:table-cell>
          <table:table-cell table:style-name="ce49" table:formula="of:=IF([.A32]&lt;&gt;&quot;&quot;;MID([.A32];2;1);0)" office:value-type="float" office:value="0">
            <text:p>0</text:p>
          </table:table-cell>
          <table:table-cell table:style-name="ce49" table:formula="of:=IF([.A32]&lt;&gt;&quot;&quot;;MID([.A32];3;1);0)" office:value-type="float" office:value="0">
            <text:p>0</text:p>
          </table:table-cell>
          <table:table-cell table:style-name="ce51" table:formula="of:=IF((CODE([.P32])-48)&gt;9;IF(CODE([.P32])&gt;96 ;(CODE([.P32])-87);(CODE([.P32])-55));(CODE([.P32])-48))" office:value-type="float" office:value="0">
            <text:p>0</text:p>
          </table:table-cell>
          <table:table-cell table:style-name="ce51" table:formula="of:=IF((CODE([.Q32])-48)&gt;9;IF(CODE([.Q32])&gt;96 ;(CODE([.Q32])-87);(CODE([.Q32])-55));(CODE([.Q32])-48))" office:value-type="float" office:value="0">
            <text:p>0</text:p>
          </table:table-cell>
          <table:table-cell table:style-name="ce51" table:formula="of:=IF((CODE([.R32])-48)&gt;9;IF(CODE([.R32])&gt;96 ;(CODE([.R32])-87);(CODE([.R32])-55));(CODE([.R32])-48))" office:value-type="float" office:value="0">
            <text:p>0</text:p>
          </table:table-cell>
          <table:table-cell table:style-name="ce51" table:formula="of:=[.S32]*1296" office:value-type="float" office:value="0">
            <text:p>0</text:p>
          </table:table-cell>
          <table:table-cell table:style-name="ce51" table:formula="of:=[.T32]*36" office:value-type="float" office:value="0">
            <text:p>0</text:p>
          </table:table-cell>
          <table:table-cell table:style-name="ce51" table:formula="of:=[.U32]" office:value-type="float" office:value="0">
            <text:p>0</text:p>
          </table:table-cell>
          <table:table-cell table:style-name="ce51" table:formula="of:=[.X32]+[.W32]+[.V32]" office:value-type="float" office:value="0">
            <text:p>0</text:p>
          </table:table-cell>
          <table:table-cell table:style-name="ce51"/>
          <table:table-cell table:style-name="ce51" table:formula="of:=ROUNDDOWN([.Y32]/100)" office:value-type="float" office:value="0">
            <text:p>0</text:p>
          </table:table-cell>
          <table:table-cell table:style-name="ce51" table:formula="of:=[.Y32]-[.AA32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3]&lt;&gt;&quot;&quot;;MID([.O33];3;3);0)" office:value-type="float" office:value="0">
            <text:p>0</text:p>
          </table:table-cell>
          <table:table-cell table:style-name="ce13" table:formula="of:=IF([.O33]&lt;&gt;&quot;&quot;;MID([.O33];6;2);0)" office:value-type="float" office:value="0">
            <text:p>0</text:p>
          </table:table-cell>
          <table:table-cell table:style-name="ce24" table:formula="of:=IF([.O33]&lt;&gt;&quot;&quot;;IF(NOT(ISERROR(MATCH([.O33];$#REF!.A$1:A$200000;0)));INDEX($#REF!.B$1:B$200000;MATCH([.O33];$#REF!.A$1:A$200000;0));&quot;&quot;);&quot;-&quot;)" office:value-type="string" office:string-value="-">
            <text:p>-</text:p>
          </table:table-cell>
          <table:table-cell table:style-name="ce27" table:formula="of:=IF([.O33]&lt;&gt;&quot;&quot;;(IF(NOT(ISERROR(MATCH([.O33];$#REF!.A$1:A$200000;0)));INDEX($#REF!.E$1:E$200000;MATCH([.O33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3]&gt;0;[.P$2] &amp; IF([.Y33]&lt;10000;&quot;0&quot;;&quot;&quot;) &amp; IF([.Y33]&lt;1000;&quot;0&quot;;&quot;&quot;) &amp;[.Y33];&quot;&quot;)">
            <text:p/>
          </table:table-cell>
          <table:table-cell table:style-name="ce49" table:formula="of:=IF([.A33]&lt;&gt;&quot;&quot;;MID([.A33];1;1);0)" office:value-type="float" office:value="0">
            <text:p>0</text:p>
          </table:table-cell>
          <table:table-cell table:style-name="ce49" table:formula="of:=IF([.A33]&lt;&gt;&quot;&quot;;MID([.A33];2;1);0)" office:value-type="float" office:value="0">
            <text:p>0</text:p>
          </table:table-cell>
          <table:table-cell table:style-name="ce49" table:formula="of:=IF([.A33]&lt;&gt;&quot;&quot;;MID([.A33];3;1);0)" office:value-type="float" office:value="0">
            <text:p>0</text:p>
          </table:table-cell>
          <table:table-cell table:style-name="ce51" table:formula="of:=IF((CODE([.P33])-48)&gt;9;IF(CODE([.P33])&gt;96 ;(CODE([.P33])-87);(CODE([.P33])-55));(CODE([.P33])-48))" office:value-type="float" office:value="0">
            <text:p>0</text:p>
          </table:table-cell>
          <table:table-cell table:style-name="ce51" table:formula="of:=IF((CODE([.Q33])-48)&gt;9;IF(CODE([.Q33])&gt;96 ;(CODE([.Q33])-87);(CODE([.Q33])-55));(CODE([.Q33])-48))" office:value-type="float" office:value="0">
            <text:p>0</text:p>
          </table:table-cell>
          <table:table-cell table:style-name="ce51" table:formula="of:=IF((CODE([.R33])-48)&gt;9;IF(CODE([.R33])&gt;96 ;(CODE([.R33])-87);(CODE([.R33])-55));(CODE([.R33])-48))" office:value-type="float" office:value="0">
            <text:p>0</text:p>
          </table:table-cell>
          <table:table-cell table:style-name="ce51" table:formula="of:=[.S33]*1296" office:value-type="float" office:value="0">
            <text:p>0</text:p>
          </table:table-cell>
          <table:table-cell table:style-name="ce51" table:formula="of:=[.T33]*36" office:value-type="float" office:value="0">
            <text:p>0</text:p>
          </table:table-cell>
          <table:table-cell table:style-name="ce51" table:formula="of:=[.U33]" office:value-type="float" office:value="0">
            <text:p>0</text:p>
          </table:table-cell>
          <table:table-cell table:style-name="ce51" table:formula="of:=[.X33]+[.W33]+[.V33]" office:value-type="float" office:value="0">
            <text:p>0</text:p>
          </table:table-cell>
          <table:table-cell table:style-name="ce51"/>
          <table:table-cell table:style-name="ce51" table:formula="of:=ROUNDDOWN([.Y33]/100)" office:value-type="float" office:value="0">
            <text:p>0</text:p>
          </table:table-cell>
          <table:table-cell table:style-name="ce51" table:formula="of:=[.Y33]-[.AA33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4]&lt;&gt;&quot;&quot;;MID([.O34];3;3);0)" office:value-type="float" office:value="0">
            <text:p>0</text:p>
          </table:table-cell>
          <table:table-cell table:style-name="ce13" table:formula="of:=IF([.O34]&lt;&gt;&quot;&quot;;MID([.O34];6;2);0)" office:value-type="float" office:value="0">
            <text:p>0</text:p>
          </table:table-cell>
          <table:table-cell table:style-name="ce24" table:formula="of:=IF([.O34]&lt;&gt;&quot;&quot;;IF(NOT(ISERROR(MATCH([.O34];$#REF!.A$1:A$200000;0)));INDEX($#REF!.B$1:B$200000;MATCH([.O34];$#REF!.A$1:A$200000;0));&quot;&quot;);&quot;-&quot;)" office:value-type="string" office:string-value="-">
            <text:p>-</text:p>
          </table:table-cell>
          <table:table-cell table:style-name="ce27" table:formula="of:=IF([.O34]&lt;&gt;&quot;&quot;;(IF(NOT(ISERROR(MATCH([.O34];$#REF!.A$1:A$200000;0)));INDEX($#REF!.E$1:E$200000;MATCH([.O34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4]&gt;0;[.P$2] &amp; IF([.Y34]&lt;10000;&quot;0&quot;;&quot;&quot;) &amp; IF([.Y34]&lt;1000;&quot;0&quot;;&quot;&quot;) &amp;[.Y34];&quot;&quot;)">
            <text:p/>
          </table:table-cell>
          <table:table-cell table:style-name="ce49" table:formula="of:=IF([.A34]&lt;&gt;&quot;&quot;;MID([.A34];1;1);0)" office:value-type="float" office:value="0">
            <text:p>0</text:p>
          </table:table-cell>
          <table:table-cell table:style-name="ce49" table:formula="of:=IF([.A34]&lt;&gt;&quot;&quot;;MID([.A34];2;1);0)" office:value-type="float" office:value="0">
            <text:p>0</text:p>
          </table:table-cell>
          <table:table-cell table:style-name="ce49" table:formula="of:=IF([.A34]&lt;&gt;&quot;&quot;;MID([.A34];3;1);0)" office:value-type="float" office:value="0">
            <text:p>0</text:p>
          </table:table-cell>
          <table:table-cell table:style-name="ce51" table:formula="of:=IF((CODE([.P34])-48)&gt;9;IF(CODE([.P34])&gt;96 ;(CODE([.P34])-87);(CODE([.P34])-55));(CODE([.P34])-48))" office:value-type="float" office:value="0">
            <text:p>0</text:p>
          </table:table-cell>
          <table:table-cell table:style-name="ce51" table:formula="of:=IF((CODE([.Q34])-48)&gt;9;IF(CODE([.Q34])&gt;96 ;(CODE([.Q34])-87);(CODE([.Q34])-55));(CODE([.Q34])-48))" office:value-type="float" office:value="0">
            <text:p>0</text:p>
          </table:table-cell>
          <table:table-cell table:style-name="ce51" table:formula="of:=IF((CODE([.R34])-48)&gt;9;IF(CODE([.R34])&gt;96 ;(CODE([.R34])-87);(CODE([.R34])-55));(CODE([.R34])-48))" office:value-type="float" office:value="0">
            <text:p>0</text:p>
          </table:table-cell>
          <table:table-cell table:style-name="ce51" table:formula="of:=[.S34]*1296" office:value-type="float" office:value="0">
            <text:p>0</text:p>
          </table:table-cell>
          <table:table-cell table:style-name="ce51" table:formula="of:=[.T34]*36" office:value-type="float" office:value="0">
            <text:p>0</text:p>
          </table:table-cell>
          <table:table-cell table:style-name="ce51" table:formula="of:=[.U34]" office:value-type="float" office:value="0">
            <text:p>0</text:p>
          </table:table-cell>
          <table:table-cell table:style-name="ce51" table:formula="of:=[.X34]+[.W34]+[.V34]" office:value-type="float" office:value="0">
            <text:p>0</text:p>
          </table:table-cell>
          <table:table-cell table:style-name="ce51"/>
          <table:table-cell table:style-name="ce51" table:formula="of:=ROUNDDOWN([.Y34]/100)" office:value-type="float" office:value="0">
            <text:p>0</text:p>
          </table:table-cell>
          <table:table-cell table:style-name="ce51" table:formula="of:=[.Y34]-[.AA34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5]&lt;&gt;&quot;&quot;;MID([.O35];3;3);0)" office:value-type="float" office:value="0">
            <text:p>0</text:p>
          </table:table-cell>
          <table:table-cell table:style-name="ce13" table:formula="of:=IF([.O35]&lt;&gt;&quot;&quot;;MID([.O35];6;2);0)" office:value-type="float" office:value="0">
            <text:p>0</text:p>
          </table:table-cell>
          <table:table-cell table:style-name="ce24" table:formula="of:=IF([.O35]&lt;&gt;&quot;&quot;;IF(NOT(ISERROR(MATCH([.O35];$#REF!.A$1:A$200000;0)));INDEX($#REF!.B$1:B$200000;MATCH([.O35];$#REF!.A$1:A$200000;0));&quot;&quot;);&quot;-&quot;)" office:value-type="string" office:string-value="-">
            <text:p>-</text:p>
          </table:table-cell>
          <table:table-cell table:style-name="ce27" table:formula="of:=IF([.O35]&lt;&gt;&quot;&quot;;(IF(NOT(ISERROR(MATCH([.O35];$#REF!.A$1:A$200000;0)));INDEX($#REF!.E$1:E$200000;MATCH([.O35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5]&gt;0;[.P$2] &amp; IF([.Y35]&lt;10000;&quot;0&quot;;&quot;&quot;) &amp; IF([.Y35]&lt;1000;&quot;0&quot;;&quot;&quot;) &amp;[.Y35];&quot;&quot;)">
            <text:p/>
          </table:table-cell>
          <table:table-cell table:style-name="ce49" table:formula="of:=IF([.A35]&lt;&gt;&quot;&quot;;MID([.A35];1;1);0)" office:value-type="float" office:value="0">
            <text:p>0</text:p>
          </table:table-cell>
          <table:table-cell table:style-name="ce49" table:formula="of:=IF([.A35]&lt;&gt;&quot;&quot;;MID([.A35];2;1);0)" office:value-type="float" office:value="0">
            <text:p>0</text:p>
          </table:table-cell>
          <table:table-cell table:style-name="ce49" table:formula="of:=IF([.A35]&lt;&gt;&quot;&quot;;MID([.A35];3;1);0)" office:value-type="float" office:value="0">
            <text:p>0</text:p>
          </table:table-cell>
          <table:table-cell table:style-name="ce51" table:formula="of:=IF((CODE([.P35])-48)&gt;9;IF(CODE([.P35])&gt;96 ;(CODE([.P35])-87);(CODE([.P35])-55));(CODE([.P35])-48))" office:value-type="float" office:value="0">
            <text:p>0</text:p>
          </table:table-cell>
          <table:table-cell table:style-name="ce51" table:formula="of:=IF((CODE([.Q35])-48)&gt;9;IF(CODE([.Q35])&gt;96 ;(CODE([.Q35])-87);(CODE([.Q35])-55));(CODE([.Q35])-48))" office:value-type="float" office:value="0">
            <text:p>0</text:p>
          </table:table-cell>
          <table:table-cell table:style-name="ce51" table:formula="of:=IF((CODE([.R35])-48)&gt;9;IF(CODE([.R35])&gt;96 ;(CODE([.R35])-87);(CODE([.R35])-55));(CODE([.R35])-48))" office:value-type="float" office:value="0">
            <text:p>0</text:p>
          </table:table-cell>
          <table:table-cell table:style-name="ce51" table:formula="of:=[.S35]*1296" office:value-type="float" office:value="0">
            <text:p>0</text:p>
          </table:table-cell>
          <table:table-cell table:style-name="ce51" table:formula="of:=[.T35]*36" office:value-type="float" office:value="0">
            <text:p>0</text:p>
          </table:table-cell>
          <table:table-cell table:style-name="ce51" table:formula="of:=[.U35]" office:value-type="float" office:value="0">
            <text:p>0</text:p>
          </table:table-cell>
          <table:table-cell table:style-name="ce51" table:formula="of:=[.X35]+[.W35]+[.V35]" office:value-type="float" office:value="0">
            <text:p>0</text:p>
          </table:table-cell>
          <table:table-cell table:style-name="ce51"/>
          <table:table-cell table:style-name="ce51" table:formula="of:=ROUNDDOWN([.Y35]/100)" office:value-type="float" office:value="0">
            <text:p>0</text:p>
          </table:table-cell>
          <table:table-cell table:style-name="ce51" table:formula="of:=[.Y35]-[.AA35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6]&lt;&gt;&quot;&quot;;MID([.O36];3;3);0)" office:value-type="float" office:value="0">
            <text:p>0</text:p>
          </table:table-cell>
          <table:table-cell table:style-name="ce13" table:formula="of:=IF([.O36]&lt;&gt;&quot;&quot;;MID([.O36];6;2);0)" office:value-type="float" office:value="0">
            <text:p>0</text:p>
          </table:table-cell>
          <table:table-cell table:style-name="ce24" table:formula="of:=IF([.O36]&lt;&gt;&quot;&quot;;IF(NOT(ISERROR(MATCH([.O36];$#REF!.A$1:A$200000;0)));INDEX($#REF!.B$1:B$200000;MATCH([.O36];$#REF!.A$1:A$200000;0));&quot;&quot;);&quot;-&quot;)" office:value-type="string" office:string-value="-">
            <text:p>-</text:p>
          </table:table-cell>
          <table:table-cell table:style-name="ce27" table:formula="of:=IF([.O36]&lt;&gt;&quot;&quot;;(IF(NOT(ISERROR(MATCH([.O36];$#REF!.A$1:A$200000;0)));INDEX($#REF!.E$1:E$200000;MATCH([.O36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6]&gt;0;[.P$2] &amp; IF([.Y36]&lt;10000;&quot;0&quot;;&quot;&quot;) &amp; IF([.Y36]&lt;1000;&quot;0&quot;;&quot;&quot;) &amp;[.Y36];&quot;&quot;)">
            <text:p/>
          </table:table-cell>
          <table:table-cell table:style-name="ce49" table:formula="of:=IF([.A36]&lt;&gt;&quot;&quot;;MID([.A36];1;1);0)" office:value-type="float" office:value="0">
            <text:p>0</text:p>
          </table:table-cell>
          <table:table-cell table:style-name="ce49" table:formula="of:=IF([.A36]&lt;&gt;&quot;&quot;;MID([.A36];2;1);0)" office:value-type="float" office:value="0">
            <text:p>0</text:p>
          </table:table-cell>
          <table:table-cell table:style-name="ce49" table:formula="of:=IF([.A36]&lt;&gt;&quot;&quot;;MID([.A36];3;1);0)" office:value-type="float" office:value="0">
            <text:p>0</text:p>
          </table:table-cell>
          <table:table-cell table:style-name="ce51" table:formula="of:=IF((CODE([.P36])-48)&gt;9;IF(CODE([.P36])&gt;96 ;(CODE([.P36])-87);(CODE([.P36])-55));(CODE([.P36])-48))" office:value-type="float" office:value="0">
            <text:p>0</text:p>
          </table:table-cell>
          <table:table-cell table:style-name="ce51" table:formula="of:=IF((CODE([.Q36])-48)&gt;9;IF(CODE([.Q36])&gt;96 ;(CODE([.Q36])-87);(CODE([.Q36])-55));(CODE([.Q36])-48))" office:value-type="float" office:value="0">
            <text:p>0</text:p>
          </table:table-cell>
          <table:table-cell table:style-name="ce51" table:formula="of:=IF((CODE([.R36])-48)&gt;9;IF(CODE([.R36])&gt;96 ;(CODE([.R36])-87);(CODE([.R36])-55));(CODE([.R36])-48))" office:value-type="float" office:value="0">
            <text:p>0</text:p>
          </table:table-cell>
          <table:table-cell table:style-name="ce51" table:formula="of:=[.S36]*1296" office:value-type="float" office:value="0">
            <text:p>0</text:p>
          </table:table-cell>
          <table:table-cell table:style-name="ce51" table:formula="of:=[.T36]*36" office:value-type="float" office:value="0">
            <text:p>0</text:p>
          </table:table-cell>
          <table:table-cell table:style-name="ce51" table:formula="of:=[.U36]" office:value-type="float" office:value="0">
            <text:p>0</text:p>
          </table:table-cell>
          <table:table-cell table:style-name="ce51" table:formula="of:=[.X36]+[.W36]+[.V36]" office:value-type="float" office:value="0">
            <text:p>0</text:p>
          </table:table-cell>
          <table:table-cell table:style-name="ce51"/>
          <table:table-cell table:style-name="ce51" table:formula="of:=ROUNDDOWN([.Y36]/100)" office:value-type="float" office:value="0">
            <text:p>0</text:p>
          </table:table-cell>
          <table:table-cell table:style-name="ce51" table:formula="of:=[.Y36]-[.AA36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7]&lt;&gt;&quot;&quot;;MID([.O37];3;3);0)" office:value-type="float" office:value="0">
            <text:p>0</text:p>
          </table:table-cell>
          <table:table-cell table:style-name="ce13" table:formula="of:=IF([.O37]&lt;&gt;&quot;&quot;;MID([.O37];6;2);0)" office:value-type="float" office:value="0">
            <text:p>0</text:p>
          </table:table-cell>
          <table:table-cell table:style-name="ce24" table:formula="of:=IF([.O37]&lt;&gt;&quot;&quot;;IF(NOT(ISERROR(MATCH([.O37];$#REF!.A$1:A$200000;0)));INDEX($#REF!.B$1:B$200000;MATCH([.O37];$#REF!.A$1:A$200000;0));&quot;&quot;);&quot;-&quot;)" office:value-type="string" office:string-value="-">
            <text:p>-</text:p>
          </table:table-cell>
          <table:table-cell table:style-name="ce27" table:formula="of:=IF([.O37]&lt;&gt;&quot;&quot;;(IF(NOT(ISERROR(MATCH([.O37];$#REF!.A$1:A$200000;0)));INDEX($#REF!.E$1:E$200000;MATCH([.O37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7]&gt;0;[.P$2] &amp; IF([.Y37]&lt;10000;&quot;0&quot;;&quot;&quot;) &amp; IF([.Y37]&lt;1000;&quot;0&quot;;&quot;&quot;) &amp;[.Y37];&quot;&quot;)">
            <text:p/>
          </table:table-cell>
          <table:table-cell table:style-name="ce49" table:formula="of:=IF([.A37]&lt;&gt;&quot;&quot;;MID([.A37];1;1);0)" office:value-type="float" office:value="0">
            <text:p>0</text:p>
          </table:table-cell>
          <table:table-cell table:style-name="ce49" table:formula="of:=IF([.A37]&lt;&gt;&quot;&quot;;MID([.A37];2;1);0)" office:value-type="float" office:value="0">
            <text:p>0</text:p>
          </table:table-cell>
          <table:table-cell table:style-name="ce49" table:formula="of:=IF([.A37]&lt;&gt;&quot;&quot;;MID([.A37];3;1);0)" office:value-type="float" office:value="0">
            <text:p>0</text:p>
          </table:table-cell>
          <table:table-cell table:style-name="ce51" table:formula="of:=IF((CODE([.P37])-48)&gt;9;IF(CODE([.P37])&gt;96 ;(CODE([.P37])-87);(CODE([.P37])-55));(CODE([.P37])-48))" office:value-type="float" office:value="0">
            <text:p>0</text:p>
          </table:table-cell>
          <table:table-cell table:style-name="ce51" table:formula="of:=IF((CODE([.Q37])-48)&gt;9;IF(CODE([.Q37])&gt;96 ;(CODE([.Q37])-87);(CODE([.Q37])-55));(CODE([.Q37])-48))" office:value-type="float" office:value="0">
            <text:p>0</text:p>
          </table:table-cell>
          <table:table-cell table:style-name="ce51" table:formula="of:=IF((CODE([.R37])-48)&gt;9;IF(CODE([.R37])&gt;96 ;(CODE([.R37])-87);(CODE([.R37])-55));(CODE([.R37])-48))" office:value-type="float" office:value="0">
            <text:p>0</text:p>
          </table:table-cell>
          <table:table-cell table:style-name="ce51" table:formula="of:=[.S37]*1296" office:value-type="float" office:value="0">
            <text:p>0</text:p>
          </table:table-cell>
          <table:table-cell table:style-name="ce51" table:formula="of:=[.T37]*36" office:value-type="float" office:value="0">
            <text:p>0</text:p>
          </table:table-cell>
          <table:table-cell table:style-name="ce51" table:formula="of:=[.U37]" office:value-type="float" office:value="0">
            <text:p>0</text:p>
          </table:table-cell>
          <table:table-cell table:style-name="ce51" table:formula="of:=[.X37]+[.W37]+[.V37]" office:value-type="float" office:value="0">
            <text:p>0</text:p>
          </table:table-cell>
          <table:table-cell table:style-name="ce51"/>
          <table:table-cell table:style-name="ce51" table:formula="of:=ROUNDDOWN([.Y37]/100)" office:value-type="float" office:value="0">
            <text:p>0</text:p>
          </table:table-cell>
          <table:table-cell table:style-name="ce51" table:formula="of:=[.Y37]-[.AA37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8]&lt;&gt;&quot;&quot;;MID([.O38];3;3);0)" office:value-type="float" office:value="0">
            <text:p>0</text:p>
          </table:table-cell>
          <table:table-cell table:style-name="ce13" table:formula="of:=IF([.O38]&lt;&gt;&quot;&quot;;MID([.O38];6;2);0)" office:value-type="float" office:value="0">
            <text:p>0</text:p>
          </table:table-cell>
          <table:table-cell table:style-name="ce24" table:formula="of:=IF([.O38]&lt;&gt;&quot;&quot;;IF(NOT(ISERROR(MATCH([.O38];$#REF!.A$1:A$200000;0)));INDEX($#REF!.B$1:B$200000;MATCH([.O38];$#REF!.A$1:A$200000;0));&quot;&quot;);&quot;-&quot;)" office:value-type="string" office:string-value="-">
            <text:p>-</text:p>
          </table:table-cell>
          <table:table-cell table:style-name="ce27" table:formula="of:=IF([.O38]&lt;&gt;&quot;&quot;;(IF(NOT(ISERROR(MATCH([.O38];$#REF!.A$1:A$200000;0)));INDEX($#REF!.E$1:E$200000;MATCH([.O38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8]&gt;0;[.P$2] &amp; IF([.Y38]&lt;10000;&quot;0&quot;;&quot;&quot;) &amp; IF([.Y38]&lt;1000;&quot;0&quot;;&quot;&quot;) &amp;[.Y38];&quot;&quot;)">
            <text:p/>
          </table:table-cell>
          <table:table-cell table:style-name="ce49" table:formula="of:=IF([.A38]&lt;&gt;&quot;&quot;;MID([.A38];1;1);0)" office:value-type="float" office:value="0">
            <text:p>0</text:p>
          </table:table-cell>
          <table:table-cell table:style-name="ce49" table:formula="of:=IF([.A38]&lt;&gt;&quot;&quot;;MID([.A38];2;1);0)" office:value-type="float" office:value="0">
            <text:p>0</text:p>
          </table:table-cell>
          <table:table-cell table:style-name="ce49" table:formula="of:=IF([.A38]&lt;&gt;&quot;&quot;;MID([.A38];3;1);0)" office:value-type="float" office:value="0">
            <text:p>0</text:p>
          </table:table-cell>
          <table:table-cell table:style-name="ce51" table:formula="of:=IF((CODE([.P38])-48)&gt;9;IF(CODE([.P38])&gt;96 ;(CODE([.P38])-87);(CODE([.P38])-55));(CODE([.P38])-48))" office:value-type="float" office:value="0">
            <text:p>0</text:p>
          </table:table-cell>
          <table:table-cell table:style-name="ce51" table:formula="of:=IF((CODE([.Q38])-48)&gt;9;IF(CODE([.Q38])&gt;96 ;(CODE([.Q38])-87);(CODE([.Q38])-55));(CODE([.Q38])-48))" office:value-type="float" office:value="0">
            <text:p>0</text:p>
          </table:table-cell>
          <table:table-cell table:style-name="ce51" table:formula="of:=IF((CODE([.R38])-48)&gt;9;IF(CODE([.R38])&gt;96 ;(CODE([.R38])-87);(CODE([.R38])-55));(CODE([.R38])-48))" office:value-type="float" office:value="0">
            <text:p>0</text:p>
          </table:table-cell>
          <table:table-cell table:style-name="ce51" table:formula="of:=[.S38]*1296" office:value-type="float" office:value="0">
            <text:p>0</text:p>
          </table:table-cell>
          <table:table-cell table:style-name="ce51" table:formula="of:=[.T38]*36" office:value-type="float" office:value="0">
            <text:p>0</text:p>
          </table:table-cell>
          <table:table-cell table:style-name="ce51" table:formula="of:=[.U38]" office:value-type="float" office:value="0">
            <text:p>0</text:p>
          </table:table-cell>
          <table:table-cell table:style-name="ce51" table:formula="of:=[.X38]+[.W38]+[.V38]" office:value-type="float" office:value="0">
            <text:p>0</text:p>
          </table:table-cell>
          <table:table-cell table:style-name="ce51"/>
          <table:table-cell table:style-name="ce51" table:formula="of:=ROUNDDOWN([.Y38]/100)" office:value-type="float" office:value="0">
            <text:p>0</text:p>
          </table:table-cell>
          <table:table-cell table:style-name="ce51" table:formula="of:=[.Y38]-[.AA38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39]&lt;&gt;&quot;&quot;;MID([.O39];3;3);0)" office:value-type="float" office:value="0">
            <text:p>0</text:p>
          </table:table-cell>
          <table:table-cell table:style-name="ce13" table:formula="of:=IF([.O39]&lt;&gt;&quot;&quot;;MID([.O39];6;2);0)" office:value-type="float" office:value="0">
            <text:p>0</text:p>
          </table:table-cell>
          <table:table-cell table:style-name="ce24" table:formula="of:=IF([.O39]&lt;&gt;&quot;&quot;;IF(NOT(ISERROR(MATCH([.O39];$#REF!.A$1:A$200000;0)));INDEX($#REF!.B$1:B$200000;MATCH([.O39];$#REF!.A$1:A$200000;0));&quot;&quot;);&quot;-&quot;)" office:value-type="string" office:string-value="-">
            <text:p>-</text:p>
          </table:table-cell>
          <table:table-cell table:style-name="ce27" table:formula="of:=IF([.O39]&lt;&gt;&quot;&quot;;(IF(NOT(ISERROR(MATCH([.O39];$#REF!.A$1:A$200000;0)));INDEX($#REF!.E$1:E$200000;MATCH([.O39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39]&gt;0;[.P$2] &amp; IF([.Y39]&lt;10000;&quot;0&quot;;&quot;&quot;) &amp; IF([.Y39]&lt;1000;&quot;0&quot;;&quot;&quot;) &amp;[.Y39];&quot;&quot;)">
            <text:p/>
          </table:table-cell>
          <table:table-cell table:style-name="ce49" table:formula="of:=IF([.A39]&lt;&gt;&quot;&quot;;MID([.A39];1;1);0)" office:value-type="float" office:value="0">
            <text:p>0</text:p>
          </table:table-cell>
          <table:table-cell table:style-name="ce49" table:formula="of:=IF([.A39]&lt;&gt;&quot;&quot;;MID([.A39];2;1);0)" office:value-type="float" office:value="0">
            <text:p>0</text:p>
          </table:table-cell>
          <table:table-cell table:style-name="ce49" table:formula="of:=IF([.A39]&lt;&gt;&quot;&quot;;MID([.A39];3;1);0)" office:value-type="float" office:value="0">
            <text:p>0</text:p>
          </table:table-cell>
          <table:table-cell table:style-name="ce51" table:formula="of:=IF((CODE([.P39])-48)&gt;9;IF(CODE([.P39])&gt;96 ;(CODE([.P39])-87);(CODE([.P39])-55));(CODE([.P39])-48))" office:value-type="float" office:value="0">
            <text:p>0</text:p>
          </table:table-cell>
          <table:table-cell table:style-name="ce51" table:formula="of:=IF((CODE([.Q39])-48)&gt;9;IF(CODE([.Q39])&gt;96 ;(CODE([.Q39])-87);(CODE([.Q39])-55));(CODE([.Q39])-48))" office:value-type="float" office:value="0">
            <text:p>0</text:p>
          </table:table-cell>
          <table:table-cell table:style-name="ce51" table:formula="of:=IF((CODE([.R39])-48)&gt;9;IF(CODE([.R39])&gt;96 ;(CODE([.R39])-87);(CODE([.R39])-55));(CODE([.R39])-48))" office:value-type="float" office:value="0">
            <text:p>0</text:p>
          </table:table-cell>
          <table:table-cell table:style-name="ce51" table:formula="of:=[.S39]*1296" office:value-type="float" office:value="0">
            <text:p>0</text:p>
          </table:table-cell>
          <table:table-cell table:style-name="ce51" table:formula="of:=[.T39]*36" office:value-type="float" office:value="0">
            <text:p>0</text:p>
          </table:table-cell>
          <table:table-cell table:style-name="ce51" table:formula="of:=[.U39]" office:value-type="float" office:value="0">
            <text:p>0</text:p>
          </table:table-cell>
          <table:table-cell table:style-name="ce51" table:formula="of:=[.X39]+[.W39]+[.V39]" office:value-type="float" office:value="0">
            <text:p>0</text:p>
          </table:table-cell>
          <table:table-cell table:style-name="ce51"/>
          <table:table-cell table:style-name="ce51" table:formula="of:=ROUNDDOWN([.Y39]/100)" office:value-type="float" office:value="0">
            <text:p>0</text:p>
          </table:table-cell>
          <table:table-cell table:style-name="ce51" table:formula="of:=[.Y39]-[.AA39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0]&lt;&gt;&quot;&quot;;MID([.O40];3;3);0)" office:value-type="float" office:value="0">
            <text:p>0</text:p>
          </table:table-cell>
          <table:table-cell table:style-name="ce13" table:formula="of:=IF([.O40]&lt;&gt;&quot;&quot;;MID([.O40];6;2);0)" office:value-type="float" office:value="0">
            <text:p>0</text:p>
          </table:table-cell>
          <table:table-cell table:style-name="ce24" table:formula="of:=IF([.O40]&lt;&gt;&quot;&quot;;IF(NOT(ISERROR(MATCH([.O40];$#REF!.A$1:A$200000;0)));INDEX($#REF!.B$1:B$200000;MATCH([.O40];$#REF!.A$1:A$200000;0));&quot;&quot;);&quot;-&quot;)" office:value-type="string" office:string-value="-">
            <text:p>-</text:p>
          </table:table-cell>
          <table:table-cell table:style-name="ce27" table:formula="of:=IF([.O40]&lt;&gt;&quot;&quot;;(IF(NOT(ISERROR(MATCH([.O40];$#REF!.A$1:A$200000;0)));INDEX($#REF!.E$1:E$200000;MATCH([.O40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0]&gt;0;[.P$2] &amp; IF([.Y40]&lt;10000;&quot;0&quot;;&quot;&quot;) &amp; IF([.Y40]&lt;1000;&quot;0&quot;;&quot;&quot;) &amp;[.Y40];&quot;&quot;)">
            <text:p/>
          </table:table-cell>
          <table:table-cell table:style-name="ce49" table:formula="of:=IF([.A40]&lt;&gt;&quot;&quot;;MID([.A40];1;1);0)" office:value-type="float" office:value="0">
            <text:p>0</text:p>
          </table:table-cell>
          <table:table-cell table:style-name="ce49" table:formula="of:=IF([.A40]&lt;&gt;&quot;&quot;;MID([.A40];2;1);0)" office:value-type="float" office:value="0">
            <text:p>0</text:p>
          </table:table-cell>
          <table:table-cell table:style-name="ce49" table:formula="of:=IF([.A40]&lt;&gt;&quot;&quot;;MID([.A40];3;1);0)" office:value-type="float" office:value="0">
            <text:p>0</text:p>
          </table:table-cell>
          <table:table-cell table:style-name="ce51" table:formula="of:=IF((CODE([.P40])-48)&gt;9;IF(CODE([.P40])&gt;96 ;(CODE([.P40])-87);(CODE([.P40])-55));(CODE([.P40])-48))" office:value-type="float" office:value="0">
            <text:p>0</text:p>
          </table:table-cell>
          <table:table-cell table:style-name="ce51" table:formula="of:=IF((CODE([.Q40])-48)&gt;9;IF(CODE([.Q40])&gt;96 ;(CODE([.Q40])-87);(CODE([.Q40])-55));(CODE([.Q40])-48))" office:value-type="float" office:value="0">
            <text:p>0</text:p>
          </table:table-cell>
          <table:table-cell table:style-name="ce51" table:formula="of:=IF((CODE([.R40])-48)&gt;9;IF(CODE([.R40])&gt;96 ;(CODE([.R40])-87);(CODE([.R40])-55));(CODE([.R40])-48))" office:value-type="float" office:value="0">
            <text:p>0</text:p>
          </table:table-cell>
          <table:table-cell table:style-name="ce51" table:formula="of:=[.S40]*1296" office:value-type="float" office:value="0">
            <text:p>0</text:p>
          </table:table-cell>
          <table:table-cell table:style-name="ce51" table:formula="of:=[.T40]*36" office:value-type="float" office:value="0">
            <text:p>0</text:p>
          </table:table-cell>
          <table:table-cell table:style-name="ce51" table:formula="of:=[.U40]" office:value-type="float" office:value="0">
            <text:p>0</text:p>
          </table:table-cell>
          <table:table-cell table:style-name="ce51" table:formula="of:=[.X40]+[.W40]+[.V40]" office:value-type="float" office:value="0">
            <text:p>0</text:p>
          </table:table-cell>
          <table:table-cell table:style-name="ce51"/>
          <table:table-cell table:style-name="ce51" table:formula="of:=ROUNDDOWN([.Y40]/100)" office:value-type="float" office:value="0">
            <text:p>0</text:p>
          </table:table-cell>
          <table:table-cell table:style-name="ce51" table:formula="of:=[.Y40]-[.AA40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1]&lt;&gt;&quot;&quot;;MID([.O41];3;3);0)" office:value-type="float" office:value="0">
            <text:p>0</text:p>
          </table:table-cell>
          <table:table-cell table:style-name="ce13" table:formula="of:=IF([.O41]&lt;&gt;&quot;&quot;;MID([.O41];6;2);0)" office:value-type="float" office:value="0">
            <text:p>0</text:p>
          </table:table-cell>
          <table:table-cell table:style-name="ce24" table:formula="of:=IF([.O41]&lt;&gt;&quot;&quot;;IF(NOT(ISERROR(MATCH([.O41];$#REF!.A$1:A$200000;0)));INDEX($#REF!.B$1:B$200000;MATCH([.O41];$#REF!.A$1:A$200000;0));&quot;&quot;);&quot;-&quot;)" office:value-type="string" office:string-value="-">
            <text:p>-</text:p>
          </table:table-cell>
          <table:table-cell table:style-name="ce27" table:formula="of:=IF([.O41]&lt;&gt;&quot;&quot;;(IF(NOT(ISERROR(MATCH([.O41];$#REF!.A$1:A$200000;0)));INDEX($#REF!.E$1:E$200000;MATCH([.O41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1]&gt;0;[.P$2] &amp; IF([.Y41]&lt;10000;&quot;0&quot;;&quot;&quot;) &amp; IF([.Y41]&lt;1000;&quot;0&quot;;&quot;&quot;) &amp;[.Y41];&quot;&quot;)">
            <text:p/>
          </table:table-cell>
          <table:table-cell table:style-name="ce49" table:formula="of:=IF([.A41]&lt;&gt;&quot;&quot;;MID([.A41];1;1);0)" office:value-type="float" office:value="0">
            <text:p>0</text:p>
          </table:table-cell>
          <table:table-cell table:style-name="ce49" table:formula="of:=IF([.A41]&lt;&gt;&quot;&quot;;MID([.A41];2;1);0)" office:value-type="float" office:value="0">
            <text:p>0</text:p>
          </table:table-cell>
          <table:table-cell table:style-name="ce49" table:formula="of:=IF([.A41]&lt;&gt;&quot;&quot;;MID([.A41];3;1);0)" office:value-type="float" office:value="0">
            <text:p>0</text:p>
          </table:table-cell>
          <table:table-cell table:style-name="ce51" table:formula="of:=IF((CODE([.P41])-48)&gt;9;IF(CODE([.P41])&gt;96 ;(CODE([.P41])-87);(CODE([.P41])-55));(CODE([.P41])-48))" office:value-type="float" office:value="0">
            <text:p>0</text:p>
          </table:table-cell>
          <table:table-cell table:style-name="ce51" table:formula="of:=IF((CODE([.Q41])-48)&gt;9;IF(CODE([.Q41])&gt;96 ;(CODE([.Q41])-87);(CODE([.Q41])-55));(CODE([.Q41])-48))" office:value-type="float" office:value="0">
            <text:p>0</text:p>
          </table:table-cell>
          <table:table-cell table:style-name="ce51" table:formula="of:=IF((CODE([.R41])-48)&gt;9;IF(CODE([.R41])&gt;96 ;(CODE([.R41])-87);(CODE([.R41])-55));(CODE([.R41])-48))" office:value-type="float" office:value="0">
            <text:p>0</text:p>
          </table:table-cell>
          <table:table-cell table:style-name="ce51" table:formula="of:=[.S41]*1296" office:value-type="float" office:value="0">
            <text:p>0</text:p>
          </table:table-cell>
          <table:table-cell table:style-name="ce51" table:formula="of:=[.T41]*36" office:value-type="float" office:value="0">
            <text:p>0</text:p>
          </table:table-cell>
          <table:table-cell table:style-name="ce51" table:formula="of:=[.U41]" office:value-type="float" office:value="0">
            <text:p>0</text:p>
          </table:table-cell>
          <table:table-cell table:style-name="ce51" table:formula="of:=[.X41]+[.W41]+[.V41]" office:value-type="float" office:value="0">
            <text:p>0</text:p>
          </table:table-cell>
          <table:table-cell table:style-name="ce51"/>
          <table:table-cell table:style-name="ce51" table:formula="of:=ROUNDDOWN([.Y41]/100)" office:value-type="float" office:value="0">
            <text:p>0</text:p>
          </table:table-cell>
          <table:table-cell table:style-name="ce51" table:formula="of:=[.Y41]-[.AA41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2]&lt;&gt;&quot;&quot;;MID([.O42];3;3);0)" office:value-type="float" office:value="0">
            <text:p>0</text:p>
          </table:table-cell>
          <table:table-cell table:style-name="ce13" table:formula="of:=IF([.O42]&lt;&gt;&quot;&quot;;MID([.O42];6;2);0)" office:value-type="float" office:value="0">
            <text:p>0</text:p>
          </table:table-cell>
          <table:table-cell table:style-name="ce24" table:formula="of:=IF([.O42]&lt;&gt;&quot;&quot;;IF(NOT(ISERROR(MATCH([.O42];$#REF!.A$1:A$200000;0)));INDEX($#REF!.B$1:B$200000;MATCH([.O42];$#REF!.A$1:A$200000;0));&quot;&quot;);&quot;-&quot;)" office:value-type="string" office:string-value="-">
            <text:p>-</text:p>
          </table:table-cell>
          <table:table-cell table:style-name="ce27" table:formula="of:=IF([.O42]&lt;&gt;&quot;&quot;;(IF(NOT(ISERROR(MATCH([.O42];$#REF!.A$1:A$200000;0)));INDEX($#REF!.E$1:E$200000;MATCH([.O42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2]&gt;0;[.P$2] &amp; IF([.Y42]&lt;10000;&quot;0&quot;;&quot;&quot;) &amp; IF([.Y42]&lt;1000;&quot;0&quot;;&quot;&quot;) &amp;[.Y42];&quot;&quot;)">
            <text:p/>
          </table:table-cell>
          <table:table-cell table:style-name="ce49" table:formula="of:=IF([.A42]&lt;&gt;&quot;&quot;;MID([.A42];1;1);0)" office:value-type="float" office:value="0">
            <text:p>0</text:p>
          </table:table-cell>
          <table:table-cell table:style-name="ce49" table:formula="of:=IF([.A42]&lt;&gt;&quot;&quot;;MID([.A42];2;1);0)" office:value-type="float" office:value="0">
            <text:p>0</text:p>
          </table:table-cell>
          <table:table-cell table:style-name="ce49" table:formula="of:=IF([.A42]&lt;&gt;&quot;&quot;;MID([.A42];3;1);0)" office:value-type="float" office:value="0">
            <text:p>0</text:p>
          </table:table-cell>
          <table:table-cell table:style-name="ce51" table:formula="of:=IF((CODE([.P42])-48)&gt;9;IF(CODE([.P42])&gt;96 ;(CODE([.P42])-87);(CODE([.P42])-55));(CODE([.P42])-48))" office:value-type="float" office:value="0">
            <text:p>0</text:p>
          </table:table-cell>
          <table:table-cell table:style-name="ce51" table:formula="of:=IF((CODE([.Q42])-48)&gt;9;IF(CODE([.Q42])&gt;96 ;(CODE([.Q42])-87);(CODE([.Q42])-55));(CODE([.Q42])-48))" office:value-type="float" office:value="0">
            <text:p>0</text:p>
          </table:table-cell>
          <table:table-cell table:style-name="ce51" table:formula="of:=IF((CODE([.R42])-48)&gt;9;IF(CODE([.R42])&gt;96 ;(CODE([.R42])-87);(CODE([.R42])-55));(CODE([.R42])-48))" office:value-type="float" office:value="0">
            <text:p>0</text:p>
          </table:table-cell>
          <table:table-cell table:style-name="ce51" table:formula="of:=[.S42]*1296" office:value-type="float" office:value="0">
            <text:p>0</text:p>
          </table:table-cell>
          <table:table-cell table:style-name="ce51" table:formula="of:=[.T42]*36" office:value-type="float" office:value="0">
            <text:p>0</text:p>
          </table:table-cell>
          <table:table-cell table:style-name="ce51" table:formula="of:=[.U42]" office:value-type="float" office:value="0">
            <text:p>0</text:p>
          </table:table-cell>
          <table:table-cell table:style-name="ce51" table:formula="of:=[.X42]+[.W42]+[.V42]" office:value-type="float" office:value="0">
            <text:p>0</text:p>
          </table:table-cell>
          <table:table-cell table:style-name="ce51"/>
          <table:table-cell table:style-name="ce51" table:formula="of:=ROUNDDOWN([.Y42]/100)" office:value-type="float" office:value="0">
            <text:p>0</text:p>
          </table:table-cell>
          <table:table-cell table:style-name="ce51" table:formula="of:=[.Y42]-[.AA42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3]&lt;&gt;&quot;&quot;;MID([.O43];3;3);0)" office:value-type="float" office:value="0">
            <text:p>0</text:p>
          </table:table-cell>
          <table:table-cell table:style-name="ce13" table:formula="of:=IF([.O43]&lt;&gt;&quot;&quot;;MID([.O43];6;2);0)" office:value-type="float" office:value="0">
            <text:p>0</text:p>
          </table:table-cell>
          <table:table-cell table:style-name="ce24" table:formula="of:=IF([.O43]&lt;&gt;&quot;&quot;;IF(NOT(ISERROR(MATCH([.O43];$#REF!.A$1:A$200000;0)));INDEX($#REF!.B$1:B$200000;MATCH([.O43];$#REF!.A$1:A$200000;0));&quot;&quot;);&quot;-&quot;)" office:value-type="string" office:string-value="-">
            <text:p>-</text:p>
          </table:table-cell>
          <table:table-cell table:style-name="ce27" table:formula="of:=IF([.O43]&lt;&gt;&quot;&quot;;(IF(NOT(ISERROR(MATCH([.O43];$#REF!.A$1:A$200000;0)));INDEX($#REF!.E$1:E$200000;MATCH([.O43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3]&gt;0;[.P$2] &amp; IF([.Y43]&lt;10000;&quot;0&quot;;&quot;&quot;) &amp; IF([.Y43]&lt;1000;&quot;0&quot;;&quot;&quot;) &amp;[.Y43];&quot;&quot;)">
            <text:p/>
          </table:table-cell>
          <table:table-cell table:style-name="ce49" table:formula="of:=IF([.A43]&lt;&gt;&quot;&quot;;MID([.A43];1;1);0)" office:value-type="float" office:value="0">
            <text:p>0</text:p>
          </table:table-cell>
          <table:table-cell table:style-name="ce49" table:formula="of:=IF([.A43]&lt;&gt;&quot;&quot;;MID([.A43];2;1);0)" office:value-type="float" office:value="0">
            <text:p>0</text:p>
          </table:table-cell>
          <table:table-cell table:style-name="ce49" table:formula="of:=IF([.A43]&lt;&gt;&quot;&quot;;MID([.A43];3;1);0)" office:value-type="float" office:value="0">
            <text:p>0</text:p>
          </table:table-cell>
          <table:table-cell table:style-name="ce51" table:formula="of:=IF((CODE([.P43])-48)&gt;9;IF(CODE([.P43])&gt;96 ;(CODE([.P43])-87);(CODE([.P43])-55));(CODE([.P43])-48))" office:value-type="float" office:value="0">
            <text:p>0</text:p>
          </table:table-cell>
          <table:table-cell table:style-name="ce51" table:formula="of:=IF((CODE([.Q43])-48)&gt;9;IF(CODE([.Q43])&gt;96 ;(CODE([.Q43])-87);(CODE([.Q43])-55));(CODE([.Q43])-48))" office:value-type="float" office:value="0">
            <text:p>0</text:p>
          </table:table-cell>
          <table:table-cell table:style-name="ce51" table:formula="of:=IF((CODE([.R43])-48)&gt;9;IF(CODE([.R43])&gt;96 ;(CODE([.R43])-87);(CODE([.R43])-55));(CODE([.R43])-48))" office:value-type="float" office:value="0">
            <text:p>0</text:p>
          </table:table-cell>
          <table:table-cell table:style-name="ce51" table:formula="of:=[.S43]*1296" office:value-type="float" office:value="0">
            <text:p>0</text:p>
          </table:table-cell>
          <table:table-cell table:style-name="ce51" table:formula="of:=[.T43]*36" office:value-type="float" office:value="0">
            <text:p>0</text:p>
          </table:table-cell>
          <table:table-cell table:style-name="ce51" table:formula="of:=[.U43]" office:value-type="float" office:value="0">
            <text:p>0</text:p>
          </table:table-cell>
          <table:table-cell table:style-name="ce51" table:formula="of:=[.X43]+[.W43]+[.V43]" office:value-type="float" office:value="0">
            <text:p>0</text:p>
          </table:table-cell>
          <table:table-cell table:style-name="ce51"/>
          <table:table-cell table:style-name="ce51" table:formula="of:=ROUNDDOWN([.Y43]/100)" office:value-type="float" office:value="0">
            <text:p>0</text:p>
          </table:table-cell>
          <table:table-cell table:style-name="ce51" table:formula="of:=[.Y43]-[.AA43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4]&lt;&gt;&quot;&quot;;MID([.O44];3;3);0)" office:value-type="float" office:value="0">
            <text:p>0</text:p>
          </table:table-cell>
          <table:table-cell table:style-name="ce13" table:formula="of:=IF([.O44]&lt;&gt;&quot;&quot;;MID([.O44];6;2);0)" office:value-type="float" office:value="0">
            <text:p>0</text:p>
          </table:table-cell>
          <table:table-cell table:style-name="ce24" table:formula="of:=IF([.O44]&lt;&gt;&quot;&quot;;IF(NOT(ISERROR(MATCH([.O44];$#REF!.A$1:A$200000;0)));INDEX($#REF!.B$1:B$200000;MATCH([.O44];$#REF!.A$1:A$200000;0));&quot;&quot;);&quot;-&quot;)" office:value-type="string" office:string-value="-">
            <text:p>-</text:p>
          </table:table-cell>
          <table:table-cell table:style-name="ce27" table:formula="of:=IF([.O44]&lt;&gt;&quot;&quot;;(IF(NOT(ISERROR(MATCH([.O44];$#REF!.A$1:A$200000;0)));INDEX($#REF!.E$1:E$200000;MATCH([.O44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4]&gt;0;[.P$2] &amp; IF([.Y44]&lt;10000;&quot;0&quot;;&quot;&quot;) &amp; IF([.Y44]&lt;1000;&quot;0&quot;;&quot;&quot;) &amp;[.Y44];&quot;&quot;)">
            <text:p/>
          </table:table-cell>
          <table:table-cell table:style-name="ce49" table:formula="of:=IF([.A44]&lt;&gt;&quot;&quot;;MID([.A44];1;1);0)" office:value-type="float" office:value="0">
            <text:p>0</text:p>
          </table:table-cell>
          <table:table-cell table:style-name="ce49" table:formula="of:=IF([.A44]&lt;&gt;&quot;&quot;;MID([.A44];2;1);0)" office:value-type="float" office:value="0">
            <text:p>0</text:p>
          </table:table-cell>
          <table:table-cell table:style-name="ce49" table:formula="of:=IF([.A44]&lt;&gt;&quot;&quot;;MID([.A44];3;1);0)" office:value-type="float" office:value="0">
            <text:p>0</text:p>
          </table:table-cell>
          <table:table-cell table:style-name="ce51" table:formula="of:=IF((CODE([.P44])-48)&gt;9;IF(CODE([.P44])&gt;96 ;(CODE([.P44])-87);(CODE([.P44])-55));(CODE([.P44])-48))" office:value-type="float" office:value="0">
            <text:p>0</text:p>
          </table:table-cell>
          <table:table-cell table:style-name="ce51" table:formula="of:=IF((CODE([.Q44])-48)&gt;9;IF(CODE([.Q44])&gt;96 ;(CODE([.Q44])-87);(CODE([.Q44])-55));(CODE([.Q44])-48))" office:value-type="float" office:value="0">
            <text:p>0</text:p>
          </table:table-cell>
          <table:table-cell table:style-name="ce51" table:formula="of:=IF((CODE([.R44])-48)&gt;9;IF(CODE([.R44])&gt;96 ;(CODE([.R44])-87);(CODE([.R44])-55));(CODE([.R44])-48))" office:value-type="float" office:value="0">
            <text:p>0</text:p>
          </table:table-cell>
          <table:table-cell table:style-name="ce51" table:formula="of:=[.S44]*1296" office:value-type="float" office:value="0">
            <text:p>0</text:p>
          </table:table-cell>
          <table:table-cell table:style-name="ce51" table:formula="of:=[.T44]*36" office:value-type="float" office:value="0">
            <text:p>0</text:p>
          </table:table-cell>
          <table:table-cell table:style-name="ce51" table:formula="of:=[.U44]" office:value-type="float" office:value="0">
            <text:p>0</text:p>
          </table:table-cell>
          <table:table-cell table:style-name="ce51" table:formula="of:=[.X44]+[.W44]+[.V44]" office:value-type="float" office:value="0">
            <text:p>0</text:p>
          </table:table-cell>
          <table:table-cell table:style-name="ce51"/>
          <table:table-cell table:style-name="ce51" table:formula="of:=ROUNDDOWN([.Y44]/100)" office:value-type="float" office:value="0">
            <text:p>0</text:p>
          </table:table-cell>
          <table:table-cell table:style-name="ce51" table:formula="of:=[.Y44]-[.AA44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5]&lt;&gt;&quot;&quot;;MID([.O45];3;3);0)" office:value-type="float" office:value="0">
            <text:p>0</text:p>
          </table:table-cell>
          <table:table-cell table:style-name="ce13" table:formula="of:=IF([.O45]&lt;&gt;&quot;&quot;;MID([.O45];6;2);0)" office:value-type="float" office:value="0">
            <text:p>0</text:p>
          </table:table-cell>
          <table:table-cell table:style-name="ce24" table:formula="of:=IF([.O45]&lt;&gt;&quot;&quot;;IF(NOT(ISERROR(MATCH([.O45];$#REF!.A$1:A$200000;0)));INDEX($#REF!.B$1:B$200000;MATCH([.O45];$#REF!.A$1:A$200000;0));&quot;&quot;);&quot;-&quot;)" office:value-type="string" office:string-value="-">
            <text:p>-</text:p>
          </table:table-cell>
          <table:table-cell table:style-name="ce27" table:formula="of:=IF([.O45]&lt;&gt;&quot;&quot;;(IF(NOT(ISERROR(MATCH([.O45];$#REF!.A$1:A$200000;0)));INDEX($#REF!.E$1:E$200000;MATCH([.O45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5]&gt;0;[.P$2] &amp; IF([.Y45]&lt;10000;&quot;0&quot;;&quot;&quot;) &amp; IF([.Y45]&lt;1000;&quot;0&quot;;&quot;&quot;) &amp;[.Y45];&quot;&quot;)">
            <text:p/>
          </table:table-cell>
          <table:table-cell table:style-name="ce49" table:formula="of:=IF([.A45]&lt;&gt;&quot;&quot;;MID([.A45];1;1);0)" office:value-type="float" office:value="0">
            <text:p>0</text:p>
          </table:table-cell>
          <table:table-cell table:style-name="ce49" table:formula="of:=IF([.A45]&lt;&gt;&quot;&quot;;MID([.A45];2;1);0)" office:value-type="float" office:value="0">
            <text:p>0</text:p>
          </table:table-cell>
          <table:table-cell table:style-name="ce49" table:formula="of:=IF([.A45]&lt;&gt;&quot;&quot;;MID([.A45];3;1);0)" office:value-type="float" office:value="0">
            <text:p>0</text:p>
          </table:table-cell>
          <table:table-cell table:style-name="ce51" table:formula="of:=IF((CODE([.P45])-48)&gt;9;IF(CODE([.P45])&gt;96 ;(CODE([.P45])-87);(CODE([.P45])-55));(CODE([.P45])-48))" office:value-type="float" office:value="0">
            <text:p>0</text:p>
          </table:table-cell>
          <table:table-cell table:style-name="ce51" table:formula="of:=IF((CODE([.Q45])-48)&gt;9;IF(CODE([.Q45])&gt;96 ;(CODE([.Q45])-87);(CODE([.Q45])-55));(CODE([.Q45])-48))" office:value-type="float" office:value="0">
            <text:p>0</text:p>
          </table:table-cell>
          <table:table-cell table:style-name="ce51" table:formula="of:=IF((CODE([.R45])-48)&gt;9;IF(CODE([.R45])&gt;96 ;(CODE([.R45])-87);(CODE([.R45])-55));(CODE([.R45])-48))" office:value-type="float" office:value="0">
            <text:p>0</text:p>
          </table:table-cell>
          <table:table-cell table:style-name="ce51" table:formula="of:=[.S45]*1296" office:value-type="float" office:value="0">
            <text:p>0</text:p>
          </table:table-cell>
          <table:table-cell table:style-name="ce51" table:formula="of:=[.T45]*36" office:value-type="float" office:value="0">
            <text:p>0</text:p>
          </table:table-cell>
          <table:table-cell table:style-name="ce51" table:formula="of:=[.U45]" office:value-type="float" office:value="0">
            <text:p>0</text:p>
          </table:table-cell>
          <table:table-cell table:style-name="ce51" table:formula="of:=[.X45]+[.W45]+[.V45]" office:value-type="float" office:value="0">
            <text:p>0</text:p>
          </table:table-cell>
          <table:table-cell table:style-name="ce51"/>
          <table:table-cell table:style-name="ce51" table:formula="of:=ROUNDDOWN([.Y45]/100)" office:value-type="float" office:value="0">
            <text:p>0</text:p>
          </table:table-cell>
          <table:table-cell table:style-name="ce51" table:formula="of:=[.Y45]-[.AA45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6]&lt;&gt;&quot;&quot;;MID([.O46];3;3);0)" office:value-type="float" office:value="0">
            <text:p>0</text:p>
          </table:table-cell>
          <table:table-cell table:style-name="ce13" table:formula="of:=IF([.O46]&lt;&gt;&quot;&quot;;MID([.O46];6;2);0)" office:value-type="float" office:value="0">
            <text:p>0</text:p>
          </table:table-cell>
          <table:table-cell table:style-name="ce24" table:formula="of:=IF([.O46]&lt;&gt;&quot;&quot;;IF(NOT(ISERROR(MATCH([.O46];$#REF!.A$1:A$200000;0)));INDEX($#REF!.B$1:B$200000;MATCH([.O46];$#REF!.A$1:A$200000;0));&quot;&quot;);&quot;-&quot;)" office:value-type="string" office:string-value="-">
            <text:p>-</text:p>
          </table:table-cell>
          <table:table-cell table:style-name="ce27" table:formula="of:=IF([.O46]&lt;&gt;&quot;&quot;;(IF(NOT(ISERROR(MATCH([.O46];$#REF!.A$1:A$200000;0)));INDEX($#REF!.E$1:E$200000;MATCH([.O46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6]&gt;0;[.P$2] &amp; IF([.Y46]&lt;10000;&quot;0&quot;;&quot;&quot;) &amp; IF([.Y46]&lt;1000;&quot;0&quot;;&quot;&quot;) &amp;[.Y46];&quot;&quot;)">
            <text:p/>
          </table:table-cell>
          <table:table-cell table:style-name="ce49" table:formula="of:=IF([.A46]&lt;&gt;&quot;&quot;;MID([.A46];1;1);0)" office:value-type="float" office:value="0">
            <text:p>0</text:p>
          </table:table-cell>
          <table:table-cell table:style-name="ce49" table:formula="of:=IF([.A46]&lt;&gt;&quot;&quot;;MID([.A46];2;1);0)" office:value-type="float" office:value="0">
            <text:p>0</text:p>
          </table:table-cell>
          <table:table-cell table:style-name="ce49" table:formula="of:=IF([.A46]&lt;&gt;&quot;&quot;;MID([.A46];3;1);0)" office:value-type="float" office:value="0">
            <text:p>0</text:p>
          </table:table-cell>
          <table:table-cell table:style-name="ce51" table:formula="of:=IF((CODE([.P46])-48)&gt;9;IF(CODE([.P46])&gt;96 ;(CODE([.P46])-87);(CODE([.P46])-55));(CODE([.P46])-48))" office:value-type="float" office:value="0">
            <text:p>0</text:p>
          </table:table-cell>
          <table:table-cell table:style-name="ce51" table:formula="of:=IF((CODE([.Q46])-48)&gt;9;IF(CODE([.Q46])&gt;96 ;(CODE([.Q46])-87);(CODE([.Q46])-55));(CODE([.Q46])-48))" office:value-type="float" office:value="0">
            <text:p>0</text:p>
          </table:table-cell>
          <table:table-cell table:style-name="ce51" table:formula="of:=IF((CODE([.R46])-48)&gt;9;IF(CODE([.R46])&gt;96 ;(CODE([.R46])-87);(CODE([.R46])-55));(CODE([.R46])-48))" office:value-type="float" office:value="0">
            <text:p>0</text:p>
          </table:table-cell>
          <table:table-cell table:style-name="ce51" table:formula="of:=[.S46]*1296" office:value-type="float" office:value="0">
            <text:p>0</text:p>
          </table:table-cell>
          <table:table-cell table:style-name="ce51" table:formula="of:=[.T46]*36" office:value-type="float" office:value="0">
            <text:p>0</text:p>
          </table:table-cell>
          <table:table-cell table:style-name="ce51" table:formula="of:=[.U46]" office:value-type="float" office:value="0">
            <text:p>0</text:p>
          </table:table-cell>
          <table:table-cell table:style-name="ce51" table:formula="of:=[.X46]+[.W46]+[.V46]" office:value-type="float" office:value="0">
            <text:p>0</text:p>
          </table:table-cell>
          <table:table-cell table:style-name="ce51"/>
          <table:table-cell table:style-name="ce51" table:formula="of:=ROUNDDOWN([.Y46]/100)" office:value-type="float" office:value="0">
            <text:p>0</text:p>
          </table:table-cell>
          <table:table-cell table:style-name="ce51" table:formula="of:=[.Y46]-[.AA46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7]&lt;&gt;&quot;&quot;;MID([.O47];3;3);0)" office:value-type="float" office:value="0">
            <text:p>0</text:p>
          </table:table-cell>
          <table:table-cell table:style-name="ce13" table:formula="of:=IF([.O47]&lt;&gt;&quot;&quot;;MID([.O47];6;2);0)" office:value-type="float" office:value="0">
            <text:p>0</text:p>
          </table:table-cell>
          <table:table-cell table:style-name="ce24" table:formula="of:=IF([.O47]&lt;&gt;&quot;&quot;;IF(NOT(ISERROR(MATCH([.O47];$#REF!.A$1:A$200000;0)));INDEX($#REF!.B$1:B$200000;MATCH([.O47];$#REF!.A$1:A$200000;0));&quot;&quot;);&quot;-&quot;)" office:value-type="string" office:string-value="-">
            <text:p>-</text:p>
          </table:table-cell>
          <table:table-cell table:style-name="ce27" table:formula="of:=IF([.O47]&lt;&gt;&quot;&quot;;(IF(NOT(ISERROR(MATCH([.O47];$#REF!.A$1:A$200000;0)));INDEX($#REF!.E$1:E$200000;MATCH([.O47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7]&gt;0;[.P$2] &amp; IF([.Y47]&lt;10000;&quot;0&quot;;&quot;&quot;) &amp; IF([.Y47]&lt;1000;&quot;0&quot;;&quot;&quot;) &amp;[.Y47];&quot;&quot;)">
            <text:p/>
          </table:table-cell>
          <table:table-cell table:style-name="ce49" table:formula="of:=IF([.A47]&lt;&gt;&quot;&quot;;MID([.A47];1;1);0)" office:value-type="float" office:value="0">
            <text:p>0</text:p>
          </table:table-cell>
          <table:table-cell table:style-name="ce49" table:formula="of:=IF([.A47]&lt;&gt;&quot;&quot;;MID([.A47];2;1);0)" office:value-type="float" office:value="0">
            <text:p>0</text:p>
          </table:table-cell>
          <table:table-cell table:style-name="ce49" table:formula="of:=IF([.A47]&lt;&gt;&quot;&quot;;MID([.A47];3;1);0)" office:value-type="float" office:value="0">
            <text:p>0</text:p>
          </table:table-cell>
          <table:table-cell table:style-name="ce51" table:formula="of:=IF((CODE([.P47])-48)&gt;9;IF(CODE([.P47])&gt;96 ;(CODE([.P47])-87);(CODE([.P47])-55));(CODE([.P47])-48))" office:value-type="float" office:value="0">
            <text:p>0</text:p>
          </table:table-cell>
          <table:table-cell table:style-name="ce51" table:formula="of:=IF((CODE([.Q47])-48)&gt;9;IF(CODE([.Q47])&gt;96 ;(CODE([.Q47])-87);(CODE([.Q47])-55));(CODE([.Q47])-48))" office:value-type="float" office:value="0">
            <text:p>0</text:p>
          </table:table-cell>
          <table:table-cell table:style-name="ce51" table:formula="of:=IF((CODE([.R47])-48)&gt;9;IF(CODE([.R47])&gt;96 ;(CODE([.R47])-87);(CODE([.R47])-55));(CODE([.R47])-48))" office:value-type="float" office:value="0">
            <text:p>0</text:p>
          </table:table-cell>
          <table:table-cell table:style-name="ce51" table:formula="of:=[.S47]*1296" office:value-type="float" office:value="0">
            <text:p>0</text:p>
          </table:table-cell>
          <table:table-cell table:style-name="ce51" table:formula="of:=[.T47]*36" office:value-type="float" office:value="0">
            <text:p>0</text:p>
          </table:table-cell>
          <table:table-cell table:style-name="ce51" table:formula="of:=[.U47]" office:value-type="float" office:value="0">
            <text:p>0</text:p>
          </table:table-cell>
          <table:table-cell table:style-name="ce51" table:formula="of:=[.X47]+[.W47]+[.V47]" office:value-type="float" office:value="0">
            <text:p>0</text:p>
          </table:table-cell>
          <table:table-cell table:style-name="ce51"/>
          <table:table-cell table:style-name="ce51" table:formula="of:=ROUNDDOWN([.Y47]/100)" office:value-type="float" office:value="0">
            <text:p>0</text:p>
          </table:table-cell>
          <table:table-cell table:style-name="ce51" table:formula="of:=[.Y47]-[.AA47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8]&lt;&gt;&quot;&quot;;MID([.O48];3;3);0)" office:value-type="float" office:value="0">
            <text:p>0</text:p>
          </table:table-cell>
          <table:table-cell table:style-name="ce13" table:formula="of:=IF([.O48]&lt;&gt;&quot;&quot;;MID([.O48];6;2);0)" office:value-type="float" office:value="0">
            <text:p>0</text:p>
          </table:table-cell>
          <table:table-cell table:style-name="ce24" table:formula="of:=IF([.O48]&lt;&gt;&quot;&quot;;IF(NOT(ISERROR(MATCH([.O48];$#REF!.A$1:A$200000;0)));INDEX($#REF!.B$1:B$200000;MATCH([.O48];$#REF!.A$1:A$200000;0));&quot;&quot;);&quot;-&quot;)" office:value-type="string" office:string-value="-">
            <text:p>-</text:p>
          </table:table-cell>
          <table:table-cell table:style-name="ce27" table:formula="of:=IF([.O48]&lt;&gt;&quot;&quot;;(IF(NOT(ISERROR(MATCH([.O48];$#REF!.A$1:A$200000;0)));INDEX($#REF!.E$1:E$200000;MATCH([.O48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8]&gt;0;[.P$2] &amp; IF([.Y48]&lt;10000;&quot;0&quot;;&quot;&quot;) &amp; IF([.Y48]&lt;1000;&quot;0&quot;;&quot;&quot;) &amp;[.Y48];&quot;&quot;)">
            <text:p/>
          </table:table-cell>
          <table:table-cell table:style-name="ce49" table:formula="of:=IF([.A48]&lt;&gt;&quot;&quot;;MID([.A48];1;1);0)" office:value-type="float" office:value="0">
            <text:p>0</text:p>
          </table:table-cell>
          <table:table-cell table:style-name="ce49" table:formula="of:=IF([.A48]&lt;&gt;&quot;&quot;;MID([.A48];2;1);0)" office:value-type="float" office:value="0">
            <text:p>0</text:p>
          </table:table-cell>
          <table:table-cell table:style-name="ce49" table:formula="of:=IF([.A48]&lt;&gt;&quot;&quot;;MID([.A48];3;1);0)" office:value-type="float" office:value="0">
            <text:p>0</text:p>
          </table:table-cell>
          <table:table-cell table:style-name="ce51" table:formula="of:=IF((CODE([.P48])-48)&gt;9;IF(CODE([.P48])&gt;96 ;(CODE([.P48])-87);(CODE([.P48])-55));(CODE([.P48])-48))" office:value-type="float" office:value="0">
            <text:p>0</text:p>
          </table:table-cell>
          <table:table-cell table:style-name="ce51" table:formula="of:=IF((CODE([.Q48])-48)&gt;9;IF(CODE([.Q48])&gt;96 ;(CODE([.Q48])-87);(CODE([.Q48])-55));(CODE([.Q48])-48))" office:value-type="float" office:value="0">
            <text:p>0</text:p>
          </table:table-cell>
          <table:table-cell table:style-name="ce51" table:formula="of:=IF((CODE([.R48])-48)&gt;9;IF(CODE([.R48])&gt;96 ;(CODE([.R48])-87);(CODE([.R48])-55));(CODE([.R48])-48))" office:value-type="float" office:value="0">
            <text:p>0</text:p>
          </table:table-cell>
          <table:table-cell table:style-name="ce51" table:formula="of:=[.S48]*1296" office:value-type="float" office:value="0">
            <text:p>0</text:p>
          </table:table-cell>
          <table:table-cell table:style-name="ce51" table:formula="of:=[.T48]*36" office:value-type="float" office:value="0">
            <text:p>0</text:p>
          </table:table-cell>
          <table:table-cell table:style-name="ce51" table:formula="of:=[.U48]" office:value-type="float" office:value="0">
            <text:p>0</text:p>
          </table:table-cell>
          <table:table-cell table:style-name="ce51" table:formula="of:=[.X48]+[.W48]+[.V48]" office:value-type="float" office:value="0">
            <text:p>0</text:p>
          </table:table-cell>
          <table:table-cell table:style-name="ce51"/>
          <table:table-cell table:style-name="ce51" table:formula="of:=ROUNDDOWN([.Y48]/100)" office:value-type="float" office:value="0">
            <text:p>0</text:p>
          </table:table-cell>
          <table:table-cell table:style-name="ce51" table:formula="of:=[.Y48]-[.AA48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49]&lt;&gt;&quot;&quot;;MID([.O49];3;3);0)" office:value-type="float" office:value="0">
            <text:p>0</text:p>
          </table:table-cell>
          <table:table-cell table:style-name="ce13" table:formula="of:=IF([.O49]&lt;&gt;&quot;&quot;;MID([.O49];6;2);0)" office:value-type="float" office:value="0">
            <text:p>0</text:p>
          </table:table-cell>
          <table:table-cell table:style-name="ce24" table:formula="of:=IF([.O49]&lt;&gt;&quot;&quot;;IF(NOT(ISERROR(MATCH([.O49];$#REF!.A$1:A$200000;0)));INDEX($#REF!.B$1:B$200000;MATCH([.O49];$#REF!.A$1:A$200000;0));&quot;&quot;);&quot;-&quot;)" office:value-type="string" office:string-value="-">
            <text:p>-</text:p>
          </table:table-cell>
          <table:table-cell table:style-name="ce27" table:formula="of:=IF([.O49]&lt;&gt;&quot;&quot;;(IF(NOT(ISERROR(MATCH([.O49];$#REF!.A$1:A$200000;0)));INDEX($#REF!.E$1:E$200000;MATCH([.O49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49]&gt;0;[.P$2] &amp; IF([.Y49]&lt;10000;&quot;0&quot;;&quot;&quot;) &amp; IF([.Y49]&lt;1000;&quot;0&quot;;&quot;&quot;) &amp;[.Y49];&quot;&quot;)">
            <text:p/>
          </table:table-cell>
          <table:table-cell table:style-name="ce49" table:formula="of:=IF([.A49]&lt;&gt;&quot;&quot;;MID([.A49];1;1);0)" office:value-type="float" office:value="0">
            <text:p>0</text:p>
          </table:table-cell>
          <table:table-cell table:style-name="ce49" table:formula="of:=IF([.A49]&lt;&gt;&quot;&quot;;MID([.A49];2;1);0)" office:value-type="float" office:value="0">
            <text:p>0</text:p>
          </table:table-cell>
          <table:table-cell table:style-name="ce49" table:formula="of:=IF([.A49]&lt;&gt;&quot;&quot;;MID([.A49];3;1);0)" office:value-type="float" office:value="0">
            <text:p>0</text:p>
          </table:table-cell>
          <table:table-cell table:style-name="ce51" table:formula="of:=IF((CODE([.P49])-48)&gt;9;IF(CODE([.P49])&gt;96 ;(CODE([.P49])-87);(CODE([.P49])-55));(CODE([.P49])-48))" office:value-type="float" office:value="0">
            <text:p>0</text:p>
          </table:table-cell>
          <table:table-cell table:style-name="ce51" table:formula="of:=IF((CODE([.Q49])-48)&gt;9;IF(CODE([.Q49])&gt;96 ;(CODE([.Q49])-87);(CODE([.Q49])-55));(CODE([.Q49])-48))" office:value-type="float" office:value="0">
            <text:p>0</text:p>
          </table:table-cell>
          <table:table-cell table:style-name="ce51" table:formula="of:=IF((CODE([.R49])-48)&gt;9;IF(CODE([.R49])&gt;96 ;(CODE([.R49])-87);(CODE([.R49])-55));(CODE([.R49])-48))" office:value-type="float" office:value="0">
            <text:p>0</text:p>
          </table:table-cell>
          <table:table-cell table:style-name="ce51" table:formula="of:=[.S49]*1296" office:value-type="float" office:value="0">
            <text:p>0</text:p>
          </table:table-cell>
          <table:table-cell table:style-name="ce51" table:formula="of:=[.T49]*36" office:value-type="float" office:value="0">
            <text:p>0</text:p>
          </table:table-cell>
          <table:table-cell table:style-name="ce51" table:formula="of:=[.U49]" office:value-type="float" office:value="0">
            <text:p>0</text:p>
          </table:table-cell>
          <table:table-cell table:style-name="ce51" table:formula="of:=[.X49]+[.W49]+[.V49]" office:value-type="float" office:value="0">
            <text:p>0</text:p>
          </table:table-cell>
          <table:table-cell table:style-name="ce51"/>
          <table:table-cell table:style-name="ce51" table:formula="of:=ROUNDDOWN([.Y49]/100)" office:value-type="float" office:value="0">
            <text:p>0</text:p>
          </table:table-cell>
          <table:table-cell table:style-name="ce51" table:formula="of:=[.Y49]-[.AA49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50]&lt;&gt;&quot;&quot;;MID([.O50];3;3);0)" office:value-type="float" office:value="0">
            <text:p>0</text:p>
          </table:table-cell>
          <table:table-cell table:style-name="ce13" table:formula="of:=IF([.O50]&lt;&gt;&quot;&quot;;MID([.O50];6;2);0)" office:value-type="float" office:value="0">
            <text:p>0</text:p>
          </table:table-cell>
          <table:table-cell table:style-name="ce24" table:formula="of:=IF([.O50]&lt;&gt;&quot;&quot;;IF(NOT(ISERROR(MATCH([.O50];$#REF!.A$1:A$200000;0)));INDEX($#REF!.B$1:B$200000;MATCH([.O50];$#REF!.A$1:A$200000;0));&quot;&quot;);&quot;-&quot;)" office:value-type="string" office:string-value="-">
            <text:p>-</text:p>
          </table:table-cell>
          <table:table-cell table:style-name="ce27" table:formula="of:=IF([.O50]&lt;&gt;&quot;&quot;;(IF(NOT(ISERROR(MATCH([.O50];$#REF!.A$1:A$200000;0)));INDEX($#REF!.E$1:E$200000;MATCH([.O50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50]&gt;0;[.P$2] &amp; IF([.Y50]&lt;10000;&quot;0&quot;;&quot;&quot;) &amp; IF([.Y50]&lt;1000;&quot;0&quot;;&quot;&quot;) &amp;[.Y50];&quot;&quot;)">
            <text:p/>
          </table:table-cell>
          <table:table-cell table:style-name="ce49" table:formula="of:=IF([.A50]&lt;&gt;&quot;&quot;;MID([.A50];1;1);0)" office:value-type="float" office:value="0">
            <text:p>0</text:p>
          </table:table-cell>
          <table:table-cell table:style-name="ce49" table:formula="of:=IF([.A50]&lt;&gt;&quot;&quot;;MID([.A50];2;1);0)" office:value-type="float" office:value="0">
            <text:p>0</text:p>
          </table:table-cell>
          <table:table-cell table:style-name="ce49" table:formula="of:=IF([.A50]&lt;&gt;&quot;&quot;;MID([.A50];3;1);0)" office:value-type="float" office:value="0">
            <text:p>0</text:p>
          </table:table-cell>
          <table:table-cell table:style-name="ce51" table:formula="of:=IF((CODE([.P50])-48)&gt;9;IF(CODE([.P50])&gt;96 ;(CODE([.P50])-87);(CODE([.P50])-55));(CODE([.P50])-48))" office:value-type="float" office:value="0">
            <text:p>0</text:p>
          </table:table-cell>
          <table:table-cell table:style-name="ce51" table:formula="of:=IF((CODE([.Q50])-48)&gt;9;IF(CODE([.Q50])&gt;96 ;(CODE([.Q50])-87);(CODE([.Q50])-55));(CODE([.Q50])-48))" office:value-type="float" office:value="0">
            <text:p>0</text:p>
          </table:table-cell>
          <table:table-cell table:style-name="ce51" table:formula="of:=IF((CODE([.R50])-48)&gt;9;IF(CODE([.R50])&gt;96 ;(CODE([.R50])-87);(CODE([.R50])-55));(CODE([.R50])-48))" office:value-type="float" office:value="0">
            <text:p>0</text:p>
          </table:table-cell>
          <table:table-cell table:style-name="ce51" table:formula="of:=[.S50]*1296" office:value-type="float" office:value="0">
            <text:p>0</text:p>
          </table:table-cell>
          <table:table-cell table:style-name="ce51" table:formula="of:=[.T50]*36" office:value-type="float" office:value="0">
            <text:p>0</text:p>
          </table:table-cell>
          <table:table-cell table:style-name="ce51" table:formula="of:=[.U50]" office:value-type="float" office:value="0">
            <text:p>0</text:p>
          </table:table-cell>
          <table:table-cell table:style-name="ce51" table:formula="of:=[.X50]+[.W50]+[.V50]" office:value-type="float" office:value="0">
            <text:p>0</text:p>
          </table:table-cell>
          <table:table-cell table:style-name="ce51"/>
          <table:table-cell table:style-name="ce51" table:formula="of:=ROUNDDOWN([.Y50]/100)" office:value-type="float" office:value="0">
            <text:p>0</text:p>
          </table:table-cell>
          <table:table-cell table:style-name="ce51" table:formula="of:=[.Y50]-[.AA50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51]&lt;&gt;&quot;&quot;;MID([.O51];3;3);0)" office:value-type="float" office:value="0">
            <text:p>0</text:p>
          </table:table-cell>
          <table:table-cell table:style-name="ce13" table:formula="of:=IF([.O51]&lt;&gt;&quot;&quot;;MID([.O51];6;2);0)" office:value-type="float" office:value="0">
            <text:p>0</text:p>
          </table:table-cell>
          <table:table-cell table:style-name="ce24" table:formula="of:=IF([.O51]&lt;&gt;&quot;&quot;;IF(NOT(ISERROR(MATCH([.O51];$#REF!.A$1:A$200000;0)));INDEX($#REF!.B$1:B$200000;MATCH([.O51];$#REF!.A$1:A$200000;0));&quot;&quot;);&quot;-&quot;)" office:value-type="string" office:string-value="-">
            <text:p>-</text:p>
          </table:table-cell>
          <table:table-cell table:style-name="ce27" table:formula="of:=IF([.O51]&lt;&gt;&quot;&quot;;(IF(NOT(ISERROR(MATCH([.O51];$#REF!.A$1:A$200000;0)));INDEX($#REF!.E$1:E$200000;MATCH([.O51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51]&gt;0;[.P$2] &amp; IF([.Y51]&lt;10000;&quot;0&quot;;&quot;&quot;) &amp; IF([.Y51]&lt;1000;&quot;0&quot;;&quot;&quot;) &amp;[.Y51];&quot;&quot;)">
            <text:p/>
          </table:table-cell>
          <table:table-cell table:style-name="ce49" table:formula="of:=IF([.A51]&lt;&gt;&quot;&quot;;MID([.A51];1;1);0)" office:value-type="float" office:value="0">
            <text:p>0</text:p>
          </table:table-cell>
          <table:table-cell table:style-name="ce49" table:formula="of:=IF([.A51]&lt;&gt;&quot;&quot;;MID([.A51];2;1);0)" office:value-type="float" office:value="0">
            <text:p>0</text:p>
          </table:table-cell>
          <table:table-cell table:style-name="ce49" table:formula="of:=IF([.A51]&lt;&gt;&quot;&quot;;MID([.A51];3;1);0)" office:value-type="float" office:value="0">
            <text:p>0</text:p>
          </table:table-cell>
          <table:table-cell table:style-name="ce51" table:formula="of:=IF((CODE([.P51])-48)&gt;9;IF(CODE([.P51])&gt;96 ;(CODE([.P51])-87);(CODE([.P51])-55));(CODE([.P51])-48))" office:value-type="float" office:value="0">
            <text:p>0</text:p>
          </table:table-cell>
          <table:table-cell table:style-name="ce51" table:formula="of:=IF((CODE([.Q51])-48)&gt;9;IF(CODE([.Q51])&gt;96 ;(CODE([.Q51])-87);(CODE([.Q51])-55));(CODE([.Q51])-48))" office:value-type="float" office:value="0">
            <text:p>0</text:p>
          </table:table-cell>
          <table:table-cell table:style-name="ce51" table:formula="of:=IF((CODE([.R51])-48)&gt;9;IF(CODE([.R51])&gt;96 ;(CODE([.R51])-87);(CODE([.R51])-55));(CODE([.R51])-48))" office:value-type="float" office:value="0">
            <text:p>0</text:p>
          </table:table-cell>
          <table:table-cell table:style-name="ce51" table:formula="of:=[.S51]*1296" office:value-type="float" office:value="0">
            <text:p>0</text:p>
          </table:table-cell>
          <table:table-cell table:style-name="ce51" table:formula="of:=[.T51]*36" office:value-type="float" office:value="0">
            <text:p>0</text:p>
          </table:table-cell>
          <table:table-cell table:style-name="ce51" table:formula="of:=[.U51]" office:value-type="float" office:value="0">
            <text:p>0</text:p>
          </table:table-cell>
          <table:table-cell table:style-name="ce51" table:formula="of:=[.X51]+[.W51]+[.V51]" office:value-type="float" office:value="0">
            <text:p>0</text:p>
          </table:table-cell>
          <table:table-cell table:style-name="ce51"/>
          <table:table-cell table:style-name="ce51" table:formula="of:=ROUNDDOWN([.Y51]/100)" office:value-type="float" office:value="0">
            <text:p>0</text:p>
          </table:table-cell>
          <table:table-cell table:style-name="ce51" table:formula="of:=[.Y51]-[.AA51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52]&lt;&gt;&quot;&quot;;MID([.O52];3;3);0)" office:value-type="float" office:value="0">
            <text:p>0</text:p>
          </table:table-cell>
          <table:table-cell table:style-name="ce13" table:formula="of:=IF([.O52]&lt;&gt;&quot;&quot;;MID([.O52];6;2);0)" office:value-type="float" office:value="0">
            <text:p>0</text:p>
          </table:table-cell>
          <table:table-cell table:style-name="ce24" table:formula="of:=IF([.O52]&lt;&gt;&quot;&quot;;IF(NOT(ISERROR(MATCH([.O52];$#REF!.A$1:A$200000;0)));INDEX($#REF!.B$1:B$200000;MATCH([.O52];$#REF!.A$1:A$200000;0));&quot;&quot;);&quot;-&quot;)" office:value-type="string" office:string-value="-">
            <text:p>-</text:p>
          </table:table-cell>
          <table:table-cell table:style-name="ce27" table:formula="of:=IF([.O52]&lt;&gt;&quot;&quot;;(IF(NOT(ISERROR(MATCH([.O52];$#REF!.A$1:A$200000;0)));INDEX($#REF!.E$1:E$200000;MATCH([.O52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52]&gt;0;[.P$2] &amp; IF([.Y52]&lt;10000;&quot;0&quot;;&quot;&quot;) &amp; IF([.Y52]&lt;1000;&quot;0&quot;;&quot;&quot;) &amp;[.Y52];&quot;&quot;)">
            <text:p/>
          </table:table-cell>
          <table:table-cell table:style-name="ce49" table:formula="of:=IF([.A52]&lt;&gt;&quot;&quot;;MID([.A52];1;1);0)" office:value-type="float" office:value="0">
            <text:p>0</text:p>
          </table:table-cell>
          <table:table-cell table:style-name="ce49" table:formula="of:=IF([.A52]&lt;&gt;&quot;&quot;;MID([.A52];2;1);0)" office:value-type="float" office:value="0">
            <text:p>0</text:p>
          </table:table-cell>
          <table:table-cell table:style-name="ce49" table:formula="of:=IF([.A52]&lt;&gt;&quot;&quot;;MID([.A52];3;1);0)" office:value-type="float" office:value="0">
            <text:p>0</text:p>
          </table:table-cell>
          <table:table-cell table:style-name="ce51" table:formula="of:=IF((CODE([.P52])-48)&gt;9;IF(CODE([.P52])&gt;96 ;(CODE([.P52])-87);(CODE([.P52])-55));(CODE([.P52])-48))" office:value-type="float" office:value="0">
            <text:p>0</text:p>
          </table:table-cell>
          <table:table-cell table:style-name="ce51" table:formula="of:=IF((CODE([.Q52])-48)&gt;9;IF(CODE([.Q52])&gt;96 ;(CODE([.Q52])-87);(CODE([.Q52])-55));(CODE([.Q52])-48))" office:value-type="float" office:value="0">
            <text:p>0</text:p>
          </table:table-cell>
          <table:table-cell table:style-name="ce51" table:formula="of:=IF((CODE([.R52])-48)&gt;9;IF(CODE([.R52])&gt;96 ;(CODE([.R52])-87);(CODE([.R52])-55));(CODE([.R52])-48))" office:value-type="float" office:value="0">
            <text:p>0</text:p>
          </table:table-cell>
          <table:table-cell table:style-name="ce51" table:formula="of:=[.S52]*1296" office:value-type="float" office:value="0">
            <text:p>0</text:p>
          </table:table-cell>
          <table:table-cell table:style-name="ce51" table:formula="of:=[.T52]*36" office:value-type="float" office:value="0">
            <text:p>0</text:p>
          </table:table-cell>
          <table:table-cell table:style-name="ce51" table:formula="of:=[.U52]" office:value-type="float" office:value="0">
            <text:p>0</text:p>
          </table:table-cell>
          <table:table-cell table:style-name="ce51" table:formula="of:=[.X52]+[.W52]+[.V52]" office:value-type="float" office:value="0">
            <text:p>0</text:p>
          </table:table-cell>
          <table:table-cell table:style-name="ce51"/>
          <table:table-cell table:style-name="ce51" table:formula="of:=ROUNDDOWN([.Y52]/100)" office:value-type="float" office:value="0">
            <text:p>0</text:p>
          </table:table-cell>
          <table:table-cell table:style-name="ce51" table:formula="of:=[.Y52]-[.AA52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53]&lt;&gt;&quot;&quot;;MID([.O53];3;3);0)" office:value-type="float" office:value="0">
            <text:p>0</text:p>
          </table:table-cell>
          <table:table-cell table:style-name="ce13" table:formula="of:=IF([.O53]&lt;&gt;&quot;&quot;;MID([.O53];6;2);0)" office:value-type="float" office:value="0">
            <text:p>0</text:p>
          </table:table-cell>
          <table:table-cell table:style-name="ce24" table:formula="of:=IF([.O53]&lt;&gt;&quot;&quot;;IF(NOT(ISERROR(MATCH([.O53];$#REF!.A$1:A$200000;0)));INDEX($#REF!.B$1:B$200000;MATCH([.O53];$#REF!.A$1:A$200000;0));&quot;&quot;);&quot;-&quot;)" office:value-type="string" office:string-value="-">
            <text:p>-</text:p>
          </table:table-cell>
          <table:table-cell table:style-name="ce27" table:formula="of:=IF([.O53]&lt;&gt;&quot;&quot;;(IF(NOT(ISERROR(MATCH([.O53];$#REF!.A$1:A$200000;0)));INDEX($#REF!.E$1:E$200000;MATCH([.O53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53]&gt;0;[.P$2] &amp; IF([.Y53]&lt;10000;&quot;0&quot;;&quot;&quot;) &amp; IF([.Y53]&lt;1000;&quot;0&quot;;&quot;&quot;) &amp;[.Y53];&quot;&quot;)">
            <text:p/>
          </table:table-cell>
          <table:table-cell table:style-name="ce49" table:formula="of:=IF([.A53]&lt;&gt;&quot;&quot;;MID([.A53];1;1);0)" office:value-type="float" office:value="0">
            <text:p>0</text:p>
          </table:table-cell>
          <table:table-cell table:style-name="ce49" table:formula="of:=IF([.A53]&lt;&gt;&quot;&quot;;MID([.A53];2;1);0)" office:value-type="float" office:value="0">
            <text:p>0</text:p>
          </table:table-cell>
          <table:table-cell table:style-name="ce49" table:formula="of:=IF([.A53]&lt;&gt;&quot;&quot;;MID([.A53];3;1);0)" office:value-type="float" office:value="0">
            <text:p>0</text:p>
          </table:table-cell>
          <table:table-cell table:style-name="ce51" table:formula="of:=IF((CODE([.P53])-48)&gt;9;IF(CODE([.P53])&gt;96 ;(CODE([.P53])-87);(CODE([.P53])-55));(CODE([.P53])-48))" office:value-type="float" office:value="0">
            <text:p>0</text:p>
          </table:table-cell>
          <table:table-cell table:style-name="ce51" table:formula="of:=IF((CODE([.Q53])-48)&gt;9;IF(CODE([.Q53])&gt;96 ;(CODE([.Q53])-87);(CODE([.Q53])-55));(CODE([.Q53])-48))" office:value-type="float" office:value="0">
            <text:p>0</text:p>
          </table:table-cell>
          <table:table-cell table:style-name="ce51" table:formula="of:=IF((CODE([.R53])-48)&gt;9;IF(CODE([.R53])&gt;96 ;(CODE([.R53])-87);(CODE([.R53])-55));(CODE([.R53])-48))" office:value-type="float" office:value="0">
            <text:p>0</text:p>
          </table:table-cell>
          <table:table-cell table:style-name="ce51" table:formula="of:=[.S53]*1296" office:value-type="float" office:value="0">
            <text:p>0</text:p>
          </table:table-cell>
          <table:table-cell table:style-name="ce51" table:formula="of:=[.T53]*36" office:value-type="float" office:value="0">
            <text:p>0</text:p>
          </table:table-cell>
          <table:table-cell table:style-name="ce51" table:formula="of:=[.U53]" office:value-type="float" office:value="0">
            <text:p>0</text:p>
          </table:table-cell>
          <table:table-cell table:style-name="ce51" table:formula="of:=[.X53]+[.W53]+[.V53]" office:value-type="float" office:value="0">
            <text:p>0</text:p>
          </table:table-cell>
          <table:table-cell table:style-name="ce51"/>
          <table:table-cell table:style-name="ce51" table:formula="of:=ROUNDDOWN([.Y53]/100)" office:value-type="float" office:value="0">
            <text:p>0</text:p>
          </table:table-cell>
          <table:table-cell table:style-name="ce51" table:formula="of:=[.Y53]-[.AA53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54]&lt;&gt;&quot;&quot;;MID([.O54];3;3);0)" office:value-type="float" office:value="0">
            <text:p>0</text:p>
          </table:table-cell>
          <table:table-cell table:style-name="ce13" table:formula="of:=IF([.O54]&lt;&gt;&quot;&quot;;MID([.O54];6;2);0)" office:value-type="float" office:value="0">
            <text:p>0</text:p>
          </table:table-cell>
          <table:table-cell table:style-name="ce24" table:formula="of:=IF([.O54]&lt;&gt;&quot;&quot;;IF(NOT(ISERROR(MATCH([.O54];$#REF!.A$1:A$200000;0)));INDEX($#REF!.B$1:B$200000;MATCH([.O54];$#REF!.A$1:A$200000;0));&quot;&quot;);&quot;-&quot;)" office:value-type="string" office:string-value="-">
            <text:p>-</text:p>
          </table:table-cell>
          <table:table-cell table:style-name="ce27" table:formula="of:=IF([.O54]&lt;&gt;&quot;&quot;;(IF(NOT(ISERROR(MATCH([.O54];$#REF!.A$1:A$200000;0)));INDEX($#REF!.E$1:E$200000;MATCH([.O54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54]&gt;0;[.P$2] &amp; IF([.Y54]&lt;10000;&quot;0&quot;;&quot;&quot;) &amp; IF([.Y54]&lt;1000;&quot;0&quot;;&quot;&quot;) &amp;[.Y54];&quot;&quot;)">
            <text:p/>
          </table:table-cell>
          <table:table-cell table:style-name="ce49" table:formula="of:=IF([.A54]&lt;&gt;&quot;&quot;;MID([.A54];1;1);0)" office:value-type="float" office:value="0">
            <text:p>0</text:p>
          </table:table-cell>
          <table:table-cell table:style-name="ce49" table:formula="of:=IF([.A54]&lt;&gt;&quot;&quot;;MID([.A54];2;1);0)" office:value-type="float" office:value="0">
            <text:p>0</text:p>
          </table:table-cell>
          <table:table-cell table:style-name="ce49" table:formula="of:=IF([.A54]&lt;&gt;&quot;&quot;;MID([.A54];3;1);0)" office:value-type="float" office:value="0">
            <text:p>0</text:p>
          </table:table-cell>
          <table:table-cell table:style-name="ce51" table:formula="of:=IF((CODE([.P54])-48)&gt;9;IF(CODE([.P54])&gt;96 ;(CODE([.P54])-87);(CODE([.P54])-55));(CODE([.P54])-48))" office:value-type="float" office:value="0">
            <text:p>0</text:p>
          </table:table-cell>
          <table:table-cell table:style-name="ce51" table:formula="of:=IF((CODE([.Q54])-48)&gt;9;IF(CODE([.Q54])&gt;96 ;(CODE([.Q54])-87);(CODE([.Q54])-55));(CODE([.Q54])-48))" office:value-type="float" office:value="0">
            <text:p>0</text:p>
          </table:table-cell>
          <table:table-cell table:style-name="ce51" table:formula="of:=IF((CODE([.R54])-48)&gt;9;IF(CODE([.R54])&gt;96 ;(CODE([.R54])-87);(CODE([.R54])-55));(CODE([.R54])-48))" office:value-type="float" office:value="0">
            <text:p>0</text:p>
          </table:table-cell>
          <table:table-cell table:style-name="ce51" table:formula="of:=[.S54]*1296" office:value-type="float" office:value="0">
            <text:p>0</text:p>
          </table:table-cell>
          <table:table-cell table:style-name="ce51" table:formula="of:=[.T54]*36" office:value-type="float" office:value="0">
            <text:p>0</text:p>
          </table:table-cell>
          <table:table-cell table:style-name="ce51" table:formula="of:=[.U54]" office:value-type="float" office:value="0">
            <text:p>0</text:p>
          </table:table-cell>
          <table:table-cell table:style-name="ce51" table:formula="of:=[.X54]+[.W54]+[.V54]" office:value-type="float" office:value="0">
            <text:p>0</text:p>
          </table:table-cell>
          <table:table-cell table:style-name="ce51"/>
          <table:table-cell table:style-name="ce51" table:formula="of:=ROUNDDOWN([.Y54]/100)" office:value-type="float" office:value="0">
            <text:p>0</text:p>
          </table:table-cell>
          <table:table-cell table:style-name="ce51" table:formula="of:=[.Y54]-[.AA54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55]&lt;&gt;&quot;&quot;;MID([.O55];3;3);0)" office:value-type="float" office:value="0">
            <text:p>0</text:p>
          </table:table-cell>
          <table:table-cell table:style-name="ce13" table:formula="of:=IF([.O55]&lt;&gt;&quot;&quot;;MID([.O55];6;2);0)" office:value-type="float" office:value="0">
            <text:p>0</text:p>
          </table:table-cell>
          <table:table-cell table:style-name="ce24" table:formula="of:=IF([.O55]&lt;&gt;&quot;&quot;;IF(NOT(ISERROR(MATCH([.O55];$#REF!.A$1:A$200000;0)));INDEX($#REF!.B$1:B$200000;MATCH([.O55];$#REF!.A$1:A$200000;0));&quot;&quot;);&quot;-&quot;)" office:value-type="string" office:string-value="-">
            <text:p>-</text:p>
          </table:table-cell>
          <table:table-cell table:style-name="ce27" table:formula="of:=IF([.O55]&lt;&gt;&quot;&quot;;(IF(NOT(ISERROR(MATCH([.O55];$#REF!.A$1:A$200000;0)));INDEX($#REF!.E$1:E$200000;MATCH([.O55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55]&gt;0;[.P$2] &amp; IF([.Y55]&lt;10000;&quot;0&quot;;&quot;&quot;) &amp; IF([.Y55]&lt;1000;&quot;0&quot;;&quot;&quot;) &amp;[.Y55];&quot;&quot;)">
            <text:p/>
          </table:table-cell>
          <table:table-cell table:style-name="ce49" table:formula="of:=IF([.A55]&lt;&gt;&quot;&quot;;MID([.A55];1;1);0)" office:value-type="float" office:value="0">
            <text:p>0</text:p>
          </table:table-cell>
          <table:table-cell table:style-name="ce49" table:formula="of:=IF([.A55]&lt;&gt;&quot;&quot;;MID([.A55];2;1);0)" office:value-type="float" office:value="0">
            <text:p>0</text:p>
          </table:table-cell>
          <table:table-cell table:style-name="ce49" table:formula="of:=IF([.A55]&lt;&gt;&quot;&quot;;MID([.A55];3;1);0)" office:value-type="float" office:value="0">
            <text:p>0</text:p>
          </table:table-cell>
          <table:table-cell table:style-name="ce51" table:formula="of:=IF((CODE([.P55])-48)&gt;9;IF(CODE([.P55])&gt;96 ;(CODE([.P55])-87);(CODE([.P55])-55));(CODE([.P55])-48))" office:value-type="float" office:value="0">
            <text:p>0</text:p>
          </table:table-cell>
          <table:table-cell table:style-name="ce51" table:formula="of:=IF((CODE([.Q55])-48)&gt;9;IF(CODE([.Q55])&gt;96 ;(CODE([.Q55])-87);(CODE([.Q55])-55));(CODE([.Q55])-48))" office:value-type="float" office:value="0">
            <text:p>0</text:p>
          </table:table-cell>
          <table:table-cell table:style-name="ce51" table:formula="of:=IF((CODE([.R55])-48)&gt;9;IF(CODE([.R55])&gt;96 ;(CODE([.R55])-87);(CODE([.R55])-55));(CODE([.R55])-48))" office:value-type="float" office:value="0">
            <text:p>0</text:p>
          </table:table-cell>
          <table:table-cell table:style-name="ce51" table:formula="of:=[.S55]*1296" office:value-type="float" office:value="0">
            <text:p>0</text:p>
          </table:table-cell>
          <table:table-cell table:style-name="ce51" table:formula="of:=[.T55]*36" office:value-type="float" office:value="0">
            <text:p>0</text:p>
          </table:table-cell>
          <table:table-cell table:style-name="ce51" table:formula="of:=[.U55]" office:value-type="float" office:value="0">
            <text:p>0</text:p>
          </table:table-cell>
          <table:table-cell table:style-name="ce51" table:formula="of:=[.X55]+[.W55]+[.V55]" office:value-type="float" office:value="0">
            <text:p>0</text:p>
          </table:table-cell>
          <table:table-cell table:style-name="ce51"/>
          <table:table-cell table:style-name="ce51" table:formula="of:=ROUNDDOWN([.Y55]/100)" office:value-type="float" office:value="0">
            <text:p>0</text:p>
          </table:table-cell>
          <table:table-cell table:style-name="ce51" table:formula="of:=[.Y55]-[.AA55]*100" office:value-type="float" office:value="0">
            <text:p>0</text:p>
          </table:table-cell>
        </table:table-row>
        <table:table-row table:style-name="ro5">
          <table:table-cell table:style-name="ce6"/>
          <table:table-cell table:style-name="ce13"/>
          <table:table-cell table:style-name="ce13" table:formula="of:=IF([.O56]&lt;&gt;&quot;&quot;;MID([.O56];3;3);0)" office:value-type="float" office:value="0">
            <text:p>0</text:p>
          </table:table-cell>
          <table:table-cell table:style-name="ce13" table:formula="of:=IF([.O56]&lt;&gt;&quot;&quot;;MID([.O56];6;2);0)" office:value-type="float" office:value="0">
            <text:p>0</text:p>
          </table:table-cell>
          <table:table-cell table:style-name="ce24" table:formula="of:=IF([.O56]&lt;&gt;&quot;&quot;;IF(NOT(ISERROR(MATCH([.O56];$#REF!.A$1:A$200000;0)));INDEX($#REF!.B$1:B$200000;MATCH([.O56];$#REF!.A$1:A$200000;0));&quot;&quot;);&quot;-&quot;)" office:value-type="string" office:string-value="-">
            <text:p>-</text:p>
          </table:table-cell>
          <table:table-cell table:style-name="ce27" table:formula="of:=IF([.O56]&lt;&gt;&quot;&quot;;(IF(NOT(ISERROR(MATCH([.O56];$#REF!.A$1:A$200000;0)));INDEX($#REF!.E$1:E$200000;MATCH([.O56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56]&gt;0;[.P$2] &amp; IF([.Y56]&lt;10000;&quot;0&quot;;&quot;&quot;) &amp; IF([.Y56]&lt;1000;&quot;0&quot;;&quot;&quot;) &amp;[.Y56];&quot;&quot;)">
            <text:p/>
          </table:table-cell>
          <table:table-cell table:style-name="ce49" table:formula="of:=IF([.A56]&lt;&gt;&quot;&quot;;MID([.A56];1;1);0)" office:value-type="float" office:value="0">
            <text:p>0</text:p>
          </table:table-cell>
          <table:table-cell table:style-name="ce49" table:formula="of:=IF([.A56]&lt;&gt;&quot;&quot;;MID([.A56];2;1);0)" office:value-type="float" office:value="0">
            <text:p>0</text:p>
          </table:table-cell>
          <table:table-cell table:style-name="ce49" table:formula="of:=IF([.A56]&lt;&gt;&quot;&quot;;MID([.A56];3;1);0)" office:value-type="float" office:value="0">
            <text:p>0</text:p>
          </table:table-cell>
          <table:table-cell table:style-name="ce51" table:formula="of:=IF((CODE([.P56])-48)&gt;9;IF(CODE([.P56])&gt;96 ;(CODE([.P56])-87);(CODE([.P56])-55));(CODE([.P56])-48))" office:value-type="float" office:value="0">
            <text:p>0</text:p>
          </table:table-cell>
          <table:table-cell table:style-name="ce51" table:formula="of:=IF((CODE([.Q56])-48)&gt;9;IF(CODE([.Q56])&gt;96 ;(CODE([.Q56])-87);(CODE([.Q56])-55));(CODE([.Q56])-48))" office:value-type="float" office:value="0">
            <text:p>0</text:p>
          </table:table-cell>
          <table:table-cell table:style-name="ce51" table:formula="of:=IF((CODE([.R56])-48)&gt;9;IF(CODE([.R56])&gt;96 ;(CODE([.R56])-87);(CODE([.R56])-55));(CODE([.R56])-48))" office:value-type="float" office:value="0">
            <text:p>0</text:p>
          </table:table-cell>
          <table:table-cell table:style-name="ce51" table:formula="of:=[.S56]*1296" office:value-type="float" office:value="0">
            <text:p>0</text:p>
          </table:table-cell>
          <table:table-cell table:style-name="ce51" table:formula="of:=[.T56]*36" office:value-type="float" office:value="0">
            <text:p>0</text:p>
          </table:table-cell>
          <table:table-cell table:style-name="ce51" table:formula="of:=[.U56]" office:value-type="float" office:value="0">
            <text:p>0</text:p>
          </table:table-cell>
          <table:table-cell table:style-name="ce51" table:formula="of:=[.X56]+[.W56]+[.V56]" office:value-type="float" office:value="0">
            <text:p>0</text:p>
          </table:table-cell>
          <table:table-cell table:style-name="ce51"/>
          <table:table-cell table:style-name="ce51" table:formula="of:=ROUNDDOWN([.Y56]/100)" office:value-type="float" office:value="0">
            <text:p>0</text:p>
          </table:table-cell>
          <table:table-cell table:style-name="ce51" table:formula="of:=[.Y56]-[.AA56]*100" office:value-type="float" office:value="0">
            <text:p>0</text:p>
          </table:table-cell>
        </table:table-row>
        <table:table-row table:style-name="ro6">
          <table:table-cell table:style-name="ce7" office:value-type="string">
            <text:p>------------------------------------------</text:p>
          </table:table-cell>
          <table:table-cell table:style-name="ce7" table:number-columns-repeated="5"/>
          <table:table-cell table:number-columns-repeated="8"/>
          <table:table-cell table:style-name="ce46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25" office:value-type="string">
            <text:p>Summe :</text:p>
          </table:table-cell>
          <table:table-cell table:style-name="ce28" table:formula="of:=SUM([.F7:.F56])" office:value-type="float" office:value="0">
            <text:p>0,00</text:p>
          </table:table-cell>
          <table:table-cell table:number-columns-repeated="8"/>
          <table:table-cell table:style-name="ce4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25"/>
          <table:table-cell table:style-name="ce29" office:value-type="string">
            <text:p><text:s/>==================</text:p>
          </table:table-cell>
          <table:table-cell table:number-columns-repeated="8"/>
          <table:table-cell table:style-name="ce47"/>
          <table:table-cell table:number-columns-repeated="13"/>
        </table:table-row>
        <table:table-row table:style-name="ro7">
          <table:table-cell table:style-name="ce8" office:value-type="string">
            <text:p>Anz:</text:p>
          </table:table-cell>
          <table:table-cell table:style-name="Default"/>
          <table:table-cell table:style-name="ce20" table:formula="of:=COUNTIF([.C7:.C56];&quot;&lt;&gt;0&quot;)" office:value-type="float" office:value="0">
            <text:p>0</text:p>
          </table:table-cell>
          <table:table-cell table:number-columns-repeated="2"/>
          <table:table-cell table:style-name="ce25"/>
          <table:table-cell table:number-columns-repeated="22"/>
        </table:table-row>
        <table:table-row table:style-name="ro8">
          <table:table-cell table:style-name="ce9" office:value-type="string" table:number-columns-spanned="6" table:number-rows-spanned="2">
            <text:p/>
            <text:p><text:span text:style-name="T1">Privatverkauf gebrauchter Ware im Namen und Auftrag der jeweiligen Verkäufer.</text:span></text:p>
            <text:p><text:span text:style-name="T1">Keine Garantie oder Gewährleistung, keine Rücknahme. Bitte Bon sofort prüfen, </text:span></text:p>
            <text:p><text:span text:style-name="T1">spätere Reklamationen ausgeschlossen. Danke!</text:span></text:p>
          </table:table-cell>
          <table:covered-table-cell table:style-name="ce14"/>
          <table:covered-table-cell table:number-columns-repeated="4"/>
          <table:table-cell table:number-columns-repeated="22"/>
        </table:table-row>
        <table:table-row table:style-name="ro9">
          <table:covered-table-cell/>
          <table:covered-table-cell table:style-name="ce14"/>
          <table:covered-table-cell table:number-columns-repeated="4"/>
          <table:table-cell table:number-columns-repeated="22"/>
        </table:table-row>
        <table:table-row table:style-name="ro1">
          <table:table-cell/>
          <table:table-cell office:value-type="string">
            <text:p>.</text:p>
          </table:table-cell>
          <table:table-cell table:number-columns-repeated="26"/>
        </table:table-row>
        <table:table-row table:style-name="ro1" table:number-rows-repeated="5">
          <table:table-cell table:number-columns-repeated="28"/>
        </table:table-row>
        <table:table-row table:style-name="ro1" table:visibility="collapse">
          <table:table-cell office:value-type="string">
            <text:p>Vorlage für leere Zeile im Makro „Nächster Kunde“, nicht löschen:</text:p>
          </table:table-cell>
          <table:table-cell table:number-columns-repeated="27"/>
        </table:table-row>
        <table:table-row table:style-name="ro1" table:visibility="collapse">
          <table:table-cell table:style-name="ce6"/>
          <table:table-cell table:style-name="ce13"/>
          <table:table-cell table:style-name="ce13" table:formula="of:=IF([.O70]&lt;&gt;&quot;&quot;;MID([.O70];3;3);0)" office:value-type="float" office:value="0">
            <text:p>0</text:p>
          </table:table-cell>
          <table:table-cell table:style-name="ce13" table:formula="of:=IF([.O70]&lt;&gt;&quot;&quot;;MID([.O70];6;2);0)" office:value-type="float" office:value="0">
            <text:p>0</text:p>
          </table:table-cell>
          <table:table-cell table:style-name="ce24" table:formula="of:=IF([.O70]&lt;&gt;&quot;&quot;;IF(NOT(ISERROR(MATCH([.O70];$#REF!.A$1:A$200000;0)));INDEX($#REF!.B$1:B$200000;MATCH([.O70];$#REF!.A$1:A$200000;0));&quot;&quot;);&quot;-&quot;)" office:value-type="string" office:string-value="-">
            <text:p>-</text:p>
          </table:table-cell>
          <table:table-cell table:style-name="ce27" table:formula="of:=IF([.O70]&lt;&gt;&quot;&quot;;(IF(NOT(ISERROR(MATCH([.O70];$#REF!.A$1:A$200000;0)));INDEX($#REF!.E$1:E$200000;MATCH([.O70];$#REF!.A$1:A$200000;0));&quot;&quot;));&quot;0,00&quot;)" office:value-type="string" office:string-value="0,00">
            <text:p>0,00</text:p>
          </table:table-cell>
          <table:table-cell table:number-columns-repeated="8"/>
          <table:table-cell table:style-name="ce45" table:formula="of:=IF([.Y70]&gt;0;16 &amp; IF([.Y70]&lt;10000;&quot;0&quot;;&quot;&quot;) &amp; IF([.Y70]&lt;1000;&quot;0&quot;;&quot;&quot;) &amp;[.Y70];&quot;&quot;)">
            <text:p/>
          </table:table-cell>
          <table:table-cell table:style-name="ce50" table:formula="of:=IF([.A70]&lt;&gt;&quot;&quot;;MID([.A70];1;1);0)" office:value-type="float" office:value="0">
            <text:p>0</text:p>
          </table:table-cell>
          <table:table-cell table:style-name="ce50" table:formula="of:=IF([.A70]&lt;&gt;&quot;&quot;;MID([.A70];2;1);0)" office:value-type="float" office:value="0">
            <text:p>0</text:p>
          </table:table-cell>
          <table:table-cell table:style-name="ce50" table:formula="of:=IF([.A70]&lt;&gt;&quot;&quot;;MID([.A70];3;1);0)" office:value-type="float" office:value="0">
            <text:p>0</text:p>
          </table:table-cell>
          <table:table-cell table:style-name="ce51" table:formula="of:=IF((CODE([.P70])-48)&gt;9;IF(CODE([.P70])&gt;96 ;(CODE([.P70])-87);(CODE([.P70])-55));(CODE([.P70])-48))" office:value-type="float" office:value="0">
            <text:p>0</text:p>
          </table:table-cell>
          <table:table-cell table:style-name="ce51" table:formula="of:=IF((CODE([.Q70])-48)&gt;9;IF(CODE([.Q70])&gt;96 ;(CODE([.Q70])-87);(CODE([.Q70])-55));(CODE([.Q70])-48))" office:value-type="float" office:value="0">
            <text:p>0</text:p>
          </table:table-cell>
          <table:table-cell table:style-name="ce51" table:formula="of:=IF((CODE([.R70])-48)&gt;9;IF(CODE([.R70])&gt;96 ;(CODE([.R70])-87);(CODE([.R70])-55));(CODE([.R70])-48))" office:value-type="float" office:value="0">
            <text:p>0</text:p>
          </table:table-cell>
          <table:table-cell table:style-name="ce51" table:formula="of:=[.S70]*1296" office:value-type="float" office:value="0">
            <text:p>0</text:p>
          </table:table-cell>
          <table:table-cell table:style-name="ce51" table:formula="of:=[.T70]*36" office:value-type="float" office:value="0">
            <text:p>0</text:p>
          </table:table-cell>
          <table:table-cell table:style-name="ce51" table:formula="of:=[.U70]" office:value-type="float" office:value="0">
            <text:p>0</text:p>
          </table:table-cell>
          <table:table-cell table:style-name="ce53" table:formula="of:=[.X70]+[.W70]+[.V70]" office:value-type="float" office:value="0">
            <text:p>0</text:p>
          </table:table-cell>
          <table:table-cell/>
          <table:table-cell table:style-name="ce54" table:formula="of:=ROUNDDOWN([.Y70]/100)" office:value-type="float" office:value="0">
            <text:p>0</text:p>
          </table:table-cell>
          <table:table-cell table:style-name="ce54" table:formula="of:=[.Y70]-[.AA70]*100" office:value-type="float" office:value="0">
            <text:p>0</text:p>
          </table:table-cell>
        </table:table-row>
        <table:table-row table:style-name="ro1" table:number-rows-repeated="104850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'file:///C:/Users/EH/Elli/_Apfelbaeumchen/_bazar/2016%20bazar/2016%20BarcodeSystem/0_Ursprung.ods'#Tabelle1" table:print="false" table:style-name="ta_extref">
        <table:table-source xlink:type="simple" xlink:href="../0_Ursprung.ods" table:table-name="Tabelle1" table:filter-name="calc8" table:mode="copy-results-only"/>
        <table:table-column table:number-columns-repeated="2"/>
        <table:table-row>
          <table:table-cell table:style-name="ce1" office:value-type="string">
            <text:p>Apfelbäumchen-Bazar am 05.03.20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ont A" svg:font-family="'Font A'" style:font-family-generic="swiss" style:font-pitch="variable"/>
    <style:font-face style:name="Font B" svg:font-family="'Font B'" style:font-family-generic="swiss" style:font-pitch="variable"/>
    <style:font-face style:name="Font C" svg:font-family="'Font C'" style:font-family-generic="swiss" style:font-pitch="variable"/>
    <style:font-face style:name="Font C Width X 2" svg:font-family="'Font C Width X 2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0" number:min-integer-digits="0"/>
    </number:number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0" number:min-integer-digits="2"/>
    </number:number-style>
    <number:number-style style:name="N145">
      <number:number number:decimal-places="0" number:min-integer-digits="3"/>
    </number:number-style>
    <number:number-style style:name="N146">
      <number:number number:decimal-places="0" number:min-integer-digits="7">
        <number:embedded-text number:position="5">-</number:embedded-text>
        <number:embedded-text number:position="2">-</number:embedded-text>
      </number:number>
    </number:number-style>
    <number:number-style style:name="N147">
      <number:number number:decimal-places="0" number:min-integer-digits="0">
        <number:embedded-text number:position="5">-</number:embedded-text>
        <number:embedded-text number:position="2">-</number:embedded-text>
      </number:number>
    </number:number-style>
    <number:number-style style:name="N148">
      <style:text-properties fo:color="#ff0000"/>
      <number:text>-</number:text>
      <number:number number:decimal-places="2" number:min-integer-digits="1"/>
    </number:number-style>
    <number:number-style style:name="N149">
      <style:text-properties fo:color="#ff0000"/>
      <number:number number:decimal-places="2" number:min-integer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.999cm" fo:page-height="29.7cm" style:num-format="1" style:print-orientation="portrait" fo:margin-top="1cm" fo:margin-bottom="1cm" fo:margin-left="0.499cm" fo:margin-right="0.49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29.02.2016</text:date>, <text:time>11:1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Hofer</meta:initial-creator>
    <meta:creation-date>2015-03-10T18:05:02.44</meta:creation-date>
    <dc:date>2016-02-29T11:13:51.41</dc:date>
    <meta:editing-duration>PT22H47M15S</meta:editing-duration>
    <meta:editing-cycles>252</meta:editing-cycles>
    <meta:generator>OpenOffice/4.1.1$Win32 OpenOffice.org_project/411m6$Build-9775</meta:generator>
    <meta:printed-by>E H</meta:printed-by>
    <meta:print-date>2016-02-21T21:55:13.32</meta:print-date>
    <dc:creator>E H</dc:creator>
    <meta:document-statistic meta:table-count="2" meta:cell-count="15666" meta:object-count="2"/>
  </office:meta>
</office:document-meta>
</file>

<file path=Basic/Standard/Neuer_Kunde.xml><?xml version="1.0" encoding="utf-8"?>
<!DOCTYPE module  PUBLIC '-//OpenOffice.org//DTD OfficeDocument 1.0//EN'  'module.dtd'>
<script:module xmlns:script="http://openoffice.org/2000/script" script:name="Neuer_Kunde" script:language="StarBasic">REM  *****  BASIC  *****

sub Neuer_Kunde

  rem ----------------------------------------------------------------------
  rem define variables
  dim document   as object
  dim dispatcher as object
  rem ----------------------------------------------------------------------
  rem get access to the document
  document   = ThisComponent.CurrentController.Frame
  dispatcher = createUnoService("com.sun.star.frame.DispatchHelper")


' Gehe Zu Zelle L7 ("gedruckt!")
dim args6(0) as new com.sun.star.beans.PropertyValue
args6(0).Name = "ToPoint"
args6(0).Value = "$L$7"
dispatcher.executeDispatch(document, ".uno:GoToCell", "", 0, args6())

'Prüfe, ob die Zelle leer ist oder ob dort "gedruckt" oder etwas anderes steht
oCell=ThisComponent.CurrentSelection
if oCell.Type = com.sun.star.table.CellContentType.EMPTY then 

  'wenn leer: Message, ansonsten nichts weiter tun.
   MsgBox "  Bitte erst speichern und Bons drucken!  "
  
else
  'wenn in der Zelle etwas steht, dann:

  
  'gedruckt-Marker löschen
  dim args7(0) as new com.sun.star.beans.PropertyValue
  args7(0).Name = "Flags"
  args7(0).Value = "SVDFN"
  dispatcher.executeDispatch(document, ".uno:Delete", "", 0, args7()) 


  ' ausgeblendete Zeilen anzeigen
    myDoc = thisComponent
	mySheet = myDoc.sheets(0)
	range = mySheet.getCellRangebyPosition(0,6,0,56)
	myrows = range.getRows()
	myrows.isVisible = true
	

  ' "Gegeben" löschen
  rem ----------------------------------------------------------------------
  dim args5(0) as new com.sun.star.beans.PropertyValue
  args5(0).Name = "ToPoint"
  args5(0).Value = "$J$3"
  dispatcher.executeDispatch(document, ".uno:GoToCell", "", 0, args5())
  args5(0).Name = "Flags"
  args5(0).Value = "SVDFN"
  dispatcher.executeDispatch(document, ".uno:Delete", "", 0, args5())

  'Bon leeren
   rem ----------------------------------------------------------------------
  dim args1(0) as new com.sun.star.beans.PropertyValue
  args1(0).Name = "ToPoint"
  args1(0).Value = "$A$70:$F$70"
  dispatcher.executeDispatch(document, ".uno:GoToCell", "", 0, args1())
  rem ----------------------------------------------------------------------
  dispatcher.executeDispatch(document, ".uno:Copy", "", 0, Array())
  rem ----------------------------------------------------------------------
  dim args2(0) as new com.sun.star.beans.PropertyValue
  args2(0).Name = "ToPoint"
  args2(0).Value = "$A$7:$F$56"
  dispatcher.executeDispatch(document, ".uno:GoToCell", "", 0, args2())
  rem ----------------------------------------------------------------------
  dispatcher.executeDispatch(document, ".uno:Paste", "", 0, Array())


  'Gehe Zu Bonnummer
  dim args3(0) as new com.sun.star.beans.PropertyValue
  args3(0).Name = "ToPoint"
  args3(0).Value = "$F$3"
  dispatcher.executeDispatch(document, ".uno:GoToCell", "", 0, args3())

  ' Erhöhe Wert in Zelle "Bonnummer" um 1
  oCell=ThisComponent.CurrentSelection
  if oCell.Type = com.sun.star.table.CellContentType.EMPTY then 
  oCell.Value=1
  else
  oCell.Value=oCell.Value+1
  endif

  rem Gehe zur ersten Eingabezelle -----------------------------------------
  dim args4(0) as new com.sun.star.beans.PropertyValue
  args4(0).Name = "ToPoint"
  args4(0).Value = "$A$7"
  dispatcher.executeDispatch(document, ".uno:GoToCell", "", 0, args4())



'Ende: wenn in der Zelle L7 etwas steht
endif



end sub
</script:module>
</file>

<file path=Basic/Standard/Speichern_und_Drucken.xml><?xml version="1.0" encoding="utf-8"?>
<!DOCTYPE module  PUBLIC '-//OpenOffice.org//DTD OfficeDocument 1.0//EN'  'module.dtd'>
<script:module xmlns:script="http://openoffice.org/2000/script" script:name="Speichern_und_Drucken" script:language="StarBasic">REM  *****  BASIC  *****

Sub S_save_and_print
odoc = thisComponent

' leere Zeilen ausblenden
Dim zi
With thisComponent.Sheets(0)
   For zi = 6 To 55 'zeile 7 bis 56
      If .getcellbyposition(5, zi).value = 0 Then '0=A,1=B,2=C,...
         .Rows(zi).isvisible = False
      Else
         .Rows(zi).isvisible = True
      End If
   Next
End With


rem Gehe zur ersten Eingabezelle -----------------------------------------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rem ----------------------------------------------------------------------
dim args4(0) as new com.sun.star.beans.PropertyValue
args4(0).Name = "ToPoint"
args4(0).Value = "$A$7"
dispatcher.executeDispatch(document, ".uno:GoToCell", "", 0, args4())

' Bonsumme erhöhen
oSheetSource=oDoc.sheets(0)
oCellSource= oSheetSource.getCellByPosition(12,1)  'Spalte M, Zeile 2
oCellAdd= oSheetSource.getCellByPosition(9,1)  'Spalte j, Zeile 2
oCellSource.value = oCellSource.value + oCellAdd.value


' Kopie speichern
sFolderUrl = replace(thiscomponent.url,thiscomponent.title,"")
osheet = odoc.currentcontroller.activesheet
ocell = osheet.getcellrangebyname("F3")
ocell2 = osheet.getcellrangebyname("D3")
sFileName = "K" &amp; ocell2.string &amp; "_" &amp; ocell.string &amp; ".ods"
sOutputUrl = converttourl(sFolderUrl &amp; sFileName)
dim array()
odoc.storeToURL(sOutputUrl,array)

' 2x ausdrucken
dim printProp(1) as new com.sun.star.beans.PropertyValue
printProp(0).name = "Wait"
printProp(0).Value = true
printProp(1).name = "CopyCount"
printProp(1).Value = 2
odoc.print(printProp())


' "gedruckt" anzeigen
dim args6(0) as new com.sun.star.beans.PropertyValue
args6(0).Name = "ToPoint"
args6(0).Value = "$L$7"
dispatcher.executeDispatch(document, ".uno:GoToCell", "", 0, args6())

dim args7(0) as new com.sun.star.beans.PropertyValue
args7(0).Name = "StringName"
args7(0).Value = "gedruckt!"
dispatcher.executeDispatch(document, ".uno:EnterString", "", 0, args7())


' gehe zu "Gegeben" 
dim args5(0) as new com.sun.star.beans.PropertyValue
args5(0).Name = "ToPoint"
args5(0).Value = "$J$3"
dispatcher.executeDispatch(document, ".uno:GoToCell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peichern_und_Drucken"/>
  <library:element library:name="Neuer_Kun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